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Configurations2/" manifest:media-type="application/vnd.sun.xml.ui.configuration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Helvetica Neue" svg:font-family="'Helvetica Neue'"/>
    <style:font-face style:name="Verdana1" svg:font-family="Verdan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32mm"/>
    </style:style>
    <style:style style:name="co2" style:family="table-column">
      <style:table-column-properties fo:break-before="auto" style:column-width="30.74mm"/>
    </style:style>
    <style:style style:name="co3" style:family="table-column">
      <style:table-column-properties fo:break-before="auto" style:column-width="20.96mm"/>
    </style:style>
    <style:style style:name="co4" style:family="table-column">
      <style:table-column-properties fo:break-before="auto" style:column-width="25.44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26.26mm"/>
    </style:style>
    <style:style style:name="co7" style:family="table-column">
      <style:table-column-properties fo:break-before="auto" style:column-width="20.39mm"/>
    </style:style>
    <style:style style:name="co8" style:family="table-column">
      <style:table-column-properties fo:break-before="auto" style:column-width="21.52mm"/>
    </style:style>
    <style:style style:name="co9" style:family="table-column">
      <style:table-column-properties fo:break-before="auto" style:column-width="21.8mm"/>
    </style:style>
    <style:style style:name="co10" style:family="table-column">
      <style:table-column-properties fo:break-before="auto" style:column-width="22.35mm"/>
    </style:style>
    <style:style style:name="co11" style:family="table-column">
      <style:table-column-properties fo:break-before="auto" style:column-width="32.14mm"/>
    </style:style>
    <style:style style:name="co12" style:family="table-column">
      <style:table-column-properties fo:break-before="auto" style:column-width="25.72mm"/>
    </style:style>
    <style:style style:name="co13" style:family="table-column">
      <style:table-column-properties fo:break-before="auto" style:column-width="34.0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61mm" fo:break-before="auto" style:use-optimal-row-height="false"/>
    </style:style>
    <style:style style:name="ro5" style:family="table-row">
      <style:table-row-properties style:row-height="21.43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 %</number:text>
    </number:percentage-style>
    <number:percentage-style style:name="N11">
      <number:number number:decimal-places="2" number:min-decimal-places="2" number:min-integer-digits="1"/>
      <number:text> %</number:text>
    </number:percentage-style>
    <style:style style:name="ce36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fo:color="#333333" style:text-outline="false" style:text-line-through-style="none" style:text-line-through-type="none" style:font-name="Helvetica Neu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96969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96969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969696" style:direction="ltr" fo:padding="0.71mm" fo:border-right="1.7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2">
      <style:table-cell-properties fo:padding="0.71mm"/>
    </style:style>
    <style:style style:name="ce17" style:family="table-cell" style:parent-style-name="Default" style:data-style-name="N3">
      <style:table-cell-properties fo:padding="0.71mm"/>
    </style:style>
    <style:style style:name="ce18" style:family="table-cell" style:parent-style-name="Default" style:data-style-name="N11">
      <style:table-cell-properties fo:padding="0.71mm"/>
    </style:style>
    <style:style style:name="ce19" style:family="table-cell" style:parent-style-name="Default" style:data-style-name="N10">
      <style:table-cell-properties fo:padding="0.71mm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fo:background-color="#ffffff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 style:data-style-name="N2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3">
      <style:table-cell-properties fo:padding="0.71mm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 style:data-style-name="N3">
      <style:table-cell-properties fo:padding="0.71mm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" style:family="table-cell" style:parent-style-name="Default">
      <style:table-cell-properties fo:background-color="#ffffff" fo:padding="0.71mm"/>
    </style:style>
    <style:style style:name="ce33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71" style:family="table-cell" style:parent-style-name="Default" style:data-style-name="N11"/>
    <style:style style:name="gr1" style:family="graphic">
      <style:graphic-properties draw:stroke="none" draw:fill="none"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d4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imbus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7" table:number-columns-repeated="2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number-columns-repeated="4" table:default-cell-style-name="ce1"/>
        <table:table-column table:style-name="co11" table:default-cell-style-name="ce1"/>
        <table:table-column table:style-name="co1" table:number-columns-repeated="4" table:default-cell-style-name="ce1"/>
        <table:table-column table:style-name="co12" table:default-cell-style-name="ce1"/>
        <table:table-column table:style-name="co1" table:number-columns-repeated="35" table:default-cell-style-name="ce1"/>
        <table:table-row table:style-name="ro1">
          <table:table-cell table:style-name="ce36" office:value-type="string" calcext:value-type="string">
            <text:p>SOURCE : <text:a xlink:href="https://jeremyreimer.com/rockets-item.lsp?p=137" xlink:type="simple">https://jeremyreimer.com/rockets-item.lsp?p=137</text:a></text:p>
          </table:table-cell>
          <table:table-cell table:number-columns-repeated="12"/>
          <table:table-cell office:value-type="string" calcext:value-type="string">
            <text:p>fraction comp</text:p>
          </table:table-cell>
          <table:table-cell/>
          <table:table-cell table:style-name="ce8" office:value-type="string" calcext:value-type="string">
            <text:p>cost</text:p>
          </table:table-cell>
          <table:table-cell table:number-columns-repeated="11"/>
          <table:table-cell table:formula="of:=+[.J13]/[.O13]" office:value-type="float" office:value="0.107142857142857" calcext:value-type="float">
            <text:p>0,107142857142857</text:p>
          </table:table-cell>
          <table:table-cell table:formula="of:=+[.G13:.G13]/[.O13]" office:value-type="float" office:value="0.214285714285714" calcext:value-type="float">
            <text:p>0,214285714285714</text:p>
          </table:table-cell>
          <table:table-cell table:formula="of:=+[.M13]/[.O13]" office:value-type="float" office:value="0.421785714285714" calcext:value-type="float">
            <text:p>0,421785714285714</text:p>
          </table:table-cell>
          <table:table-cell table:style-name="ce18" table:formula="of:=SUM([.T13:.AB13])" office:value-type="percentage" office:value="2014.75678571429" calcext:value-type="percentage">
            <text:p>201475,68 %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string" calcext:value-type="string">
            <text:p>Altair sales =</text:p>
          </table:table-cell>
          <table:table-cell office:value-type="float" office:value="6000000" calcext:value-type="float">
            <text:p>6000000</text:p>
          </table:table-cell>
          <table:table-cell table:style-name="ce18" office:value-type="percentage" office:value="0.5" calcext:value-type="percentage">
            <text:p>50,00 %</text:p>
          </table:table-cell>
          <table:table-cell table:formula="of:=+[.M2]*[.N2]" office:value-type="float" office:value="3000000" calcext:value-type="float">
            <text:p>3000000</text:p>
          </table:table-cell>
          <table:table-cell office:value-type="float" office:value="500" calcext:value-type="float">
            <text:p>500</text:p>
          </table:table-cell>
          <table:table-cell table:formula="of:=+[.O2]/[.P2]" office:value-type="float" office:value="6000" calcext:value-type="float">
            <text:p>6000</text:p>
          </table:table-cell>
          <table:table-cell table:number-columns-repeated="10"/>
          <table:table-cell table:formula="of:=+[.J14]/[.O14]" office:value-type="float" office:value="0.03690036900369" calcext:value-type="float">
            <text:p>0,03690036900369</text:p>
          </table:table-cell>
          <table:table-cell table:formula="of:=+[.M14]/[.O14]" office:value-type="float" office:value="0.0922509225092251" calcext:value-type="float">
            <text:p>0,092250922509225</text:p>
          </table:table-cell>
          <table:table-cell table:formula="of:=SUM([.R14:.AA14])" office:value-type="float" office:value="1996.60147601476" calcext:value-type="float">
            <text:p>1996,60147601476</text:p>
          </table:table-cell>
          <table:table-cell table:number-columns-repeated="2"/>
          <table:table-cell table:formula="of:=16/18750" office:value-type="float" office:value="0.000853333333333333" calcext:value-type="float">
            <text:p>0,00085333333333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ersonal Computers from 1975-2004: Market growth and market share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IBM PC + clones</text:p>
          </table:table-cell>
          <table:table-cell office:value-type="string" calcext:value-type="string">
            <text:p>Apple II</text:p>
          </table:table-cell>
          <table:table-cell office:value-type="string" calcext:value-type="string">
            <text:p>Macintosh</text:p>
          </table:table-cell>
          <table:table-cell office:value-type="string" calcext:value-type="string">
            <text:p>Amiga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Atari 400/800</text:p>
          </table:table-cell>
          <table:table-cell office:value-type="string" calcext:value-type="string">
            <text:p>Atari ST</text:p>
          </table:table-cell>
          <table:table-cell office:value-type="string" calcext:value-type="string">
            <text:p>Commodore 64</text:p>
          </table:table-cell>
          <table:table-cell office:value-type="string" calcext:value-type="string">
            <text:p>TRS-80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ltair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Mac share</text:p>
          </table:table-cell>
          <table:table-cell office:value-type="string" calcext:value-type="string">
            <text:p>Amiga share</text:p>
          </table:table-cell>
          <table:table-cell office:value-type="string" calcext:value-type="string">
            <text:p>PC Share</text:p>
          </table:table-cell>
          <table:table-cell office:value-type="string" calcext:value-type="string">
            <text:p>Commodore 64</text:p>
          </table:table-cell>
          <table:table-cell office:value-type="string" calcext:value-type="string">
            <text:p>Apple II</text:p>
          </table:table-cell>
          <table:table-cell office:value-type="string" calcext:value-type="string">
            <text:p>Atari ST</text:p>
          </table:table-cell>
          <table:table-cell office:value-type="string" calcext:value-type="string">
            <text:p>Year</text:p>
          </table:table-cell>
          <table:table-cell table:style-name="ce8" office:value-type="string" calcext:value-type="string">
            <text:p>PET</text:p>
          </table:table-cell>
          <table:table-cell table:style-name="ce8" office:value-type="string" calcext:value-type="string">
            <text:p>TRS-80</text:p>
          </table:table-cell>
          <table:table-cell office:value-type="string" calcext:value-type="string">
            <text:p>Atari 400/800</text:p>
          </table:table-cell>
          <table:table-cell office:value-type="string" calcext:value-type="string">
            <text:p>Altair</text:p>
          </table:table-cell>
          <table:table-cell office:value-type="string" calcext:value-type="string">
            <text:p>Apple II</text:p>
          </table:table-cell>
          <table:table-cell table:style-name="ce8" office:value-type="string" calcext:value-type="string">
            <text:p>Others</text:p>
          </table:table-cell>
          <table:table-cell table:style-name="ce8" office:value-type="string" calcext:value-type="string">
            <text:p>Commodore 64</text:p>
          </table:table-cell>
          <table:table-cell table:style-name="ce8" office:value-type="string" calcext:value-type="string">
            <text:p>Macintosh</text:p>
          </table:table-cell>
          <table:table-cell table:style-name="ce8" office:value-type="string" calcext:value-type="string">
            <text:p>Amiga</text:p>
          </table:table-cell>
          <table:table-cell table:style-name="ce8" office:value-type="string" calcext:value-type="string">
            <text:p>Atari ST</text:p>
          </table:table-cell>
          <table:table-cell table:style-name="ce8" office:value-type="string" calcext:value-type="string">
            <text:p>IBM PC + clones</text:p>
          </table:table-cell>
          <table:table-cell/>
          <table:table-cell table:style-name="ce8" office:value-type="string" calcext:value-type="string">
            <text:p>Smartphones</text:p>
          </table:table-cell>
          <table:table-cell/>
          <table:table-cell table:style-name="ce8" office:value-type="string" calcext:value-type="string">
            <text:p>Tablets</text:p>
          </table:table-cell>
          <table:table-cell table:number-columns-repeated="25"/>
        </table:table-row>
        <table:table-row table:style-name="ro2">
          <table:table-cell office:value-type="float" office:value="1975" calcext:value-type="float">
            <text:p>19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/>
          <table:table-cell table:style-name="ce18"/>
          <table:table-cell office:value-type="float" office:value="1975" calcext:value-type="float">
            <text:p>1975</text:p>
          </table:table-cell>
          <table:table-cell table:style-name="ce16" table:formula="of:=+[.L6]/[.O6]*100" office:value-type="float" office:value="0" calcext:value-type="float">
            <text:p>0,00</text:p>
          </table:table-cell>
          <table:table-cell table:style-name="ce16" table:formula="of:=+[.J6]/[.O6]*100" office:value-type="float" office:value="0" calcext:value-type="float">
            <text:p>0,00</text:p>
          </table:table-cell>
          <table:table-cell table:style-name="ce16" table:formula="of:=+[.G6]/[.O6]*100" office:value-type="float" office:value="0" calcext:value-type="float">
            <text:p>0,00</text:p>
          </table:table-cell>
          <table:table-cell table:style-name="ce16" table:formula="of:=+[.N6]/[.O6]*100" office:value-type="float" office:value="100" calcext:value-type="float">
            <text:p>100,00</text:p>
          </table:table-cell>
          <table:table-cell table:style-name="ce16"/>
          <table:table-cell table:style-name="ce16" table:formula="of:=+[.M6]/[.O6]*100" office:value-type="float" office:value="0" calcext:value-type="float">
            <text:p>0,00</text:p>
          </table:table-cell>
          <table:table-cell table:formula="of:=+[.I6]/[.O6]*100" office:value-type="float" office:value="0" calcext:value-type="float">
            <text:p>0</text:p>
          </table:table-cell>
          <table:table-cell table:formula="of:=+[.D6]/[.O6]*100" office:value-type="float" office:value="0" calcext:value-type="float">
            <text:p>0</text:p>
          </table:table-cell>
          <table:table-cell table:formula="of:=+[.E6]/[.O6]*100" office:value-type="float" office:value="0" calcext:value-type="float">
            <text:p>0</text:p>
          </table:table-cell>
          <table:table-cell table:formula="of:=+[.H6]/[.O6]*100" office:value-type="float" office:value="0" calcext:value-type="float">
            <text:p>0</text:p>
          </table:table-cell>
          <table:table-cell table:formula="of:=+[.B6]/[.O6]*100" office:value-type="float" office:value="0" calcext:value-type="float">
            <text:p>0</text:p>
          </table:table-cell>
          <table:table-cell table:number-columns-repeated="29"/>
        </table:table-row>
        <table:table-row table:style-name="ro2">
          <table:table-cell office:value-type="float" office:value="1976" calcext:value-type="float">
            <text:p>197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19" table:formula="of:=([.O7]-[.O6])/[.O6]" office:value-type="percentage" office:value="8.2" calcext:value-type="percentage">
            <text:p>820 %</text:p>
          </table:table-cell>
          <table:table-cell table:number-columns-repeated="6"/>
          <table:table-cell table:style-name="ce18"/>
          <table:table-cell office:value-type="float" office:value="1976" calcext:value-type="float">
            <text:p>1976</text:p>
          </table:table-cell>
          <table:table-cell table:style-name="ce16" table:formula="of:=+[.L7]/[.O7]*100" office:value-type="float" office:value="0" calcext:value-type="float">
            <text:p>0,00</text:p>
          </table:table-cell>
          <table:table-cell table:style-name="ce16" table:formula="of:=+[.J7]/[.O7]*100" office:value-type="float" office:value="0" calcext:value-type="float">
            <text:p>0,00</text:p>
          </table:table-cell>
          <table:table-cell table:style-name="ce16" table:formula="of:=+[.G7]/[.O7]*100" office:value-type="float" office:value="0" calcext:value-type="float">
            <text:p>0,00</text:p>
          </table:table-cell>
          <table:table-cell table:style-name="ce16" table:formula="of:=+[.N7]/[.O7]*100" office:value-type="float" office:value="13.0434782608696" calcext:value-type="float">
            <text:p>13,04</text:p>
          </table:table-cell>
          <table:table-cell table:style-name="ce16"/>
          <table:table-cell table:style-name="ce16" table:formula="of:=+[.M7]/[.O7]*100" office:value-type="float" office:value="86.9565217391304" calcext:value-type="float">
            <text:p>86,96</text:p>
          </table:table-cell>
          <table:table-cell table:formula="of:=+[.I7]/[.O7]*100" office:value-type="float" office:value="0" calcext:value-type="float">
            <text:p>0</text:p>
          </table:table-cell>
          <table:table-cell table:formula="of:=+[.D7]/[.O7]*100" office:value-type="float" office:value="0" calcext:value-type="float">
            <text:p>0</text:p>
          </table:table-cell>
          <table:table-cell table:formula="of:=+[.E7]/[.O7]*100" office:value-type="float" office:value="0" calcext:value-type="float">
            <text:p>0</text:p>
          </table:table-cell>
          <table:table-cell table:formula="of:=+[.H7]/[.O7]*100" office:value-type="float" office:value="0" calcext:value-type="float">
            <text:p>0</text:p>
          </table:table-cell>
          <table:table-cell table:formula="of:=+[.B7]/[.O7]*100" office:value-type="float" office:value="0" calcext:value-type="float">
            <text:p>0</text:p>
          </table:table-cell>
          <table:table-cell table:number-columns-repeated="29"/>
        </table:table-row>
        <table:table-row table:style-name="ro2"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style-name="ce19" table:formula="of:=([.O8]-[.O7])/[.O7]" office:value-type="percentage" office:value="2.26086956521739" calcext:value-type="percentage">
            <text:p>226 %</text:p>
          </table:table-cell>
          <table:table-cell table:number-columns-repeated="5"/>
          <table:table-cell table:style-name="ce18" table:formula="of:=+[.C8]/[.O8]" office:value-type="percentage" office:value="0.004" calcext:value-type="percentage">
            <text:p>0,40 %</text:p>
          </table:table-cell>
          <table:table-cell table:style-name="ce18"/>
          <table:table-cell office:value-type="float" office:value="1977" calcext:value-type="float">
            <text:p>1977</text:p>
          </table:table-cell>
          <table:table-cell table:style-name="ce16" table:formula="of:=+[.L8]/[.O8]*100" office:value-type="float" office:value="2.66666666666667" calcext:value-type="float">
            <text:p>2,67</text:p>
          </table:table-cell>
          <table:table-cell table:style-name="ce16" table:formula="of:=+[.J8]/[.O8]*100" office:value-type="float" office:value="66.6666666666667" calcext:value-type="float">
            <text:p>66,67</text:p>
          </table:table-cell>
          <table:table-cell table:style-name="ce16" table:formula="of:=+[.G8]/[.O8]*100" office:value-type="float" office:value="0" calcext:value-type="float">
            <text:p>0,00</text:p>
          </table:table-cell>
          <table:table-cell table:style-name="ce16" table:formula="of:=+[.N8]/[.O8]*100" office:value-type="float" office:value="6.66666666666667" calcext:value-type="float">
            <text:p>6,67</text:p>
          </table:table-cell>
          <table:table-cell table:style-name="ce33" table:formula="of:=0.004*100" office:value-type="float" office:value="0.4" calcext:value-type="float">
            <text:p>0,40</text:p>
          </table:table-cell>
          <table:table-cell table:style-name="ce16" table:formula="of:=+[.M8]/[.O8]*100" office:value-type="float" office:value="33.3333333333333" calcext:value-type="float">
            <text:p>33,33</text:p>
          </table:table-cell>
          <table:table-cell table:formula="of:=+[.I8]/[.O8]*100" office:value-type="float" office:value="0" calcext:value-type="float">
            <text:p>0</text:p>
          </table:table-cell>
          <table:table-cell table:formula="of:=+[.D8]/[.O8]*100" office:value-type="float" office:value="0" calcext:value-type="float">
            <text:p>0</text:p>
          </table:table-cell>
          <table:table-cell table:formula="of:=+[.E8]/[.O8]*100" office:value-type="float" office:value="0" calcext:value-type="float">
            <text:p>0</text:p>
          </table:table-cell>
          <table:table-cell table:formula="of:=+[.H8]/[.O8]*100" office:value-type="float" office:value="0" calcext:value-type="float">
            <text:p>0</text:p>
          </table:table-cell>
          <table:table-cell table:formula="of:=+[.B8]/[.O8]*100" office:value-type="float" office:value="0" calcext:value-type="float">
            <text:p>0</text:p>
          </table:table-cell>
          <table:table-cell table:number-columns-repeated="29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58" calcext:value-type="float">
            <text:p>258</text:p>
          </table:table-cell>
          <table:table-cell table:style-name="ce19" table:formula="of:=([.O9]-[.O8])/[.O8]" office:value-type="percentage" office:value="0.72" calcext:value-type="percentage">
            <text:p>72 %</text:p>
          </table:table-cell>
          <table:table-cell table:number-columns-repeated="5"/>
          <table:table-cell table:style-name="ce18" table:formula="of:=+[.C9]/[.O9]" office:value-type="percentage" office:value="0.0294573643410853" calcext:value-type="percentage">
            <text:p>2,95 %</text:p>
          </table:table-cell>
          <table:table-cell table:style-name="ce18"/>
          <table:table-cell office:value-type="float" office:value="1978" calcext:value-type="float">
            <text:p>1978</text:p>
          </table:table-cell>
          <table:table-cell table:style-name="ce16" table:formula="of:=+[.L9]/[.O9]*100" office:value-type="float" office:value="11.6279069767442" calcext:value-type="float">
            <text:p>11,63</text:p>
          </table:table-cell>
          <table:table-cell table:style-name="ce16" table:formula="of:=+[.J9]/[.O9]*100" office:value-type="float" office:value="58.1395348837209" calcext:value-type="float">
            <text:p>58,14</text:p>
          </table:table-cell>
          <table:table-cell table:style-name="ce16" table:formula="of:=+[.G9]/[.O9]*100" office:value-type="float" office:value="0" calcext:value-type="float">
            <text:p>0,00</text:p>
          </table:table-cell>
          <table:table-cell table:style-name="ce16" table:formula="of:=+[.N9]/[.O9]*100" office:value-type="float" office:value="1.55038759689923" calcext:value-type="float">
            <text:p>1,55</text:p>
          </table:table-cell>
          <table:table-cell table:style-name="ce16" table:formula="of:=0.0294573643410853*100" office:value-type="float" office:value="2.94573643410853" calcext:value-type="float">
            <text:p>2,95</text:p>
          </table:table-cell>
          <table:table-cell table:style-name="ce16" table:formula="of:=+[.M9]/[.O9]*100" office:value-type="float" office:value="38.7596899224806" calcext:value-type="float">
            <text:p>38,76</text:p>
          </table:table-cell>
          <table:table-cell table:formula="of:=+[.I9]/[.O9]*100" office:value-type="float" office:value="0" calcext:value-type="float">
            <text:p>0</text:p>
          </table:table-cell>
          <table:table-cell table:formula="of:=+[.D9]/[.O9]*100" office:value-type="float" office:value="0" calcext:value-type="float">
            <text:p>0</text:p>
          </table:table-cell>
          <table:table-cell table:formula="of:=+[.E9]/[.O9]*100" office:value-type="float" office:value="0" calcext:value-type="float">
            <text:p>0</text:p>
          </table:table-cell>
          <table:table-cell table:formula="of:=+[.H9]/[.O9]*100" office:value-type="float" office:value="0" calcext:value-type="float">
            <text:p>0</text:p>
          </table:table-cell>
          <table:table-cell table:formula="of:=+[.B9]/[.O9]*100" office:value-type="float" office:value="0" calcext:value-type="float">
            <text:p>0</text:p>
          </table:table-cell>
          <table:table-cell table:number-columns-repeated="29"/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SUM([.B10:.M10])" office:value-type="float" office:value="680" calcext:value-type="float">
            <text:p>680</text:p>
          </table:table-cell>
          <table:table-cell table:style-name="ce19" table:formula="of:=([.O10]-[.O9])/[.O9]" office:value-type="percentage" office:value="1.63565891472868" calcext:value-type="percentage">
            <text:p>164 %</text:p>
          </table:table-cell>
          <table:table-cell table:number-columns-repeated="5"/>
          <table:table-cell table:style-name="ce18" table:formula="of:=+[.C10]/[.O10]" office:value-type="percentage" office:value="0.0514705882352941" calcext:value-type="percentage">
            <text:p>5,15 %</text:p>
          </table:table-cell>
          <table:table-cell table:style-name="ce18"/>
          <table:table-cell office:value-type="float" office:value="1979" calcext:value-type="float">
            <text:p>1979</text:p>
          </table:table-cell>
          <table:table-cell table:style-name="ce16" table:formula="of:=+[.L10]/[.O10]*100" office:value-type="float" office:value="6.61764705882353" calcext:value-type="float">
            <text:p>6,62</text:p>
          </table:table-cell>
          <table:table-cell table:style-name="ce16" table:formula="of:=+[.J10]/[.O10]*100" office:value-type="float" office:value="29.4117647058824" calcext:value-type="float">
            <text:p>29,41</text:p>
          </table:table-cell>
          <table:table-cell table:style-name="ce16" table:formula="of:=+[.G10]/[.O10]*100" office:value-type="float" office:value="14.7058823529412" calcext:value-type="float">
            <text:p>14,71</text:p>
          </table:table-cell>
          <table:table-cell table:style-name="ce16" table:formula="of:=+[.N10]/[.O10]*100" office:value-type="float" office:value="0" calcext:value-type="float">
            <text:p>0,00</text:p>
          </table:table-cell>
          <table:table-cell table:style-name="ce16" table:formula="of:=0.0603448275862069*100" office:value-type="float" office:value="6.03448275862069" calcext:value-type="float">
            <text:p>6,03</text:p>
          </table:table-cell>
          <table:table-cell table:style-name="ce16" table:formula="of:=+[.M10]/[.O10]*100" office:value-type="float" office:value="29.4117647058824" calcext:value-type="float">
            <text:p>29,41</text:p>
          </table:table-cell>
          <table:table-cell table:formula="of:=+[.I10]/[.O10]*100" office:value-type="float" office:value="0" calcext:value-type="float">
            <text:p>0</text:p>
          </table:table-cell>
          <table:table-cell table:formula="of:=+[.D10]/[.O10]*100" office:value-type="float" office:value="0" calcext:value-type="float">
            <text:p>0</text:p>
          </table:table-cell>
          <table:table-cell table:formula="of:=+[.E10]/[.O10]*100" office:value-type="float" office:value="0" calcext:value-type="float">
            <text:p>0</text:p>
          </table:table-cell>
          <table:table-cell table:formula="of:=+[.H10]/[.O10]*100" office:value-type="float" office:value="0" calcext:value-type="float">
            <text:p>0</text:p>
          </table:table-cell>
          <table:table-cell table:formula="of:=+[.B10]/[.O10]*100" office:value-type="float" office:value="0" calcext:value-type="float">
            <text:p>0</text:p>
          </table:table-cell>
          <table:table-cell table:number-columns-repeated="29"/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724" calcext:value-type="float">
            <text:p>724</text:p>
          </table:table-cell>
          <table:table-cell table:style-name="ce19" table:formula="of:=([.O11]-[.O10])/[.O10]" office:value-type="percentage" office:value="0.0647058823529412" calcext:value-type="percentage">
            <text:p>6 %</text:p>
          </table:table-cell>
          <table:table-cell table:number-columns-repeated="5"/>
          <table:table-cell table:style-name="ce18" table:formula="of:=+[.C11]/[.O11]" office:value-type="percentage" office:value="0.107734806629834" calcext:value-type="percentage">
            <text:p>10,77 %</text:p>
          </table:table-cell>
          <table:table-cell table:style-name="ce18"/>
          <table:table-cell office:value-type="float" office:value="1980" calcext:value-type="float">
            <text:p>1980</text:p>
          </table:table-cell>
          <table:table-cell table:style-name="ce16" table:formula="of:=+[.L11]/[.O11]*100" office:value-type="float" office:value="12.4309392265193" calcext:value-type="float">
            <text:p>12,43</text:p>
          </table:table-cell>
          <table:table-cell table:style-name="ce16" table:formula="of:=+[.J11]/[.O11]*100" office:value-type="float" office:value="40.0552486187845" calcext:value-type="float">
            <text:p>40,06</text:p>
          </table:table-cell>
          <table:table-cell table:style-name="ce16" table:formula="of:=+[.G11]/[.O11]*100" office:value-type="float" office:value="27.6243093922652" calcext:value-type="float">
            <text:p>27,62</text:p>
          </table:table-cell>
          <table:table-cell table:style-name="ce16" table:formula="of:=+[.N11]/[.O11]*100" office:value-type="float" office:value="0" calcext:value-type="float">
            <text:p>0,00</text:p>
          </table:table-cell>
          <table:table-cell table:style-name="ce16" table:formula="of:=0.107734806629834*100" office:value-type="float" office:value="10.7734806629834" calcext:value-type="float">
            <text:p>10,77</text:p>
          </table:table-cell>
          <table:table-cell table:style-name="ce16" table:formula="of:=+[.M11]/[.O11]*100" office:value-type="float" office:value="58.5635359116022" calcext:value-type="float">
            <text:p>58,56</text:p>
          </table:table-cell>
          <table:table-cell table:formula="of:=+[.I11]/[.O11]*100" office:value-type="float" office:value="0" calcext:value-type="float">
            <text:p>0</text:p>
          </table:table-cell>
          <table:table-cell table:formula="of:=+[.D11]/[.O11]*100" office:value-type="float" office:value="0" calcext:value-type="float">
            <text:p>0</text:p>
          </table:table-cell>
          <table:table-cell table:formula="of:=+[.E11]/[.O11]*100" office:value-type="float" office:value="0" calcext:value-type="float">
            <text:p>0</text:p>
          </table:table-cell>
          <table:table-cell table:formula="of:=+[.H11]/[.O11]*100" office:value-type="float" office:value="0" calcext:value-type="float">
            <text:p>0</text:p>
          </table:table-cell>
          <table:table-cell table:formula="of:=+[.B11]/[.O11]*100" office:value-type="float" office:value="0" calcext:value-type="float">
            <text:p>0</text:p>
          </table:table-cell>
          <table:table-cell table:number-columns-repeated="29"/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1400" calcext:value-type="float">
            <text:p>1400</text:p>
          </table:table-cell>
          <table:table-cell table:style-name="ce19" table:formula="of:=([.O12]-[.O11])/[.O11]" office:value-type="percentage" office:value="0.933701657458563" calcext:value-type="percentage">
            <text:p>93 %</text:p>
          </table:table-cell>
          <table:table-cell table:number-columns-repeated="3"/>
          <table:table-cell table:style-name="ce18" table:formula="of:=+[.B12]/[.O12]" office:value-type="percentage" office:value="0.025" calcext:value-type="percentage">
            <text:p>2,50 %</text:p>
          </table:table-cell>
          <table:table-cell/>
          <table:table-cell table:style-name="ce18" table:formula="of:=+[.C12]/[.O12]" office:value-type="percentage" office:value="0.15" calcext:value-type="percentage">
            <text:p>15,00 %</text:p>
          </table:table-cell>
          <table:table-cell table:style-name="ce18"/>
          <table:table-cell office:value-type="float" office:value="1981" calcext:value-type="float">
            <text:p>1981</text:p>
          </table:table-cell>
          <table:table-cell table:style-name="ce16" table:formula="of:=+[.L12]/[.O12]*100" office:value-type="float" office:value="2.85714285714286" calcext:value-type="float">
            <text:p>2,86</text:p>
          </table:table-cell>
          <table:table-cell table:style-name="ce16" table:formula="of:=+[.J12]/[.O12]*100" office:value-type="float" office:value="17.8571428571429" calcext:value-type="float">
            <text:p>17,86</text:p>
          </table:table-cell>
          <table:table-cell table:style-name="ce16" table:formula="of:=+[.G12]/[.O12]*100" office:value-type="float" office:value="21.4285714285714" calcext:value-type="float">
            <text:p>21,43</text:p>
          </table:table-cell>
          <table:table-cell table:style-name="ce16" table:formula="of:=+[.N12]/[.O12]*100" office:value-type="float" office:value="0" calcext:value-type="float">
            <text:p>0,00</text:p>
          </table:table-cell>
          <table:table-cell table:style-name="ce16" table:formula="of:=0.15*100" office:value-type="float" office:value="15" calcext:value-type="float">
            <text:p>15,00</text:p>
          </table:table-cell>
          <table:table-cell table:style-name="ce16" table:formula="of:=+[.M12]/[.O12]*100" office:value-type="float" office:value="43.2142857142857" calcext:value-type="float">
            <text:p>43,21</text:p>
          </table:table-cell>
          <table:table-cell table:formula="of:=+[.I12]/[.O12]*100" office:value-type="float" office:value="0" calcext:value-type="float">
            <text:p>0</text:p>
          </table:table-cell>
          <table:table-cell table:formula="of:=+[.D12]/[.O12]*100" office:value-type="float" office:value="0" calcext:value-type="float">
            <text:p>0</text:p>
          </table:table-cell>
          <table:table-cell table:formula="of:=+[.E12]/[.O12]*100" office:value-type="float" office:value="0" calcext:value-type="float">
            <text:p>0</text:p>
          </table:table-cell>
          <table:table-cell table:formula="of:=+[.H12]/[.O12]*100" office:value-type="float" office:value="0" calcext:value-type="float">
            <text:p>0</text:p>
          </table:table-cell>
          <table:table-cell table:formula="of:=+[.B12]/[.O12]*100" office:value-type="float" office:value="2.5" calcext:value-type="float">
            <text:p>2,5</text:p>
          </table:table-cell>
          <table:table-cell table:number-columns-repeated="29"/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float" office:value="240" calcext:value-type="float">
            <text:p>240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+[.O13]-[.J13]-[.I13]-[.G13]-[.C13]-[.B13]" office:value-type="float" office:value="1181" calcext:value-type="float">
            <text:p>1181</text:p>
          </table:table-cell>
          <table:table-cell/>
          <table:table-cell office:value-type="float" office:value="2800" calcext:value-type="float">
            <text:p>2800</text:p>
          </table:table-cell>
          <table:table-cell table:style-name="ce19" table:formula="of:=([.O13]-[.O12])/[.O12]" office:value-type="percentage" office:value="1" calcext:value-type="percentage">
            <text:p>100 %</text:p>
          </table:table-cell>
          <table:table-cell table:number-columns-repeated="3"/>
          <table:table-cell table:style-name="ce18" table:formula="of:=+[.B13]/[.O13]" office:value-type="percentage" office:value="0.0857142857142857" calcext:value-type="percentage">
            <text:p>8,57 %</text:p>
          </table:table-cell>
          <table:table-cell table:style-name="ce18" table:formula="of:=+[.I13]/[.O13]" office:value-type="percentage" office:value="0.0714285714285714" calcext:value-type="percentage">
            <text:p>7,14 %</text:p>
          </table:table-cell>
          <table:table-cell table:style-name="ce18" table:formula="of:=+[.C13]/[.O13]" office:value-type="percentage" office:value="0.0996428571428571" calcext:value-type="percentage">
            <text:p>9,96 %</text:p>
          </table:table-cell>
          <table:table-cell table:style-name="ce18"/>
          <table:table-cell office:value-type="float" office:value="1982" calcext:value-type="float">
            <text:p>1982</text:p>
          </table:table-cell>
          <table:table-cell table:style-name="ce16" table:formula="of:=+[.L13]/[.O13]*100" office:value-type="float" office:value="0.357142857142857" calcext:value-type="float">
            <text:p>0,36</text:p>
          </table:table-cell>
          <table:table-cell table:style-name="ce16" table:formula="of:=+[.J13]/[.O13]*100" office:value-type="float" office:value="10.7142857142857" calcext:value-type="float">
            <text:p>10,71</text:p>
          </table:table-cell>
          <table:table-cell table:style-name="ce16" table:formula="of:=+[.G13]/[.O13]*100" office:value-type="float" office:value="21.4285714285714" calcext:value-type="float">
            <text:p>21,43</text:p>
          </table:table-cell>
          <table:table-cell table:style-name="ce16" table:formula="of:=+[.N13]/[.O13]*100" office:value-type="float" office:value="0" calcext:value-type="float">
            <text:p>0,00</text:p>
          </table:table-cell>
          <table:table-cell table:style-name="ce16" table:formula="of:=0.0996428571428571*100" office:value-type="float" office:value="9.96428571428571" calcext:value-type="float">
            <text:p>9,96</text:p>
          </table:table-cell>
          <table:table-cell table:style-name="ce16" table:formula="of:=+[.M13]/[.O13]*100" office:value-type="float" office:value="42.1785714285714" calcext:value-type="float">
            <text:p>42,18</text:p>
          </table:table-cell>
          <table:table-cell table:formula="of:=+[.I13]/[.O13]*100" office:value-type="float" office:value="7.14285714285714" calcext:value-type="float">
            <text:p>7,14285714285714</text:p>
          </table:table-cell>
          <table:table-cell table:formula="of:=+[.D13]/[.O13]*100" office:value-type="float" office:value="0" calcext:value-type="float">
            <text:p>0</text:p>
          </table:table-cell>
          <table:table-cell table:formula="of:=+[.E13]/[.O13]*100" office:value-type="float" office:value="0" calcext:value-type="float">
            <text:p>0</text:p>
          </table:table-cell>
          <table:table-cell table:formula="of:=+[.H13]/[.O13]*100" office:value-type="float" office:value="0" calcext:value-type="float">
            <text:p>0</text:p>
          </table:table-cell>
          <table:table-cell table:formula="of:=+[.B13]/[.O13]*100" office:value-type="float" office:value="8.57142857142857" calcext:value-type="float">
            <text:p>8,57142857142857</text:p>
          </table:table-cell>
          <table:table-cell table:number-columns-repeated="29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float" office:value="1300" calcext:value-type="float">
            <text:p>1300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B14:.M14])" office:value-type="float" office:value="5420" calcext:value-type="float">
            <text:p>5420</text:p>
          </table:table-cell>
          <table:table-cell table:style-name="ce19" table:formula="of:=([.O14]-[.O13])/[.O13]" office:value-type="percentage" office:value="0.935714285714286" calcext:value-type="percentage">
            <text:p>94 %</text:p>
          </table:table-cell>
          <table:table-cell table:number-columns-repeated="3"/>
          <table:table-cell table:style-name="ce18" table:formula="of:=+[.B14]/[.O14]" office:value-type="percentage" office:value="0.239852398523985" calcext:value-type="percentage">
            <text:p>23,99 %</text:p>
          </table:table-cell>
          <table:table-cell table:style-name="ce18" table:formula="of:=+[.I14]/[.O14]" office:value-type="percentage" office:value="0.3690036900369" calcext:value-type="percentage">
            <text:p>36,90 %</text:p>
          </table:table-cell>
          <table:table-cell table:style-name="ce18" table:formula="of:=+[.C14]/[.O14]" office:value-type="percentage" office:value="0.0774907749077491" calcext:value-type="percentage">
            <text:p>7,75 %</text:p>
          </table:table-cell>
          <table:table-cell table:style-name="ce18"/>
          <table:table-cell office:value-type="float" office:value="1983" calcext:value-type="float">
            <text:p>1983</text:p>
          </table:table-cell>
          <table:table-cell table:style-name="ce16" table:formula="of:=+[.L14]/[.O14]*100" office:value-type="float" office:value="0" calcext:value-type="float">
            <text:p>0,00</text:p>
          </table:table-cell>
          <table:table-cell table:style-name="ce16" table:formula="of:=+[.J14]/[.O14]*100" office:value-type="float" office:value="3.690036900369" calcext:value-type="float">
            <text:p>3,69</text:p>
          </table:table-cell>
          <table:table-cell table:style-name="ce16" table:formula="of:=+[.G14]/[.O14]*100" office:value-type="float" office:value="9.22509225092251" calcext:value-type="float">
            <text:p>9,23</text:p>
          </table:table-cell>
          <table:table-cell table:style-name="ce16" table:formula="of:=+[.N14]/[.O14]*100" office:value-type="float" office:value="0" calcext:value-type="float">
            <text:p>0,00</text:p>
          </table:table-cell>
          <table:table-cell table:style-name="ce16" table:formula="of:=0.0853658536585366*100" office:value-type="float" office:value="8.53658536585366" calcext:value-type="float">
            <text:p>8,54</text:p>
          </table:table-cell>
          <table:table-cell table:style-name="ce16" table:formula="of:=+[.M14]/[.O14]*100" office:value-type="float" office:value="9.22509225092251" calcext:value-type="float">
            <text:p>9,23</text:p>
          </table:table-cell>
          <table:table-cell table:formula="of:=+[.I14]/[.O14]*100" office:value-type="float" office:value="36.90036900369" calcext:value-type="float">
            <text:p>36,90036900369</text:p>
          </table:table-cell>
          <table:table-cell table:formula="of:=+[.D14]/[.O14]*100" office:value-type="float" office:value="0" calcext:value-type="float">
            <text:p>0</text:p>
          </table:table-cell>
          <table:table-cell table:formula="of:=+[.E14]/[.O14]*100" office:value-type="float" office:value="0" calcext:value-type="float">
            <text:p>0</text:p>
          </table:table-cell>
          <table:table-cell table:formula="of:=+[.H14]/[.O14]*100" office:value-type="float" office:value="0" calcext:value-type="float">
            <text:p>0</text:p>
          </table:table-cell>
          <table:table-cell table:formula="of:=+[.B14]/[.O14]*100" office:value-type="float" office:value="23.9852398523985" calcext:value-type="float">
            <text:p>23,9852398523985</text:p>
          </table:table-cell>
          <table:table-cell table:number-columns-repeated="29"/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SUM([.B15:.M15])" office:value-type="float" office:value="6522" calcext:value-type="float">
            <text:p>6522</text:p>
          </table:table-cell>
          <table:table-cell table:style-name="ce19" table:formula="of:=([.O15]-[.O14])/[.O14]" office:value-type="percentage" office:value="0.203321033210332" calcext:value-type="percentage">
            <text:p>20 %</text:p>
          </table:table-cell>
          <table:table-cell/>
          <table:table-cell table:style-name="ce19" office:value-type="percentage" office:value="0.06" calcext:value-type="percentage">
            <text:p>6 %</text:p>
          </table:table-cell>
          <table:table-cell/>
          <table:table-cell table:style-name="ce18" table:formula="of:=+[.B15]/[.O15]" office:value-type="percentage" office:value="0.306654400490647" calcext:value-type="percentage">
            <text:p>30,67 %</text:p>
          </table:table-cell>
          <table:table-cell table:style-name="ce18" table:formula="of:=+[.I15]/[.O15]" office:value-type="percentage" office:value="0.383318000613309" calcext:value-type="percentage">
            <text:p>38,33 %</text:p>
          </table:table-cell>
          <table:table-cell table:style-name="ce18" table:formula="of:=+[.C15]/[.O15]" office:value-type="percentage" office:value="0.153327200245324" calcext:value-type="percentage">
            <text:p>15,33 %</text:p>
          </table:table-cell>
          <table:table-cell table:style-name="ce18"/>
          <table:table-cell office:value-type="float" office:value="1984" calcext:value-type="float">
            <text:p>1984</text:p>
          </table:table-cell>
          <table:table-cell table:style-name="ce16" table:formula="of:=+[.L15]/[.O15]*100" office:value-type="float" office:value="0" calcext:value-type="float">
            <text:p>0,00</text:p>
          </table:table-cell>
          <table:table-cell table:style-name="ce16" table:formula="of:=+[.J15]/[.O15]*100" office:value-type="float" office:value="0.766636001226618" calcext:value-type="float">
            <text:p>0,77</text:p>
          </table:table-cell>
          <table:table-cell table:style-name="ce16" table:formula="of:=+[.G15]/[.O15]*100" office:value-type="float" office:value="3.06654400490647" calcext:value-type="float">
            <text:p>3,07</text:p>
          </table:table-cell>
          <table:table-cell table:style-name="ce16" table:formula="of:=+[.N15]/[.O15]*100" office:value-type="float" office:value="0" calcext:value-type="float">
            <text:p>0,00</text:p>
          </table:table-cell>
          <table:table-cell table:style-name="ce16" table:formula="of:=0.158177791838026*100" office:value-type="float" office:value="15.8177791838026" calcext:value-type="float">
            <text:p>15,82</text:p>
          </table:table-cell>
          <table:table-cell table:style-name="ce16" table:formula="of:=+[.M15]/[.O15]*100" office:value-type="float" office:value="3.06654400490647" calcext:value-type="float">
            <text:p>3,07</text:p>
          </table:table-cell>
          <table:table-cell table:formula="of:=+[.I15]/[.O15]*100" office:value-type="float" office:value="38.3318000613309" calcext:value-type="float">
            <text:p>38,3318000613309</text:p>
          </table:table-cell>
          <table:table-cell table:formula="of:=+[.D15]/[.O15]*100" office:value-type="float" office:value="5.70377184912604" calcext:value-type="float">
            <text:p>5,70377184912604</text:p>
          </table:table-cell>
          <table:table-cell table:formula="of:=+[.E15]/[.O15]*100" office:value-type="float" office:value="0" calcext:value-type="float">
            <text:p>0</text:p>
          </table:table-cell>
          <table:table-cell table:formula="of:=+[.H15]/[.O15]*100" office:value-type="float" office:value="0" calcext:value-type="float">
            <text:p>0</text:p>
          </table:table-cell>
          <table:table-cell table:formula="of:=+[.B15]/[.O15]*100" office:value-type="float" office:value="30.6654400490647" calcext:value-type="float">
            <text:p>30,6654400490647</text:p>
          </table:table-cell>
          <table:table-cell table:number-columns-repeated="29"/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float" office:value="3700" calcext:value-type="float">
            <text:p>3700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16:.K16])" office:value-type="float" office:value="7810" calcext:value-type="float">
            <text:p>7810</text:p>
          </table:table-cell>
          <table:table-cell table:style-name="ce19" table:formula="of:=([.O16]-[.O15])/[.O15]" office:value-type="percentage" office:value="0.197485433915977" calcext:value-type="percentage">
            <text:p>20 %</text:p>
          </table:table-cell>
          <table:table-cell/>
          <table:table-cell table:style-name="ce18" office:value-type="percentage" office:value="0.026" calcext:value-type="percentage">
            <text:p>2,60 %</text:p>
          </table:table-cell>
          <table:table-cell table:style-name="ce18" table:formula="of:=+[.E16]/[.O16]" office:value-type="percentage" office:value="0.0128040973111396" calcext:value-type="percentage">
            <text:p>1,28 %</text:p>
          </table:table-cell>
          <table:table-cell table:style-name="ce18" table:formula="of:=+[.B16]/[.O16]" office:value-type="percentage" office:value="0.473751600512164" calcext:value-type="percentage">
            <text:p>47,38 %</text:p>
          </table:table-cell>
          <table:table-cell table:style-name="ce18" table:formula="of:=+[.I16]/[.O16]" office:value-type="percentage" office:value="0.320102432778489" calcext:value-type="percentage">
            <text:p>32,01 %</text:p>
          </table:table-cell>
          <table:table-cell table:style-name="ce18" table:formula="of:=+[.C16]/[.O16]" office:value-type="percentage" office:value="0.115236875800256" calcext:value-type="percentage">
            <text:p>11,52 %</text:p>
          </table:table-cell>
          <table:table-cell table:style-name="ce18" table:formula="of:=+[.H16]/[.O16]" office:value-type="percentage" office:value="0.0128040973111396" calcext:value-type="percentage">
            <text:p>1,28 %</text:p>
          </table:table-cell>
          <table:table-cell office:value-type="float" office:value="1985" calcext:value-type="float">
            <text:p>1985</text:p>
          </table:table-cell>
          <table:table-cell table:style-name="ce16" table:formula="of:=+[.L16]/[.O16]*100" office:value-type="float" office:value="0" calcext:value-type="float">
            <text:p>0,00</text:p>
          </table:table-cell>
          <table:table-cell table:style-name="ce16" table:formula="of:=+[.J16]/[.O16]*100" office:value-type="float" office:value="0.128040973111396" calcext:value-type="float">
            <text:p>0,13</text:p>
          </table:table-cell>
          <table:table-cell table:style-name="ce16" table:formula="of:=+[.G16]/[.O16]*100" office:value-type="float" office:value="1.28040973111396" calcext:value-type="float">
            <text:p>1,28</text:p>
          </table:table-cell>
          <table:table-cell table:style-name="ce16" table:formula="of:=+[.N16]/[.O16]*100" office:value-type="float" office:value="0" calcext:value-type="float">
            <text:p>0,00</text:p>
          </table:table-cell>
          <table:table-cell table:style-name="ce16" table:formula="of:=0.11826544021025*100" office:value-type="float" office:value="11.826544021025" calcext:value-type="float">
            <text:p>11,83</text:p>
          </table:table-cell>
          <table:table-cell table:style-name="ce16" table:formula="of:=+[.M16]/[.O16]*100" office:value-type="float" office:value="0" calcext:value-type="float">
            <text:p>0,00</text:p>
          </table:table-cell>
          <table:table-cell table:formula="of:=+[.I16]/[.O16]*100" office:value-type="float" office:value="32.0102432778489" calcext:value-type="float">
            <text:p>32,0102432778489</text:p>
          </table:table-cell>
          <table:table-cell table:formula="of:=+[.D16]/[.O16]*100" office:value-type="float" office:value="2.56081946222791" calcext:value-type="float">
            <text:p>2,56081946222791</text:p>
          </table:table-cell>
          <table:table-cell table:formula="of:=+[.E16]/[.O16]*100" office:value-type="float" office:value="1.28040973111396" calcext:value-type="float">
            <text:p>1,28040973111396</text:p>
          </table:table-cell>
          <table:table-cell table:formula="of:=+[.H16]/[.O16]*100" office:value-type="float" office:value="1.28040973111396" calcext:value-type="float">
            <text:p>1,28040973111396</text:p>
          </table:table-cell>
          <table:table-cell table:formula="of:=+[.B16]/[.O16]*100" office:value-type="float" office:value="47.3751600512164" calcext:value-type="float">
            <text:p>47,3751600512164</text:p>
          </table:table-cell>
          <table:table-cell table:number-columns-repeated="29"/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float" office:value="5020" calcext:value-type="float">
            <text:p>5020</text:p>
          </table:table-cell>
          <table:table-cell office:value-type="float" office:value="700" calcext:value-type="float">
            <text:p>700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000" calcext:value-type="float">
            <text:p>9000</text:p>
          </table:table-cell>
          <table:table-cell table:style-name="ce19" table:formula="of:=([.O17]-[.O16])/[.O16]" office:value-type="percentage" office:value="0.152368758002561" calcext:value-type="percentage">
            <text:p>15 %</text:p>
          </table:table-cell>
          <table:table-cell/>
          <table:table-cell table:style-name="ce18" office:value-type="percentage" office:value="0.042" calcext:value-type="percentage">
            <text:p>4,20 %</text:p>
          </table:table-cell>
          <table:table-cell table:style-name="ce18" table:formula="of:=+[.E17]/[.O17]" office:value-type="percentage" office:value="0.0222222222222222" calcext:value-type="percentage">
            <text:p>2,22 %</text:p>
          </table:table-cell>
          <table:table-cell table:style-name="ce18" table:formula="of:=+[.B17]/[.O17]" office:value-type="percentage" office:value="0.557777777777778" calcext:value-type="percentage">
            <text:p>55,78 %</text:p>
          </table:table-cell>
          <table:table-cell table:style-name="ce18" table:formula="of:=+[.I17]/[.O17]" office:value-type="percentage" office:value="0.277777777777778" calcext:value-type="percentage">
            <text:p>27,78 %</text:p>
          </table:table-cell>
          <table:table-cell table:style-name="ce18" table:formula="of:=+[.C17]/[.O17]" office:value-type="percentage" office:value="0.0777777777777778" calcext:value-type="percentage">
            <text:p>7,78 %</text:p>
          </table:table-cell>
          <table:table-cell table:style-name="ce18" table:formula="of:=+[.H17]/[.O17]" office:value-type="percentage" office:value="0.0222222222222222" calcext:value-type="percentage">
            <text:p>2,22 %</text:p>
          </table:table-cell>
          <table:table-cell office:value-type="float" office:value="1986" calcext:value-type="float">
            <text:p>1986</text:p>
          </table:table-cell>
          <table:table-cell table:style-name="ce16" table:formula="of:=+[.L17]/[.O17]*100" office:value-type="float" office:value="0" calcext:value-type="float">
            <text:p>0,00</text:p>
          </table:table-cell>
          <table:table-cell table:style-name="ce16" table:formula="of:=+[.J17]/[.O17]*100" office:value-type="float" office:value="0" calcext:value-type="float">
            <text:p>0,00</text:p>
          </table:table-cell>
          <table:table-cell table:style-name="ce16" table:formula="of:=+[.G17]/[.O17]*100" office:value-type="float" office:value="0" calcext:value-type="float">
            <text:p>0,00</text:p>
          </table:table-cell>
          <table:table-cell table:style-name="ce16" table:formula="of:=+[.N17]/[.O17]*100" office:value-type="float" office:value="0" calcext:value-type="float">
            <text:p>0,00</text:p>
          </table:table-cell>
          <table:table-cell table:style-name="ce16" table:formula="of:=0.0777777777777778*100" office:value-type="float" office:value="7.77777777777778" calcext:value-type="float">
            <text:p>7,78</text:p>
          </table:table-cell>
          <table:table-cell table:style-name="ce16" table:formula="of:=+[.M17]/[.O17]*100" office:value-type="float" office:value="0" calcext:value-type="float">
            <text:p>0,00</text:p>
          </table:table-cell>
          <table:table-cell table:formula="of:=+[.I17]/[.O17]*100" office:value-type="float" office:value="27.7777777777778" calcext:value-type="float">
            <text:p>27,7777777777778</text:p>
          </table:table-cell>
          <table:table-cell table:formula="of:=+[.D17]/[.O17]*100" office:value-type="float" office:value="4.22222222222222" calcext:value-type="float">
            <text:p>4,22222222222222</text:p>
          </table:table-cell>
          <table:table-cell table:formula="of:=+[.E17]/[.O17]*100" office:value-type="float" office:value="2.22222222222222" calcext:value-type="float">
            <text:p>2,22222222222222</text:p>
          </table:table-cell>
          <table:table-cell table:formula="of:=+[.H17]/[.O17]*100" office:value-type="float" office:value="2.22222222222222" calcext:value-type="float">
            <text:p>2,22222222222222</text:p>
          </table:table-cell>
          <table:table-cell table:formula="of:=+[.B17]/[.O17]*100" office:value-type="float" office:value="55.7777777777778" calcext:value-type="float">
            <text:p>55,7777777777778</text:p>
          </table:table-cell>
          <table:table-cell table:number-columns-repeated="29"/>
        </table:table-row>
        <table:table-row table:style-name="ro2">
          <table:table-cell office:value-type="float" office:value="1987" calcext:value-type="float">
            <text:p>1987</text:p>
          </table:table-cell>
          <table:table-cell table:formula="of:=+[.O18]-[.C18]-[.D18]-[.E18]-[.H18]-[.I18]" office:value-type="float" office:value="5950" calcext:value-type="float">
            <text:p>5950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200" calcext:value-type="float">
            <text:p>9200</text:p>
          </table:table-cell>
          <table:table-cell table:style-name="ce19" table:formula="of:=([.O18]-[.O17])/[.O17]" office:value-type="percentage" office:value="0.0222222222222222" calcext:value-type="percentage">
            <text:p>2 %</text:p>
          </table:table-cell>
          <table:table-cell/>
          <table:table-cell table:style-name="ce19" office:value-type="percentage" office:value="0.06" calcext:value-type="percentage">
            <text:p>6 %</text:p>
          </table:table-cell>
          <table:table-cell table:style-name="ce18" table:formula="of:=+[.E18]/[.O18]" office:value-type="percentage" office:value="0.0326086956521739" calcext:value-type="percentage">
            <text:p>3,26 %</text:p>
          </table:table-cell>
          <table:table-cell table:style-name="ce18" table:formula="of:=+[.B18]/[.O18]" office:value-type="percentage" office:value="0.646739130434783" calcext:value-type="percentage">
            <text:p>64,67 %</text:p>
          </table:table-cell>
          <table:table-cell table:style-name="ce18" table:formula="of:=+[.I18]/[.O18]" office:value-type="percentage" office:value="0.16304347826087" calcext:value-type="percentage">
            <text:p>16,30 %</text:p>
          </table:table-cell>
          <table:table-cell table:style-name="ce18" table:formula="of:=+[.C18]/[.O18]" office:value-type="percentage" office:value="0.0543478260869565" calcext:value-type="percentage">
            <text:p>5,43 %</text:p>
          </table:table-cell>
          <table:table-cell table:style-name="ce18" table:formula="of:=+[.H18]/[.O18]" office:value-type="percentage" office:value="0.0434782608695652" calcext:value-type="percentage">
            <text:p>4,35 %</text:p>
          </table:table-cell>
          <table:table-cell office:value-type="float" office:value="1987" calcext:value-type="float">
            <text:p>1987</text:p>
          </table:table-cell>
          <table:table-cell table:style-name="ce16" table:formula="of:=+[.L18]/[.O18]*100" office:value-type="float" office:value="0" calcext:value-type="float">
            <text:p>0,00</text:p>
          </table:table-cell>
          <table:table-cell table:style-name="ce16" table:formula="of:=+[.J18]/[.O18]*100" office:value-type="float" office:value="0" calcext:value-type="float">
            <text:p>0,00</text:p>
          </table:table-cell>
          <table:table-cell table:style-name="ce16" table:formula="of:=+[.G18]/[.O18]*100" office:value-type="float" office:value="0" calcext:value-type="float">
            <text:p>0,00</text:p>
          </table:table-cell>
          <table:table-cell table:style-name="ce16" table:formula="of:=+[.N18]/[.O18]*100" office:value-type="float" office:value="0" calcext:value-type="float">
            <text:p>0,00</text:p>
          </table:table-cell>
          <table:table-cell table:style-name="ce16" table:formula="of:=0.0543478260869565*100" office:value-type="float" office:value="5.43478260869565" calcext:value-type="float">
            <text:p>5,43</text:p>
          </table:table-cell>
          <table:table-cell table:style-name="ce16" table:formula="of:=+[.M18]/[.O18]*100" office:value-type="float" office:value="0" calcext:value-type="float">
            <text:p>0,00</text:p>
          </table:table-cell>
          <table:table-cell table:formula="of:=+[.I18]/[.O18]*100" office:value-type="float" office:value="16.304347826087" calcext:value-type="float">
            <text:p>16,304347826087</text:p>
          </table:table-cell>
          <table:table-cell table:formula="of:=+[.D18]/[.O18]*100" office:value-type="float" office:value="5.97826086956522" calcext:value-type="float">
            <text:p>5,97826086956522</text:p>
          </table:table-cell>
          <table:table-cell table:formula="of:=+[.E18]/[.O18]*100" office:value-type="float" office:value="3.26086956521739" calcext:value-type="float">
            <text:p>3,26086956521739</text:p>
          </table:table-cell>
          <table:table-cell table:formula="of:=+[.H18]/[.O18]*100" office:value-type="float" office:value="4.34782608695652" calcext:value-type="float">
            <text:p>4,34782608695652</text:p>
          </table:table-cell>
          <table:table-cell table:formula="of:=+[.B18]/[.O18]*100" office:value-type="float" office:value="64.6739130434783" calcext:value-type="float">
            <text:p>64,6739130434783</text:p>
          </table:table-cell>
          <table:table-cell table:number-columns-repeated="29"/>
        </table:table-row>
        <table:table-row table:style-name="ro2">
          <table:table-cell office:value-type="float" office:value="1988" calcext:value-type="float">
            <text:p>1988</text:p>
          </table:table-cell>
          <table:table-cell table:formula="of:=+[.O19]-[.C19]-[.D19]-[.E19]-[.H19]-[.I19]" office:value-type="float" office:value="11900" calcext:value-type="float">
            <text:p>11900</text:p>
          </table:table-cell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0" calcext:value-type="float">
            <text:p>15000</text:p>
          </table:table-cell>
          <table:table-cell table:style-name="ce19" table:formula="of:=([.O19]-[.O18])/[.O18]" office:value-type="percentage" office:value="0.630434782608696" calcext:value-type="percentage">
            <text:p>63 %</text:p>
          </table:table-cell>
          <table:table-cell/>
          <table:table-cell table:style-name="ce19" office:value-type="percentage" office:value="0.06" calcext:value-type="percentage">
            <text:p>6 %</text:p>
          </table:table-cell>
          <table:table-cell table:style-name="ce18" table:formula="of:=+[.E19]/[.O19]" office:value-type="percentage" office:value="0.0266666666666667" calcext:value-type="percentage">
            <text:p>2,67 %</text:p>
          </table:table-cell>
          <table:table-cell table:style-name="ce18" table:formula="of:=+[.B19]/[.O19]" office:value-type="percentage" office:value="0.793333333333333" calcext:value-type="percentage">
            <text:p>79,33 %</text:p>
          </table:table-cell>
          <table:table-cell table:style-name="ce18" table:formula="of:=+[.I19]/[.O19]" office:value-type="percentage" office:value="0.0833333333333333" calcext:value-type="percentage">
            <text:p>8,33 %</text:p>
          </table:table-cell>
          <table:table-cell table:style-name="ce18" table:formula="of:=+[.C19]/[.O19]" office:value-type="percentage" office:value="0.0133333333333333" calcext:value-type="percentage">
            <text:p>1,33 %</text:p>
          </table:table-cell>
          <table:table-cell table:style-name="ce18" table:formula="of:=+[.H19]/[.O19]" office:value-type="percentage" office:value="0.0233333333333333" calcext:value-type="percentage">
            <text:p>2,33 %</text:p>
          </table:table-cell>
          <table:table-cell office:value-type="float" office:value="1988" calcext:value-type="float">
            <text:p>1988</text:p>
          </table:table-cell>
          <table:table-cell table:style-name="ce16" table:formula="of:=+[.L19]/[.O19]*100" office:value-type="float" office:value="0" calcext:value-type="float">
            <text:p>0,00</text:p>
          </table:table-cell>
          <table:table-cell table:style-name="ce16" table:formula="of:=+[.J19]/[.O19]*100" office:value-type="float" office:value="0" calcext:value-type="float">
            <text:p>0,00</text:p>
          </table:table-cell>
          <table:table-cell table:style-name="ce16" table:formula="of:=+[.G19]/[.O19]*100" office:value-type="float" office:value="0" calcext:value-type="float">
            <text:p>0,00</text:p>
          </table:table-cell>
          <table:table-cell table:style-name="ce16" table:formula="of:=+[.N19]/[.O19]*100" office:value-type="float" office:value="0" calcext:value-type="float">
            <text:p>0,00</text:p>
          </table:table-cell>
          <table:table-cell table:style-name="ce16" table:formula="of:=0.0133333333333333*100" office:value-type="float" office:value="1.33333333333333" calcext:value-type="float">
            <text:p>1,33</text:p>
          </table:table-cell>
          <table:table-cell table:style-name="ce16" table:formula="of:=+[.M19]/[.O19]*100" office:value-type="float" office:value="0" calcext:value-type="float">
            <text:p>0,00</text:p>
          </table:table-cell>
          <table:table-cell table:formula="of:=+[.I19]/[.O19]*100" office:value-type="float" office:value="8.33333333333333" calcext:value-type="float">
            <text:p>8,33333333333333</text:p>
          </table:table-cell>
          <table:table-cell table:formula="of:=+[.D19]/[.O19]*100" office:value-type="float" office:value="6" calcext:value-type="float">
            <text:p>6</text:p>
          </table:table-cell>
          <table:table-cell table:formula="of:=+[.E19]/[.O19]*100" office:value-type="float" office:value="2.66666666666667" calcext:value-type="float">
            <text:p>2,66666666666667</text:p>
          </table:table-cell>
          <table:table-cell table:formula="of:=+[.H19]/[.O19]*100" office:value-type="float" office:value="2.33333333333333" calcext:value-type="float">
            <text:p>2,33333333333333</text:p>
          </table:table-cell>
          <table:table-cell table:formula="of:=+[.B19]/[.O19]*100" office:value-type="float" office:value="79.3333333333333" calcext:value-type="float">
            <text:p>79,3333333333333</text:p>
          </table:table-cell>
          <table:table-cell table:number-columns-repeated="29"/>
        </table:table-row>
        <table:table-row table:style-name="ro2">
          <table:table-cell office:value-type="float" office:value="1989" calcext:value-type="float">
            <text:p>1989</text:p>
          </table:table-cell>
          <table:table-cell table:formula="of:=+[.O20]-[.C20]-[.D20]-[.E20]-[.H20]-[.I20]" office:value-type="float" office:value="17550" calcext:value-type="float">
            <text:p>17550</text:p>
          </table:table-cell>
          <table:table-cell office:value-type="float" office:value="200" calcext:value-type="float">
            <text:p>200</text:p>
          </table:table-cell>
          <table:table-cell office:value-type="float" office:value="1100" calcext:value-type="float">
            <text:p>1100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000" calcext:value-type="float">
            <text:p>21000</text:p>
          </table:table-cell>
          <table:table-cell table:style-name="ce19" table:formula="of:=([.O20]-[.O19])/[.O19]" office:value-type="percentage" office:value="0.4" calcext:value-type="percentage">
            <text:p>40 %</text:p>
          </table:table-cell>
          <table:table-cell/>
          <table:table-cell table:style-name="ce19" office:value-type="percentage" office:value="0.05" calcext:value-type="percentage">
            <text:p>5 %</text:p>
          </table:table-cell>
          <table:table-cell table:style-name="ce18" table:formula="of:=+[.E20]/[.O20]" office:value-type="percentage" office:value="0.0285714285714286" calcext:value-type="percentage">
            <text:p>2,86 %</text:p>
          </table:table-cell>
          <table:table-cell table:style-name="ce18" table:formula="of:=+[.B20]/[.O20]" office:value-type="percentage" office:value="0.835714285714286" calcext:value-type="percentage">
            <text:p>83,57 %</text:p>
          </table:table-cell>
          <table:table-cell table:style-name="ce18" table:formula="of:=+[.I20]/[.O20]" office:value-type="percentage" office:value="0.0595238095238095" calcext:value-type="percentage">
            <text:p>5,95 %</text:p>
          </table:table-cell>
          <table:table-cell table:style-name="ce18" table:formula="of:=+[.C20]/[.O20]" office:value-type="percentage" office:value="0.00952380952380952" calcext:value-type="percentage">
            <text:p>0,95 %</text:p>
          </table:table-cell>
          <table:table-cell table:style-name="ce18" table:formula="of:=+[.H20]/[.O20]" office:value-type="percentage" office:value="0.0142857142857143" calcext:value-type="percentage">
            <text:p>1,43 %</text:p>
          </table:table-cell>
          <table:table-cell office:value-type="float" office:value="1989" calcext:value-type="float">
            <text:p>1989</text:p>
          </table:table-cell>
          <table:table-cell table:style-name="ce16" table:formula="of:=+[.L20]/[.O20]*100" office:value-type="float" office:value="0" calcext:value-type="float">
            <text:p>0,00</text:p>
          </table:table-cell>
          <table:table-cell table:style-name="ce16" table:formula="of:=+[.J20]/[.O20]*100" office:value-type="float" office:value="0" calcext:value-type="float">
            <text:p>0,00</text:p>
          </table:table-cell>
          <table:table-cell table:style-name="ce16" table:formula="of:=+[.G20]/[.O20]*100" office:value-type="float" office:value="0" calcext:value-type="float">
            <text:p>0,00</text:p>
          </table:table-cell>
          <table:table-cell table:style-name="ce16" table:formula="of:=+[.N20]/[.O20]*100" office:value-type="float" office:value="0" calcext:value-type="float">
            <text:p>0,00</text:p>
          </table:table-cell>
          <table:table-cell table:style-name="ce16" table:formula="of:=0.00952380952380952*100" office:value-type="float" office:value="0.952380952380952" calcext:value-type="float">
            <text:p>0,95</text:p>
          </table:table-cell>
          <table:table-cell table:style-name="ce16" table:formula="of:=+[.M20]/[.O20]*100" office:value-type="float" office:value="0" calcext:value-type="float">
            <text:p>0,00</text:p>
          </table:table-cell>
          <table:table-cell table:formula="of:=+[.I20]/[.O20]*100" office:value-type="float" office:value="5.95238095238095" calcext:value-type="float">
            <text:p>5,95238095238095</text:p>
          </table:table-cell>
          <table:table-cell table:formula="of:=+[.D20]/[.O20]*100" office:value-type="float" office:value="5.23809523809524" calcext:value-type="float">
            <text:p>5,23809523809524</text:p>
          </table:table-cell>
          <table:table-cell table:formula="of:=+[.E20]/[.O20]*100" office:value-type="float" office:value="2.85714285714286" calcext:value-type="float">
            <text:p>2,85714285714286</text:p>
          </table:table-cell>
          <table:table-cell table:formula="of:=+[.H20]/[.O20]*100" office:value-type="float" office:value="1.42857142857143" calcext:value-type="float">
            <text:p>1,42857142857143</text:p>
          </table:table-cell>
          <table:table-cell table:formula="of:=+[.B20]/[.O20]*100" office:value-type="float" office:value="83.5714285714286" calcext:value-type="float">
            <text:p>83,5714285714286</text:p>
          </table:table-cell>
          <table:table-cell table:number-columns-repeated="29"/>
        </table:table-row>
        <table:table-row table:style-name="ro2">
          <table:table-cell office:value-type="float" office:value="1990" calcext:value-type="float">
            <text:p>1990</text:p>
          </table:table-cell>
          <table:table-cell table:formula="of:=+[.O21]-[.C21]-[.D21]-[.E21]-[.H21]-[.I21]-[.K21]" office:value-type="float" office:value="16838" calcext:value-type="float">
            <text:p>16838</text:p>
          </table:table-cell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 office:value-type="float" office:value="750" calcext:value-type="float">
            <text:p>75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000" calcext:value-type="float">
            <text:p>20000</text:p>
          </table:table-cell>
          <table:table-cell table:style-name="ce19" table:formula="of:=([.O21]-[.O20])/[.O20]" office:value-type="percentage" office:value="-0.0476190476190476" calcext:value-type="percentage">
            <text:p>-5 %</text:p>
          </table:table-cell>
          <table:table-cell/>
          <table:table-cell table:style-name="ce19" office:value-type="percentage" office:value="0.05" calcext:value-type="percentage">
            <text:p>5 %</text:p>
          </table:table-cell>
          <table:table-cell table:style-name="ce18" table:formula="of:=+[.E21]/[.O21]" office:value-type="percentage" office:value="0.0375" calcext:value-type="percentage">
            <text:p>3,75 %</text:p>
          </table:table-cell>
          <table:table-cell table:style-name="ce18" table:formula="of:=+[.B21]/[.O21]" office:value-type="percentage" office:value="0.8419" calcext:value-type="percentage">
            <text:p>84,19 %</text:p>
          </table:table-cell>
          <table:table-cell table:style-name="ce18" table:formula="of:=+[.I21]/[.O21]" office:value-type="percentage" office:value="0.035" calcext:value-type="percentage">
            <text:p>3,50 %</text:p>
          </table:table-cell>
          <table:table-cell table:style-name="ce18" table:formula="of:=+[.C21]/[.O21]" office:value-type="percentage" office:value="0.005" calcext:value-type="percentage">
            <text:p>0,50 %</text:p>
          </table:table-cell>
          <table:table-cell table:style-name="ce18" table:formula="of:=+[.H21]/[.O21]" office:value-type="percentage" office:value="0.015" calcext:value-type="percentage">
            <text:p>1,50 %</text:p>
          </table:table-cell>
          <table:table-cell office:value-type="float" office:value="1990" calcext:value-type="float">
            <text:p>1990</text:p>
          </table:table-cell>
          <table:table-cell table:style-name="ce16" table:formula="of:=+[.L21]/[.O21]*100" office:value-type="float" office:value="0" calcext:value-type="float">
            <text:p>0,00</text:p>
          </table:table-cell>
          <table:table-cell table:style-name="ce16" table:formula="of:=+[.J21]/[.O21]*100" office:value-type="float" office:value="0" calcext:value-type="float">
            <text:p>0,00</text:p>
          </table:table-cell>
          <table:table-cell table:style-name="ce16" table:formula="of:=+[.G21]/[.O21]*100" office:value-type="float" office:value="0" calcext:value-type="float">
            <text:p>0,00</text:p>
          </table:table-cell>
          <table:table-cell table:style-name="ce16" table:formula="of:=+[.N21]/[.O21]*100" office:value-type="float" office:value="0" calcext:value-type="float">
            <text:p>0,00</text:p>
          </table:table-cell>
          <table:table-cell table:style-name="ce16" table:formula="of:=0.005*100" office:value-type="float" office:value="0.5" calcext:value-type="float">
            <text:p>0,50</text:p>
          </table:table-cell>
          <table:table-cell table:style-name="ce16" table:formula="of:=+[.M21]/[.O21]*100" office:value-type="float" office:value="0" calcext:value-type="float">
            <text:p>0,00</text:p>
          </table:table-cell>
          <table:table-cell table:formula="of:=+[.I21]/[.O21]*100" office:value-type="float" office:value="3.5" calcext:value-type="float">
            <text:p>3,5</text:p>
          </table:table-cell>
          <table:table-cell table:formula="of:=+[.D21]/[.O21]*100" office:value-type="float" office:value="6.5" calcext:value-type="float">
            <text:p>6,5</text:p>
          </table:table-cell>
          <table:table-cell table:formula="of:=+[.E21]/[.O21]*100" office:value-type="float" office:value="3.75" calcext:value-type="float">
            <text:p>3,75</text:p>
          </table:table-cell>
          <table:table-cell table:formula="of:=+[.H21]/[.O21]*100" office:value-type="float" office:value="1.5" calcext:value-type="float">
            <text:p>1,5</text:p>
          </table:table-cell>
          <table:table-cell table:formula="of:=+[.B21]/[.O21]*100" office:value-type="float" office:value="84.19" calcext:value-type="float">
            <text:p>84,19</text:p>
          </table:table-cell>
          <table:table-cell table:number-columns-repeated="29"/>
        </table:table-row>
        <table:table-row table:style-name="ro2">
          <table:table-cell office:value-type="float" office:value="1991" calcext:value-type="float">
            <text:p>1991</text:p>
          </table:table-cell>
          <table:table-cell table:formula="of:=+[.O22]-[.C22]-[.D22]-[.E22]-[.H22]-[.I22]-[.K22]" office:value-type="float" office:value="14399" calcext:value-type="float">
            <text:p>14399</text:p>
          </table:table-cell>
          <table:table-cell office:value-type="float" office:value="100" calcext:value-type="float">
            <text:p>100</text:p>
          </table:table-cell>
          <table:table-cell office:value-type="float" office:value="2100" calcext:value-type="float">
            <text:p>2100</text:p>
          </table:table-cell>
          <table:table-cell office:value-type="float" office:value="1035" calcext:value-type="float">
            <text:p>1035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750" calcext:value-type="float">
            <text:p>18750</text:p>
          </table:table-cell>
          <table:table-cell table:style-name="ce19" table:formula="of:=([.O22]-[.O21])/[.O21]" office:value-type="percentage" office:value="-0.0625" calcext:value-type="percentage">
            <text:p>-6 %</text:p>
          </table:table-cell>
          <table:table-cell/>
          <table:table-cell table:style-name="ce18" office:value-type="percentage" office:value="0.112" calcext:value-type="percentage">
            <text:p>11,20 %</text:p>
          </table:table-cell>
          <table:table-cell table:style-name="ce18" table:formula="of:=+[.E22]/[.O22]" office:value-type="percentage" office:value="0.0552" calcext:value-type="percentage">
            <text:p>5,52 %</text:p>
          </table:table-cell>
          <table:table-cell table:style-name="ce18" table:formula="of:=+[.B22]/[.O22]" office:value-type="percentage" office:value="0.767946666666667" calcext:value-type="percentage">
            <text:p>76,79 %</text:p>
          </table:table-cell>
          <table:table-cell table:style-name="ce18" table:formula="of:=+[.I22]/[.O22]" office:value-type="percentage" office:value="0.0426666666666667" calcext:value-type="percentage">
            <text:p>4,27 %</text:p>
          </table:table-cell>
          <table:table-cell table:style-name="ce18" table:formula="of:=+[.C22]/[.O22]" office:value-type="percentage" office:value="0.00533333333333333" calcext:value-type="percentage">
            <text:p>0,53 %</text:p>
          </table:table-cell>
          <table:table-cell table:style-name="ce18" table:formula="of:=+[.H22]/[.O22]" office:value-type="percentage" office:value="0.016" calcext:value-type="percentage">
            <text:p>1,60 %</text:p>
          </table:table-cell>
          <table:table-cell office:value-type="float" office:value="1991" calcext:value-type="float">
            <text:p>1991</text:p>
          </table:table-cell>
          <table:table-cell table:style-name="ce16" table:formula="of:=+[.L22]/[.O22]*100" office:value-type="float" office:value="0" calcext:value-type="float">
            <text:p>0,00</text:p>
          </table:table-cell>
          <table:table-cell table:style-name="ce16" table:formula="of:=+[.J22]/[.O22]*100" office:value-type="float" office:value="0" calcext:value-type="float">
            <text:p>0,00</text:p>
          </table:table-cell>
          <table:table-cell table:style-name="ce16" table:formula="of:=+[.G22]/[.O22]*100" office:value-type="float" office:value="0" calcext:value-type="float">
            <text:p>0,00</text:p>
          </table:table-cell>
          <table:table-cell table:style-name="ce16" table:formula="of:=+[.N22]/[.O22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22]/[.O22]*100" office:value-type="float" office:value="0" calcext:value-type="float">
            <text:p>0,00</text:p>
          </table:table-cell>
          <table:table-cell table:formula="of:=+[.I22]/[.O22]*100" office:value-type="float" office:value="4.26666666666667" calcext:value-type="float">
            <text:p>4,26666666666667</text:p>
          </table:table-cell>
          <table:table-cell table:formula="of:=+[.D22]/[.O22]*100" office:value-type="float" office:value="11.2" calcext:value-type="float">
            <text:p>11,2</text:p>
          </table:table-cell>
          <table:table-cell table:formula="of:=+[.E22]/[.O22]*100" office:value-type="float" office:value="5.52" calcext:value-type="float">
            <text:p>5,52</text:p>
          </table:table-cell>
          <table:table-cell table:formula="of:=+[.H22]/[.O22]*100" office:value-type="float" office:value="1.6" calcext:value-type="float">
            <text:p>1,6</text:p>
          </table:table-cell>
          <table:table-cell table:formula="of:=+[.B22]/[.O22]*100" office:value-type="float" office:value="76.7946666666667" calcext:value-type="float">
            <text:p>76,7946666666667</text:p>
          </table:table-cell>
          <table:table-cell table:number-columns-repeated="29"/>
        </table:table-row>
        <table:table-row table:style-name="ro2">
          <table:table-cell office:value-type="float" office:value="1992" calcext:value-type="float">
            <text:p>1992</text:p>
          </table:table-cell>
          <table:table-cell table:formula="of:=+[.O23]-[.D23]" office:value-type="float" office:value="18300" calcext:value-type="float">
            <text:p>1830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390" calcext:value-type="float">
            <text:p>39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800" calcext:value-type="float">
            <text:p>20800</text:p>
          </table:table-cell>
          <table:table-cell table:style-name="ce19" table:formula="of:=([.O23]-[.O22])/[.O22]" office:value-type="percentage" office:value="0.109333333333333" calcext:value-type="percentage">
            <text:p>11 %</text:p>
          </table:table-cell>
          <table:table-cell/>
          <table:table-cell table:style-name="ce19" office:value-type="percentage" office:value="0.12" calcext:value-type="percentage">
            <text:p>12 %</text:p>
          </table:table-cell>
          <table:table-cell table:style-name="ce18" table:formula="of:=+[.E23]/[.O23]" office:value-type="percentage" office:value="0.01875" calcext:value-type="percentage">
            <text:p>1,88 %</text:p>
          </table:table-cell>
          <table:table-cell table:style-name="ce18" table:formula="of:=+[.B23]/[.O23]" office:value-type="percentage" office:value="0.879807692307692" calcext:value-type="percentage">
            <text:p>87,98 %</text:p>
          </table:table-cell>
          <table:table-cell table:style-name="ce18" table:formula="of:=+[.I23]/[.O23]" office:value-type="percentage" office:value="0.0144230769230769" calcext:value-type="percentage">
            <text:p>1,44 %</text:p>
          </table:table-cell>
          <table:table-cell table:style-name="ce18" table:formula="of:=+[.C23]/[.O23]" office:value-type="percentage" office:value="0.00480769230769231" calcext:value-type="percentage">
            <text:p>0,48 %</text:p>
          </table:table-cell>
          <table:table-cell table:style-name="ce18" table:formula="of:=+[.H23]/[.O23]" office:value-type="percentage" office:value="0.00576923076923077" calcext:value-type="percentage">
            <text:p>0,58 %</text:p>
          </table:table-cell>
          <table:table-cell office:value-type="float" office:value="1992" calcext:value-type="float">
            <text:p>1992</text:p>
          </table:table-cell>
          <table:table-cell table:style-name="ce16" table:formula="of:=+[.L23]/[.O23]*100" office:value-type="float" office:value="0" calcext:value-type="float">
            <text:p>0,00</text:p>
          </table:table-cell>
          <table:table-cell table:style-name="ce16" table:formula="of:=+[.J23]/[.O23]*100" office:value-type="float" office:value="0" calcext:value-type="float">
            <text:p>0,00</text:p>
          </table:table-cell>
          <table:table-cell table:style-name="ce16" table:formula="of:=+[.G23]/[.O23]*100" office:value-type="float" office:value="0" calcext:value-type="float">
            <text:p>0,00</text:p>
          </table:table-cell>
          <table:table-cell table:style-name="ce16" table:formula="of:=+[.N23]/[.O23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23]/[.O23]*100" office:value-type="float" office:value="0" calcext:value-type="float">
            <text:p>0,00</text:p>
          </table:table-cell>
          <table:table-cell table:formula="of:=+[.I23]/[.O23]*100" office:value-type="float" office:value="1.44230769230769" calcext:value-type="float">
            <text:p>1,44230769230769</text:p>
          </table:table-cell>
          <table:table-cell table:formula="of:=+[.D23]/[.O23]*100" office:value-type="float" office:value="12.0192307692308" calcext:value-type="float">
            <text:p>12,0192307692308</text:p>
          </table:table-cell>
          <table:table-cell table:formula="of:=+[.E23]/[.O23]*100" office:value-type="float" office:value="1.875" calcext:value-type="float">
            <text:p>1,875</text:p>
          </table:table-cell>
          <table:table-cell table:formula="of:=+[.H23]/[.O23]*100" office:value-type="float" office:value="0.576923076923077" calcext:value-type="float">
            <text:p>0,576923076923077</text:p>
          </table:table-cell>
          <table:table-cell table:formula="of:=+[.B23]/[.O23]*100" office:value-type="float" office:value="87.9807692307692" calcext:value-type="float">
            <text:p>87,9807692307692</text:p>
          </table:table-cell>
          <table:table-cell table:number-columns-repeated="29"/>
        </table:table-row>
        <table:table-row table:style-name="ro2">
          <table:table-cell office:value-type="float" office:value="1993" calcext:value-type="float">
            <text:p>1993</text:p>
          </table:table-cell>
          <table:table-cell office:value-type="float" office:value="27750" calcext:value-type="float">
            <text:p>27750</text:p>
          </table:table-cell>
          <table:table-cell office:value-type="float" office:value="30" calcext:value-type="float">
            <text:p>30</text:p>
          </table:table-cell>
          <table:table-cell office:value-type="float" office:value="3300" calcext:value-type="float">
            <text:p>3300</text:p>
          </table:table-cell>
          <table:table-cell office:value-type="float" office:value="155" calcext:value-type="float">
            <text:p>15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050" calcext:value-type="float">
            <text:p>31050</text:p>
          </table:table-cell>
          <table:table-cell table:style-name="ce19" table:formula="of:=([.O24]-[.O23])/[.O23]" office:value-type="percentage" office:value="0.492788461538462" calcext:value-type="percentage">
            <text:p>49 %</text:p>
          </table:table-cell>
          <table:table-cell/>
          <table:table-cell table:style-name="ce19" office:value-type="percentage" office:value="0.1" calcext:value-type="percentage">
            <text:p>10 %</text:p>
          </table:table-cell>
          <table:table-cell table:style-name="ce18" table:formula="of:=+[.E24]/[.O24]" office:value-type="percentage" office:value="0.00499194847020934" calcext:value-type="percentage">
            <text:p>0,50 %</text:p>
          </table:table-cell>
          <table:table-cell table:style-name="ce18" table:formula="of:=+[.B24]/[.O24]" office:value-type="percentage" office:value="0.893719806763285" calcext:value-type="percentage">
            <text:p>89,37 %</text:p>
          </table:table-cell>
          <table:table-cell table:style-name="ce18" table:formula="of:=+[.I24]/[.O24]" office:value-type="percentage" office:value="0.00563607085346216" calcext:value-type="percentage">
            <text:p>0,56 %</text:p>
          </table:table-cell>
          <table:table-cell table:style-name="ce18" table:formula="of:=+[.C24]/[.O24]" office:value-type="percentage" office:value="0.000966183574879227" calcext:value-type="percentage">
            <text:p>0,10 %</text:p>
          </table:table-cell>
          <table:table-cell table:style-name="ce18" table:formula="of:=+[.H24]/[.O24]" office:value-type="percentage" office:value="0.000966183574879227" calcext:value-type="percentage">
            <text:p>0,10 %</text:p>
          </table:table-cell>
          <table:table-cell office:value-type="float" office:value="1993" calcext:value-type="float">
            <text:p>1993</text:p>
          </table:table-cell>
          <table:table-cell table:style-name="ce16" table:formula="of:=+[.L24]/[.O24]*100" office:value-type="float" office:value="0" calcext:value-type="float">
            <text:p>0,00</text:p>
          </table:table-cell>
          <table:table-cell table:style-name="ce16" table:formula="of:=+[.J24]/[.O24]*100" office:value-type="float" office:value="0" calcext:value-type="float">
            <text:p>0,00</text:p>
          </table:table-cell>
          <table:table-cell table:style-name="ce16" table:formula="of:=+[.G24]/[.O24]*100" office:value-type="float" office:value="0" calcext:value-type="float">
            <text:p>0,00</text:p>
          </table:table-cell>
          <table:table-cell table:style-name="ce16" table:formula="of:=+[.N24]/[.O24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24]/[.O24]*100" office:value-type="float" office:value="0" calcext:value-type="float">
            <text:p>0,00</text:p>
          </table:table-cell>
          <table:table-cell table:formula="of:=+[.I24]/[.O24]*100" office:value-type="float" office:value="0.563607085346216" calcext:value-type="float">
            <text:p>0,563607085346216</text:p>
          </table:table-cell>
          <table:table-cell table:formula="of:=+[.D24]/[.O24]*100" office:value-type="float" office:value="10.6280193236715" calcext:value-type="float">
            <text:p>10,6280193236715</text:p>
          </table:table-cell>
          <table:table-cell table:formula="of:=+[.E24]/[.O24]*100" office:value-type="float" office:value="0.499194847020934" calcext:value-type="float">
            <text:p>0,499194847020934</text:p>
          </table:table-cell>
          <table:table-cell table:formula="of:=+[.H24]/[.O24]*100" office:value-type="float" office:value="0.0966183574879227" calcext:value-type="float">
            <text:p>0,096618357487923</text:p>
          </table:table-cell>
          <table:table-cell table:formula="of:=+[.B24]/[.O24]*100" office:value-type="float" office:value="89.3719806763285" calcext:value-type="float">
            <text:p>89,3719806763285</text:p>
          </table:table-cell>
          <table:table-cell table:number-columns-repeated="29"/>
        </table:table-row>
        <table:table-row table:style-name="ro2">
          <table:table-cell office:value-type="float" office:value="1994" calcext:value-type="float">
            <text:p>1994</text:p>
          </table:table-cell>
          <table:table-cell table:formula="of:=+[.O25]-[.D25]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41000" calcext:value-type="float">
            <text:p>41000</text:p>
          </table:table-cell>
          <table:table-cell table:style-name="ce19" table:formula="of:=([.O25]-[.O24])/[.O24]" office:value-type="percentage" office:value="0.320450885668277" calcext:value-type="percentage">
            <text:p>32 %</text:p>
          </table:table-cell>
          <table:table-cell/>
          <table:table-cell table:style-name="ce18" office:value-type="percentage" office:value="0.093" calcext:value-type="percentage">
            <text:p>9,30 %</text:p>
          </table:table-cell>
          <table:table-cell table:style-name="ce18" table:formula="of:=+[.E25]/[.O25]" office:value-type="percentage" office:value="0.00121951219512195" calcext:value-type="percentage">
            <text:p>0,12 %</text:p>
          </table:table-cell>
          <table:table-cell table:style-name="ce18" table:formula="of:=+[.B25]/[.O25]" office:value-type="percentage" office:value="0.907317073170732" calcext:value-type="percentage">
            <text:p>90,73 %</text:p>
          </table:table-cell>
          <table:table-cell table:number-columns-repeated="2"/>
          <table:table-cell table:style-name="ce18" table:formula="of:=+[.H25]/[.O25]" office:value-type="percentage" office:value="0" calcext:value-type="percentage">
            <text:p>0,00 %</text:p>
          </table:table-cell>
          <table:table-cell office:value-type="float" office:value="1994" calcext:value-type="float">
            <text:p>1994</text:p>
          </table:table-cell>
          <table:table-cell table:style-name="ce16" table:formula="of:=+[.L25]/[.O25]*100" office:value-type="float" office:value="0" calcext:value-type="float">
            <text:p>0,00</text:p>
          </table:table-cell>
          <table:table-cell table:style-name="ce16" table:formula="of:=+[.J25]/[.O25]*100" office:value-type="float" office:value="0" calcext:value-type="float">
            <text:p>0,00</text:p>
          </table:table-cell>
          <table:table-cell table:style-name="ce16" table:formula="of:=+[.G25]/[.O25]*100" office:value-type="float" office:value="0" calcext:value-type="float">
            <text:p>0,00</text:p>
          </table:table-cell>
          <table:table-cell table:style-name="ce16" table:formula="of:=+[.N25]/[.O25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25]/[.O25]*100" office:value-type="float" office:value="0" calcext:value-type="float">
            <text:p>0,00</text:p>
          </table:table-cell>
          <table:table-cell table:formula="of:=+[.I25]/[.O25]*100" office:value-type="float" office:value="0" calcext:value-type="float">
            <text:p>0</text:p>
          </table:table-cell>
          <table:table-cell table:formula="of:=+[.D25]/[.O25]*100" office:value-type="float" office:value="9.26829268292683" calcext:value-type="float">
            <text:p>9,26829268292683</text:p>
          </table:table-cell>
          <table:table-cell table:formula="of:=+[.E25]/[.O25]*100" office:value-type="float" office:value="0.121951219512195" calcext:value-type="float">
            <text:p>0,121951219512195</text:p>
          </table:table-cell>
          <table:table-cell table:formula="of:=+[.H25]/[.O25]*100" office:value-type="float" office:value="0" calcext:value-type="float">
            <text:p>0</text:p>
          </table:table-cell>
          <table:table-cell table:formula="of:=+[.B25]/[.O25]*100" office:value-type="float" office:value="90.7317073170732" calcext:value-type="float">
            <text:p>90,7317073170732</text:p>
          </table:table-cell>
          <table:table-cell table:number-columns-repeated="29"/>
        </table:table-row>
        <table:table-row table:style-name="ro2">
          <table:table-cell office:value-type="float" office:value="1995" calcext:value-type="float">
            <text:p>1995</text:p>
          </table:table-cell>
          <table:table-cell table:formula="of:=+[.O26]-[.D26]" office:value-type="float" office:value="45880" calcext:value-type="float">
            <text:p>45880</text:p>
          </table:table-cell>
          <table:table-cell office:value-type="float" office:value="0" calcext:value-type="float">
            <text:p>0</text:p>
          </table:table-cell>
          <table:table-cell office:value-type="float" office:value="4120" calcext:value-type="float">
            <text:p>4120</text:p>
          </table:table-cell>
          <table:table-cell office:value-type="float" office:value="42" calcext:value-type="float">
            <text:p>42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50000" calcext:value-type="float">
            <text:p>50000</text:p>
          </table:table-cell>
          <table:table-cell table:style-name="ce19" table:formula="of:=([.O26]-[.O25])/[.O25]" office:value-type="percentage" office:value="0.219512195121951" calcext:value-type="percentage">
            <text:p>22 %</text:p>
          </table:table-cell>
          <table:table-cell/>
          <table:table-cell table:style-name="ce19" office:value-type="percentage" office:value="0.09" calcext:value-type="percentage">
            <text:p>9 %</text:p>
          </table:table-cell>
          <table:table-cell table:style-name="ce18" table:formula="of:=+[.E26]/[.O26]" office:value-type="percentage" office:value="0.00084" calcext:value-type="percentage">
            <text:p>0,08 %</text:p>
          </table:table-cell>
          <table:table-cell table:style-name="ce18" table:formula="of:=+[.B26]/[.O26]" office:value-type="percentage" office:value="0.9176" calcext:value-type="percentage">
            <text:p>91,76 %</text:p>
          </table:table-cell>
          <table:table-cell table:number-columns-repeated="2"/>
          <table:table-cell table:style-name="ce18"/>
          <table:table-cell office:value-type="float" office:value="1995" calcext:value-type="float">
            <text:p>1995</text:p>
          </table:table-cell>
          <table:table-cell table:style-name="ce16" table:formula="of:=+[.L26]/[.O26]*100" office:value-type="float" office:value="0" calcext:value-type="float">
            <text:p>0,00</text:p>
          </table:table-cell>
          <table:table-cell table:style-name="ce16" table:formula="of:=+[.J26]/[.O26]*100" office:value-type="float" office:value="0" calcext:value-type="float">
            <text:p>0,00</text:p>
          </table:table-cell>
          <table:table-cell table:style-name="ce16" table:formula="of:=+[.G26]/[.O26]*100" office:value-type="float" office:value="0" calcext:value-type="float">
            <text:p>0,00</text:p>
          </table:table-cell>
          <table:table-cell table:style-name="ce16" table:formula="of:=+[.N26]/[.O26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26]/[.O26]*100" office:value-type="float" office:value="0" calcext:value-type="float">
            <text:p>0,00</text:p>
          </table:table-cell>
          <table:table-cell table:formula="of:=+[.I26]/[.O26]*100" office:value-type="float" office:value="0" calcext:value-type="float">
            <text:p>0</text:p>
          </table:table-cell>
          <table:table-cell table:formula="of:=+[.D26]/[.O26]*100" office:value-type="float" office:value="8.24" calcext:value-type="float">
            <text:p>8,24</text:p>
          </table:table-cell>
          <table:table-cell table:formula="of:=+[.E26]/[.O26]*100" office:value-type="float" office:value="0.084" calcext:value-type="float">
            <text:p>0,084</text:p>
          </table:table-cell>
          <table:table-cell table:formula="of:=+[.H26]/[.O26]*100" office:value-type="float" office:value="0" calcext:value-type="float">
            <text:p>0</text:p>
          </table:table-cell>
          <table:table-cell table:formula="of:=+[.B26]/[.O26]*100" office:value-type="float" office:value="91.76" calcext:value-type="float">
            <text:p>91,76</text:p>
          </table:table-cell>
          <table:table-cell table:number-columns-repeated="29"/>
        </table:table-row>
        <table:table-row table:style-name="ro2">
          <table:table-cell office:value-type="float" office:value="1996" calcext:value-type="float">
            <text:p>1996</text:p>
          </table:table-cell>
          <table:table-cell table:formula="of:=+[.O27]-[.D27]" office:value-type="float" office:value="74612" calcext:value-type="float">
            <text:p>74612</text:p>
          </table:table-cell>
          <table:table-cell office:value-type="float" office:value="0" calcext:value-type="float">
            <text:p>0</text:p>
          </table:table-cell>
          <table:table-cell office:value-type="float" office:value="3388" calcext:value-type="float">
            <text:p>338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78000" calcext:value-type="float">
            <text:p>78000</text:p>
          </table:table-cell>
          <table:table-cell table:style-name="ce19" table:formula="of:=([.O27]-[.O26])/[.O26]" office:value-type="percentage" office:value="0.56" calcext:value-type="percentage">
            <text:p>56 %</text:p>
          </table:table-cell>
          <table:table-cell/>
          <table:table-cell table:style-name="ce18" office:value-type="percentage" office:value="0.051" calcext:value-type="percentage">
            <text:p>5,10 %</text:p>
          </table:table-cell>
          <table:table-cell/>
          <table:table-cell table:style-name="ce18" table:formula="of:=+[.B27]/[.O27]" office:value-type="percentage" office:value="0.956564102564103" calcext:value-type="percentage">
            <text:p>95,66 %</text:p>
          </table:table-cell>
          <table:table-cell table:number-columns-repeated="2"/>
          <table:table-cell table:style-name="ce18"/>
          <table:table-cell office:value-type="float" office:value="1996" calcext:value-type="float">
            <text:p>1996</text:p>
          </table:table-cell>
          <table:table-cell table:style-name="ce16" table:formula="of:=+[.L27]/[.O27]*100" office:value-type="float" office:value="0" calcext:value-type="float">
            <text:p>0,00</text:p>
          </table:table-cell>
          <table:table-cell table:style-name="ce16" table:formula="of:=+[.J27]/[.O27]*100" office:value-type="float" office:value="0" calcext:value-type="float">
            <text:p>0,00</text:p>
          </table:table-cell>
          <table:table-cell table:style-name="ce16" table:formula="of:=+[.G27]/[.O27]*100" office:value-type="float" office:value="0" calcext:value-type="float">
            <text:p>0,00</text:p>
          </table:table-cell>
          <table:table-cell table:style-name="ce16" table:formula="of:=+[.N27]/[.O27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27]/[.O27]*100" office:value-type="float" office:value="0" calcext:value-type="float">
            <text:p>0,00</text:p>
          </table:table-cell>
          <table:table-cell table:formula="of:=+[.I27]/[.O27]*100" office:value-type="float" office:value="0" calcext:value-type="float">
            <text:p>0</text:p>
          </table:table-cell>
          <table:table-cell table:formula="of:=+[.D27]/[.O27]*100" office:value-type="float" office:value="4.34358974358974" calcext:value-type="float">
            <text:p>4,34358974358974</text:p>
          </table:table-cell>
          <table:table-cell table:formula="of:=+[.E27]/[.O27]*100" office:value-type="float" office:value="0" calcext:value-type="float">
            <text:p>0</text:p>
          </table:table-cell>
          <table:table-cell table:formula="of:=+[.H27]/[.O27]*100" office:value-type="float" office:value="0" calcext:value-type="float">
            <text:p>0</text:p>
          </table:table-cell>
          <table:table-cell table:formula="of:=+[.B27]/[.O27]*100" office:value-type="float" office:value="95.6564102564103" calcext:value-type="float">
            <text:p>95,6564102564103</text:p>
          </table:table-cell>
          <table:table-cell table:number-columns-repeated="29"/>
        </table:table-row>
        <table:table-row table:style-name="ro2">
          <table:table-cell office:value-type="float" office:value="1997" calcext:value-type="float">
            <text:p>1997</text:p>
          </table:table-cell>
          <table:table-cell table:formula="of:=+[.O28]-[.D28]" office:value-type="float" office:value="78414" calcext:value-type="float">
            <text:p>78414</text:p>
          </table:table-cell>
          <table:table-cell office:value-type="float" office:value="0" calcext:value-type="float">
            <text:p>0</text:p>
          </table:table-cell>
          <table:table-cell office:value-type="float" office:value="2586" calcext:value-type="float">
            <text:p>2586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81000" calcext:value-type="float">
            <text:p>81000</text:p>
          </table:table-cell>
          <table:table-cell table:style-name="ce19" table:formula="of:=([.O28]-[.O27])/[.O27]" office:value-type="percentage" office:value="0.0384615384615385" calcext:value-type="percentage">
            <text:p>4 %</text:p>
          </table:table-cell>
          <table:table-cell/>
          <table:table-cell table:style-name="ce18" office:value-type="percentage" office:value="0.0345" calcext:value-type="percentage">
            <text:p>3,45 %</text:p>
          </table:table-cell>
          <table:table-cell/>
          <table:table-cell table:style-name="ce18" table:formula="of:=+[.B28]/[.O28]" office:value-type="percentage" office:value="0.968074074074074" calcext:value-type="percentage">
            <text:p>96,81 %</text:p>
          </table:table-cell>
          <table:table-cell table:number-columns-repeated="2"/>
          <table:table-cell table:style-name="ce18"/>
          <table:table-cell office:value-type="float" office:value="1997" calcext:value-type="float">
            <text:p>1997</text:p>
          </table:table-cell>
          <table:table-cell table:style-name="ce16" table:formula="of:=+[.L28]/[.O28]*100" office:value-type="float" office:value="0" calcext:value-type="float">
            <text:p>0,00</text:p>
          </table:table-cell>
          <table:table-cell table:style-name="ce16" table:formula="of:=+[.J28]/[.O28]*100" office:value-type="float" office:value="0" calcext:value-type="float">
            <text:p>0,00</text:p>
          </table:table-cell>
          <table:table-cell table:style-name="ce16" table:formula="of:=+[.G28]/[.O28]*100" office:value-type="float" office:value="0" calcext:value-type="float">
            <text:p>0,00</text:p>
          </table:table-cell>
          <table:table-cell table:style-name="ce16" table:formula="of:=+[.N28]/[.O28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28]/[.O28]*100" office:value-type="float" office:value="0" calcext:value-type="float">
            <text:p>0,00</text:p>
          </table:table-cell>
          <table:table-cell table:formula="of:=+[.I28]/[.O28]*100" office:value-type="float" office:value="0" calcext:value-type="float">
            <text:p>0</text:p>
          </table:table-cell>
          <table:table-cell table:formula="of:=+[.D28]/[.O28]*100" office:value-type="float" office:value="3.19259259259259" calcext:value-type="float">
            <text:p>3,19259259259259</text:p>
          </table:table-cell>
          <table:table-cell table:formula="of:=+[.E28]/[.O28]*100" office:value-type="float" office:value="0" calcext:value-type="float">
            <text:p>0</text:p>
          </table:table-cell>
          <table:table-cell table:formula="of:=+[.H28]/[.O28]*100" office:value-type="float" office:value="0" calcext:value-type="float">
            <text:p>0</text:p>
          </table:table-cell>
          <table:table-cell table:formula="of:=+[.B28]/[.O28]*100" office:value-type="float" office:value="96.8074074074074" calcext:value-type="float">
            <text:p>96,8074074074074</text:p>
          </table:table-cell>
          <table:table-cell table:number-columns-repeated="29"/>
        </table:table-row>
        <table:table-row table:style-name="ro2">
          <table:table-cell office:value-type="float" office:value="1998" calcext:value-type="float">
            <text:p>1998</text:p>
          </table:table-cell>
          <table:table-cell table:formula="of:=+[.O29]-[.D29]" office:value-type="float" office:value="96928" calcext:value-type="float">
            <text:p>96928</text:p>
          </table:table-cell>
          <table:table-cell office:value-type="float" office:value="0" calcext:value-type="float">
            <text:p>0</text:p>
          </table:table-cell>
          <table:table-cell office:value-type="float" office:value="3072" calcext:value-type="float">
            <text:p>307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00000" calcext:value-type="float">
            <text:p>100000</text:p>
          </table:table-cell>
          <table:table-cell table:style-name="ce19" table:formula="of:=([.O29]-[.O28])/[.O28]" office:value-type="percentage" office:value="0.234567901234568" calcext:value-type="percentage">
            <text:p>23 %</text:p>
          </table:table-cell>
          <table:table-cell/>
          <table:table-cell table:style-name="ce18" table:formula="of:=+[.D29]/[.O29]" office:value-type="percentage" office:value="0.03072" calcext:value-type="percentage">
            <text:p>3,07 %</text:p>
          </table:table-cell>
          <table:table-cell/>
          <table:table-cell table:style-name="ce18" table:formula="of:=+[.B29]/[.O29]" office:value-type="percentage" office:value="0.96928" calcext:value-type="percentage">
            <text:p>96,93 %</text:p>
          </table:table-cell>
          <table:table-cell table:number-columns-repeated="2"/>
          <table:table-cell table:style-name="ce18"/>
          <table:table-cell office:value-type="float" office:value="1998" calcext:value-type="float">
            <text:p>1998</text:p>
          </table:table-cell>
          <table:table-cell table:style-name="ce16" table:formula="of:=+[.L29]/[.O29]*100" office:value-type="float" office:value="0" calcext:value-type="float">
            <text:p>0,00</text:p>
          </table:table-cell>
          <table:table-cell table:style-name="ce16" table:formula="of:=+[.J29]/[.O29]*100" office:value-type="float" office:value="0" calcext:value-type="float">
            <text:p>0,00</text:p>
          </table:table-cell>
          <table:table-cell table:style-name="ce16" table:formula="of:=+[.G29]/[.O29]*100" office:value-type="float" office:value="0" calcext:value-type="float">
            <text:p>0,00</text:p>
          </table:table-cell>
          <table:table-cell table:style-name="ce16" table:formula="of:=+[.N29]/[.O29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29]/[.O29]*100" office:value-type="float" office:value="0" calcext:value-type="float">
            <text:p>0,00</text:p>
          </table:table-cell>
          <table:table-cell table:formula="of:=+[.I29]/[.O29]*100" office:value-type="float" office:value="0" calcext:value-type="float">
            <text:p>0</text:p>
          </table:table-cell>
          <table:table-cell table:formula="of:=+[.D29]/[.O29]*100" office:value-type="float" office:value="3.072" calcext:value-type="float">
            <text:p>3,072</text:p>
          </table:table-cell>
          <table:table-cell table:formula="of:=+[.E29]/[.O29]*100" office:value-type="float" office:value="0" calcext:value-type="float">
            <text:p>0</text:p>
          </table:table-cell>
          <table:table-cell table:formula="of:=+[.H29]/[.O29]*100" office:value-type="float" office:value="0" calcext:value-type="float">
            <text:p>0</text:p>
          </table:table-cell>
          <table:table-cell table:formula="of:=+[.B29]/[.O29]*100" office:value-type="float" office:value="96.928" calcext:value-type="float">
            <text:p>96,928</text:p>
          </table:table-cell>
          <table:table-cell table:number-columns-repeated="29"/>
        </table:table-row>
        <table:table-row table:style-name="ro2">
          <table:table-cell office:value-type="float" office:value="1999" calcext:value-type="float">
            <text:p>1999</text:p>
          </table:table-cell>
          <table:table-cell table:formula="of:=+[.O30]-[.D30]" office:value-type="float" office:value="116119" calcext:value-type="float">
            <text:p>116119</text:p>
          </table:table-cell>
          <table:table-cell office:value-type="float" office:value="0" calcext:value-type="float">
            <text:p>0</text:p>
          </table:table-cell>
          <table:table-cell office:value-type="float" office:value="3881" calcext:value-type="float">
            <text:p>388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20000" calcext:value-type="float">
            <text:p>120000</text:p>
          </table:table-cell>
          <table:table-cell table:style-name="ce19" table:formula="of:=([.O30]-[.O29])/[.O29]" office:value-type="percentage" office:value="0.2" calcext:value-type="percentage">
            <text:p>20 %</text:p>
          </table:table-cell>
          <table:table-cell/>
          <table:table-cell table:style-name="ce18" table:formula="of:=+[.D30]/[.O30]" office:value-type="percentage" office:value="0.0323416666666667" calcext:value-type="percentage">
            <text:p>3,23 %</text:p>
          </table:table-cell>
          <table:table-cell/>
          <table:table-cell table:style-name="ce18" table:formula="of:=+[.B30]/[.O30]" office:value-type="percentage" office:value="0.967658333333333" calcext:value-type="percentage">
            <text:p>96,77 %</text:p>
          </table:table-cell>
          <table:table-cell table:number-columns-repeated="2"/>
          <table:table-cell table:style-name="ce18"/>
          <table:table-cell office:value-type="float" office:value="1999" calcext:value-type="float">
            <text:p>1999</text:p>
          </table:table-cell>
          <table:table-cell table:style-name="ce16" table:formula="of:=+[.L30]/[.O30]*100" office:value-type="float" office:value="0" calcext:value-type="float">
            <text:p>0,00</text:p>
          </table:table-cell>
          <table:table-cell table:style-name="ce16" table:formula="of:=+[.J30]/[.O30]*100" office:value-type="float" office:value="0" calcext:value-type="float">
            <text:p>0,00</text:p>
          </table:table-cell>
          <table:table-cell table:style-name="ce16" table:formula="of:=+[.G30]/[.O30]*100" office:value-type="float" office:value="0" calcext:value-type="float">
            <text:p>0,00</text:p>
          </table:table-cell>
          <table:table-cell table:style-name="ce16" table:formula="of:=+[.N30]/[.O30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0]/[.O30]*100" office:value-type="float" office:value="0" calcext:value-type="float">
            <text:p>0,00</text:p>
          </table:table-cell>
          <table:table-cell table:formula="of:=+[.I30]/[.O30]*100" office:value-type="float" office:value="0" calcext:value-type="float">
            <text:p>0</text:p>
          </table:table-cell>
          <table:table-cell table:formula="of:=+[.D30]/[.O30]*100" office:value-type="float" office:value="3.23416666666667" calcext:value-type="float">
            <text:p>3,23416666666667</text:p>
          </table:table-cell>
          <table:table-cell table:formula="of:=+[.E30]/[.O30]*100" office:value-type="float" office:value="0" calcext:value-type="float">
            <text:p>0</text:p>
          </table:table-cell>
          <table:table-cell table:formula="of:=+[.H30]/[.O30]*100" office:value-type="float" office:value="0" calcext:value-type="float">
            <text:p>0</text:p>
          </table:table-cell>
          <table:table-cell table:formula="of:=+[.B30]/[.O30]*100" office:value-type="float" office:value="96.7658333333333" calcext:value-type="float">
            <text:p>96,7658333333333</text:p>
          </table:table-cell>
          <table:table-cell table:number-columns-repeated="29"/>
        </table:table-row>
        <table:table-row table:style-name="ro2">
          <table:table-cell office:value-type="float" office:value="2000" calcext:value-type="float">
            <text:p>2000</text:p>
          </table:table-cell>
          <table:table-cell table:formula="of:=+[.O31]-[.D31]" office:value-type="float" office:value="134160" calcext:value-type="float">
            <text:p>134160</text:p>
          </table:table-cell>
          <table:table-cell office:value-type="float" office:value="0" calcext:value-type="float">
            <text:p>0</text:p>
          </table:table-cell>
          <table:table-cell office:value-type="float" office:value="3840" calcext:value-type="float">
            <text:p>384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38000" calcext:value-type="float">
            <text:p>138000</text:p>
          </table:table-cell>
          <table:table-cell table:style-name="ce19" table:formula="of:=([.O31]-[.O30])/[.O30]" office:value-type="percentage" office:value="0.15" calcext:value-type="percentage">
            <text:p>15 %</text:p>
          </table:table-cell>
          <table:table-cell/>
          <table:table-cell table:style-name="ce18" table:formula="of:=+[.D31]/[.O31]" office:value-type="percentage" office:value="0.0278260869565217" calcext:value-type="percentage">
            <text:p>2,78 %</text:p>
          </table:table-cell>
          <table:table-cell/>
          <table:table-cell table:style-name="ce18" table:formula="of:=+[.B31]/[.O31]" office:value-type="percentage" office:value="0.972173913043478" calcext:value-type="percentage">
            <text:p>97,22 %</text:p>
          </table:table-cell>
          <table:table-cell table:number-columns-repeated="2"/>
          <table:table-cell table:style-name="ce18"/>
          <table:table-cell office:value-type="float" office:value="2000" calcext:value-type="float">
            <text:p>2000</text:p>
          </table:table-cell>
          <table:table-cell table:style-name="ce16" table:formula="of:=+[.L31]/[.O31]*100" office:value-type="float" office:value="0" calcext:value-type="float">
            <text:p>0,00</text:p>
          </table:table-cell>
          <table:table-cell table:style-name="ce16" table:formula="of:=+[.J31]/[.O31]*100" office:value-type="float" office:value="0" calcext:value-type="float">
            <text:p>0,00</text:p>
          </table:table-cell>
          <table:table-cell table:style-name="ce16" table:formula="of:=+[.G31]/[.O31]*100" office:value-type="float" office:value="0" calcext:value-type="float">
            <text:p>0,00</text:p>
          </table:table-cell>
          <table:table-cell table:style-name="ce16" table:formula="of:=+[.N31]/[.O31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1]/[.O31]*100" office:value-type="float" office:value="0" calcext:value-type="float">
            <text:p>0,00</text:p>
          </table:table-cell>
          <table:table-cell table:formula="of:=+[.I31]/[.O31]*100" office:value-type="float" office:value="0" calcext:value-type="float">
            <text:p>0</text:p>
          </table:table-cell>
          <table:table-cell table:formula="of:=+[.D31]/[.O31]*100" office:value-type="float" office:value="2.78260869565217" calcext:value-type="float">
            <text:p>2,78260869565217</text:p>
          </table:table-cell>
          <table:table-cell table:formula="of:=+[.E31]/[.O31]*100" office:value-type="float" office:value="0" calcext:value-type="float">
            <text:p>0</text:p>
          </table:table-cell>
          <table:table-cell table:formula="of:=+[.H31]/[.O31]*100" office:value-type="float" office:value="0" calcext:value-type="float">
            <text:p>0</text:p>
          </table:table-cell>
          <table:table-cell table:formula="of:=+[.B31]/[.O31]*100" office:value-type="float" office:value="97.2173913043478" calcext:value-type="float">
            <text:p>97,2173913043478</text:p>
          </table:table-cell>
          <table:table-cell office:value-type="float" office:value="0.3" calcext:value-type="float">
            <text:p>0,3</text:p>
          </table:table-cell>
          <table:table-cell table:formula="of:=+[.AJ31]*1000" office:value-type="float" office:value="300" calcext:value-type="float">
            <text:p>300</text:p>
          </table:table-cell>
          <table:table-cell table:number-columns-repeated="27"/>
        </table:table-row>
        <table:table-row table:style-name="ro2">
          <table:table-cell office:value-type="float" office:value="2001" calcext:value-type="float">
            <text:p>2001</text:p>
          </table:table-cell>
          <table:table-cell table:formula="of:=+[.O32]-[.D32]" office:value-type="float" office:value="124826" calcext:value-type="float">
            <text:p>124826</text:p>
          </table:table-cell>
          <table:table-cell office:value-type="float" office:value="0" calcext:value-type="float">
            <text:p>0</text:p>
          </table:table-cell>
          <table:table-cell office:value-type="float" office:value="3174" calcext:value-type="float">
            <text:p>3174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28000" calcext:value-type="float">
            <text:p>128000</text:p>
          </table:table-cell>
          <table:table-cell table:style-name="ce19" table:formula="of:=([.O32]-[.O31])/[.O31]" office:value-type="percentage" office:value="-0.072463768115942" calcext:value-type="percentage">
            <text:p>-7 %</text:p>
          </table:table-cell>
          <table:table-cell/>
          <table:table-cell table:style-name="ce18" table:formula="of:=+[.D32]/[.O32]" office:value-type="percentage" office:value="0.024796875" calcext:value-type="percentage">
            <text:p>2,48 %</text:p>
          </table:table-cell>
          <table:table-cell/>
          <table:table-cell table:style-name="ce18" table:formula="of:=+[.B32]/[.O32]" office:value-type="percentage" office:value="0.975203125" calcext:value-type="percentage">
            <text:p>97,52 %</text:p>
          </table:table-cell>
          <table:table-cell table:number-columns-repeated="2"/>
          <table:table-cell table:style-name="ce18"/>
          <table:table-cell office:value-type="float" office:value="2001" calcext:value-type="float">
            <text:p>2001</text:p>
          </table:table-cell>
          <table:table-cell table:style-name="ce16" table:formula="of:=+[.L32]/[.O32]*100" office:value-type="float" office:value="0" calcext:value-type="float">
            <text:p>0,00</text:p>
          </table:table-cell>
          <table:table-cell table:style-name="ce16" table:formula="of:=+[.J32]/[.O32]*100" office:value-type="float" office:value="0" calcext:value-type="float">
            <text:p>0,00</text:p>
          </table:table-cell>
          <table:table-cell table:style-name="ce16" table:formula="of:=+[.G32]/[.O32]*100" office:value-type="float" office:value="0" calcext:value-type="float">
            <text:p>0,00</text:p>
          </table:table-cell>
          <table:table-cell table:style-name="ce16" table:formula="of:=+[.N32]/[.O32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2]/[.O32]*100" office:value-type="float" office:value="0" calcext:value-type="float">
            <text:p>0,00</text:p>
          </table:table-cell>
          <table:table-cell table:formula="of:=+[.I32]/[.O32]*100" office:value-type="float" office:value="0" calcext:value-type="float">
            <text:p>0</text:p>
          </table:table-cell>
          <table:table-cell table:formula="of:=+[.D32]/[.O32]*100" office:value-type="float" office:value="2.4796875" calcext:value-type="float">
            <text:p>2,4796875</text:p>
          </table:table-cell>
          <table:table-cell table:formula="of:=+[.E32]/[.O32]*100" office:value-type="float" office:value="0" calcext:value-type="float">
            <text:p>0</text:p>
          </table:table-cell>
          <table:table-cell table:formula="of:=+[.H32]/[.O32]*100" office:value-type="float" office:value="0" calcext:value-type="float">
            <text:p>0</text:p>
          </table:table-cell>
          <table:table-cell table:formula="of:=+[.B32]/[.O32]*100" office:value-type="float" office:value="97.5203125" calcext:value-type="float">
            <text:p>97,5203125</text:p>
          </table:table-cell>
          <table:table-cell office:value-type="float" office:value="3" calcext:value-type="float">
            <text:p>3</text:p>
          </table:table-cell>
          <table:table-cell table:formula="of:=+[.AJ32]*1000" office:value-type="float" office:value="3000" calcext:value-type="float">
            <text:p>3000</text:p>
          </table:table-cell>
          <table:table-cell table:number-columns-repeated="27"/>
        </table:table-row>
        <table:table-row table:style-name="ro2">
          <table:table-cell office:value-type="float" office:value="2002" calcext:value-type="float">
            <text:p>2002</text:p>
          </table:table-cell>
          <table:table-cell table:formula="of:=+[.O33]-[.D33]" office:value-type="float" office:value="128902" calcext:value-type="float">
            <text:p>128902</text:p>
          </table:table-cell>
          <table:table-cell office:value-type="float" office:value="0" calcext:value-type="float">
            <text:p>0</text:p>
          </table:table-cell>
          <table:table-cell office:value-type="float" office:value="3098" calcext:value-type="float">
            <text:p>309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32000" calcext:value-type="float">
            <text:p>132000</text:p>
          </table:table-cell>
          <table:table-cell table:style-name="ce19" table:formula="of:=([.O33]-[.O32])/[.O32]" office:value-type="percentage" office:value="0.03125" calcext:value-type="percentage">
            <text:p>3 %</text:p>
          </table:table-cell>
          <table:table-cell/>
          <table:table-cell table:style-name="ce18" table:formula="of:=+[.D33]/[.O33]" office:value-type="percentage" office:value="0.023469696969697" calcext:value-type="percentage">
            <text:p>2,35 %</text:p>
          </table:table-cell>
          <table:table-cell/>
          <table:table-cell table:style-name="ce18" table:formula="of:=+[.B33]/[.O33]" office:value-type="percentage" office:value="0.976530303030303" calcext:value-type="percentage">
            <text:p>97,65 %</text:p>
          </table:table-cell>
          <table:table-cell table:number-columns-repeated="2"/>
          <table:table-cell table:style-name="ce18"/>
          <table:table-cell office:value-type="float" office:value="2002" calcext:value-type="float">
            <text:p>2002</text:p>
          </table:table-cell>
          <table:table-cell table:style-name="ce16" table:formula="of:=+[.L33]/[.O33]*100" office:value-type="float" office:value="0" calcext:value-type="float">
            <text:p>0,00</text:p>
          </table:table-cell>
          <table:table-cell table:style-name="ce16" table:formula="of:=+[.J33]/[.O33]*100" office:value-type="float" office:value="0" calcext:value-type="float">
            <text:p>0,00</text:p>
          </table:table-cell>
          <table:table-cell table:style-name="ce16" table:formula="of:=+[.G33]/[.O33]*100" office:value-type="float" office:value="0" calcext:value-type="float">
            <text:p>0,00</text:p>
          </table:table-cell>
          <table:table-cell table:style-name="ce16" table:formula="of:=+[.N33]/[.O33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3]/[.O33]*100" office:value-type="float" office:value="0" calcext:value-type="float">
            <text:p>0,00</text:p>
          </table:table-cell>
          <table:table-cell table:formula="of:=+[.I33]/[.O33]*100" office:value-type="float" office:value="0" calcext:value-type="float">
            <text:p>0</text:p>
          </table:table-cell>
          <table:table-cell table:formula="of:=+[.D33]/[.O33]*100" office:value-type="float" office:value="2.3469696969697" calcext:value-type="float">
            <text:p>2,3469696969697</text:p>
          </table:table-cell>
          <table:table-cell table:formula="of:=+[.E33]/[.O33]*100" office:value-type="float" office:value="0" calcext:value-type="float">
            <text:p>0</text:p>
          </table:table-cell>
          <table:table-cell table:formula="of:=+[.H33]/[.O33]*100" office:value-type="float" office:value="0" calcext:value-type="float">
            <text:p>0</text:p>
          </table:table-cell>
          <table:table-cell table:formula="of:=+[.B33]/[.O33]*100" office:value-type="float" office:value="97.6530303030303" calcext:value-type="float">
            <text:p>97,6530303030303</text:p>
          </table:table-cell>
          <table:table-cell table:formula="of:=423*0.01" office:value-type="float" office:value="4.23" calcext:value-type="float">
            <text:p>4,23</text:p>
          </table:table-cell>
          <table:table-cell table:formula="of:=+[.AJ33]*1000" office:value-type="float" office:value="4230" calcext:value-type="float">
            <text:p>4230</text:p>
          </table:table-cell>
          <table:table-cell table:number-columns-repeated="27"/>
        </table:table-row>
        <table:table-row table:style-name="ro2">
          <table:table-cell office:value-type="float" office:value="2003" calcext:value-type="float">
            <text:p>2003</text:p>
          </table:table-cell>
          <table:table-cell table:formula="of:=150800-3098" office:value-type="float" office:value="147702" calcext:value-type="float">
            <text:p>147702</text:p>
          </table:table-cell>
          <table:table-cell office:value-type="float" office:value="0" calcext:value-type="float">
            <text:p>0</text:p>
          </table:table-cell>
          <table:table-cell office:value-type="float" office:value="3098" calcext:value-type="float">
            <text:p>309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50800" calcext:value-type="float">
            <text:p>150800</text:p>
          </table:table-cell>
          <table:table-cell table:style-name="ce19" table:formula="of:=([.O34]-[.O33])/[.O33]" office:value-type="percentage" office:value="0.142424242424242" calcext:value-type="percentage">
            <text:p>14 %</text:p>
          </table:table-cell>
          <table:table-cell/>
          <table:table-cell table:style-name="ce18" table:formula="of:=+[.D34]/[.O34]" office:value-type="percentage" office:value="0.0205437665782493" calcext:value-type="percentage">
            <text:p>2,05 %</text:p>
          </table:table-cell>
          <table:table-cell/>
          <table:table-cell table:style-name="ce18" table:formula="of:=+[.B34]/[.O34]" office:value-type="percentage" office:value="0.979456233421751" calcext:value-type="percentage">
            <text:p>97,95 %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 table:style-name="ce16" table:formula="of:=+[.L34]/[.O34]*100" office:value-type="float" office:value="0" calcext:value-type="float">
            <text:p>0,00</text:p>
          </table:table-cell>
          <table:table-cell table:style-name="ce16" table:formula="of:=+[.J34]/[.O34]*100" office:value-type="float" office:value="0" calcext:value-type="float">
            <text:p>0,00</text:p>
          </table:table-cell>
          <table:table-cell table:style-name="ce16" table:formula="of:=+[.G34]/[.O34]*100" office:value-type="float" office:value="0" calcext:value-type="float">
            <text:p>0,00</text:p>
          </table:table-cell>
          <table:table-cell table:style-name="ce16" table:formula="of:=+[.N34]/[.O34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4]/[.O34]*100" office:value-type="float" office:value="0" calcext:value-type="float">
            <text:p>0,00</text:p>
          </table:table-cell>
          <table:table-cell table:formula="of:=+[.I34]/[.O34]*100" office:value-type="float" office:value="0" calcext:value-type="float">
            <text:p>0</text:p>
          </table:table-cell>
          <table:table-cell table:formula="of:=+[.D34]/[.O34]*100" office:value-type="float" office:value="2.05437665782493" calcext:value-type="float">
            <text:p>2,05437665782493</text:p>
          </table:table-cell>
          <table:table-cell table:formula="of:=+[.E34]/[.O34]*100" office:value-type="float" office:value="0" calcext:value-type="float">
            <text:p>0</text:p>
          </table:table-cell>
          <table:table-cell table:formula="of:=+[.H34]/[.O34]*100" office:value-type="float" office:value="0" calcext:value-type="float">
            <text:p>0</text:p>
          </table:table-cell>
          <table:table-cell table:formula="of:=+[.B34]/[.O34]*100" office:value-type="float" office:value="97.9456233421751" calcext:value-type="float">
            <text:p>97,9456233421751</text:p>
          </table:table-cell>
          <table:table-cell office:value-type="float" office:value="7.4" calcext:value-type="float">
            <text:p>7,4</text:p>
          </table:table-cell>
          <table:table-cell table:formula="of:=+[.AJ34]*1000" office:value-type="float" office:value="7400" calcext:value-type="float">
            <text:p>7400</text:p>
          </table:table-cell>
          <table:table-cell table:number-columns-repeated="27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formula="of:=+[.O35]-[.D35]" office:value-type="float" office:value="173193" calcext:value-type="float">
            <text:p>173193</text:p>
          </table:table-cell>
          <table:table-cell office:value-type="float" office:value="0" calcext:value-type="float">
            <text:p>0</text:p>
          </table:table-cell>
          <table:table-cell office:value-type="float" office:value="3507" calcext:value-type="float">
            <text:p>350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76700" calcext:value-type="float">
            <text:p>176700</text:p>
          </table:table-cell>
          <table:table-cell table:style-name="ce19" table:formula="of:=([.O35]-[.O34])/[.O34]" office:value-type="percentage" office:value="0.171750663129973" calcext:value-type="percentage">
            <text:p>17 %</text:p>
          </table:table-cell>
          <table:table-cell/>
          <table:table-cell table:style-name="ce18" table:formula="of:=+[.D35]/[.O35]" office:value-type="percentage" office:value="0.0198471986417657" calcext:value-type="percentage">
            <text:p>1,98 %</text:p>
          </table:table-cell>
          <table:table-cell/>
          <table:table-cell table:style-name="ce18" table:formula="of:=+[.B35]/[.O35]" office:value-type="percentage" office:value="0.980152801358234" calcext:value-type="percentage">
            <text:p>98,02 %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style-name="ce16" table:formula="of:=+[.L35]/[.O35]*100" office:value-type="float" office:value="0" calcext:value-type="float">
            <text:p>0,00</text:p>
          </table:table-cell>
          <table:table-cell table:style-name="ce16" table:formula="of:=+[.J35]/[.O35]*100" office:value-type="float" office:value="0" calcext:value-type="float">
            <text:p>0,00</text:p>
          </table:table-cell>
          <table:table-cell table:style-name="ce16" table:formula="of:=+[.G35]/[.O35]*100" office:value-type="float" office:value="0" calcext:value-type="float">
            <text:p>0,00</text:p>
          </table:table-cell>
          <table:table-cell table:style-name="ce16" table:formula="of:=+[.N35]/[.O35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5]/[.O35]*100" office:value-type="float" office:value="0" calcext:value-type="float">
            <text:p>0,00</text:p>
          </table:table-cell>
          <table:table-cell table:formula="of:=+[.I35]/[.O35]*100" office:value-type="float" office:value="0" calcext:value-type="float">
            <text:p>0</text:p>
          </table:table-cell>
          <table:table-cell table:formula="of:=+[.D35]/[.O35]*100" office:value-type="float" office:value="1.98471986417657" calcext:value-type="float">
            <text:p>1,98471986417657</text:p>
          </table:table-cell>
          <table:table-cell table:formula="of:=+[.E35]/[.O35]*100" office:value-type="float" office:value="0" calcext:value-type="float">
            <text:p>0</text:p>
          </table:table-cell>
          <table:table-cell table:formula="of:=+[.H35]/[.O35]*100" office:value-type="float" office:value="0" calcext:value-type="float">
            <text:p>0</text:p>
          </table:table-cell>
          <table:table-cell table:formula="of:=+[.B35]/[.O35]*100" office:value-type="float" office:value="98.0152801358234" calcext:value-type="float">
            <text:p>98,0152801358234</text:p>
          </table:table-cell>
          <table:table-cell office:value-type="float" office:value="15.5" calcext:value-type="float">
            <text:p>15,5</text:p>
          </table:table-cell>
          <table:table-cell table:formula="of:=+[.AJ35]*1000" office:value-type="float" office:value="15500" calcext:value-type="float">
            <text:p>15500</text:p>
          </table:table-cell>
          <table:table-cell table:number-columns-repeated="27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192233" calcext:value-type="float">
            <text:p>192233</text:p>
          </table:table-cell>
          <table:table-cell office:value-type="float" office:value="0" calcext:value-type="float">
            <text:p>0</text:p>
          </table:table-cell>
          <table:table-cell office:value-type="float" office:value="4742" calcext:value-type="float">
            <text:p>474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+[.D36]+[.B36]" office:value-type="float" office:value="196975" calcext:value-type="float">
            <text:p>196975</text:p>
          </table:table-cell>
          <table:table-cell table:style-name="ce19" table:formula="of:=([.O36]-[.O35])/[.O35]" office:value-type="percentage" office:value="0.114742501414827" calcext:value-type="percentage">
            <text:p>11 %</text:p>
          </table:table-cell>
          <table:table-cell/>
          <table:table-cell table:style-name="ce18" table:formula="of:=+[.D36]/[.O36]" office:value-type="percentage" office:value="0.0240741210813555" calcext:value-type="percentage">
            <text:p>2,41 %</text:p>
          </table:table-cell>
          <table:table-cell/>
          <table:table-cell table:style-name="ce18" table:formula="of:=+[.B36]/[.O36]" office:value-type="percentage" office:value="0.975925878918644" calcext:value-type="percentage">
            <text:p>97,59 %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table:style-name="ce16" table:formula="of:=+[.L36]/[.O36]*100" office:value-type="float" office:value="0" calcext:value-type="float">
            <text:p>0,00</text:p>
          </table:table-cell>
          <table:table-cell table:style-name="ce16" table:formula="of:=+[.J36]/[.O36]*100" office:value-type="float" office:value="0" calcext:value-type="float">
            <text:p>0,00</text:p>
          </table:table-cell>
          <table:table-cell table:style-name="ce16" table:formula="of:=+[.G36]/[.O36]*100" office:value-type="float" office:value="0" calcext:value-type="float">
            <text:p>0,00</text:p>
          </table:table-cell>
          <table:table-cell table:style-name="ce16" table:formula="of:=+[.N36]/[.O36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6]/[.O36]*100" office:value-type="float" office:value="0" calcext:value-type="float">
            <text:p>0,00</text:p>
          </table:table-cell>
          <table:table-cell table:formula="of:=+[.I36]/[.O36]*100" office:value-type="float" office:value="0" calcext:value-type="float">
            <text:p>0</text:p>
          </table:table-cell>
          <table:table-cell table:formula="of:=+[.D36]/[.O36]*100" office:value-type="float" office:value="2.40741210813555" calcext:value-type="float">
            <text:p>2,40741210813555</text:p>
          </table:table-cell>
          <table:table-cell table:formula="of:=+[.E36]/[.O36]*100" office:value-type="float" office:value="0" calcext:value-type="float">
            <text:p>0</text:p>
          </table:table-cell>
          <table:table-cell table:formula="of:=+[.H36]/[.O36]*100" office:value-type="float" office:value="0" calcext:value-type="float">
            <text:p>0</text:p>
          </table:table-cell>
          <table:table-cell table:formula="of:=+[.B36]/[.O36]*100" office:value-type="float" office:value="97.5925878918644" calcext:value-type="float">
            <text:p>97,5925878918644</text:p>
          </table:table-cell>
          <table:table-cell office:value-type="float" office:value="46.6" calcext:value-type="float">
            <text:p>46,6</text:p>
          </table:table-cell>
          <table:table-cell table:formula="of:=+[.AJ36]*1000" office:value-type="float" office:value="46600" calcext:value-type="float">
            <text:p>46600</text:p>
          </table:table-cell>
          <table:table-cell table:number-columns-repeated="27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formula="of:=+[.O37]-[.D37]" office:value-type="float" office:value="233556" calcext:value-type="float">
            <text:p>233556</text:p>
          </table:table-cell>
          <table:table-cell/>
          <table:table-cell table:formula="of:=SUM([.F47:.I47])" office:value-type="float" office:value="5655" calcext:value-type="float">
            <text:p>5655</text:p>
          </table:table-cell>
          <table:table-cell table:number-columns-repeated="10"/>
          <table:table-cell office:value-type="float" office:value="239211" calcext:value-type="float">
            <text:p>239211</text:p>
          </table:table-cell>
          <table:table-cell table:style-name="ce19" table:formula="of:=([.O37]-[.O36])/[.O36]" office:value-type="percentage" office:value="0.214423150145958" calcext:value-type="percentage">
            <text:p>21 %</text:p>
          </table:table-cell>
          <table:table-cell/>
          <table:table-cell table:style-name="ce18" table:formula="of:=+[.D37]/[.O37]" office:value-type="percentage" office:value="0.0236402172140913" calcext:value-type="percentage">
            <text:p>2,36 %</text:p>
          </table:table-cell>
          <table:table-cell table:number-columns-repeated="5"/>
          <table:table-cell office:value-type="float" office:value="2006" calcext:value-type="float">
            <text:p>2006</text:p>
          </table:table-cell>
          <table:table-cell table:style-name="ce16" table:formula="of:=+[.L37]/[.O37]*100" office:value-type="float" office:value="0" calcext:value-type="float">
            <text:p>0,00</text:p>
          </table:table-cell>
          <table:table-cell table:style-name="ce16" table:formula="of:=+[.J37]/[.O37]*100" office:value-type="float" office:value="0" calcext:value-type="float">
            <text:p>0,00</text:p>
          </table:table-cell>
          <table:table-cell table:style-name="ce16" table:formula="of:=+[.G37]/[.O37]*100" office:value-type="float" office:value="0" calcext:value-type="float">
            <text:p>0,00</text:p>
          </table:table-cell>
          <table:table-cell table:style-name="ce16" table:formula="of:=+[.N37]/[.O37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7]/[.O37]*100" office:value-type="float" office:value="0" calcext:value-type="float">
            <text:p>0,00</text:p>
          </table:table-cell>
          <table:table-cell table:formula="of:=+[.I37]/[.O37]*100" office:value-type="float" office:value="0" calcext:value-type="float">
            <text:p>0</text:p>
          </table:table-cell>
          <table:table-cell table:formula="of:=+[.D37]/[.O37]*100" office:value-type="float" office:value="2.36402172140913" calcext:value-type="float">
            <text:p>2,36402172140913</text:p>
          </table:table-cell>
          <table:table-cell table:formula="of:=+[.E37]/[.O37]*100" office:value-type="float" office:value="0" calcext:value-type="float">
            <text:p>0</text:p>
          </table:table-cell>
          <table:table-cell table:formula="of:=+[.H37]/[.O37]*100" office:value-type="float" office:value="0" calcext:value-type="float">
            <text:p>0</text:p>
          </table:table-cell>
          <table:table-cell table:formula="of:=+[.B37]/[.O37]*100" office:value-type="float" office:value="97.6359782785909" calcext:value-type="float">
            <text:p>97,6359782785909</text:p>
          </table:table-cell>
          <table:table-cell office:value-type="float" office:value="80" calcext:value-type="float">
            <text:p>80</text:p>
          </table:table-cell>
          <table:table-cell table:formula="of:=+[.AJ37]*1000" office:value-type="float" office:value="80000" calcext:value-type="float">
            <text:p>80000</text:p>
          </table:table-cell>
          <table:table-cell table:number-columns-repeated="27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formula="of:=+[.O38]-[.D38]" office:value-type="float" office:value="263416" calcext:value-type="float">
            <text:p>263416</text:p>
          </table:table-cell>
          <table:table-cell/>
          <table:table-cell table:formula="of:=SUM([.F48:.I48])" office:value-type="float" office:value="7764" calcext:value-type="float">
            <text:p>7764</text:p>
          </table:table-cell>
          <table:table-cell table:number-columns-repeated="10"/>
          <table:table-cell office:value-type="float" office:value="271180" calcext:value-type="float">
            <text:p>271180</text:p>
          </table:table-cell>
          <table:table-cell table:style-name="ce19" table:formula="of:=([.O38]-[.O37])/[.O37]" office:value-type="percentage" office:value="0.133643519737805" calcext:value-type="percentage">
            <text:p>13 %</text:p>
          </table:table-cell>
          <table:table-cell/>
          <table:table-cell table:style-name="ce18" table:formula="of:=+[.D38]/[.O38]" office:value-type="percentage" office:value="0.0286304299727118" calcext:value-type="percentage">
            <text:p>2,86 %</text:p>
          </table:table-cell>
          <table:table-cell table:number-columns-repeated="5"/>
          <table:table-cell office:value-type="float" office:value="2007" calcext:value-type="float">
            <text:p>2007</text:p>
          </table:table-cell>
          <table:table-cell table:style-name="ce16" table:formula="of:=+[.L38]/[.O38]*100" office:value-type="float" office:value="0" calcext:value-type="float">
            <text:p>0,00</text:p>
          </table:table-cell>
          <table:table-cell table:style-name="ce16" table:formula="of:=+[.J38]/[.O38]*100" office:value-type="float" office:value="0" calcext:value-type="float">
            <text:p>0,00</text:p>
          </table:table-cell>
          <table:table-cell table:style-name="ce16" table:formula="of:=+[.G38]/[.O38]*100" office:value-type="float" office:value="0" calcext:value-type="float">
            <text:p>0,00</text:p>
          </table:table-cell>
          <table:table-cell table:style-name="ce16" table:formula="of:=+[.N38]/[.O38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8]/[.O38]*100" office:value-type="float" office:value="0" calcext:value-type="float">
            <text:p>0,00</text:p>
          </table:table-cell>
          <table:table-cell table:formula="of:=+[.I38]/[.O38]*100" office:value-type="float" office:value="0" calcext:value-type="float">
            <text:p>0</text:p>
          </table:table-cell>
          <table:table-cell table:formula="of:=+[.D38]/[.O38]*100" office:value-type="float" office:value="2.86304299727119" calcext:value-type="float">
            <text:p>2,86304299727119</text:p>
          </table:table-cell>
          <table:table-cell table:formula="of:=+[.E38]/[.O38]*100" office:value-type="float" office:value="0" calcext:value-type="float">
            <text:p>0</text:p>
          </table:table-cell>
          <table:table-cell table:formula="of:=+[.H38]/[.O38]*100" office:value-type="float" office:value="0" calcext:value-type="float">
            <text:p>0</text:p>
          </table:table-cell>
          <table:table-cell table:formula="of:=+[.B38]/[.O38]*100" office:value-type="float" office:value="97.1369570027288" calcext:value-type="float">
            <text:p>97,1369570027288</text:p>
          </table:table-cell>
          <table:table-cell office:value-type="float" office:value="122.3" calcext:value-type="float">
            <text:p>122,3</text:p>
          </table:table-cell>
          <table:table-cell table:formula="of:=+[.AJ38]*1000" office:value-type="float" office:value="122300" calcext:value-type="float">
            <text:p>122300</text:p>
          </table:table-cell>
          <table:table-cell table:number-columns-repeated="27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formula="of:=+[.O39]-[.D39]" office:value-type="float" office:value="287078" calcext:value-type="float">
            <text:p>287078</text:p>
          </table:table-cell>
          <table:table-cell/>
          <table:table-cell table:formula="of:=SUM([.F49:.I49])" office:value-type="float" office:value="9922" calcext:value-type="float">
            <text:p>9922</text:p>
          </table:table-cell>
          <table:table-cell table:number-columns-repeated="10"/>
          <table:table-cell office:value-type="float" office:value="297000" calcext:value-type="float">
            <text:p>297000</text:p>
          </table:table-cell>
          <table:table-cell table:style-name="ce19" table:formula="of:=([.O39]-[.O38])/[.O38]" office:value-type="percentage" office:value="0.0952135113208939" calcext:value-type="percentage">
            <text:p>10 %</text:p>
          </table:table-cell>
          <table:table-cell/>
          <table:table-cell table:style-name="ce18" table:formula="of:=+[.D39]/[.O39]" office:value-type="percentage" office:value="0.0334074074074074" calcext:value-type="percentage">
            <text:p>3,34 %</text:p>
          </table:table-cell>
          <table:table-cell table:number-columns-repeated="5"/>
          <table:table-cell office:value-type="float" office:value="2008" calcext:value-type="float">
            <text:p>2008</text:p>
          </table:table-cell>
          <table:table-cell table:style-name="ce16" table:formula="of:=+[.L39]/[.O39]*100" office:value-type="float" office:value="0" calcext:value-type="float">
            <text:p>0,00</text:p>
          </table:table-cell>
          <table:table-cell table:style-name="ce16" table:formula="of:=+[.J39]/[.O39]*100" office:value-type="float" office:value="0" calcext:value-type="float">
            <text:p>0,00</text:p>
          </table:table-cell>
          <table:table-cell table:style-name="ce16" table:formula="of:=+[.G39]/[.O39]*100" office:value-type="float" office:value="0" calcext:value-type="float">
            <text:p>0,00</text:p>
          </table:table-cell>
          <table:table-cell table:style-name="ce16" table:formula="of:=+[.N39]/[.O39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39]/[.O39]*100" office:value-type="float" office:value="0" calcext:value-type="float">
            <text:p>0,00</text:p>
          </table:table-cell>
          <table:table-cell table:formula="of:=+[.I39]/[.O39]*100" office:value-type="float" office:value="0" calcext:value-type="float">
            <text:p>0</text:p>
          </table:table-cell>
          <table:table-cell table:formula="of:=+[.D39]/[.O39]*100" office:value-type="float" office:value="3.34074074074074" calcext:value-type="float">
            <text:p>3,34074074074074</text:p>
          </table:table-cell>
          <table:table-cell table:formula="of:=+[.E39]/[.O39]*100" office:value-type="float" office:value="0" calcext:value-type="float">
            <text:p>0</text:p>
          </table:table-cell>
          <table:table-cell table:formula="of:=+[.H39]/[.O39]*100" office:value-type="float" office:value="0" calcext:value-type="float">
            <text:p>0</text:p>
          </table:table-cell>
          <table:table-cell table:formula="of:=+[.B39]/[.O39]*100" office:value-type="float" office:value="96.6592592592593" calcext:value-type="float">
            <text:p>96,6592592592593</text:p>
          </table:table-cell>
          <table:table-cell office:value-type="float" office:value="139.3" calcext:value-type="float">
            <text:p>139,3</text:p>
          </table:table-cell>
          <table:table-cell table:formula="of:=+[.AJ39]*1000" office:value-type="float" office:value="139300" calcext:value-type="float">
            <text:p>139300</text:p>
          </table:table-cell>
          <table:table-cell table:number-columns-repeated="27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formula="of:=+[.O40]-[.D40]" office:value-type="float" office:value="297901" calcext:value-type="float">
            <text:p>297901</text:p>
          </table:table-cell>
          <table:table-cell/>
          <table:table-cell table:formula="of:=SUM([.F50:.I50])" office:value-type="float" office:value="11221" calcext:value-type="float">
            <text:p>11221</text:p>
          </table:table-cell>
          <table:table-cell table:number-columns-repeated="10"/>
          <table:table-cell office:value-type="float" office:value="309122" calcext:value-type="float">
            <text:p>309122</text:p>
          </table:table-cell>
          <table:table-cell table:style-name="ce19" table:formula="of:=([.O40]-[.O39])/[.O39]" office:value-type="percentage" office:value="0.0408148148148148" calcext:value-type="percentage">
            <text:p>4 %</text:p>
          </table:table-cell>
          <table:table-cell/>
          <table:table-cell table:style-name="ce18" table:formula="of:=+[.D40]/[.O40]" office:value-type="percentage" office:value="0.0362995839830229" calcext:value-type="percentage">
            <text:p>3,63 %</text:p>
          </table:table-cell>
          <table:table-cell table:number-columns-repeated="5"/>
          <table:table-cell office:value-type="float" office:value="2009" calcext:value-type="float">
            <text:p>2009</text:p>
          </table:table-cell>
          <table:table-cell table:style-name="ce16" table:formula="of:=+[.L40]/[.O40]*100" office:value-type="float" office:value="0" calcext:value-type="float">
            <text:p>0,00</text:p>
          </table:table-cell>
          <table:table-cell table:style-name="ce16" table:formula="of:=+[.J40]/[.O40]*100" office:value-type="float" office:value="0" calcext:value-type="float">
            <text:p>0,00</text:p>
          </table:table-cell>
          <table:table-cell table:style-name="ce16" table:formula="of:=+[.G40]/[.O40]*100" office:value-type="float" office:value="0" calcext:value-type="float">
            <text:p>0,00</text:p>
          </table:table-cell>
          <table:table-cell table:style-name="ce16" table:formula="of:=+[.N40]/[.O40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40]/[.O40]*100" office:value-type="float" office:value="0" calcext:value-type="float">
            <text:p>0,00</text:p>
          </table:table-cell>
          <table:table-cell table:formula="of:=+[.I40]/[.O40]*100" office:value-type="float" office:value="0" calcext:value-type="float">
            <text:p>0</text:p>
          </table:table-cell>
          <table:table-cell table:formula="of:=+[.D40]/[.O40]*100" office:value-type="float" office:value="3.62995839830229" calcext:value-type="float">
            <text:p>3,62995839830229</text:p>
          </table:table-cell>
          <table:table-cell table:formula="of:=+[.E40]/[.O40]*100" office:value-type="float" office:value="0" calcext:value-type="float">
            <text:p>0</text:p>
          </table:table-cell>
          <table:table-cell table:formula="of:=+[.H40]/[.O40]*100" office:value-type="float" office:value="0" calcext:value-type="float">
            <text:p>0</text:p>
          </table:table-cell>
          <table:table-cell table:formula="of:=+[.B40]/[.O40]*100" office:value-type="float" office:value="96.3700416016977" calcext:value-type="float">
            <text:p>96,3700416016977</text:p>
          </table:table-cell>
          <table:table-cell office:value-type="float" office:value="176.7" calcext:value-type="float">
            <text:p>176,7</text:p>
          </table:table-cell>
          <table:table-cell table:formula="of:=+[.AJ40]*1000" office:value-type="float" office:value="176700" calcext:value-type="float">
            <text:p>176700</text:p>
          </table:table-cell>
          <table:table-cell table:number-columns-repeated="27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formula="of:=+[.O41]-[.D41]" office:value-type="float" office:value="337970" calcext:value-type="float">
            <text:p>337970</text:p>
          </table:table-cell>
          <table:table-cell/>
          <table:table-cell table:formula="of:=SUM([.F51:.I51])" office:value-type="float" office:value="14430" calcext:value-type="float">
            <text:p>14430</text:p>
          </table:table-cell>
          <table:table-cell table:number-columns-repeated="10"/>
          <table:table-cell office:value-type="float" office:value="352400" calcext:value-type="float">
            <text:p>352400</text:p>
          </table:table-cell>
          <table:table-cell table:style-name="ce19" table:formula="of:=([.O41]-[.O40])/[.O40]" office:value-type="percentage" office:value="0.14000297617122" calcext:value-type="percentage">
            <text:p>14 %</text:p>
          </table:table-cell>
          <table:table-cell/>
          <table:table-cell table:style-name="ce18" table:formula="of:=+[.D41]/[.O41]" office:value-type="percentage" office:value="0.0409477866061294" calcext:value-type="percentage">
            <text:p>4,09 %</text:p>
          </table:table-cell>
          <table:table-cell table:number-columns-repeated="5"/>
          <table:table-cell office:value-type="float" office:value="2010" calcext:value-type="float">
            <text:p>2010</text:p>
          </table:table-cell>
          <table:table-cell table:style-name="ce16" table:formula="of:=+[.L41]/[.O41]*100" office:value-type="float" office:value="0" calcext:value-type="float">
            <text:p>0,00</text:p>
          </table:table-cell>
          <table:table-cell table:style-name="ce16" table:formula="of:=+[.J41]/[.O41]*100" office:value-type="float" office:value="0" calcext:value-type="float">
            <text:p>0,00</text:p>
          </table:table-cell>
          <table:table-cell table:style-name="ce16" table:formula="of:=+[.G41]/[.O41]*100" office:value-type="float" office:value="0" calcext:value-type="float">
            <text:p>0,00</text:p>
          </table:table-cell>
          <table:table-cell table:style-name="ce16" table:formula="of:=+[.N41]/[.O41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41]/[.O41]*100" office:value-type="float" office:value="0" calcext:value-type="float">
            <text:p>0,00</text:p>
          </table:table-cell>
          <table:table-cell table:formula="of:=+[.I41]/[.O41]*100" office:value-type="float" office:value="0" calcext:value-type="float">
            <text:p>0</text:p>
          </table:table-cell>
          <table:table-cell table:formula="of:=+[.D41]/[.O41]*100" office:value-type="float" office:value="4.09477866061294" calcext:value-type="float">
            <text:p>4,09477866061294</text:p>
          </table:table-cell>
          <table:table-cell table:formula="of:=+[.E41]/[.O41]*100" office:value-type="float" office:value="0" calcext:value-type="float">
            <text:p>0</text:p>
          </table:table-cell>
          <table:table-cell table:formula="of:=+[.H41]/[.O41]*100" office:value-type="float" office:value="0" calcext:value-type="float">
            <text:p>0</text:p>
          </table:table-cell>
          <table:table-cell table:formula="of:=+[.B41]/[.O41]*100" office:value-type="float" office:value="95.9052213393871" calcext:value-type="float">
            <text:p>95,9052213393871</text:p>
          </table:table-cell>
          <table:table-cell office:value-type="float" office:value="304" calcext:value-type="float">
            <text:p>304</text:p>
          </table:table-cell>
          <table:table-cell table:formula="of:=+[.AJ41]*1000" office:value-type="float" office:value="304000" calcext:value-type="float">
            <text:p>304000</text:p>
          </table:table-cell>
          <table:table-cell office:value-type="float" office:value="17610" calcext:value-type="float">
            <text:p>17610</text:p>
          </table:table-cell>
          <table:table-cell table:number-columns-repeated="26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formula="of:=+[.O42]-[.D42]" office:value-type="float" office:value="335641" calcext:value-type="float">
            <text:p>335641</text:p>
          </table:table-cell>
          <table:table-cell/>
          <table:table-cell table:formula="of:=SUM([.F52:.I52])" office:value-type="float" office:value="17800" calcext:value-type="float">
            <text:p>17800</text:p>
          </table:table-cell>
          <table:table-cell table:number-columns-repeated="10"/>
          <table:table-cell office:value-type="float" office:value="353441" calcext:value-type="float">
            <text:p>353441</text:p>
          </table:table-cell>
          <table:table-cell table:style-name="ce19" table:formula="of:=([.O42]-[.O41])/[.O41]" office:value-type="percentage" office:value="0.00295402951191827" calcext:value-type="percentage">
            <text:p>0 %</text:p>
          </table:table-cell>
          <table:table-cell/>
          <table:table-cell table:style-name="ce18" table:formula="of:=+[.D42]/[.O42]" office:value-type="percentage" office:value="0.050362012330205" calcext:value-type="percentage">
            <text:p>5,04 %</text:p>
          </table:table-cell>
          <table:table-cell/>
          <table:table-cell table:style-name="ce8" office:value-type="string" calcext:value-type="string">
            <text:p>q1</text:p>
          </table:table-cell>
          <table:table-cell table:style-name="ce8" office:value-type="string" calcext:value-type="string">
            <text:p>q2</text:p>
          </table:table-cell>
          <table:table-cell table:style-name="ce8" office:value-type="string" calcext:value-type="string">
            <text:p>q3</text:p>
          </table:table-cell>
          <table:table-cell table:style-name="ce8" office:value-type="string" calcext:value-type="string">
            <text:p>q4</text:p>
          </table:table-cell>
          <table:table-cell office:value-type="float" office:value="2011" calcext:value-type="float">
            <text:p>2011</text:p>
          </table:table-cell>
          <table:table-cell table:style-name="ce16" table:formula="of:=+[.L42]/[.O42]*100" office:value-type="float" office:value="0" calcext:value-type="float">
            <text:p>0,00</text:p>
          </table:table-cell>
          <table:table-cell table:style-name="ce16" table:formula="of:=+[.J42]/[.O42]*100" office:value-type="float" office:value="0" calcext:value-type="float">
            <text:p>0,00</text:p>
          </table:table-cell>
          <table:table-cell table:style-name="ce16" table:formula="of:=+[.G42]/[.O42]*100" office:value-type="float" office:value="0" calcext:value-type="float">
            <text:p>0,00</text:p>
          </table:table-cell>
          <table:table-cell table:style-name="ce16" table:formula="of:=+[.N42]/[.O42]*100" office:value-type="float" office:value="0" calcext:value-type="float">
            <text:p>0,00</text:p>
          </table:table-cell>
          <table:table-cell table:style-name="ce16" table:formula="of:=0.00533333333333333*100" office:value-type="float" office:value="0.533333333333333" calcext:value-type="float">
            <text:p>0,53</text:p>
          </table:table-cell>
          <table:table-cell table:style-name="ce16" table:formula="of:=+[.M42]/[.O42]*100" office:value-type="float" office:value="0" calcext:value-type="float">
            <text:p>0,00</text:p>
          </table:table-cell>
          <table:table-cell table:formula="of:=+[.I42]/[.O42]*100" office:value-type="float" office:value="0" calcext:value-type="float">
            <text:p>0</text:p>
          </table:table-cell>
          <table:table-cell table:formula="of:=+[.D42]/[.O42]*100" office:value-type="float" office:value="5.0362012330205" calcext:value-type="float">
            <text:p>5,0362012330205</text:p>
          </table:table-cell>
          <table:table-cell table:formula="of:=+[.E42]/[.O42]*100" office:value-type="float" office:value="0" calcext:value-type="float">
            <text:p>0</text:p>
          </table:table-cell>
          <table:table-cell table:formula="of:=+[.H42]/[.O42]*100" office:value-type="float" office:value="0" calcext:value-type="float">
            <text:p>0</text:p>
          </table:table-cell>
          <table:table-cell table:formula="of:=+[.B42]/[.O42]*100" office:value-type="float" office:value="94.9637987669795" calcext:value-type="float">
            <text:p>94,9637987669795</text:p>
          </table:table-cell>
          <table:table-cell office:value-type="float" office:value="472" calcext:value-type="float">
            <text:p>472</text:p>
          </table:table-cell>
          <table:table-cell table:formula="of:=+[.AJ42]*1000" office:value-type="float" office:value="472000" calcext:value-type="float">
            <text:p>472000</text:p>
          </table:table-cell>
          <table:table-cell office:value-type="float" office:value="60017" calcext:value-type="float">
            <text:p>60017</text:p>
          </table:table-cell>
          <table:table-cell table:number-columns-repeated="26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formula="of:=+[.B42]*1.02" office:value-type="float" office:value="342353.82" calcext:value-type="float">
            <text:p>342353,82</text:p>
          </table:table-cell>
          <table:table-cell table:style-name="ce8" office:value-type="string" calcext:value-type="string">
            <text:p>est</text:p>
          </table:table-cell>
          <table:table-cell table:number-columns-repeated="13"/>
          <table:table-cell table:style-name="ce18"/>
          <table:table-cell/>
          <table:table-cell table:style-name="ce8" table:number-columns-repeated="4"/>
          <table:table-cell/>
          <table:table-cell table:style-name="ce16" table:number-columns-repeated="6"/>
          <table:table-cell table:number-columns-repeated="35"/>
        </table:table-row>
        <table:table-row table:style-name="ro1">
          <table:table-cell/>
          <table:table-cell office:value-type="string" calcext:value-type="string">
            <text:p>PC 1st q</text:p>
          </table:table-cell>
          <table:table-cell office:value-type="string" calcext:value-type="string">
            <text:p>PC 2q</text:p>
          </table:table-cell>
          <table:table-cell office:value-type="string" calcext:value-type="string">
            <text:p>PC 3q</text:p>
          </table:table-cell>
          <table:table-cell office:value-type="string" calcext:value-type="string">
            <text:p>PC 4q</text:p>
          </table:table-cell>
          <table:table-cell office:value-type="string" calcext:value-type="string">
            <text:p>Apple Q2</text:p>
          </table:table-cell>
          <table:table-cell office:value-type="string" calcext:value-type="string">
            <text:p>Apple Q3</text:p>
          </table:table-cell>
          <table:table-cell office:value-type="string" calcext:value-type="string">
            <text:p>Apple Q4</text:p>
          </table:table-cell>
          <table:table-cell office:value-type="string" calcext:value-type="string">
            <text:p>Apple Q1 (nextyear)</text:p>
          </table:table-cell>
          <table:table-cell/>
          <table:table-cell office:value-type="string" calcext:value-type="string">
            <text:p>Apple Q2</text:p>
          </table:table-cell>
          <table:table-cell office:value-type="string" calcext:value-type="string">
            <text:p>Apple Q3</text:p>
          </table:table-cell>
          <table:table-cell/>
          <table:table-cell office:value-type="string" calcext:value-type="string">
            <text:p>Apple Q4</text:p>
          </table:table-cell>
          <table:table-cell/>
          <table:table-cell office:value-type="string" calcext:value-type="string">
            <text:p>Apple Q1 (next year)</text:p>
          </table:table-cell>
          <table:table-cell table:style-name="ce18"/>
          <table:table-cell office:value-type="string" calcext:value-type="string">
            <text:p>Apple Q2</text:p>
          </table:table-cell>
          <table:table-cell office:value-type="string" calcext:value-type="string">
            <text:p>Apple Q3</text:p>
          </table:table-cell>
          <table:table-cell office:value-type="string" calcext:value-type="string">
            <text:p>Apple Q4</text:p>
          </table:table-cell>
          <table:table-cell office:value-type="string" calcext:value-type="string">
            <text:p>Apple Q1</text:p>
          </table:table-cell>
          <table:table-cell table:style-name="ce8"/>
          <table:table-cell table:number-columns-repeated="11"/>
          <table:table-cell table:formula="of:=+[.AJ42]*1.22" office:value-type="float" office:value="575.84" calcext:value-type="float">
            <text:p>575,84</text:p>
          </table:table-cell>
          <table:table-cell table:formula="of:=+[.AH44]*1000" office:value-type="float" office:value="575840" calcext:value-type="float">
            <text:p>57584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quarterly</text:p>
          </table:table-cell>
          <table:table-cell table:number-columns-repeated="4"/>
          <table:table-cell office:value-type="string" calcext:value-type="string">
            <text:p>End Mar</text:p>
          </table:table-cell>
          <table:table-cell office:value-type="string" calcext:value-type="string">
            <text:p>End Jun</text:p>
          </table:table-cell>
          <table:table-cell office:value-type="string" calcext:value-type="string">
            <text:p>end Sep</text:p>
          </table:table-cell>
          <table:table-cell office:value-type="string" calcext:value-type="string">
            <text:p>End Dec</text:p>
          </table:table-cell>
          <table:table-cell/>
          <table:table-cell table:number-columns-repeated="2" office:value-type="string" calcext:value-type="string">
            <text:p>iphone</text:p>
          </table:table-cell>
          <table:table-cell/>
          <table:table-cell office:value-type="string" calcext:value-type="string">
            <text:p>iphone</text:p>
          </table:table-cell>
          <table:table-cell/>
          <table:table-cell office:value-type="string" calcext:value-type="string">
            <text:p>iphone</text:p>
          </table:table-cell>
          <table:table-cell table:style-name="ce18"/>
          <table:table-cell table:number-columns-repeated="4" office:value-type="string" calcext:value-type="string">
            <text:p>ipad</text:p>
          </table:table-cell>
          <table:table-cell table:style-name="ce8"/>
          <table:table-cell table:number-columns-repeated="42"/>
        </table:table-row>
        <table:table-row table:style-name="ro1">
          <table:table-cell table:number-columns-repeated="16"/>
          <table:table-cell table:style-name="ce18"/>
          <table:table-cell table:number-columns-repeated="47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  <table:table-cell office:value-type="float" office:value="1112" calcext:value-type="float">
            <text:p>1112</text:p>
          </table:table-cell>
          <table:table-cell office:value-type="float" office:value="1327" calcext:value-type="float">
            <text:p>1327</text:p>
          </table:table-cell>
          <table:table-cell office:value-type="float" office:value="1610" calcext:value-type="float">
            <text:p>1610</text:p>
          </table:table-cell>
          <table:table-cell office:value-type="float" office:value="1606" calcext:value-type="float">
            <text:p>1606</text:p>
          </table:table-cell>
          <table:table-cell table:number-columns-repeated="7"/>
          <table:table-cell table:style-name="ce18"/>
          <table:table-cell table:number-columns-repeated="47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/>
          <table:table-cell office:value-type="float" office:value="1517" calcext:value-type="float">
            <text:p>1517</text:p>
          </table:table-cell>
          <table:table-cell office:value-type="float" office:value="1764" calcext:value-type="float">
            <text:p>1764</text:p>
          </table:table-cell>
          <table:table-cell office:value-type="float" office:value="2164" calcext:value-type="float">
            <text:p>2164</text:p>
          </table:table-cell>
          <table:table-cell office:value-type="float" office:value="2319" calcext:value-type="float">
            <text:p>23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1119" calcext:value-type="float">
            <text:p>1119</text:p>
          </table:table-cell>
          <table:table-cell/>
          <table:table-cell office:value-type="float" office:value="2315" calcext:value-type="float">
            <text:p>2315</text:p>
          </table:table-cell>
          <table:table-cell table:style-name="ce18"/>
          <table:table-cell table:number-columns-repeated="4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1057" calcext:value-type="float">
            <text:p>71057</text:p>
          </table:table-cell>
          <table:table-cell office:value-type="float" office:value="71855" calcext:value-type="float">
            <text:p>71855</text:p>
          </table:table-cell>
          <table:table-cell office:value-type="float" office:value="80564" calcext:value-type="float">
            <text:p>80564</text:p>
          </table:table-cell>
          <table:table-cell/>
          <table:table-cell office:value-type="float" office:value="2289" calcext:value-type="float">
            <text:p>2289</text:p>
          </table:table-cell>
          <table:table-cell office:value-type="float" office:value="2496" calcext:value-type="float">
            <text:p>2496</text:p>
          </table:table-cell>
          <table:table-cell office:value-type="float" office:value="2611" calcext:value-type="float">
            <text:p>2611</text:p>
          </table:table-cell>
          <table:table-cell office:value-type="float" office:value="2526" calcext:value-type="float">
            <text:p>2526</text:p>
          </table:table-cell>
          <table:table-cell/>
          <table:table-cell office:value-type="float" office:value="1703" calcext:value-type="float">
            <text:p>1703</text:p>
          </table:table-cell>
          <table:table-cell office:value-type="float" office:value="717" calcext:value-type="float">
            <text:p>717</text:p>
          </table:table-cell>
          <table:table-cell/>
          <table:table-cell office:value-type="float" office:value="6892" calcext:value-type="float">
            <text:p>6892</text:p>
          </table:table-cell>
          <table:table-cell/>
          <table:table-cell table:formula="of:=+[.P50]/2" office:value-type="float" office:value="4350" calcext:value-type="float">
            <text:p>4350</text:p>
          </table:table-cell>
          <table:table-cell table:style-name="ce18"/>
          <table:table-cell table:number-columns-repeated="4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7209" calcext:value-type="float">
            <text:p>67209</text:p>
          </table:table-cell>
          <table:table-cell office:value-type="float" office:value="68149" calcext:value-type="float">
            <text:p>68149</text:p>
          </table:table-cell>
          <table:table-cell office:value-type="float" office:value="80864" calcext:value-type="float">
            <text:p>80864</text:p>
          </table:table-cell>
          <table:table-cell/>
          <table:table-cell office:value-type="float" office:value="2211" calcext:value-type="float">
            <text:p>2211</text:p>
          </table:table-cell>
          <table:table-cell office:value-type="float" office:value="2600" calcext:value-type="float">
            <text:p>2600</text:p>
          </table:table-cell>
          <table:table-cell office:value-type="float" office:value="3050" calcext:value-type="float">
            <text:p>3050</text:p>
          </table:table-cell>
          <table:table-cell office:value-type="float" office:value="3360" calcext:value-type="float">
            <text:p>3360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float" office:value="5200" calcext:value-type="float">
            <text:p>5200</text:p>
          </table:table-cell>
          <table:table-cell/>
          <table:table-cell office:value-type="float" office:value="7400" calcext:value-type="float">
            <text:p>7400</text:p>
          </table:table-cell>
          <table:table-cell/>
          <table:table-cell office:value-type="float" office:value="8700" calcext:value-type="float">
            <text:p>8700</text:p>
          </table:table-cell>
          <table:table-cell table:style-name="ce18"/>
          <table:table-cell table:number-columns-repeated="47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3"/>
          <table:table-cell office:value-type="float" office:value="93500" calcext:value-type="float">
            <text:p>93500</text:p>
          </table:table-cell>
          <table:table-cell office:value-type="float" office:value="2940" calcext:value-type="float">
            <text:p>2940</text:p>
          </table:table-cell>
          <table:table-cell office:value-type="float" office:value="3470" calcext:value-type="float">
            <text:p>3470</text:p>
          </table:table-cell>
          <table:table-cell office:value-type="float" office:value="3890" calcext:value-type="float">
            <text:p>3890</text:p>
          </table:table-cell>
          <table:table-cell office:value-type="float" office:value="4130" calcext:value-type="float">
            <text:p>4130</text:p>
          </table:table-cell>
          <table:table-cell/>
          <table:table-cell office:value-type="float" office:value="8750" calcext:value-type="float">
            <text:p>8750</text:p>
          </table:table-cell>
          <table:table-cell office:value-type="float" office:value="8400" calcext:value-type="float">
            <text:p>8400</text:p>
          </table:table-cell>
          <table:table-cell/>
          <table:table-cell office:value-type="float" office:value="14100" calcext:value-type="float">
            <text:p>14100</text:p>
          </table:table-cell>
          <table:table-cell/>
          <table:table-cell office:value-type="float" office:value="16240" calcext:value-type="float">
            <text:p>16240</text:p>
          </table:table-cell>
          <table:table-cell table:style-name="ce18"/>
          <table:table-cell/>
          <table:table-cell office:value-type="float" office:value="3270" calcext:value-type="float">
            <text:p>3270</text:p>
          </table:table-cell>
          <table:table-cell office:value-type="float" office:value="4180" calcext:value-type="float">
            <text:p>4180</text:p>
          </table:table-cell>
          <table:table-cell office:value-type="float" office:value="7313" calcext:value-type="float">
            <text:p>7313</text:p>
          </table:table-cell>
          <table:table-cell table:number-columns-repeated="4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4250" calcext:value-type="float">
            <text:p>84250</text:p>
          </table:table-cell>
          <table:table-cell office:value-type="float" office:value="85220" calcext:value-type="float">
            <text:p>85220</text:p>
          </table:table-cell>
          <table:table-cell office:value-type="float" office:value="91800" calcext:value-type="float">
            <text:p>91800</text:p>
          </table:table-cell>
          <table:table-cell office:value-type="float" office:value="92171" calcext:value-type="float">
            <text:p>92171</text:p>
          </table:table-cell>
          <table:table-cell office:value-type="float" office:value="3760" calcext:value-type="float">
            <text:p>3760</text:p>
          </table:table-cell>
          <table:table-cell office:value-type="float" office:value="3950" calcext:value-type="float">
            <text:p>3950</text:p>
          </table:table-cell>
          <table:table-cell office:value-type="float" office:value="4890" calcext:value-type="float">
            <text:p>4890</text:p>
          </table:table-cell>
          <table:table-cell office:value-type="float" office:value="5200" calcext:value-type="float">
            <text:p>5200</text:p>
          </table:table-cell>
          <table:table-cell/>
          <table:table-cell office:value-type="float" office:value="18650" calcext:value-type="float">
            <text:p>18650</text:p>
          </table:table-cell>
          <table:table-cell office:value-type="float" office:value="20340" calcext:value-type="float">
            <text:p>20340</text:p>
          </table:table-cell>
          <table:table-cell/>
          <table:table-cell office:value-type="float" office:value="17070" calcext:value-type="float">
            <text:p>17070</text:p>
          </table:table-cell>
          <table:table-cell/>
          <table:table-cell office:value-type="float" office:value="37040" calcext:value-type="float">
            <text:p>37040</text:p>
          </table:table-cell>
          <table:table-cell table:style-name="ce18"/>
          <table:table-cell office:value-type="float" office:value="4690" calcext:value-type="float">
            <text:p>4690</text:p>
          </table:table-cell>
          <table:table-cell office:value-type="float" office:value="9250" calcext:value-type="float">
            <text:p>9250</text:p>
          </table:table-cell>
          <table:table-cell office:value-type="float" office:value="11120" calcext:value-type="float">
            <text:p>11120</text:p>
          </table:table-cell>
          <table:table-cell office:value-type="float" office:value="15430" calcext:value-type="float">
            <text:p>15430</text:p>
          </table:table-cell>
          <table:table-cell table:number-columns-repeated="4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+[.B52]+[.C52]+[.D52]+[.E52]" office:value-type="float" office:value="353441" calcext:value-type="float">
            <text:p>353441</text:p>
          </table:table-cell>
          <table:table-cell table:number-columns-repeated="8"/>
          <table:table-cell table:style-name="ce8" office:value-type="string" calcext:value-type="string">
            <text:p>2010 -v</text:p>
          </table:table-cell>
          <table:table-cell table:style-name="ce8" office:value-type="string" calcext:value-type="string">
            <text:p>2011 -v</text:p>
          </table:table-cell>
          <table:table-cell table:number-columns-repeated="4"/>
          <table:table-cell table:style-name="ce18"/>
          <table:table-cell office:value-type="float" office:value="11800" calcext:value-type="float">
            <text:p>11800</text:p>
          </table:table-cell>
          <table:table-cell table:number-columns-repeated="6"/>
          <table:table-cell table:style-name="ce8" office:value-type="string" calcext:value-type="string">
            <text:p>height</text:p>
          </table:table-cell>
          <table:table-cell table:style-name="ce8" office:value-type="string" calcext:value-type="string">
            <text:p>width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297000" calcext:value-type="float">
            <text:p>297000</text:p>
          </table:table-cell>
          <table:table-cell table:formula="of:=+[.D54]-[.D50]-[.C50]-[.B50]" office:value-type="float" office:value="80778" calcext:value-type="float">
            <text:p>80778</text:p>
          </table:table-cell>
          <table:table-cell table:number-columns-repeated="5"/>
          <table:table-cell table:formula="of:=SUM([.K51:.P51])" office:value-type="float" office:value="47490" calcext:value-type="float">
            <text:p>47490</text:p>
          </table:table-cell>
          <table:table-cell table:formula="of:=SUM([.K52:.P52])" office:value-type="float" office:value="93100" calcext:value-type="float">
            <text:p>93100</text:p>
          </table:table-cell>
          <table:table-cell table:number-columns-repeated="3"/>
          <table:table-cell table:style-name="ce18"/>
          <table:table-cell table:number-columns-repeated="7"/>
          <table:table-cell table:style-name="ce8" office:value-type="string" calcext:value-type="string">
            <text:p>Chart sizes:</text:p>
          </table:table-cell>
          <table:table-cell table:style-name="ce8" office:value-type="string" calcext:value-type="string">
            <text:p>5"</text:p>
          </table:table-cell>
          <table:table-cell table:style-name="ce8" office:value-type="string" calcext:value-type="string">
            <text:p>6.65"</text:p>
          </table:table-cell>
          <table:table-cell table:number-columns-repeated="38"/>
        </table:table-row>
        <table:table-row table:style-name="ro3">
          <table:table-cell table:style-name="ce2" office:value-type="string" calcext:value-type="string">
            <text:p>1995 -&gt; 4120 units 1996 -&gt; 3388 units 1997 -&gt; 2586 units 1998 -&gt; 3072 units 1999 -&gt; 3881 units 2004 -&gt; 3507 units</text:p>
          </table:table-cell>
          <table:table-cell table:number-columns-repeated="14"/>
          <table:table-cell table:style-name="ce18"/>
          <table:table-cell table:number-columns-repeated="3"/>
          <table:table-cell>
            <draw:frame draw:z-index="15" draw:name="Chart 2" draw:style-name="gr1" draw:text-style-name="P1" svg:width="178.28mm" svg:height="126.99mm" svg:x="5.59mm" svg:y="4.88mm">
              <draw:object draw:notify-on-update-of-ranges="Sheet1.X6:Sheet1.X11 Sheet1.Y5:Sheet1.Y5 Sheet1.Y6:Sheet1.Y11 Sheet1.Z5:Sheet1.Z5 Sheet1.Z6:Sheet1.Z11 Sheet1.AA5:Sheet1.AA5 Sheet1.AA6:Sheet1.AA11 Sheet1.AB5:Sheet1.AB5 Sheet1.AB6:Sheet1.AB11 Sheet1.AC5:Sheet1.AC5 Sheet1.AC6:Sheet1.AC11 Sheet1.AD5:Sheet1.AD5 Sheet1.AD6:Sheet1.AD11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44"/>
        </table:table-row>
        <table:table-row table:style-name="ro3">
          <table:table-cell table:style-name="ce2"/>
          <table:table-cell table:number-columns-repeated="14"/>
          <table:table-cell table:style-name="ce18"/>
          <table:table-cell table:number-columns-repeated="48"/>
        </table:table-row>
        <table:table-row table:style-name="ro4">
          <table:table-cell table:style-name="ce2"/>
          <table:table-cell table:number-columns-repeated="14"/>
          <table:table-cell table:style-name="ce18"/>
          <table:table-cell table:number-columns-repeated="48"/>
        </table:table-row>
        <table:table-row table:style-name="ro5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Android (Google)</text:p>
          </table:table-cell>
          <table:table-cell table:style-name="ce3" office:value-type="string" calcext:value-type="string">
            <text:p>Blackberry (RIM)</text:p>
          </table:table-cell>
          <table:table-cell table:style-name="ce3" office:value-type="string" calcext:value-type="string">
            <text:p>IPhone (Apple)</text:p>
          </table:table-cell>
          <table:table-cell table:style-name="ce3" office:value-type="string" calcext:value-type="string">
            <text:p>Linux</text:p>
          </table:table-cell>
          <table:table-cell table:style-name="ce3" office:value-type="string" calcext:value-type="string">
            <text:p>Palm/WebOS (Palm/HP)</text:p>
          </table:table-cell>
          <table:table-cell table:style-name="ce3" office:value-type="string" calcext:value-type="string">
            <text:p>Symbian (Nokia)</text:p>
          </table:table-cell>
          <table:table-cell table:style-name="ce3" office:value-type="string" calcext:value-type="string">
            <text:p>Windows Mobile/Phone (Microsoft)</text:p>
          </table:table-cell>
          <table:table-cell table:style-name="ce13" office:value-type="string" calcext:value-type="string">
            <text:p>Others</text:p>
          </table:table-cell>
          <table:table-cell table:style-name="ce14" office:value-type="string" calcext:value-type="string">
            <text:p>total</text:p>
          </table:table-cell>
          <table:table-cell table:number-columns-repeated="5"/>
          <table:table-cell table:style-name="ce18"/>
          <table:table-cell table:number-columns-repeated="48"/>
        </table:table-row>
        <table:table-row table:style-name="ro6">
          <table:table-cell office:value-type="float" office:value="2007" calcext:value-type="float">
            <text:p>2007</text:p>
          </table:table-cell>
          <table:table-cell table:style-name="ce3"/>
          <table:table-cell table:style-name="ce3" office:value-type="float" office:value="11.77" calcext:value-type="float">
            <text:p>11,77</text:p>
          </table:table-cell>
          <table:table-cell table:style-name="ce3" office:value-type="float" office:value="3.3" calcext:value-type="float">
            <text:p>3,3</text:p>
          </table:table-cell>
          <table:table-cell table:style-name="ce3" office:value-type="float" office:value="11.76" calcext:value-type="float">
            <text:p>11,76</text:p>
          </table:table-cell>
          <table:table-cell table:style-name="ce3" office:value-type="float" office:value="1.76" calcext:value-type="float">
            <text:p>1,76</text:p>
          </table:table-cell>
          <table:table-cell table:style-name="ce3" office:value-type="float" office:value="77.68" calcext:value-type="float">
            <text:p>77,68</text:p>
          </table:table-cell>
          <table:table-cell table:style-name="ce3" office:value-type="float" office:value="14.7" calcext:value-type="float">
            <text:p>14,7</text:p>
          </table:table-cell>
          <table:table-cell table:style-name="ce3"/>
          <table:table-cell table:formula="of:=SUM([.B59:.I59])" office:value-type="float" office:value="120.97" calcext:value-type="float">
            <text:p>120,97</text:p>
          </table:table-cell>
          <table:table-cell table:number-columns-repeated="5"/>
          <table:table-cell table:style-name="ce18"/>
          <table:table-cell table:number-columns-repeated="48"/>
        </table:table-row>
        <table:table-row table:style-name="ro6">
          <table:table-cell office:value-type="float" office:value="2008" calcext:value-type="float">
            <text:p>2008</text:p>
          </table:table-cell>
          <table:table-cell table:style-name="ce3"/>
          <table:table-cell table:style-name="ce3" office:value-type="float" office:value="23.15" calcext:value-type="float">
            <text:p>23,15</text:p>
          </table:table-cell>
          <table:table-cell table:style-name="ce3" office:value-type="float" office:value="11.42" calcext:value-type="float">
            <text:p>11,42</text:p>
          </table:table-cell>
          <table:table-cell table:style-name="ce3" office:value-type="float" office:value="11.26" calcext:value-type="float">
            <text:p>11,26</text:p>
          </table:table-cell>
          <table:table-cell table:style-name="ce3" office:value-type="float" office:value="2.51" calcext:value-type="float">
            <text:p>2,51</text:p>
          </table:table-cell>
          <table:table-cell table:style-name="ce3" office:value-type="float" office:value="72.93" calcext:value-type="float">
            <text:p>72,93</text:p>
          </table:table-cell>
          <table:table-cell table:style-name="ce3" office:value-type="float" office:value="16.5" calcext:value-type="float">
            <text:p>16,5</text:p>
          </table:table-cell>
          <table:table-cell table:style-name="ce3"/>
          <table:table-cell table:formula="of:=SUM([.B60:.I60])" office:value-type="float" office:value="137.77" calcext:value-type="float">
            <text:p>137,77</text:p>
          </table:table-cell>
          <table:table-cell table:number-columns-repeated="5"/>
          <table:table-cell table:style-name="ce18"/>
          <table:table-cell table:number-columns-repeated="48"/>
        </table:table-row>
        <table:table-row table:style-name="ro6">
          <table:table-cell office:value-type="float" office:value="2009" calcext:value-type="float">
            <text:p>2009</text:p>
          </table:table-cell>
          <table:table-cell table:style-name="ce3" office:value-type="float" office:value="6.8" calcext:value-type="float">
            <text:p>6,8</text:p>
          </table:table-cell>
          <table:table-cell table:style-name="ce3" office:value-type="float" office:value="34.35" calcext:value-type="float">
            <text:p>34,35</text:p>
          </table:table-cell>
          <table:table-cell table:style-name="ce3" office:value-type="float" office:value="24.89" calcext:value-type="float">
            <text:p>24,89</text:p>
          </table:table-cell>
          <table:table-cell table:style-name="ce3" office:value-type="float" office:value="8.13" calcext:value-type="float">
            <text:p>8,13</text:p>
          </table:table-cell>
          <table:table-cell table:style-name="ce3" office:value-type="float" office:value="1.19" calcext:value-type="float">
            <text:p>1,19</text:p>
          </table:table-cell>
          <table:table-cell table:style-name="ce3" office:value-type="float" office:value="80.88" calcext:value-type="float">
            <text:p>80,88</text:p>
          </table:table-cell>
          <table:table-cell table:style-name="ce3" office:value-type="float" office:value="15.03" calcext:value-type="float">
            <text:p>15,03</text:p>
          </table:table-cell>
          <table:table-cell table:style-name="ce3"/>
          <table:table-cell table:formula="of:=SUM([.B61:.I61])" office:value-type="float" office:value="171.27" calcext:value-type="float">
            <text:p>171,27</text:p>
          </table:table-cell>
          <table:table-cell table:number-columns-repeated="5"/>
          <table:table-cell table:style-name="ce18"/>
          <table:table-cell table:number-columns-repeated="48"/>
        </table:table-row>
        <table:table-row table:style-name="ro6">
          <table:table-cell office:value-type="float" office:value="2010" calcext:value-type="float">
            <text:p>2010</text:p>
          </table:table-cell>
          <table:table-cell table:style-name="ce3" office:value-type="float" office:value="67.22" calcext:value-type="float">
            <text:p>67,22</text:p>
          </table:table-cell>
          <table:table-cell table:style-name="ce3" office:value-type="float" office:value="47.45" calcext:value-type="float">
            <text:p>47,45</text:p>
          </table:table-cell>
          <table:table-cell table:style-name="ce3" office:value-type="float" office:value="46.6" calcext:value-type="float">
            <text:p>46,6</text:p>
          </table:table-cell>
          <table:table-cell table:style-name="ce3" table:number-columns-repeated="2"/>
          <table:table-cell table:style-name="ce3" office:value-type="float" office:value="111.58" calcext:value-type="float">
            <text:p>111,58</text:p>
          </table:table-cell>
          <table:table-cell table:style-name="ce3" office:value-type="float" office:value="12.38" calcext:value-type="float">
            <text:p>12,38</text:p>
          </table:table-cell>
          <table:table-cell table:style-name="ce3"/>
          <table:table-cell table:formula="of:=SUM([.B62:.I62])" office:value-type="float" office:value="285.23" calcext:value-type="float">
            <text:p>285,23</text:p>
          </table:table-cell>
          <table:table-cell table:number-columns-repeated="5"/>
          <table:table-cell table:style-name="ce18"/>
          <table:table-cell table:number-columns-repeated="48"/>
        </table:table-row>
        <table:table-row table:style-name="ro6">
          <table:table-cell office:value-type="float" office:value="2011" calcext:value-type="float">
            <text:p>2011</text:p>
          </table:table-cell>
          <table:table-cell table:style-name="ce3" office:value-type="float" office:value="179.87" calcext:value-type="float">
            <text:p>179,87</text:p>
          </table:table-cell>
          <table:table-cell table:style-name="ce3" office:value-type="float" office:value="62.6" calcext:value-type="float">
            <text:p>62,6</text:p>
          </table:table-cell>
          <table:table-cell table:style-name="ce3" office:value-type="float" office:value="90.56" calcext:value-type="float">
            <text:p>90,56</text:p>
          </table:table-cell>
          <table:table-cell table:style-name="ce3" table:number-columns-repeated="2"/>
          <table:table-cell table:style-name="ce3" office:value-type="float" office:value="89.93" calcext:value-type="float">
            <text:p>89,93</text:p>
          </table:table-cell>
          <table:table-cell table:style-name="ce3" office:value-type="float" office:value="26.35" calcext:value-type="float">
            <text:p>26,35</text:p>
          </table:table-cell>
          <table:table-cell table:style-name="ce3" office:value-type="float" office:value="18.39" calcext:value-type="float">
            <text:p>18,39</text:p>
          </table:table-cell>
          <table:table-cell table:formula="of:=SUM([.B63:.I63])" office:value-type="float" office:value="467.7" calcext:value-type="float">
            <text:p>467,7</text:p>
          </table:table-cell>
          <table:table-cell table:number-columns-repeated="5"/>
          <table:table-cell table:style-name="ce18"/>
          <table:table-cell table:number-columns-repeated="48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formula="of:=81*4" office:value-type="float" office:value="324" calcext:value-type="float">
            <text:p>324</text:p>
          </table:table-cell>
          <table:table-cell table:formula="of:=9.9*4" office:value-type="float" office:value="39.6" calcext:value-type="float">
            <text:p>39,6</text:p>
          </table:table-cell>
          <table:table-cell table:formula="of:=33.12*4" office:value-type="float" office:value="132.48" calcext:value-type="float">
            <text:p>132,48</text:p>
          </table:table-cell>
          <table:table-cell table:number-columns-repeated="2"/>
          <table:table-cell table:formula="of:=12.466*4" office:value-type="float" office:value="49.864" calcext:value-type="float">
            <text:p>49,864</text:p>
          </table:table-cell>
          <table:table-cell table:formula="of:=2.7*4" office:value-type="float" office:value="10.8" calcext:value-type="float">
            <text:p>10,8</text:p>
          </table:table-cell>
          <table:table-cell table:formula="of:=1.242*4" office:value-type="float" office:value="4.968" calcext:value-type="float">
            <text:p>4,968</text:p>
          </table:table-cell>
          <table:table-cell table:formula="of:=SUM([.B64:.I64])" office:value-type="float" office:value="561.712" calcext:value-type="float">
            <text:p>561,712</text:p>
          </table:table-cell>
          <table:table-cell table:number-columns-repeated="5"/>
          <table:table-cell table:style-name="ce18"/>
          <table:table-cell table:number-columns-repeated="48"/>
        </table:table-row>
        <table:table-row table:style-name="ro3">
          <table:table-cell table:style-name="ce2" office:value-type="string" calcext:value-type="string">
            <text:p>(q1)</text:p>
          </table:table-cell>
          <table:table-cell office:value-type="string" calcext:value-type="string">
            <text:p>^^ from Gartner</text:p>
          </table:table-cell>
          <table:table-cell table:number-columns-repeated="13"/>
          <table:table-cell table:style-name="ce18"/>
          <table:table-cell table:number-columns-repeated="48"/>
        </table:table-row>
        <table:table-row table:style-name="ro3" table:number-rows-repeated="2">
          <table:table-cell table:style-name="ce2"/>
          <table:table-cell table:number-columns-repeated="14"/>
          <table:table-cell table:style-name="ce18"/>
          <table:table-cell table:number-columns-repeated="48"/>
        </table:table-row>
        <table:table-row table:style-name="ro3">
          <table:table-cell table:style-name="ce2" office:value-type="string" calcext:value-type="string">
            <text:p>Worldwide smartphone sales</text:p>
          </table:table-cell>
          <table:table-cell table:number-columns-repeated="3"/>
          <table:table-cell table:number-columns-repeated="2" table:style-name="ce8" office:value-type="string" calcext:value-type="string">
            <text:p>(est)</text:p>
          </table:table-cell>
          <table:table-cell table:number-columns-repeated="9"/>
          <table:table-cell table:style-name="ce18"/>
          <table:table-cell table:number-columns-repeated="48"/>
        </table:table-row>
        <table:table-row table:style-name="ro3">
          <table:table-cell table:style-name="ce2" office:value-type="string" calcext:value-type="string">
            <text:p>(millions)</text:p>
          </table:table-cell>
          <table:table-cell table:number-columns-repeated="14"/>
          <table:table-cell table:style-name="ce18"/>
          <table:table-cell table:number-columns-repeated="48"/>
        </table:table-row>
        <table:table-row table:style-name="ro3">
          <table:table-cell table:style-name="ce2" office:value-type="float" office:value="2000" calcext:value-type="float">
            <text:p>2000</text:p>
          </table:table-cell>
          <table:table-cell office:value-type="float" office:value="2003" calcext:value-type="float">
            <text:p>2003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8" calcext:value-type="float">
            <text:p>2008</text:p>
          </table:table-cell>
          <table:table-cell office:value-type="float" office:value="2010" calcext:value-type="float">
            <text:p>2010</text:p>
          </table:table-cell>
          <table:table-cell table:number-columns-repeated="9"/>
          <table:table-cell table:style-name="ce18"/>
          <table:table-cell table:number-columns-repeated="48"/>
        </table:table-row>
        <table:table-row table:style-name="ro3">
          <table:table-cell table:style-name="ce2" office:value-type="float" office:value="0.3" calcext:value-type="float">
            <text:p>0,3</text:p>
          </table:table-cell>
          <table:table-cell office:value-type="float" office:value="7.4" calcext:value-type="float">
            <text:p>7,4</text:p>
          </table:table-cell>
          <table:table-cell office:value-type="float" office:value="46.6" calcext:value-type="float">
            <text:p>46,6</text:p>
          </table:table-cell>
          <table:table-cell office:value-type="float" office:value="69.23" calcext:value-type="float">
            <text:p>69,23</text:p>
          </table:table-cell>
          <table:table-cell office:value-type="float" office:value="114.6" calcext:value-type="float">
            <text:p>114,6</text:p>
          </table:table-cell>
          <table:table-cell office:value-type="float" office:value="163.8" calcext:value-type="float">
            <text:p>163,8</text:p>
          </table:table-cell>
          <table:table-cell table:number-columns-repeated="9"/>
          <table:table-cell table:style-name="ce18"/>
          <table:table-cell table:number-columns-repeated="48"/>
        </table:table-row>
        <table:table-row table:style-name="ro1">
          <table:table-cell table:style-name="ce4" office:value-type="string" calcext:value-type="string">
            <text:p><text:span text:style-name="T1"><text:a xlink:href="http://www.etforecasts.com/products/ES_pdas2003.htm" xlink:type="simple">http://www.etforecasts.com/products/ES_pdas2003.htm</text:a></text:span></text:p>
          </table:table-cell>
          <table:table-cell table:number-columns-repeated="14"/>
          <table:table-cell table:style-name="ce18"/>
          <table:table-cell table:number-columns-repeated="48"/>
        </table:table-row>
        <table:table-row table:style-name="ro3">
          <table:table-cell table:style-name="ce2" office:value-type="string" calcext:value-type="string">
            <text:p>(eTForecasts "Worldwide PDA and Smartphone Forecase"</text:p>
          </table:table-cell>
          <table:table-cell table:number-columns-repeated="6"/>
          <table:table-cell table:style-name="ce4" office:value-type="string" calcext:value-type="string">
            <text:p><text:span text:style-name="T1"><text:a xlink:href="http://www.palminfocenter.com/news/9247/report-64-million-smartphones-shipped-in-2006/" xlink:type="simple">http://www.palminfocenter.com/news/9247/report-64-million-smartphones-shipped-in-2006/</text:a></text:span></text:p>
          </table:table-cell>
          <table:table-cell table:number-columns-repeated="7"/>
          <table:table-cell table:style-name="ce18"/>
          <table:table-cell table:number-columns-repeated="48"/>
        </table:table-row>
        <table:table-row table:style-name="ro1">
          <table:table-cell table:style-name="ce4" office:value-type="string" calcext:value-type="string">
            <text:p><text:span text:style-name="T1"><text:a xlink:href="http://www.etforecasts.com/products/ES_SP-PDA.html" xlink:type="simple">http://www.etforecasts.com/products/ES_SP-PDA.html</text:a></text:span></text:p>
          </table:table-cell>
          <table:table-cell table:number-columns-repeated="4"/>
          <table:table-cell table:style-name="ce4" office:value-type="string" calcext:value-type="string">
            <text:p><text:span text:style-name="T1"><text:a xlink:href="http://www.zdnet.com/blog/itfacts/mobile-os-market-shares-in-2005-symbian-51-linux-23-windows-17/10153" xlink:type="simple">http://www.zdnet.com/blog/itfacts/mobile-os-market-shares-in-2005-symbian-51-linux-23-windows-17/10153</text:a></text:span></text:p>
          </table:table-cell>
          <table:table-cell table:number-columns-repeated="9"/>
          <table:table-cell table:style-name="ce18"/>
          <table:table-cell table:number-columns-repeated="15"/>
          <table:table-cell>
            <draw:frame draw:z-index="21" draw:name="Chart 30" draw:style-name="gr1" draw:text-style-name="P1" svg:width="222.68mm" svg:height="150.28mm" svg:x="1.96mm" svg:y="4.24mm">
              <draw:object draw:notify-on-update-of-ranges="Sheet1.K78:Sheet1.K90 Sheet1.K77:Sheet1.K77 Sheet1.K78:Sheet1.K90 Sheet1.L77:Sheet1.L77 Sheet1.L78:Sheet1.L90 Sheet1.M77:Sheet1.M77 Sheet1.M78:Sheet1.M90 Sheet1.N77:Sheet1.N77 Sheet1.N78:Sheet1.N90 Sheet1.O77:Sheet1.O77 Sheet1.O78:Sheet1.O90 Sheet1.P77:Sheet1.P77 Sheet1.P78:Sheet1.P90 Sheet1.Q77:Sheet1.Q77 Sheet1.Q78:Sheet1.Q90 Sheet1.R77:Sheet1.R77 Sheet1.R78:Sheet1.R90 Sheet1.S77:Sheet1.S77 Sheet1.S78:Sheet1.S90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32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table:style-name="ce2"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table:number-columns-repeated="6"/>
          <table:table-cell table:style-name="ce18"/>
          <table:table-cell table:number-columns-repeated="3"/>
          <table:table-cell>
            <draw:frame draw:z-index="16" draw:name="Chart 20" draw:style-name="gr1" draw:text-style-name="P1" svg:width="178.28mm" svg:height="127mm" svg:x="5.87mm" svg:y="0mm">
              <draw:object draw:notify-on-update-of-ranges="Sheet1.X12:Sheet1.X17 Sheet1.Y5:Sheet1.Y5 Sheet1.Y12:Sheet1.Y17 Sheet1.Z5:Sheet1.Z5 Sheet1.Z12:Sheet1.Z17 Sheet1.AA5:Sheet1.AA5 Sheet1.AA12:Sheet1.AA17 Sheet1.AB5:Sheet1.AB5 Sheet1.AB12:Sheet1.AB17 Sheet1.AC5:Sheet1.AC5 Sheet1.AC12:Sheet1.AC17 Sheet1.AD5:Sheet1.AD5 Sheet1.AD12:Sheet1.AD17 Sheet1.AE5:Sheet1.AE5 Sheet1.AE12:Sheet1.AE17 Sheet1.AF5:Sheet1.AF5 Sheet1.AF12:Sheet1.AF17 Sheet1.AG5:Sheet1.AG5 Sheet1.AG12:Sheet1.AG17 Sheet1.AH5:Sheet1.AH5 Sheet1.AH12:Sheet1.AH17 Sheet1.AI5:Sheet1.AI5 Sheet1.AI12:Sheet1.AI17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44"/>
        </table:table-row>
        <table:table-row table:style-name="ro3">
          <table:table-cell/>
          <table:table-cell table:style-name="ce8" office:value-type="string" calcext:value-type="string">
            <text:p>x</text:p>
          </table:table-cell>
          <table:table-cell table:style-name="ce2" office:value-type="string" calcext:value-type="string">
            <text:p>3x</text:p>
          </table:table-cell>
          <table:table-cell office:value-type="float" office:value="80" calcext:value-type="float">
            <text:p>80</text:p>
          </table:table-cell>
          <table:table-cell table:formula="of:=+[.F76]/1.139" office:value-type="float" office:value="122.300263388938" calcext:value-type="float">
            <text:p>122,300263388938</text:p>
          </table:table-cell>
          <table:table-cell office:value-type="float" office:value="139.3" calcext:value-type="float">
            <text:p>139,3</text:p>
          </table:table-cell>
          <table:table-cell table:formula="of:=+[.H76]/1.72" office:value-type="float" office:value="176.744186046512" calcext:value-type="float">
            <text:p>176,744186046512</text:p>
          </table:table-cell>
          <table:table-cell table:formula="of:=1600*0.19" office:value-type="float" office:value="304" calcext:value-type="float">
            <text:p>304</text:p>
          </table:table-cell>
          <table:table-cell office:value-type="float" office:value="472" calcext:value-type="float">
            <text:p>472</text:p>
          </table:table-cell>
          <table:table-cell/>
          <table:table-cell table:style-name="ce15" office:value-type="string" calcext:value-type="string">
            <text:p>PERCENT</text:p>
          </table:table-cell>
          <table:table-cell table:number-columns-repeated="4"/>
          <table:table-cell table:style-name="ce18"/>
          <table:table-cell table:number-columns-repeated="48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Symbian</text:p>
          </table:table-cell>
          <table:table-cell table:style-name="ce8" office:value-type="string" calcext:value-type="string">
            <text:p>WinMobile</text:p>
          </table:table-cell>
          <table:table-cell table:style-name="ce8" office:value-type="string" calcext:value-type="string">
            <text:p>PalmOS</text:p>
          </table:table-cell>
          <table:table-cell table:style-name="ce8" office:value-type="string" calcext:value-type="string">
            <text:p>Blackberry</text:p>
          </table:table-cell>
          <table:table-cell table:style-name="ce8" office:value-type="string" calcext:value-type="string">
            <text:p>Android</text:p>
          </table:table-cell>
          <table:table-cell table:style-name="ce8" office:value-type="string" calcext:value-type="string">
            <text:p>iPhone</text:p>
          </table:table-cell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Others</text:p>
          </table:table-cell>
          <table:table-cell table:style-name="ce2" office:value-type="string" calcext:value-type="string">
            <text:p>Year</text:p>
          </table:table-cell>
          <table:table-cell table:style-name="ce8" office:value-type="string" calcext:value-type="string">
            <text:p>Symbian</text:p>
          </table:table-cell>
          <table:table-cell table:style-name="ce8" office:value-type="string" calcext:value-type="string">
            <text:p>WinMobile</text:p>
          </table:table-cell>
          <table:table-cell table:style-name="ce8" office:value-type="string" calcext:value-type="string">
            <text:p>PalmOS</text:p>
          </table:table-cell>
          <table:table-cell table:style-name="ce8" office:value-type="string" calcext:value-type="string">
            <text:p>Blackberry</text:p>
          </table:table-cell>
          <table:table-cell table:style-name="ce8" office:value-type="string" calcext:value-type="string">
            <text:p>Android</text:p>
          </table:table-cell>
          <table:table-cell table:style-name="ce8" office:value-type="string" calcext:value-type="string">
            <text:p>iPhone</text:p>
          </table:table-cell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Others</text:p>
          </table:table-cell>
          <table:table-cell table:number-columns-repeated="45"/>
        </table:table-row>
        <table:table-row table:style-name="ro3">
          <table:table-cell table:style-name="ce2" office:value-type="float" office:value="2000" calcext:value-type="float">
            <text:p>2000</text:p>
          </table:table-cell>
          <table:table-cell office:value-type="float" office:value="0.3" calcext:value-type="float">
            <text:p>0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style-name="ce2" office:value-type="float" office:value="2000" calcext:value-type="float">
            <text:p>2000</text:p>
          </table:table-cell>
          <table:table-cell table:formula="of:=+[.C78]/[.B78]*100" office:value-type="float" office:value="0" calcext:value-type="float">
            <text:p>0</text:p>
          </table:table-cell>
          <table:table-cell table:formula="of:=+[.D78]/[.B78]*100" office:value-type="float" office:value="0" calcext:value-type="float">
            <text:p>0</text:p>
          </table:table-cell>
          <table:table-cell table:formula="of:=+[.E78]/[.B78]*100" office:value-type="float" office:value="0" calcext:value-type="float">
            <text:p>0</text:p>
          </table:table-cell>
          <table:table-cell table:formula="of:=+[.F78]/[.B78]*100" office:value-type="float" office:value="0" calcext:value-type="float">
            <text:p>0</text:p>
          </table:table-cell>
          <table:table-cell table:style-name="ce16" table:formula="of:=+[.G78]/[.B78]*100" office:value-type="float" office:value="0" calcext:value-type="float">
            <text:p>0,00</text:p>
          </table:table-cell>
          <table:table-cell table:formula="of:=+[.H78]/[.B78]*100" office:value-type="float" office:value="0" calcext:value-type="float">
            <text:p>0</text:p>
          </table:table-cell>
          <table:table-cell table:formula="of:=+[.I78]/[.B78]*100" office:value-type="float" office:value="0" calcext:value-type="float">
            <text:p>0</text:p>
          </table:table-cell>
          <table:table-cell table:formula="of:=+[.J78]/[.B78]*100" office:value-type="float" office:value="100" calcext:value-type="float">
            <text:p>100</text:p>
          </table:table-cell>
          <table:table-cell table:number-columns-repeated="45"/>
        </table:table-row>
        <table:table-row table:style-name="ro3">
          <table:table-cell table:style-name="ce2"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+[.B79]-[.C79]" office:value-type="float" office:value="2.5" calcext:value-type="float">
            <text:p>2,5</text:p>
          </table:table-cell>
          <table:table-cell table:style-name="ce2" office:value-type="float" office:value="2001" calcext:value-type="float">
            <text:p>2001</text:p>
          </table:table-cell>
          <table:table-cell table:formula="of:=+[.C79]/[.B79]*100" office:value-type="float" office:value="16.6666666666667" calcext:value-type="float">
            <text:p>16,6666666666667</text:p>
          </table:table-cell>
          <table:table-cell table:formula="of:=+[.D79]/[.B79]*100" office:value-type="float" office:value="0" calcext:value-type="float">
            <text:p>0</text:p>
          </table:table-cell>
          <table:table-cell table:formula="of:=+[.E79]/[.B79]*100" office:value-type="float" office:value="0" calcext:value-type="float">
            <text:p>0</text:p>
          </table:table-cell>
          <table:table-cell table:formula="of:=+[.F79]/[.B79]*100" office:value-type="float" office:value="0" calcext:value-type="float">
            <text:p>0</text:p>
          </table:table-cell>
          <table:table-cell table:style-name="ce16" table:formula="of:=+[.G79]/[.B79]*100" office:value-type="float" office:value="0" calcext:value-type="float">
            <text:p>0,00</text:p>
          </table:table-cell>
          <table:table-cell table:formula="of:=+[.H79]/[.B79]*100" office:value-type="float" office:value="0" calcext:value-type="float">
            <text:p>0</text:p>
          </table:table-cell>
          <table:table-cell table:formula="of:=+[.I79]/[.B79]*100" office:value-type="float" office:value="0" calcext:value-type="float">
            <text:p>0</text:p>
          </table:table-cell>
          <table:table-cell table:formula="of:=+[.J79]/[.B79]*100" office:value-type="float" office:value="83.3333333333333" calcext:value-type="float">
            <text:p>83,3333333333333</text:p>
          </table:table-cell>
          <table:table-cell table:number-columns-repeated="45"/>
        </table:table-row>
        <table:table-row table:style-name="ro3">
          <table:table-cell table:style-name="ce2" office:value-type="float" office:value="2002" calcext:value-type="float">
            <text:p>2002</text:p>
          </table:table-cell>
          <table:table-cell table:formula="of:=423*0.01" office:value-type="float" office:value="4.23" calcext:value-type="float">
            <text:p>4,23</text:p>
          </table:table-cell>
          <table:table-cell office:value-type="float" office:value="2.1" calcext:value-type="float">
            <text:p>2,1</text:p>
          </table:table-cell>
          <table:table-cell table:number-columns-repeated="2" office:value-type="float" office:value="0.3" calcext:value-type="float">
            <text:p>0,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+[.B80]-SUM([.C80:.I80])" office:value-type="float" office:value="1.53" calcext:value-type="float">
            <text:p>1,53</text:p>
          </table:table-cell>
          <table:table-cell table:style-name="ce2" office:value-type="float" office:value="2002" calcext:value-type="float">
            <text:p>2002</text:p>
          </table:table-cell>
          <table:table-cell table:formula="of:=+[.C80]/[.B80]*100" office:value-type="float" office:value="49.645390070922" calcext:value-type="float">
            <text:p>49,645390070922</text:p>
          </table:table-cell>
          <table:table-cell table:formula="of:=+[.D80]/[.B80]*100" office:value-type="float" office:value="7.09219858156028" calcext:value-type="float">
            <text:p>7,09219858156028</text:p>
          </table:table-cell>
          <table:table-cell table:formula="of:=+[.E80]/[.B80]*100" office:value-type="float" office:value="7.09219858156028" calcext:value-type="float">
            <text:p>7,09219858156028</text:p>
          </table:table-cell>
          <table:table-cell table:formula="of:=+[.F80]/[.B80]*100" office:value-type="float" office:value="0" calcext:value-type="float">
            <text:p>0</text:p>
          </table:table-cell>
          <table:table-cell table:style-name="ce16" table:formula="of:=+[.G80]/[.B80]*100" office:value-type="float" office:value="0" calcext:value-type="float">
            <text:p>0,00</text:p>
          </table:table-cell>
          <table:table-cell table:formula="of:=+[.H80]/[.B80]*100" office:value-type="float" office:value="0" calcext:value-type="float">
            <text:p>0</text:p>
          </table:table-cell>
          <table:table-cell table:formula="of:=+[.I80]/[.B80]*100" office:value-type="float" office:value="0" calcext:value-type="float">
            <text:p>0</text:p>
          </table:table-cell>
          <table:table-cell table:formula="of:=+[.J80]/[.B80]*100" office:value-type="float" office:value="36.1702127659575" calcext:value-type="float">
            <text:p>36,1702127659575</text:p>
          </table:table-cell>
          <table:table-cell table:number-columns-repeated="45"/>
        </table:table-row>
        <table:table-row table:style-name="ro3">
          <table:table-cell table:style-name="ce2" office:value-type="float" office:value="2003" calcext:value-type="float">
            <text:p>2003</text:p>
          </table:table-cell>
          <table:table-cell office:value-type="float" office:value="7.4" calcext:value-type="float">
            <text:p>7,4</text:p>
          </table:table-cell>
          <table:table-cell table:formula="of:=+[.B81]*0.88" office:value-type="float" office:value="6.512" calcext:value-type="float">
            <text:p>6,512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+[.B81]-SUM([.C81:.I81])" office:value-type="float" office:value="0.188" calcext:value-type="float">
            <text:p>0,188</text:p>
          </table:table-cell>
          <table:table-cell table:style-name="ce2" office:value-type="float" office:value="2003" calcext:value-type="float">
            <text:p>2003</text:p>
          </table:table-cell>
          <table:table-cell table:formula="of:=+[.C81]/[.B81]*100" office:value-type="float" office:value="88" calcext:value-type="float">
            <text:p>88</text:p>
          </table:table-cell>
          <table:table-cell table:formula="of:=+[.D81]/[.B81]*100" office:value-type="float" office:value="4.05405405405405" calcext:value-type="float">
            <text:p>4,05405405405405</text:p>
          </table:table-cell>
          <table:table-cell table:formula="of:=+[.E81]/[.B81]*100" office:value-type="float" office:value="2.7027027027027" calcext:value-type="float">
            <text:p>2,7027027027027</text:p>
          </table:table-cell>
          <table:table-cell table:formula="of:=+[.F81]/[.B81]*100" office:value-type="float" office:value="2.7027027027027" calcext:value-type="float">
            <text:p>2,7027027027027</text:p>
          </table:table-cell>
          <table:table-cell table:style-name="ce16" table:formula="of:=+[.G81]/[.B81]*100" office:value-type="float" office:value="0" calcext:value-type="float">
            <text:p>0,00</text:p>
          </table:table-cell>
          <table:table-cell table:formula="of:=+[.H81]/[.B81]*100" office:value-type="float" office:value="0" calcext:value-type="float">
            <text:p>0</text:p>
          </table:table-cell>
          <table:table-cell table:formula="of:=+[.I81]/[.B81]*100" office:value-type="float" office:value="0" calcext:value-type="float">
            <text:p>0</text:p>
          </table:table-cell>
          <table:table-cell table:formula="of:=+[.J81]/[.B81]*100" office:value-type="float" office:value="2.54054054054054" calcext:value-type="float">
            <text:p>2,54054054054054</text:p>
          </table:table-cell>
          <table:table-cell table:number-columns-repeated="45"/>
        </table:table-row>
        <table:table-row table:style-name="ro3">
          <table:table-cell table:style-name="ce2" office:value-type="float" office:value="2004" calcext:value-type="float">
            <text:p>2004</text:p>
          </table:table-cell>
          <table:table-cell office:value-type="float" office:value="15.5" calcext:value-type="float">
            <text:p>15,5</text:p>
          </table:table-cell>
          <table:table-cell table:formula="of:=+[.B82]*0.56" office:value-type="float" office:value="8.68" calcext:value-type="float">
            <text:p>8,68</text:p>
          </table:table-cell>
          <table:table-cell table:formula="of:=+[.B82]*0.126" office:value-type="float" office:value="1.953" calcext:value-type="float">
            <text:p>1,953</text:p>
          </table:table-cell>
          <table:table-cell office:value-type="float" office:value="0.7" calcext:value-type="float">
            <text:p>0,7</text:p>
          </table:table-cell>
          <table:table-cell table:formula="of:=+[.F83]/1.75" office:value-type="float" office:value="1.6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B82]*0.11" office:value-type="float" office:value="1.705" calcext:value-type="float">
            <text:p>1,705</text:p>
          </table:table-cell>
          <table:table-cell table:formula="of:=+[.B82]-SUM([.C82:.I82])" office:value-type="float" office:value="0.861999999999998" calcext:value-type="float">
            <text:p>0,861999999999998</text:p>
          </table:table-cell>
          <table:table-cell table:style-name="ce2" office:value-type="float" office:value="2004" calcext:value-type="float">
            <text:p>2004</text:p>
          </table:table-cell>
          <table:table-cell table:formula="of:=+[.C82]/[.B82]*100" office:value-type="float" office:value="56" calcext:value-type="float">
            <text:p>56</text:p>
          </table:table-cell>
          <table:table-cell table:formula="of:=+[.D82]/[.B82]*100" office:value-type="float" office:value="12.6" calcext:value-type="float">
            <text:p>12,6</text:p>
          </table:table-cell>
          <table:table-cell table:formula="of:=+[.E82]/[.B82]*100" office:value-type="float" office:value="4.51612903225806" calcext:value-type="float">
            <text:p>4,51612903225806</text:p>
          </table:table-cell>
          <table:table-cell table:formula="of:=+[.F82]/[.B82]*100" office:value-type="float" office:value="10.3225806451613" calcext:value-type="float">
            <text:p>10,3225806451613</text:p>
          </table:table-cell>
          <table:table-cell table:style-name="ce16" table:formula="of:=+[.G82]/[.B82]*100" office:value-type="float" office:value="0" calcext:value-type="float">
            <text:p>0,00</text:p>
          </table:table-cell>
          <table:table-cell table:formula="of:=+[.H82]/[.B82]*100" office:value-type="float" office:value="0" calcext:value-type="float">
            <text:p>0</text:p>
          </table:table-cell>
          <table:table-cell table:formula="of:=+[.I82]/[.B82]*100" office:value-type="float" office:value="11" calcext:value-type="float">
            <text:p>11</text:p>
          </table:table-cell>
          <table:table-cell table:formula="of:=+[.J82]/[.B82]*100" office:value-type="float" office:value="5.56129032258064" calcext:value-type="float">
            <text:p>5,56129032258064</text:p>
          </table:table-cell>
          <table:table-cell table:number-columns-repeated="45"/>
        </table:table-row>
        <table:table-row table:style-name="ro3">
          <table:table-cell table:style-name="ce2" office:value-type="float" office:value="2005" calcext:value-type="float">
            <text:p>2005</text:p>
          </table:table-cell>
          <table:table-cell office:value-type="float" office:value="46.6" calcext:value-type="float">
            <text:p>46,6</text:p>
          </table:table-cell>
          <table:table-cell table:formula="of:=+[.B83]*0.51" office:value-type="float" office:value="23.766" calcext:value-type="float">
            <text:p>23,766</text:p>
          </table:table-cell>
          <table:table-cell table:formula="of:=+[.B83]*0.17" office:value-type="float" office:value="7.922" calcext:value-type="float">
            <text:p>7,922</text:p>
          </table:table-cell>
          <table:table-cell office:value-type="float" office:value="1.1" calcext:value-type="float">
            <text:p>1,1</text:p>
          </table:table-cell>
          <table:table-cell table:formula="of:=0.7*4" office:value-type="float" office:value="2.8" calcext:value-type="float">
            <text:p>2,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B83]*0.23" office:value-type="float" office:value="10.718" calcext:value-type="float">
            <text:p>10,718</text:p>
          </table:table-cell>
          <table:table-cell table:formula="of:=+[.B83]-SUM([.C83:.I83])" office:value-type="float" office:value="0.294000000000004" calcext:value-type="float">
            <text:p>0,294000000000004</text:p>
          </table:table-cell>
          <table:table-cell table:style-name="ce2" office:value-type="float" office:value="2005" calcext:value-type="float">
            <text:p>2005</text:p>
          </table:table-cell>
          <table:table-cell table:formula="of:=+[.C83]/[.B83]*100" office:value-type="float" office:value="51" calcext:value-type="float">
            <text:p>51</text:p>
          </table:table-cell>
          <table:table-cell table:formula="of:=+[.D83]/[.B83]*100" office:value-type="float" office:value="17" calcext:value-type="float">
            <text:p>17</text:p>
          </table:table-cell>
          <table:table-cell table:formula="of:=+[.E83]/[.B83]*100" office:value-type="float" office:value="2.36051502145923" calcext:value-type="float">
            <text:p>2,36051502145923</text:p>
          </table:table-cell>
          <table:table-cell table:formula="of:=+[.F83]/[.B83]*100" office:value-type="float" office:value="6.00858369098712" calcext:value-type="float">
            <text:p>6,00858369098712</text:p>
          </table:table-cell>
          <table:table-cell table:style-name="ce16" table:formula="of:=+[.G83]/[.B83]*100" office:value-type="float" office:value="0" calcext:value-type="float">
            <text:p>0,00</text:p>
          </table:table-cell>
          <table:table-cell table:formula="of:=+[.H83]/[.B83]*100" office:value-type="float" office:value="0" calcext:value-type="float">
            <text:p>0</text:p>
          </table:table-cell>
          <table:table-cell table:formula="of:=+[.I83]/[.B83]*100" office:value-type="float" office:value="23" calcext:value-type="float">
            <text:p>23</text:p>
          </table:table-cell>
          <table:table-cell table:formula="of:=+[.J83]/[.B83]*100" office:value-type="float" office:value="0.630901287553657" calcext:value-type="float">
            <text:p>0,630901287553657</text:p>
          </table:table-cell>
          <table:table-cell table:number-columns-repeated="45"/>
        </table:table-row>
        <table:table-row table:style-name="ro4">
          <table:table-cell table:style-name="ce2" office:value-type="float" office:value="2006" calcext:value-type="float">
            <text:p>2006</text:p>
          </table:table-cell>
          <table:table-cell office:value-type="float" office:value="80" calcext:value-type="float">
            <text:p>80</text:p>
          </table:table-cell>
          <table:table-cell table:formula="of:=+[.B84]*0.67" office:value-type="float" office:value="53.6" calcext:value-type="float">
            <text:p>53,6</text:p>
          </table:table-cell>
          <table:table-cell table:formula="of:=+[.B84]*0.14" office:value-type="float" office:value="11.2" calcext:value-type="float">
            <text:p>11,2</text:p>
          </table:table-cell>
          <table:table-cell table:formula="of:=+[.B84]*0.055" office:value-type="float" office:value="4.4" calcext:value-type="float">
            <text:p>4,4</text:p>
          </table:table-cell>
          <table:table-cell table:formula="of:=+[.B84]*0.07" office:value-type="float" office:value="5.6" calcext:value-type="float">
            <text:p>5,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B84]*0.06" office:value-type="float" office:value="4.8" calcext:value-type="float">
            <text:p>4,8</text:p>
          </table:table-cell>
          <table:table-cell table:formula="of:=+[.B84]-SUM([.C84:.I84])" office:value-type="float" office:value="0.399999999999991" calcext:value-type="float">
            <text:p>0,399999999999991</text:p>
          </table:table-cell>
          <table:table-cell table:style-name="ce2" office:value-type="float" office:value="2006" calcext:value-type="float">
            <text:p>2006</text:p>
          </table:table-cell>
          <table:table-cell table:formula="of:=+[.C84]/[.B84]*100" office:value-type="float" office:value="67" calcext:value-type="float">
            <text:p>67</text:p>
          </table:table-cell>
          <table:table-cell table:formula="of:=+[.D84]/[.B84]*100" office:value-type="float" office:value="14" calcext:value-type="float">
            <text:p>14</text:p>
          </table:table-cell>
          <table:table-cell table:formula="of:=+[.E84]/[.B84]*100" office:value-type="float" office:value="5.5" calcext:value-type="float">
            <text:p>5,5</text:p>
          </table:table-cell>
          <table:table-cell table:formula="of:=+[.F84]/[.B84]*100" office:value-type="float" office:value="7" calcext:value-type="float">
            <text:p>7</text:p>
          </table:table-cell>
          <table:table-cell table:style-name="ce16" table:formula="of:=+[.G84]/[.B84]*100" office:value-type="float" office:value="0" calcext:value-type="float">
            <text:p>0,00</text:p>
          </table:table-cell>
          <table:table-cell table:formula="of:=+[.H84]/[.B84]*100" office:value-type="float" office:value="0" calcext:value-type="float">
            <text:p>0</text:p>
          </table:table-cell>
          <table:table-cell table:formula="of:=+[.I84]/[.B84]*100" office:value-type="float" office:value="6" calcext:value-type="float">
            <text:p>6</text:p>
          </table:table-cell>
          <table:table-cell table:formula="of:=+[.J84]/[.B84]*100" office:value-type="float" office:value="0.499999999999989" calcext:value-type="float">
            <text:p>0,499999999999989</text:p>
          </table:table-cell>
          <table:table-cell table:number-columns-repeated="45"/>
        </table:table-row>
        <table:table-row table:style-name="ro4">
          <table:table-cell table:style-name="ce2" office:value-type="float" office:value="2007" calcext:value-type="float">
            <text:p>2007</text:p>
          </table:table-cell>
          <table:table-cell office:value-type="float" office:value="122.3" calcext:value-type="float">
            <text:p>122,3</text:p>
          </table:table-cell>
          <table:table-cell table:style-name="ce3" office:value-type="float" office:value="77.68" calcext:value-type="float">
            <text:p>77,68</text:p>
          </table:table-cell>
          <table:table-cell table:style-name="ce3" office:value-type="float" office:value="14.7" calcext:value-type="float">
            <text:p>14,7</text:p>
          </table:table-cell>
          <table:table-cell table:style-name="ce3" office:value-type="float" office:value="1.76" calcext:value-type="float">
            <text:p>1,76</text:p>
          </table:table-cell>
          <table:table-cell table:style-name="ce3" office:value-type="float" office:value="11.77" calcext:value-type="float">
            <text:p>11,77</text:p>
          </table:table-cell>
          <table:table-cell table:style-name="ce3"/>
          <table:table-cell table:style-name="ce3" office:value-type="float" office:value="3.3" calcext:value-type="float">
            <text:p>3,3</text:p>
          </table:table-cell>
          <table:table-cell table:style-name="ce3" office:value-type="float" office:value="11.76" calcext:value-type="float">
            <text:p>11,76</text:p>
          </table:table-cell>
          <table:table-cell table:formula="of:=+[.B85]-SUM([.C85:.I85])" office:value-type="float" office:value="1.33" calcext:value-type="float">
            <text:p>1,33</text:p>
          </table:table-cell>
          <table:table-cell table:style-name="ce2" office:value-type="float" office:value="2007" calcext:value-type="float">
            <text:p>2007</text:p>
          </table:table-cell>
          <table:table-cell table:formula="of:=+[.C85]/[.B85]*100" office:value-type="float" office:value="63.5159443990188" calcext:value-type="float">
            <text:p>63,5159443990188</text:p>
          </table:table-cell>
          <table:table-cell table:formula="of:=+[.D85]/[.B85]*100" office:value-type="float" office:value="12.0196238757155" calcext:value-type="float">
            <text:p>12,0196238757155</text:p>
          </table:table-cell>
          <table:table-cell table:formula="of:=+[.E85]/[.B85]*100" office:value-type="float" office:value="1.43908421913328" calcext:value-type="float">
            <text:p>1,43908421913328</text:p>
          </table:table-cell>
          <table:table-cell table:formula="of:=+[.F85]/[.B85]*100" office:value-type="float" office:value="9.6238757154538" calcext:value-type="float">
            <text:p>9,6238757154538</text:p>
          </table:table-cell>
          <table:table-cell table:style-name="ce16" table:formula="of:=+[.G85]/[.B85]*100" office:value-type="float" office:value="0" calcext:value-type="float">
            <text:p>0,00</text:p>
          </table:table-cell>
          <table:table-cell table:formula="of:=+[.H85]/[.B85]*100" office:value-type="float" office:value="2.6982829108749" calcext:value-type="float">
            <text:p>2,6982829108749</text:p>
          </table:table-cell>
          <table:table-cell table:formula="of:=+[.I85]/[.B85]*100" office:value-type="float" office:value="9.61569910057236" calcext:value-type="float">
            <text:p>9,61569910057236</text:p>
          </table:table-cell>
          <table:table-cell table:formula="of:=+[.J85]/[.B85]*100" office:value-type="float" office:value="1.0874897792314" calcext:value-type="float">
            <text:p>1,0874897792314</text:p>
          </table:table-cell>
          <table:table-cell table:number-columns-repeated="45"/>
        </table:table-row>
        <table:table-row table:style-name="ro4">
          <table:table-cell table:style-name="ce2" office:value-type="float" office:value="2008" calcext:value-type="float">
            <text:p>2008</text:p>
          </table:table-cell>
          <table:table-cell office:value-type="float" office:value="139.3" calcext:value-type="float">
            <text:p>139,3</text:p>
          </table:table-cell>
          <table:table-cell table:style-name="ce3" office:value-type="float" office:value="72.93" calcext:value-type="float">
            <text:p>72,93</text:p>
          </table:table-cell>
          <table:table-cell table:style-name="ce3" office:value-type="float" office:value="16.5" calcext:value-type="float">
            <text:p>16,5</text:p>
          </table:table-cell>
          <table:table-cell table:style-name="ce3" office:value-type="float" office:value="2.51" calcext:value-type="float">
            <text:p>2,51</text:p>
          </table:table-cell>
          <table:table-cell table:style-name="ce3" office:value-type="float" office:value="23.15" calcext:value-type="float">
            <text:p>23,15</text:p>
          </table:table-cell>
          <table:table-cell table:style-name="ce3"/>
          <table:table-cell table:style-name="ce3" office:value-type="float" office:value="11.42" calcext:value-type="float">
            <text:p>11,42</text:p>
          </table:table-cell>
          <table:table-cell table:style-name="ce3" office:value-type="float" office:value="11.26" calcext:value-type="float">
            <text:p>11,26</text:p>
          </table:table-cell>
          <table:table-cell table:formula="of:=+[.B86]-SUM([.C86:.I86])" office:value-type="float" office:value="1.53" calcext:value-type="float">
            <text:p>1,53</text:p>
          </table:table-cell>
          <table:table-cell table:style-name="ce2" office:value-type="float" office:value="2008" calcext:value-type="float">
            <text:p>2008</text:p>
          </table:table-cell>
          <table:table-cell table:formula="of:=+[.C86]/[.B86]*100" office:value-type="float" office:value="52.3546302943288" calcext:value-type="float">
            <text:p>52,3546302943288</text:p>
          </table:table-cell>
          <table:table-cell table:formula="of:=+[.D86]/[.B86]*100" office:value-type="float" office:value="11.8449389806174" calcext:value-type="float">
            <text:p>11,8449389806174</text:p>
          </table:table-cell>
          <table:table-cell table:formula="of:=+[.E86]/[.B86]*100" office:value-type="float" office:value="1.80186647523331" calcext:value-type="float">
            <text:p>1,80186647523331</text:p>
          </table:table-cell>
          <table:table-cell table:formula="of:=+[.F86]/[.B86]*100" office:value-type="float" office:value="16.618808327351" calcext:value-type="float">
            <text:p>16,618808327351</text:p>
          </table:table-cell>
          <table:table-cell table:style-name="ce16" table:formula="of:=+[.G86]/[.B86]*100" office:value-type="float" office:value="0" calcext:value-type="float">
            <text:p>0,00</text:p>
          </table:table-cell>
          <table:table-cell table:formula="of:=+[.H86]/[.B86]*100" office:value-type="float" office:value="8.19813352476669" calcext:value-type="float">
            <text:p>8,19813352476669</text:p>
          </table:table-cell>
          <table:table-cell table:formula="of:=+[.I86]/[.B86]*100" office:value-type="float" office:value="8.08327351040919" calcext:value-type="float">
            <text:p>8,08327351040919</text:p>
          </table:table-cell>
          <table:table-cell table:formula="of:=+[.J86]/[.B86]*100" office:value-type="float" office:value="1.09834888729361" calcext:value-type="float">
            <text:p>1,09834888729361</text:p>
          </table:table-cell>
          <table:table-cell table:number-columns-repeated="45"/>
        </table:table-row>
        <table:table-row table:style-name="ro4">
          <table:table-cell table:style-name="ce2" office:value-type="float" office:value="2009" calcext:value-type="float">
            <text:p>2009</text:p>
          </table:table-cell>
          <table:table-cell office:value-type="float" office:value="176.7" calcext:value-type="float">
            <text:p>176,7</text:p>
          </table:table-cell>
          <table:table-cell table:style-name="ce3" office:value-type="float" office:value="80.88" calcext:value-type="float">
            <text:p>80,88</text:p>
          </table:table-cell>
          <table:table-cell table:style-name="ce3" office:value-type="float" office:value="15.03" calcext:value-type="float">
            <text:p>15,03</text:p>
          </table:table-cell>
          <table:table-cell table:style-name="ce3" office:value-type="float" office:value="1.19" calcext:value-type="float">
            <text:p>1,19</text:p>
          </table:table-cell>
          <table:table-cell table:style-name="ce3" office:value-type="float" office:value="34.35" calcext:value-type="float">
            <text:p>34,35</text:p>
          </table:table-cell>
          <table:table-cell table:style-name="ce3" office:value-type="float" office:value="6.8" calcext:value-type="float">
            <text:p>6,8</text:p>
          </table:table-cell>
          <table:table-cell table:style-name="ce3" office:value-type="float" office:value="24.89" calcext:value-type="float">
            <text:p>24,89</text:p>
          </table:table-cell>
          <table:table-cell table:style-name="ce3" office:value-type="float" office:value="8.13" calcext:value-type="float">
            <text:p>8,13</text:p>
          </table:table-cell>
          <table:table-cell table:formula="of:=+[.B87]-SUM([.C87:.I87])" office:value-type="float" office:value="5.43000000000001" calcext:value-type="float">
            <text:p>5,43000000000001</text:p>
          </table:table-cell>
          <table:table-cell table:style-name="ce2" office:value-type="float" office:value="2009" calcext:value-type="float">
            <text:p>2009</text:p>
          </table:table-cell>
          <table:table-cell table:formula="of:=+[.C87]/[.B87]*100" office:value-type="float" office:value="45.7724957555178" calcext:value-type="float">
            <text:p>45,7724957555178</text:p>
          </table:table-cell>
          <table:table-cell table:formula="of:=+[.D87]/[.B87]*100" office:value-type="float" office:value="8.50594227504245" calcext:value-type="float">
            <text:p>8,50594227504245</text:p>
          </table:table-cell>
          <table:table-cell table:formula="of:=+[.E87]/[.B87]*100" office:value-type="float" office:value="0.673457838143747" calcext:value-type="float">
            <text:p>0,673457838143747</text:p>
          </table:table-cell>
          <table:table-cell table:formula="of:=+[.F87]/[.B87]*100" office:value-type="float" office:value="19.4397283531409" calcext:value-type="float">
            <text:p>19,4397283531409</text:p>
          </table:table-cell>
          <table:table-cell table:style-name="ce16" table:formula="of:=+[.G87]/[.B87]*100" office:value-type="float" office:value="3.84833050367855" calcext:value-type="float">
            <text:p>3,85</text:p>
          </table:table-cell>
          <table:table-cell table:formula="of:=+[.H87]/[.B87]*100" office:value-type="float" office:value="14.0860215053763" calcext:value-type="float">
            <text:p>14,0860215053763</text:p>
          </table:table-cell>
          <table:table-cell table:formula="of:=+[.I87]/[.B87]*100" office:value-type="float" office:value="4.60101867572156" calcext:value-type="float">
            <text:p>4,60101867572156</text:p>
          </table:table-cell>
          <table:table-cell table:formula="of:=+[.J87]/[.B87]*100" office:value-type="float" office:value="3.07300509337861" calcext:value-type="float">
            <text:p>3,07300509337861</text:p>
          </table:table-cell>
          <table:table-cell table:number-columns-repeated="45"/>
        </table:table-row>
        <table:table-row table:style-name="ro4">
          <table:table-cell table:style-name="ce2" office:value-type="float" office:value="2010" calcext:value-type="float">
            <text:p>2010</text:p>
          </table:table-cell>
          <table:table-cell office:value-type="float" office:value="304" calcext:value-type="float">
            <text:p>304</text:p>
          </table:table-cell>
          <table:table-cell table:style-name="ce3" office:value-type="float" office:value="111.58" calcext:value-type="float">
            <text:p>111,58</text:p>
          </table:table-cell>
          <table:table-cell table:style-name="ce3" office:value-type="float" office:value="12.38" calcext:value-type="float">
            <text:p>12,38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47.45" calcext:value-type="float">
            <text:p>47,45</text:p>
          </table:table-cell>
          <table:table-cell table:style-name="ce3" office:value-type="float" office:value="67.22" calcext:value-type="float">
            <text:p>67,22</text:p>
          </table:table-cell>
          <table:table-cell table:style-name="ce3" office:value-type="float" office:value="46.6" calcext:value-type="float">
            <text:p>46,6</text:p>
          </table:table-cell>
          <table:table-cell table:style-name="ce3"/>
          <table:table-cell table:formula="of:=+[.B88]-SUM([.C88:.I88])" office:value-type="float" office:value="18.37" calcext:value-type="float">
            <text:p>18,37</text:p>
          </table:table-cell>
          <table:table-cell table:style-name="ce2" office:value-type="float" office:value="2010" calcext:value-type="float">
            <text:p>2010</text:p>
          </table:table-cell>
          <table:table-cell table:formula="of:=+[.C88]/[.B88]*100" office:value-type="float" office:value="36.7039473684211" calcext:value-type="float">
            <text:p>36,7039473684211</text:p>
          </table:table-cell>
          <table:table-cell table:formula="of:=+[.D88]/[.B88]*100" office:value-type="float" office:value="4.07236842105263" calcext:value-type="float">
            <text:p>4,07236842105263</text:p>
          </table:table-cell>
          <table:table-cell table:formula="of:=+[.E88]/[.B88]*100" office:value-type="float" office:value="0.131578947368421" calcext:value-type="float">
            <text:p>0,131578947368421</text:p>
          </table:table-cell>
          <table:table-cell table:formula="of:=+[.F88]/[.B88]*100" office:value-type="float" office:value="15.608552631579" calcext:value-type="float">
            <text:p>15,608552631579</text:p>
          </table:table-cell>
          <table:table-cell table:style-name="ce16" table:formula="of:=+[.G88]/[.B88]*100" office:value-type="float" office:value="22.1118421052632" calcext:value-type="float">
            <text:p>22,11</text:p>
          </table:table-cell>
          <table:table-cell table:formula="of:=+[.H88]/[.B88]*100" office:value-type="float" office:value="15.3289473684211" calcext:value-type="float">
            <text:p>15,3289473684211</text:p>
          </table:table-cell>
          <table:table-cell table:formula="of:=+[.I88]/[.B88]*100" office:value-type="float" office:value="0" calcext:value-type="float">
            <text:p>0</text:p>
          </table:table-cell>
          <table:table-cell table:formula="of:=+[.J88]/[.B88]*100" office:value-type="float" office:value="6.04276315789474" calcext:value-type="float">
            <text:p>6,04276315789474</text:p>
          </table:table-cell>
          <table:table-cell table:number-columns-repeated="45"/>
        </table:table-row>
        <table:table-row table:style-name="ro4">
          <table:table-cell table:style-name="ce2" office:value-type="float" office:value="2011" calcext:value-type="float">
            <text:p>2011</text:p>
          </table:table-cell>
          <table:table-cell office:value-type="float" office:value="472" calcext:value-type="float">
            <text:p>472</text:p>
          </table:table-cell>
          <table:table-cell table:style-name="ce3" office:value-type="float" office:value="89.93" calcext:value-type="float">
            <text:p>89,93</text:p>
          </table:table-cell>
          <table:table-cell table:style-name="ce3" office:value-type="float" office:value="26.35" calcext:value-type="float">
            <text:p>26,35</text:p>
          </table:table-cell>
          <table:table-cell table:style-name="ce3"/>
          <table:table-cell table:style-name="ce3" office:value-type="float" office:value="62.6" calcext:value-type="float">
            <text:p>62,6</text:p>
          </table:table-cell>
          <table:table-cell table:style-name="ce3" office:value-type="float" office:value="179.87" calcext:value-type="float">
            <text:p>179,87</text:p>
          </table:table-cell>
          <table:table-cell table:style-name="ce3" office:value-type="float" office:value="90.56" calcext:value-type="float">
            <text:p>90,56</text:p>
          </table:table-cell>
          <table:table-cell table:style-name="ce3"/>
          <table:table-cell table:formula="of:=+[.B89]-SUM([.C89:.I89])" office:value-type="float" office:value="22.69" calcext:value-type="float">
            <text:p>22,69</text:p>
          </table:table-cell>
          <table:table-cell table:style-name="ce2" office:value-type="float" office:value="2011" calcext:value-type="float">
            <text:p>2011</text:p>
          </table:table-cell>
          <table:table-cell table:formula="of:=+[.C89]/[.B89]*100" office:value-type="float" office:value="19.0529661016949" calcext:value-type="float">
            <text:p>19,0529661016949</text:p>
          </table:table-cell>
          <table:table-cell table:formula="of:=+[.D89]/[.B89]*100" office:value-type="float" office:value="5.58262711864407" calcext:value-type="float">
            <text:p>5,58262711864407</text:p>
          </table:table-cell>
          <table:table-cell table:formula="of:=+[.E89]/[.B89]*100" office:value-type="float" office:value="0" calcext:value-type="float">
            <text:p>0</text:p>
          </table:table-cell>
          <table:table-cell table:formula="of:=+[.F89]/[.B89]*100" office:value-type="float" office:value="13.2627118644068" calcext:value-type="float">
            <text:p>13,2627118644068</text:p>
          </table:table-cell>
          <table:table-cell table:style-name="ce16" table:formula="of:=+[.G89]/[.B89]*100" office:value-type="float" office:value="38.1080508474576" calcext:value-type="float">
            <text:p>38,11</text:p>
          </table:table-cell>
          <table:table-cell table:formula="of:=+[.H89]/[.B89]*100" office:value-type="float" office:value="19.1864406779661" calcext:value-type="float">
            <text:p>19,1864406779661</text:p>
          </table:table-cell>
          <table:table-cell table:formula="of:=+[.I89]/[.B89]*100" office:value-type="float" office:value="0" calcext:value-type="float">
            <text:p>0</text:p>
          </table:table-cell>
          <table:table-cell table:formula="of:=+[.J89]/[.B89]*100" office:value-type="float" office:value="4.80720338983051" calcext:value-type="float">
            <text:p>4,80720338983051</text:p>
          </table:table-cell>
          <table:table-cell table:number-columns-repeated="45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formula="of:=+[.B89]*1.22" office:value-type="float" office:value="575.84" calcext:value-type="float">
            <text:p>575,84</text:p>
          </table:table-cell>
          <table:table-cell table:formula="of:=12.466*4" office:value-type="float" office:value="49.864" calcext:value-type="float">
            <text:p>49,864</text:p>
          </table:table-cell>
          <table:table-cell table:formula="of:=2.7*4" office:value-type="float" office:value="10.8" calcext:value-type="float">
            <text:p>10,8</text:p>
          </table:table-cell>
          <table:table-cell/>
          <table:table-cell table:formula="of:=9.9*4" office:value-type="float" office:value="39.6" calcext:value-type="float">
            <text:p>39,6</text:p>
          </table:table-cell>
          <table:table-cell table:formula="of:=81*4" office:value-type="float" office:value="324" calcext:value-type="float">
            <text:p>324</text:p>
          </table:table-cell>
          <table:table-cell table:formula="of:=33.12*4" office:value-type="float" office:value="132.48" calcext:value-type="float">
            <text:p>132,48</text:p>
          </table:table-cell>
          <table:table-cell/>
          <table:table-cell table:formula="of:=+[.B90]-SUM([.C90:.I90])" office:value-type="float" office:value="19.096" calcext:value-type="float">
            <text:p>19,096</text:p>
          </table:table-cell>
          <table:table-cell table:style-name="ce2" office:value-type="float" office:value="2012" calcext:value-type="float">
            <text:p>2012</text:p>
          </table:table-cell>
          <table:table-cell table:formula="of:=+[.C90]/[.B90]*100" office:value-type="float" office:value="8.65934981939428" calcext:value-type="float">
            <text:p>8,65934981939428</text:p>
          </table:table-cell>
          <table:table-cell table:formula="of:=+[.D90]/[.B90]*100" office:value-type="float" office:value="1.87552097804946" calcext:value-type="float">
            <text:p>1,87552097804946</text:p>
          </table:table-cell>
          <table:table-cell table:formula="of:=+[.E90]/[.B90]*100" office:value-type="float" office:value="0" calcext:value-type="float">
            <text:p>0</text:p>
          </table:table-cell>
          <table:table-cell table:formula="of:=+[.F90]/[.B90]*100" office:value-type="float" office:value="6.87691025284801" calcext:value-type="float">
            <text:p>6,87691025284801</text:p>
          </table:table-cell>
          <table:table-cell table:style-name="ce16" table:formula="of:=+[.G90]/[.B90]*100" office:value-type="float" office:value="56.2656293414837" calcext:value-type="float">
            <text:p>56,27</text:p>
          </table:table-cell>
          <table:table-cell table:formula="of:=+[.H90]/[.B90]*100" office:value-type="float" office:value="23.0063906640733" calcext:value-type="float">
            <text:p>23,0063906640733</text:p>
          </table:table-cell>
          <table:table-cell table:formula="of:=+[.I90]/[.B90]*100" office:value-type="float" office:value="0" calcext:value-type="float">
            <text:p>0</text:p>
          </table:table-cell>
          <table:table-cell table:formula="of:=+[.J90]/[.B90]*100" office:value-type="float" office:value="3.31619894415115" calcext:value-type="float">
            <text:p>3,31619894415115</text:p>
          </table:table-cell>
          <table:table-cell table:number-columns-repeated="45"/>
        </table:table-row>
        <table:table-row table:style-name="ro3">
          <table:table-cell table:style-name="ce2"/>
          <table:table-cell table:number-columns-repeated="7"/>
          <table:table-cell office:value-type="string" calcext:value-type="string">
            <text:p>TABLETS</text:p>
          </table:table-cell>
          <table:table-cell table:number-columns-repeated="6"/>
          <table:table-cell table:style-name="ce18"/>
          <table:table-cell table:number-columns-repeated="48"/>
        </table:table-row>
        <table:table-row table:style-name="ro1">
          <table:table-cell table:style-name="ce5" office:value-type="string" calcext:value-type="string">
            <text:p>Year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MeeGo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QNX</text:p>
          </table:table-cell>
          <table:table-cell office:value-type="string" calcext:value-type="string">
            <text:p>WebOS</text:p>
          </table:table-cell>
          <table:table-cell office:value-type="string" calcext:value-type="string">
            <text:p>Other</text:p>
          </table:table-cell>
          <table:table-cell table:number-columns-repeated="7"/>
          <table:table-cell table:style-name="ce20" office:value-type="string" calcext:value-type="string">
            <text:p>OS</text:p>
          </table:table-cell>
          <table:table-cell table:style-name="ce23" office:value-type="float" office:value="2010" calcext:value-type="float">
            <text:p>2010</text:p>
          </table:table-cell>
          <table:table-cell table:style-name="ce23" office:value-type="float" office:value="2011" calcext:value-type="float">
            <text:p>2011</text:p>
          </table:table-cell>
          <table:table-cell table:style-name="ce23" office:value-type="float" office:value="2012" calcext:value-type="float">
            <text:p>2012</text:p>
          </table:table-cell>
          <table:table-cell table:number-columns-repeated="45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table:style-name="ce9" office:value-type="float" office:value="2512" calcext:value-type="float">
            <text:p>2 512</text:p>
          </table:table-cell>
          <table:table-cell table:style-name="ce9" office:value-type="float" office:value="14685" calcext:value-type="float">
            <text:p>14 685</text:p>
          </table:table-cell>
          <table:table-cell table:style-name="ce10" office:value-type="float" office:value="179" calcext:value-type="float">
            <text:p>179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35" calcext:value-type="float">
            <text:p>235</text:p>
          </table:table-cell>
          <table:table-cell table:style-name="ce8" office:value-type="string" calcext:value-type="string">
            <text:p>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iPad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WebOS</text:p>
          </table:table-cell>
          <table:table-cell table:style-name="ce8" office:value-type="string" calcext:value-type="string">
            <text:p>QNX</text:p>
          </table:table-cell>
          <table:table-cell office:value-type="string" calcext:value-type="string">
            <text:p>Windows</text:p>
          </table:table-cell>
          <table:table-cell table:style-name="ce21" office:value-type="string" calcext:value-type="string">
            <text:p>iOS</text:p>
          </table:table-cell>
          <table:table-cell table:style-name="ce24" office:value-type="string" calcext:value-type="string">
            <text:p>  14,766</text:p>
          </table:table-cell>
          <table:table-cell table:style-name="ce25" office:value-type="float" office:value="39998" calcext:value-type="float">
            <text:p>39 998</text:p>
          </table:table-cell>
          <table:table-cell table:style-name="ce30" office:value-type="float" office:value="69025" calcext:value-type="float">
            <text:p>69 025</text:p>
          </table:table-cell>
          <table:table-cell table:style-name="ce32" table:number-columns-repeated="2"/>
          <table:table-cell table:number-columns-repeated="43"/>
        </table:table-row>
        <table:table-row table:style-name="ro1">
          <table:table-cell table:style-name="ce7" office:value-type="float" office:value="2011" calcext:value-type="float">
            <text:p>2011</text:p>
          </table:table-cell>
          <table:table-cell table:style-name="ce9" office:value-type="float" office:value="14685" calcext:value-type="float">
            <text:p>14 685</text:p>
          </table:table-cell>
          <table:table-cell table:style-name="ce9" office:value-type="float" office:value="46697" calcext:value-type="float">
            <text:p>46 697</text:p>
          </table:table-cell>
          <table:table-cell table:style-name="ce9" office:value-type="float" office:value="476" calcext:value-type="float">
            <text:p>47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016" calcext:value-type="float">
            <text:p>3 016</text:p>
          </table:table-cell>
          <table:table-cell table:style-name="ce9" office:value-type="float" office:value="2053" calcext:value-type="float">
            <text:p>2 053</text:p>
          </table:table-cell>
          <table:table-cell table:style-name="ce9" office:value-type="float" office:value="375" calcext:value-type="float">
            <text:p>375</text:p>
          </table:table-cell>
          <table:table-cell table:formula="of:=0.2*[.H96]" office:value-type="float" office:value="3522" calcext:value-type="float">
            <text:p>3522</text:p>
          </table:table-cell>
          <table:table-cell office:value-type="string" calcext:value-type="string">
            <text:p>2010 Q2</text:p>
          </table:table-cell>
          <table:table-cell table:style-name="ce9" table:formula="of:=3270/[.I94]*100" office:value-type="float" office:value="92.8449744463373" calcext:value-type="float">
            <text:p>93</text:p>
          </table:table-cell>
          <table:table-cell table:style-name="ce17" table:formula="of:=100-[.K94]" office:value-type="float" office:value="7.15502555366268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" office:value-type="string" calcext:value-type="string">
            <text:p>Market Share (%)</text:p>
          </table:table-cell>
          <table:table-cell table:style-name="ce24" office:value-type="float" office:value="83.9" calcext:value-type="float">
            <text:p>83,9</text:p>
          </table:table-cell>
          <table:table-cell table:style-name="ce27" table:formula="of:=+[.R93]/[.R105]*100" office:value-type="float" office:value="66.6444507389573" calcext:value-type="float">
            <text:p>66,64</text:p>
          </table:table-cell>
          <table:table-cell table:style-name="ce27" table:formula="of:=+[.S93]/[.S105]*100" office:value-type="float" office:value="66.7043554730912" calcext:value-type="float">
            <text:p>66,70</text:p>
          </table:table-cell>
          <table:table-cell table:style-name="ce23" office:value-type="float" office:value="2016" calcext:value-type="float">
            <text:p>2016</text:p>
          </table:table-cell>
          <table:table-cell table:style-name="ce32"/>
          <table:table-cell table:number-columns-repeated="43"/>
        </table:table-row>
        <table:table-row table:style-name="ro1">
          <table:table-cell table:style-name="ce7"/>
          <table:table-cell table:style-name="ce10" table:number-columns-repeated="4"/>
          <table:table-cell table:number-columns-repeated="3"/>
          <table:table-cell table:formula="of:=0.3*[.H96]" office:value-type="float" office:value="5283" calcext:value-type="float">
            <text:p>5283</text:p>
          </table:table-cell>
          <table:table-cell office:value-type="string" calcext:value-type="string">
            <text:p>2010 Q3</text:p>
          </table:table-cell>
          <table:table-cell table:style-name="ce16" table:formula="of:=4180/[.I95]*100" office:value-type="float" office:value="79.1217111489684" calcext:value-type="float">
            <text:p>79,12</text:p>
          </table:table-cell>
          <table:table-cell table:style-name="ce17" table:formula="of:=100-[.K95]" office:value-type="float" office:value="20.8782888510316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" office:value-type="string" calcext:value-type="string">
            <text:p>Android</text:p>
          </table:table-cell>
          <table:table-cell table:style-name="ce25" office:value-type="float" office:value="2502" calcext:value-type="float">
            <text:p>2 502</text:p>
          </table:table-cell>
          <table:table-cell table:style-name="ce25" office:value-type="float" office:value="17292" calcext:value-type="float">
            <text:p>17 292</text:p>
          </table:table-cell>
          <table:table-cell table:style-name="ce30" office:value-type="float" office:value="22875" calcext:value-type="float">
            <text:p>22 875</text:p>
          </table:table-cell>
          <table:table-cell table:style-name="ce25" office:value-type="float" office:value="99553" calcext:value-type="float">
            <text:p>99 553</text:p>
          </table:table-cell>
          <table:table-cell table:style-name="ce25" office:value-type="float" office:value="169652" calcext:value-type="float">
            <text:p>169 652</text:p>
          </table:table-cell>
          <table:table-cell table:number-columns-repeated="43"/>
        </table:table-row>
        <table:table-row table:style-name="ro1">
          <table:table-cell table:style-name="ce7">
            <draw:frame draw:z-index="14" draw:name="Chart 17" draw:style-name="gr1" draw:text-style-name="P1" svg:width="117.66mm" svg:height="80.97mm" svg:x="7.54mm" svg:y="1.06mm">
              <draw:object draw:notify-on-update-of-ranges="Sheet1.B92:Sheet1.B92 Sheet1.B93:Sheet1.B94 Sheet1.C92:Sheet1.C92 Sheet1.C93:Sheet1.C94 Sheet1.D92:Sheet1.D92 Sheet1.D93:Sheet1.D94 Sheet1.E92:Sheet1.E92 Sheet1.E93:Sheet1.E94 Sheet1.F92:Sheet1.F92 Sheet1.F93:Sheet1.F94 Sheet1.G92:Sheet1.G92 Sheet1.G93:Sheet1.G94 Sheet1.H92:Sheet1.H92 Sheet1.H93:Sheet1.H94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style-name="ce10" table:number-columns-repeated="2"/>
          <table:table-cell table:style-name="ce9" table:number-columns-repeated="2"/>
          <table:table-cell/>
          <table:table-cell table:style-name="ce8" office:value-type="string" calcext:value-type="string">
            <text:p>Year-&gt;</text:p>
          </table:table-cell>
          <table:table-cell office:value-type="float" office:value="17610" calcext:value-type="float">
            <text:p>17610</text:p>
          </table:table-cell>
          <table:table-cell table:formula="of:=0.5*[.H96]" office:value-type="float" office:value="8805" calcext:value-type="float">
            <text:p>8805</text:p>
          </table:table-cell>
          <table:table-cell office:value-type="string" calcext:value-type="string">
            <text:p>2010 Q4</text:p>
          </table:table-cell>
          <table:table-cell table:style-name="ce16" table:formula="of:=7313/[.I96]*100" office:value-type="float" office:value="83.0550823395798" calcext:value-type="float">
            <text:p>83,06</text:p>
          </table:table-cell>
          <table:table-cell table:style-name="ce17" table:formula="of:=100-[.K96]" office:value-type="float" office:value="16.9449176604202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" office:value-type="string" calcext:value-type="string">
            <text:p>Market Share (%)</text:p>
          </table:table-cell>
          <table:table-cell table:style-name="ce24" office:value-type="float" office:value="14.2" calcext:value-type="float">
            <text:p>14,2</text:p>
          </table:table-cell>
          <table:table-cell table:style-name="ce28" table:formula="of:=+[.R95]/[.R105]*100" office:value-type="float" office:value="28.8118366462835" calcext:value-type="float">
            <text:p>28,81</text:p>
          </table:table-cell>
          <table:table-cell table:style-name="ce28" table:formula="of:=+[.S95]/[.S105]*100" office:value-type="float" office:value="22.1059345374424" calcext:value-type="float">
            <text:p>22,11</text:p>
          </table:table-cell>
          <table:table-cell table:style-name="ce25" office:value-type="float" office:value="61684" calcext:value-type="float">
            <text:p>61 684</text:p>
          </table:table-cell>
          <table:table-cell table:style-name="ce25" office:value-type="float" office:value="137657" calcext:value-type="float">
            <text:p>137 657</text:p>
          </table:table-cell>
          <table:table-cell table:number-columns-repeated="43"/>
        </table:table-row>
        <table:table-row table:style-name="ro1">
          <table:table-cell table:style-name="ce7"/>
          <table:table-cell table:style-name="ce10"/>
          <table:table-cell table:style-name="ce9" table:number-columns-repeated="3"/>
          <table:table-cell table:number-columns-repeated="3"/>
          <table:table-cell table:formula="of:=0.1*[.H100]" office:value-type="float" office:value="6001.7" calcext:value-type="float">
            <text:p>6001,7</text:p>
          </table:table-cell>
          <table:table-cell office:value-type="string" calcext:value-type="string">
            <text:p>2011 Q1</text:p>
          </table:table-cell>
          <table:table-cell table:style-name="ce17" table:formula="of:=4690/[.I97]*100" office:value-type="float" office:value="78.1445257177133" calcext:value-type="float">
            <text:p>78</text:p>
          </table:table-cell>
          <table:table-cell table:style-name="ce17" table:formula="of:=100-[.K97]" office:value-type="float" office:value="21.8554742822867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" office:value-type="string" calcext:value-type="string">
            <text:p>MeeGo</text:p>
          </table:table-cell>
          <table:table-cell table:style-name="ce24" office:value-type="float" office:value="107" calcext:value-type="float">
            <text:p>107</text:p>
          </table:table-cell>
          <table:table-cell table:style-name="ce29" office:value-type="float" office:value="476" calcext:value-type="float">
            <text:p>476</text:p>
          </table:table-cell>
          <table:table-cell table:style-name="ce24" office:value-type="float" office:value="490" calcext:value-type="float">
            <text:p>490</text:p>
          </table:table-cell>
          <table:table-cell table:style-name="ce25" office:value-type="float" office:value="14547" calcext:value-type="float">
            <text:p>14 547</text:p>
          </table:table-cell>
          <table:table-cell table:style-name="ce25" office:value-type="float" office:value="43648" calcext:value-type="float">
            <text:p>43 648</text:p>
          </table:table-cell>
          <table:table-cell table:number-columns-repeated="43"/>
        </table:table-row>
        <table:table-row table:style-name="ro1">
          <table:table-cell table:style-name="ce7"/>
          <table:table-cell table:style-name="ce10"/>
          <table:table-cell table:style-name="ce9"/>
          <table:table-cell table:style-name="ce10" table:number-columns-repeated="2"/>
          <table:table-cell table:number-columns-repeated="3"/>
          <table:table-cell table:formula="of:=0.2*[.H100]" office:value-type="float" office:value="12003.4" calcext:value-type="float">
            <text:p>12003,4</text:p>
          </table:table-cell>
          <table:table-cell office:value-type="string" calcext:value-type="string">
            <text:p>2011 Q2</text:p>
          </table:table-cell>
          <table:table-cell table:style-name="ce16" table:formula="of:=9250/[.I98]*100" office:value-type="float" office:value="77.0614992418815" calcext:value-type="float">
            <text:p>77,06</text:p>
          </table:table-cell>
          <table:table-cell table:style-name="ce17" table:formula="of:=100-[.K98]-[.N98]" office:value-type="float" office:value="18.2323341719846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6" table:formula="of:=807*0.7/[.I98]*100" office:value-type="float" office:value="4.70616658613393" calcext:value-type="float">
            <text:p>4,71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Market Share (%)</text:p>
          </table:table-cell>
          <table:table-cell table:style-name="ce24" office:value-type="float" office:value="0.6" calcext:value-type="float">
            <text:p>0,6</text:p>
          </table:table-cell>
          <table:table-cell table:style-name="ce28" table:formula="of:=+[.R97]/[.R105]*100" office:value-type="float" office:value="0.793108619224553" calcext:value-type="float">
            <text:p>0,79</text:p>
          </table:table-cell>
          <table:table-cell table:style-name="ce28" table:formula="of:=+[.S97]/[.S105]*100" office:value-type="float" office:value="0.473526029435924" calcext:value-type="float">
            <text:p>0,47</text:p>
          </table:table-cell>
          <table:table-cell table:style-name="ce25" office:value-type="float" office:value="6036" calcext:value-type="float">
            <text:p>6 036</text:p>
          </table:table-cell>
          <table:table-cell table:style-name="ce25" office:value-type="float" office:value="17836" calcext:value-type="float">
            <text:p>17 836</text:p>
          </table:table-cell>
          <table:table-cell table:number-columns-repeated="43"/>
        </table:table-row>
        <table:table-row table:style-name="ro1">
          <table:table-cell table:style-name="ce7"/>
          <table:table-cell table:style-name="ce10" table:number-columns-repeated="4"/>
          <table:table-cell table:number-columns-repeated="3"/>
          <table:table-cell table:formula="of:=0.3*[.H100]" office:value-type="float" office:value="18005.1" calcext:value-type="float">
            <text:p>18005,1</text:p>
          </table:table-cell>
          <table:table-cell office:value-type="string" calcext:value-type="string">
            <text:p>2011 Q3</text:p>
          </table:table-cell>
          <table:table-cell table:style-name="ce16" table:formula="of:=11120/[.I99]*100" office:value-type="float" office:value="61.760279032052" calcext:value-type="float">
            <text:p>61,76</text:p>
          </table:table-cell>
          <table:table-cell table:style-name="ce17" table:formula="of:=100-[.K99]-[.M99]-[.N99]" office:value-type="float" office:value="33.4751019433383" calcext:value-type="float">
            <text:p>33</text:p>
          </table:table-cell>
          <table:table-cell office:value-type="float" office:value="3.42" calcext:value-type="float">
            <text:p>3,42</text:p>
          </table:table-cell>
          <table:table-cell table:style-name="ce16" table:formula="of:=807*0.3/[.I99]*100" office:value-type="float" office:value="1.34461902460969" calcext:value-type="float">
            <text:p>1,34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WebOS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53" calcext:value-type="float">
            <text:p>2053</text:p>
          </table:table-cell>
          <table:table-cell office:value-type="float" office:value="0" calcext:value-type="float">
            <text:p>0</text:p>
          </table:table-cell>
          <table:table-cell table:style-name="ce32" table:number-columns-repeated="2"/>
          <table:table-cell table:number-columns-repeated="43"/>
        </table:table-row>
        <table:table-row table:style-name="ro1">
          <table:table-cell table:number-columns-repeated="6"/>
          <table:table-cell table:style-name="ce8" office:value-type="string" calcext:value-type="string">
            <text:p>Year-&gt;</text:p>
          </table:table-cell>
          <table:table-cell office:value-type="float" office:value="60017" calcext:value-type="float">
            <text:p>60017</text:p>
          </table:table-cell>
          <table:table-cell table:formula="of:=0.4*[.H100]" office:value-type="float" office:value="24006.8" calcext:value-type="float">
            <text:p>24006,8</text:p>
          </table:table-cell>
          <table:table-cell office:value-type="string" calcext:value-type="string">
            <text:p>2011 Q4</text:p>
          </table:table-cell>
          <table:table-cell table:style-name="ce16" table:formula="of:=15430/[.I100]*100" office:value-type="float" office:value="64.2734558541746" calcext:value-type="float">
            <text:p>64,27</text:p>
          </table:table-cell>
          <table:table-cell table:style-name="ce17" table:formula="of:=100-[.K100]-[.N100]" office:value-type="float" office:value="35.3099955012746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16" table:formula="of:=100/[.I100]*100" office:value-type="float" office:value="0.416548644550711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Market Share (%)</text:p>
          </table:table-cell>
          <table:table-cell table:style-name="ce24" office:value-type="float" office:value="0" calcext:value-type="float">
            <text:p>0</text:p>
          </table:table-cell>
          <table:table-cell table:style-name="ce28" table:formula="of:=+[.R99]/[.R105]*100" office:value-type="float" office:value="3.42069746905044" calcext:value-type="float">
            <text:p>3,4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8"/>
          <table:table-cell office:value-type="float" office:value="17400" calcext:value-type="float">
            <text:p>17400</text:p>
          </table:table-cell>
          <table:table-cell office:value-type="string" calcext:value-type="string">
            <text:p>2012 Q1</text:p>
          </table:table-cell>
          <table:table-cell table:style-name="ce16" table:formula="of:=11800/[.I101]*100" office:value-type="float" office:value="67.816091954023" calcext:value-type="float">
            <text:p>67,82</text:p>
          </table:table-cell>
          <table:table-cell table:style-name="ce16" table:formula="of:=100-[.K101]-[.N101]" office:value-type="float" office:value="31.0344827586207" calcext:value-type="float">
            <text:p>31,03</text:p>
          </table:table-cell>
          <table:table-cell office:value-type="float" office:value="0" calcext:value-type="float">
            <text:p>0</text:p>
          </table:table-cell>
          <table:table-cell table:style-name="ce16" table:formula="of:=200/[.I101]*100" office:value-type="float" office:value="1.14942528735632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QNX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07" calcext:value-type="float">
            <text:p>807</text:p>
          </table:table-cell>
          <table:table-cell table:style-name="ce30" office:value-type="float" office:value="2643" calcext:value-type="float">
            <text:p>2 643</text:p>
          </table:table-cell>
          <table:table-cell table:number-columns-repeated="12"/>
          <table:table-cell>
            <draw:frame draw:z-index="22" draw:name="Chart 31" draw:style-name="gr1" draw:text-style-name="P1" svg:width="222.69mm" svg:height="150.28mm" svg:x="2.79mm" svg:y="3.45mm">
              <draw:object draw:notify-on-update-of-ranges="Sheet1.K78:Sheet1.K84 Sheet1.L77:Sheet1.L77 Sheet1.L78:Sheet1.L84 Sheet1.M77:Sheet1.M77 Sheet1.M78:Sheet1.M84 Sheet1.N77:Sheet1.N77 Sheet1.N78:Sheet1.N84 Sheet1.O77:Sheet1.O77 Sheet1.O78:Sheet1.O84 Sheet1.P77:Sheet1.P77 Sheet1.P78:Sheet1.P84 Sheet1.Q77:Sheet1.Q77 Sheet1.Q78:Sheet1.Q84 Sheet1.R77:Sheet1.R77 Sheet1.R78:Sheet1.R84 Sheet1.S77:Sheet1.S77 Sheet1.S78:Sheet1.S84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32"/>
        </table:table-row>
        <table:table-row table:style-name="ro1">
          <table:table-cell table:number-columns-repeated="8"/>
          <table:table-cell table:formula="of:=0.2*[.H104]" office:value-type="float" office:value="20695.8" calcext:value-type="float">
            <text:p>20695,8</text:p>
          </table:table-cell>
          <table:table-cell office:value-type="string" calcext:value-type="string">
            <text:p>2012 Q2</text:p>
          </table:table-cell>
          <table:table-cell table:style-name="ce16"/>
          <table:table-cell table:number-columns-repeated="3"/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Market Share (%)</text:p>
          </table:table-cell>
          <table:table-cell table:style-name="ce24" office:value-type="float" office:value="0" calcext:value-type="float">
            <text:p>0</text:p>
          </table:table-cell>
          <table:table-cell table:style-name="ce28" table:formula="of:=+[.R101]/[.R105]*100" office:value-type="float" office:value="1.34461902460969" calcext:value-type="float">
            <text:p>1,34</text:p>
          </table:table-cell>
          <table:table-cell table:style-name="ce28" table:formula="of:=+[.S101]/[.S105]*100" office:value-type="float" office:value="2.55414141999826" calcext:value-type="float">
            <text:p>2,55</text:p>
          </table:table-cell>
          <table:table-cell table:number-columns-repeated="45"/>
        </table:table-row>
        <table:table-row table:style-name="ro1">
          <table:table-cell table:number-columns-repeated="8"/>
          <table:table-cell table:formula="of:=0.25*[.H104]" office:value-type="float" office:value="25869.75" calcext:value-type="float">
            <text:p>25869,75</text:p>
          </table:table-cell>
          <table:table-cell table:style-name="ce8" office:value-type="string" calcext:value-type="string">
            <text:p>2012 Q3</text:p>
          </table:table-cell>
          <table:table-cell table:number-columns-repeated="5"/>
          <table:table-cell table:style-name="ce21" office:value-type="string" calcext:value-type="string">
            <text:p>Other Operating Systems</text:p>
          </table:table-cell>
          <table:table-cell table:style-name="ce24" office:value-type="float" office:value="234" calcext:value-type="float">
            <text:p>234</text:p>
          </table:table-cell>
          <table:table-cell table:style-name="ce25" office:value-type="float" office:value="1919" calcext:value-type="float">
            <text:p>1 919</text:p>
          </table:table-cell>
          <table:table-cell table:style-name="ce29" office:value-type="float" office:value="510" calcext:value-type="float">
            <text:p>510</text:p>
          </table:table-cell>
          <table:table-cell table:number-columns-repeated="45"/>
        </table:table-row>
        <table:table-row table:style-name="ro1">
          <table:table-cell table:number-columns-repeated="6"/>
          <table:table-cell table:style-name="ce8" office:value-type="string" calcext:value-type="string">
            <text:p>Year-&gt;</text:p>
          </table:table-cell>
          <table:table-cell office:value-type="float" office:value="103479" calcext:value-type="float">
            <text:p>103479</text:p>
          </table:table-cell>
          <table:table-cell table:formula="of:=0.4*[.H104]" office:value-type="float" office:value="41391.6" calcext:value-type="float">
            <text:p>41391,6</text:p>
          </table:table-cell>
          <table:table-cell table:style-name="ce8" office:value-type="string" calcext:value-type="string">
            <text:p>2012 Q4</text:p>
          </table:table-cell>
          <table:table-cell table:number-columns-repeated="5"/>
          <table:table-cell table:style-name="ce21" office:value-type="string" calcext:value-type="string">
            <text:p>Market Share (%)</text:p>
          </table:table-cell>
          <table:table-cell table:style-name="ce24" office:value-type="float" office:value="1.3" calcext:value-type="float">
            <text:p>1,3</text:p>
          </table:table-cell>
          <table:table-cell table:style-name="ce28" table:formula="of:=+[.R103]/[.R105]*100" office:value-type="float" office:value="3.19742739557125" calcext:value-type="float">
            <text:p>3,20</text:p>
          </table:table-cell>
          <table:table-cell table:style-name="ce28" table:formula="of:=+[.S103]/[.S105]*100" office:value-type="float" office:value="0.492853622474125" calcext:value-type="float">
            <text:p>0,49</text:p>
          </table:table-cell>
          <table:table-cell>
            <draw:frame draw:z-index="17" draw:name="Chart 23" draw:style-name="gr1" draw:text-style-name="P1" svg:width="178.3mm" svg:height="127mm" svg:x="6.7mm" svg:y="0.79mm">
              <draw:object draw:notify-on-update-of-ranges="Sheet1.X18:Sheet1.X23 Sheet1.Y5:Sheet1.Y5 Sheet1.Y18:Sheet1.Y23 Sheet1.Z5:Sheet1.Z5 Sheet1.Z18:Sheet1.Z23 Sheet1.AA5:Sheet1.AA5 Sheet1.AA18:Sheet1.AA23 Sheet1.AB5:Sheet1.AB5 Sheet1.AB18:Sheet1.AB23 Sheet1.AD5:Sheet1.AD5 Sheet1.AD18:Sheet1.AD23 Sheet1.AE5:Sheet1.AE5 Sheet1.AE18:Sheet1.AE23 Sheet1.AF5:Sheet1.AF5 Sheet1.AF18:Sheet1.AF23 Sheet1.AG5:Sheet1.AG5 Sheet1.AG18:Sheet1.AG23 Sheet1.AH5:Sheet1.AH5 Sheet1.AH18:Sheet1.AH23 Sheet1.AI5:Sheet1.AI5 Sheet1.AI18:Sheet1.AI23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44"/>
        </table:table-row>
        <table:table-row table:style-name="ro1">
          <table:table-cell table:number-columns-repeated="7"/>
          <table:table-cell office:value-type="float" office:value="2010" calcext:value-type="float">
            <text:p>2010</text:p>
          </table:table-cell>
          <table:table-cell office:value-type="float" office:value="17610" calcext:value-type="float">
            <text:p>17610</text:p>
          </table:table-cell>
          <table:table-cell table:number-columns-repeated="6"/>
          <table:table-cell table:style-name="ce22" office:value-type="string" calcext:value-type="string">
            <text:p>Total Market</text:p>
          </table:table-cell>
          <table:table-cell table:style-name="ce26" office:value-type="float" office:value="17610" calcext:value-type="float">
            <text:p>17 610</text:p>
          </table:table-cell>
          <table:table-cell table:style-name="ce26" office:value-type="float" office:value="60017" calcext:value-type="float">
            <text:p>60 017</text:p>
          </table:table-cell>
          <table:table-cell table:style-name="ce31" office:value-type="float" office:value="103479" calcext:value-type="float">
            <text:p>103 479</text:p>
          </table:table-cell>
          <table:table-cell table:number-columns-repeated="45"/>
        </table:table-row>
        <table:table-row table:style-name="ro1">
          <table:table-cell table:number-columns-repeated="7"/>
          <table:table-cell office:value-type="float" office:value="2011" calcext:value-type="float">
            <text:p>2011</text:p>
          </table:table-cell>
          <table:table-cell office:value-type="float" office:value="60017" calcext:value-type="float">
            <text:p>60017</text:p>
          </table:table-cell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6"/>
          <table:table-cell>
            <draw:frame draw:z-index="0" draw:name="Chart 7" draw:style-name="gr1" draw:text-style-name="P1" svg:width="186.63mm" svg:height="143.67mm" svg:x="0.41mm" svg:y="1.85mm">
              <draw:object draw:notify-on-update-of-ranges="Sheet1.A6:Sheet1.A35 Sheet1.B5:Sheet1.B5 Sheet1.B6:Sheet1.B42 Sheet1.C5:Sheet1.C5 Sheet1.C6:Sheet1.C35 Sheet1.D5:Sheet1.D5 Sheet1.D6:Sheet1.D35 Sheet1.E5:Sheet1.E5 Sheet1.E6:Sheet1.E35 Sheet1.G5:Sheet1.G5 Sheet1.G6:Sheet1.G35 Sheet1.H5:Sheet1.H5 Sheet1.H6:Sheet1.H35 Sheet1.I5:Sheet1.I5 Sheet1.I6:Sheet1.I35 Sheet1.J5:Sheet1.J5 Sheet1.J6:Sheet1.J35 Sheet1.K5:Sheet1.K5 Sheet1.K6:Sheet1.K35 Sheet1.M5:Sheet1.M5 Sheet1.M6:Sheet1.M3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7"/>
        </table:table-row>
        <table:table-row table:style-name="ro1">
          <table:table-cell table:number-columns-repeated="7"/>
          <table:table-cell>
            <draw:frame draw:z-index="12" draw:name="Chart 14" draw:style-name="gr1" draw:text-style-name="P1" svg:width="203.14mm" svg:height="139.44mm" svg:x="7.65mm" svg:y="3.97mm">
              <draw:object draw:notify-on-update-of-ranges="Sheet1.A59:Sheet1.A64 Sheet1.B58:Sheet1.B58 Sheet1.B59:Sheet1.B64 Sheet1.C58:Sheet1.C58 Sheet1.C59:Sheet1.C64 Sheet1.D58:Sheet1.D58 Sheet1.D59:Sheet1.D64 Sheet1.E58:Sheet1.E58 Sheet1.E59:Sheet1.E64 Sheet1.F58:Sheet1.F58 Sheet1.F59:Sheet1.F64 Sheet1.G58:Sheet1.G58 Sheet1.G59:Sheet1.G64 Sheet1.H58:Sheet1.H58 Sheet1.H59:Sheet1.H64 Sheet1.I58:Sheet1.I58 Sheet1.I59:Sheet1.I64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5" office:value-type="string" calcext:value-type="string">
            <text:p>Year</text:p>
          </table:table-cell>
          <table:table-cell table:style-name="ce11" office:value-type="float" office:value="2010" calcext:value-type="float">
            <text:p>2010</text:p>
          </table:table-cell>
          <table:table-cell table:style-name="ce11" office:value-type="float" office:value="2011" calcext:value-type="float">
            <text:p>2011</text:p>
          </table:table-cell>
          <table:table-cell table:style-name="ce11" office:value-type="float" office:value="2012" calcext:value-type="float">
            <text:p>2012</text:p>
          </table:table-cell>
          <table:table-cell table:style-name="ce11" office:value-type="float" office:value="2015" calcext:value-type="float">
            <text:p>2015</text:p>
          </table:table-cell>
          <table:table-cell table:number-columns-repeated="59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table:style-name="ce9" office:value-type="float" office:value="2512" calcext:value-type="float">
            <text:p>2 512</text:p>
          </table:table-cell>
          <table:table-cell table:style-name="ce9" office:value-type="float" office:value="11020" calcext:value-type="float">
            <text:p>11 020</text:p>
          </table:table-cell>
          <table:table-cell table:style-name="ce9" office:value-type="float" office:value="22875" calcext:value-type="float">
            <text:p>22 875</text:p>
          </table:table-cell>
          <table:table-cell table:style-name="ce9" office:value-type="float" office:value="116444" calcext:value-type="float">
            <text:p>116 444</text:p>
          </table:table-cell>
          <table:table-cell table:number-columns-repeated="59"/>
        </table:table-row>
        <table:table-row table:style-name="ro1">
          <table:table-cell table:style-name="ce7" office:value-type="float" office:value="2011" calcext:value-type="float">
            <text:p>2011</text:p>
          </table:table-cell>
          <table:table-cell table:style-name="ce9" office:value-type="float" office:value="14685" calcext:value-type="float">
            <text:p>14 685</text:p>
          </table:table-cell>
          <table:table-cell table:style-name="ce9" office:value-type="float" office:value="46697" calcext:value-type="float">
            <text:p>46 697</text:p>
          </table:table-cell>
          <table:table-cell table:style-name="ce9" office:value-type="float" office:value="69025" calcext:value-type="float">
            <text:p>69 025</text:p>
          </table:table-cell>
          <table:table-cell table:style-name="ce9" office:value-type="float" office:value="148674" calcext:value-type="float">
            <text:p>148 674</text:p>
          </table:table-cell>
          <table:table-cell table:number-columns-repeated="59"/>
        </table:table-row>
        <table:table-row table:style-name="ro1">
          <table:table-cell table:style-name="ce7" office:value-type="string" calcext:value-type="string">
            <text:p>MeeGo</text:p>
          </table:table-cell>
          <table:table-cell table:style-name="ce10" office:value-type="float" office:value="179" calcext:value-type="float">
            <text:p>179</text:p>
          </table:table-cell>
          <table:table-cell table:style-name="ce10" office:value-type="float" office:value="476" calcext:value-type="float">
            <text:p>476</text:p>
          </table:table-cell>
          <table:table-cell table:style-name="ce10" office:value-type="float" office:value="490" calcext:value-type="float">
            <text:p>490</text:p>
          </table:table-cell>
          <table:table-cell table:style-name="ce10" office:value-type="float" office:value="197" calcext:value-type="float">
            <text:p>197</text:p>
          </table:table-cell>
          <table:table-cell table:number-columns-repeated="59"/>
        </table:table-row>
        <table:table-row table:style-name="ro1">
          <table:table-cell table:style-name="ce7" office:value-type="string" calcext:value-type="string">
            <text:p>Microsof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9" office:value-type="float" office:value="4348" calcext:value-type="float">
            <text:p>4 348</text:p>
          </table:table-cell>
          <table:table-cell table:style-name="ce9" office:value-type="float" office:value="34435" calcext:value-type="float">
            <text:p>34 435</text:p>
          </table:table-cell>
          <table:table-cell table:number-columns-repeated="59"/>
        </table:table-row>
        <table:table-row table:style-name="ro1">
          <table:table-cell table:style-name="ce7" office:value-type="string" calcext:value-type="string">
            <text:p>QNX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3016" calcext:value-type="float">
            <text:p>3 016</text:p>
          </table:table-cell>
          <table:table-cell table:style-name="ce9" office:value-type="float" office:value="6274" calcext:value-type="float">
            <text:p>6 274</text:p>
          </table:table-cell>
          <table:table-cell table:style-name="ce9" office:value-type="float" office:value="26123" calcext:value-type="float">
            <text:p>26 123</text:p>
          </table:table-cell>
          <table:table-cell table:number-columns-repeated="59"/>
        </table:table-row>
        <table:table-row table:style-name="ro1">
          <table:table-cell table:style-name="ce7" office:value-type="string" calcext:value-type="string">
            <text:p>WebOS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2053" calcext:value-type="float">
            <text:p>2 05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style-name="ce7" office:value-type="string" calcext:value-type="string">
            <text:p>Other Operating Systems</text:p>
          </table:table-cell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375" calcext:value-type="float">
            <text:p>375</text:p>
          </table:table-cell>
          <table:table-cell table:style-name="ce10" office:value-type="float" office:value="467" calcext:value-type="float">
            <text:p>467</text:p>
          </table:table-cell>
          <table:table-cell table:style-name="ce10" office:value-type="float" office:value="431" calcext:value-type="float">
            <text:p>431</text:p>
          </table:table-cell>
          <table:table-cell table:number-columns-repeated="59"/>
        </table:table-row>
        <table:table-row table:style-name="ro1">
          <table:table-cell>
            <draw:frame draw:z-index="13" draw:name="Chart 15" draw:style-name="gr1" draw:text-style-name="P1" svg:width="117.94mm" svg:height="80.96mm" svg:x="2.52mm" svg:y="1.85mm">
              <draw:object draw:notify-on-update-of-ranges="Sheet1.A93:Sheet1.A93 Sheet1.B93:Sheet1.C93 Sheet1.A94:Sheet1.A94 Sheet1.B94:Sheet1.C94 Sheet1.A95:Sheet1.A95 Sheet1.B95:Sheet1.C95 Sheet1.A96:Sheet1.A96 Sheet1.B96:Sheet1.C96 Sheet1.A97:Sheet1.A97 Sheet1.B97:Sheet1.C97 Sheet1.A98:Sheet1.A98 Sheet1.B98:Sheet1.C98 Sheet1.A99:Sheet1.A99 Sheet1.B99:Sheet1.C99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8">
          <table:table-cell table:number-columns-repeated="64"/>
        </table:table-row>
        <table:table-row table:style-name="ro1">
          <table:table-cell table:number-columns-repeated="2"/>
          <table:table-cell>
            <draw:frame draw:z-index="1" draw:name="Chart 8" draw:style-name="gr1" draw:text-style-name="P1" svg:width="275.79mm" svg:height="129.65mm" svg:x="2.35mm" svg:y="3.82mm">
              <draw:object draw:notify-on-update-of-ranges="Sheet1.A6:Sheet1.A12 Sheet1.B5:Sheet1.B5 Sheet1.B6:Sheet1.B12 Sheet1.C5:Sheet1.C5 Sheet1.C6:Sheet1.C12 Sheet1.D5:Sheet1.D5 Sheet1.D6:Sheet1.D12 Sheet1.E5:Sheet1.E5 Sheet1.E6:Sheet1.E12 Sheet1.G5:Sheet1.G5 Sheet1.G6:Sheet1.G12 Sheet1.H5:Sheet1.H5 Sheet1.H6:Sheet1.H12 Sheet1.I5:Sheet1.I5 Sheet1.I6:Sheet1.I12 Sheet1.J5:Sheet1.J5 Sheet1.J6:Sheet1.J12 Sheet1.K5:Sheet1.K5 Sheet1.K6:Sheet1.K12 Sheet1.M5:Sheet1.M5 Sheet1.M6:Sheet1.M1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9"/>
          <table:table-cell>
            <draw:frame draw:z-index="18" draw:name="Chart 25" draw:style-name="gr1" draw:text-style-name="P1" svg:width="222.7mm" svg:height="135.99mm" svg:x="6.43mm" svg:y="0.65mm">
              <draw:object draw:notify-on-update-of-ranges="Sheet1.X24:Sheet1.X42 Sheet1.AF5:Sheet1.AF5 Sheet1.AF24:Sheet1.AF42 Sheet1.AI5:Sheet1.AI5 Sheet1.AI24:Sheet1.AI42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44"/>
        </table:table-row>
        <table:table-row table:style-name="ro1">
          <table:table-cell/>
          <table:table-cell table:style-name="ce5" office:value-type="string" calcext:value-type="string">
            <text:p>Total Market</text:p>
          </table:table-cell>
          <table:table-cell table:number-columns-repeated="29"/>
          <table:table-cell>
            <draw:frame draw:z-index="23" draw:name="Chart 31" draw:style-name="gr1" draw:text-style-name="P1" svg:width="222.68mm" svg:height="150.28mm" svg:x="8.95mm" svg:y="3.56mm">
              <draw:object draw:notify-on-update-of-ranges="Sheet1.K85:Sheet1.K90 Sheet1.L77:Sheet1.L77 Sheet1.L85:Sheet1.L90 Sheet1.M77:Sheet1.M77 Sheet1.M85:Sheet1.M90 Sheet1.N77:Sheet1.N77 Sheet1.N85:Sheet1.N90 Sheet1.O77:Sheet1.O77 Sheet1.O85:Sheet1.O90 Sheet1.P77:Sheet1.P77 Sheet1.P85:Sheet1.P90 Sheet1.Q77:Sheet1.Q77 Sheet1.Q85:Sheet1.Q90 Sheet1.R77:Sheet1.R77 Sheet1.R85:Sheet1.R90 Sheet1.S77:Sheet1.S77 Sheet1.S85:Sheet1.S90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number-columns-repeated="32"/>
        </table:table-row>
        <table:table-row table:style-name="ro1">
          <table:table-cell/>
          <table:table-cell table:style-name="ce12" office:value-type="float" office:value="17610" calcext:value-type="float">
            <text:p>17 610</text:p>
          </table:table-cell>
          <table:table-cell table:number-columns-repeated="62"/>
        </table:table-row>
        <table:table-row table:style-name="ro1">
          <table:table-cell/>
          <table:table-cell table:style-name="ce12" office:value-type="float" office:value="63637" calcext:value-type="float">
            <text:p>63 637</text:p>
          </table:table-cell>
          <table:table-cell table:number-columns-repeated="62"/>
        </table:table-row>
        <table:table-row table:style-name="ro1">
          <table:table-cell/>
          <table:table-cell table:style-name="ce12" office:value-type="float" office:value="103479" calcext:value-type="float">
            <text:p>103 479</text:p>
          </table:table-cell>
          <table:table-cell table:number-columns-repeated="62"/>
        </table:table-row>
        <table:table-row table:style-name="ro1">
          <table:table-cell/>
          <table:table-cell table:style-name="ce12" office:value-type="float" office:value="326304" calcext:value-type="float">
            <text:p>326 304</text:p>
          </table:table-cell>
          <table:table-cell table:number-columns-repeated="62"/>
        </table:table-row>
        <table:table-row table:style-name="ro1" table:number-rows-repeated="21">
          <table:table-cell table:number-columns-repeated="64"/>
        </table:table-row>
        <table:table-row table:style-name="ro1">
          <table:table-cell>
            <draw:frame draw:z-index="2" draw:name="Chart 9" draw:style-name="gr1" draw:text-style-name="P1" svg:width="238.07mm" svg:height="129.65mm" svg:x="2.23mm" svg:y="3.71mm">
              <draw:object draw:notify-on-update-of-ranges="Sheet1.A13:Sheet1.A20 Sheet1.B5:Sheet1.B5 Sheet1.B13:Sheet1.B20 Sheet1.C5:Sheet1.C5 Sheet1.C13:Sheet1.C20 Sheet1.D5:Sheet1.D5 Sheet1.D13:Sheet1.D20 Sheet1.E5:Sheet1.E5 Sheet1.E13:Sheet1.E20 Sheet1.G5:Sheet1.G5 Sheet1.G13:Sheet1.G20 Sheet1.H5:Sheet1.H5 Sheet1.H13:Sheet1.H20 Sheet1.I5:Sheet1.I5 Sheet1.I13:Sheet1.I20 Sheet1.J5:Sheet1.J5 Sheet1.J13:Sheet1.J20 Sheet1.K5:Sheet1.K5 Sheet1.K13:Sheet1.K20 Sheet1.M5:Sheet1.M5 Sheet1.M13:Sheet1.M2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19"/>
          <table:table-cell>
            <draw:frame draw:z-index="19" draw:name="Chart 27" draw:style-name="gr1" draw:text-style-name="P1" svg:width="222.72mm" svg:height="135.99mm" svg:x="6.14mm" svg:y="2.66mm">
              <draw:object draw:notify-on-update-of-ranges="Sheet1.X6:Sheet1.X42 Sheet1.Y5:Sheet1.Y5 Sheet1.Y6:Sheet1.Y42 Sheet1.Z5:Sheet1.Z5 Sheet1.Z6:Sheet1.Z42 Sheet1.AA5:Sheet1.AA5 Sheet1.AA6:Sheet1.AA42 Sheet1.AB5:Sheet1.AB5 Sheet1.AB6:Sheet1.AB42 Sheet1.AC5:Sheet1.AC5 Sheet1.AC6:Sheet1.AC42 Sheet1.AD5:Sheet1.AD5 Sheet1.AD6:Sheet1.AD42 Sheet1.AE5:Sheet1.AE5 Sheet1.AE6:Sheet1.AE42 Sheet1.AF5:Sheet1.AF5 Sheet1.AF6:Sheet1.AF42 Sheet1.AG5:Sheet1.AG5 Sheet1.AG6:Sheet1.AG42 Sheet1.AH5:Sheet1.AH5 Sheet1.AH6:Sheet1.AH42 Sheet1.AI5:Sheet1.AI5 Sheet1.AI6:Sheet1.AI42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44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1"/>
          <table:table-cell>
            <draw:frame draw:z-index="24" draw:name="Chart 31" draw:style-name="gr1" draw:text-style-name="P1" svg:width="222.69mm" svg:height="150.28mm" svg:x="7.82mm" svg:y="3.97mm">
              <draw:object draw:notify-on-update-of-ranges="Sheet1.J94:Sheet1.J101 Sheet1.K93:Sheet1.K93 Sheet1.K94:Sheet1.K101 Sheet1.L93:Sheet1.L93 Sheet1.L94:Sheet1.L101 Sheet1.M93:Sheet1.M93 Sheet1.M94:Sheet1.M101 Sheet1.N93:Sheet1.N93 Sheet1.N94:Sheet1.N101 Sheet1.O93:Sheet1.O93 Sheet1.O94:Sheet1.O101"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32"/>
        </table:table-row>
        <table:table-row table:style-name="ro1" table:number-rows-repeated="17">
          <table:table-cell table:number-columns-repeated="64"/>
        </table:table-row>
        <table:table-row table:style-name="ro1">
          <table:table-cell table:number-columns-repeated="8"/>
          <table:table-cell>
            <draw:frame draw:z-index="5" draw:name="Chart 12" draw:style-name="gr1" draw:text-style-name="P1" svg:width="293.38mm" svg:height="130.17mm" svg:x="4.65mm" svg:y="3.02mm">
              <draw:object draw:notify-on-update-of-ranges="Sheet1.A8:Sheet1.A11 Sheet1.B5:Sheet1.B5 Sheet1.B8:Sheet1.B11 Sheet1.C5:Sheet1.C5 Sheet1.C8:Sheet1.C11 Sheet1.D5:Sheet1.D5 Sheet1.D8:Sheet1.D11 Sheet1.E5:Sheet1.E5 Sheet1.E8:Sheet1.E11 Sheet1.G5:Sheet1.G5 Sheet1.G8:Sheet1.G11 Sheet1.H5:Sheet1.H5 Sheet1.H8:Sheet1.H11 Sheet1.I5:Sheet1.I5 Sheet1.I8:Sheet1.I11 Sheet1.J5:Sheet1.J5 Sheet1.J8:Sheet1.J11 Sheet1.K5:Sheet1.K5 Sheet1.K8:Sheet1.K11 Sheet1.M5:Sheet1.M5 Sheet1.M8:Sheet1.M11 Sheet1.L5:Sheet1.L5 Sheet1.L8:Sheet1.L11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>
            <draw:frame draw:z-index="3" draw:name="Chart 10" draw:style-name="gr1" draw:text-style-name="P1" svg:width="238.35mm" svg:height="129.65mm" svg:x="1.67mm" svg:y="1.06mm">
              <draw:object draw:notify-on-update-of-ranges="Sheet1.A21:Sheet1.A26 Sheet1.B5:Sheet1.B5 Sheet1.B21:Sheet1.B26 Sheet1.C5:Sheet1.C5 Sheet1.C21:Sheet1.C26 Sheet1.D5:Sheet1.D5 Sheet1.D21:Sheet1.D26 Sheet1.E5:Sheet1.E5 Sheet1.E21:Sheet1.E26 Sheet1.G5:Sheet1.G5 Sheet1.G21:Sheet1.G26 Sheet1.H5:Sheet1.H5 Sheet1.H21:Sheet1.H26 Sheet1.I5:Sheet1.I5 Sheet1.I21:Sheet1.I26 Sheet1.J5:Sheet1.J5 Sheet1.J21:Sheet1.J26 Sheet1.K5:Sheet1.K5 Sheet1.K21:Sheet1.K26 Sheet1.M5:Sheet1.M5 Sheet1.M21:Sheet1.M2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19"/>
          <table:table-cell>
            <draw:frame draw:z-index="20" draw:name="Chart 29" draw:style-name="gr1" draw:text-style-name="P1" svg:width="222.71mm" svg:height="136mm" svg:x="7.26mm" svg:y="2.23mm">
              <draw:object draw:notify-on-update-of-ranges="Sheet1.A6:Sheet1.A42 Sheet1.A5:Sheet1.A5 Sheet1.A6:Sheet1.A42 Sheet1.B5:Sheet1.B5 Sheet1.B6:Sheet1.B42 Sheet1.C5:Sheet1.C5 Sheet1.C6:Sheet1.C42 Sheet1.D5:Sheet1.D5 Sheet1.D6:Sheet1.D42 Sheet1.E5:Sheet1.E5 Sheet1.E6:Sheet1.E42 Sheet1.G5:Sheet1.G5 Sheet1.G6:Sheet1.G42 Sheet1.H5:Sheet1.H5 Sheet1.H6:Sheet1.H42 Sheet1.I5:Sheet1.I5 Sheet1.I6:Sheet1.I42 Sheet1.J5:Sheet1.J5 Sheet1.J6:Sheet1.J42 Sheet1.K5:Sheet1.K5 Sheet1.K6:Sheet1.K42 Sheet1.L5:Sheet1.L5 Sheet1.L6:Sheet1.L42 Sheet1.M5:Sheet1.M5 Sheet1.M6:Sheet1.M42 Sheet1.N5:Sheet1.N5 Sheet1.N6:Sheet1.N42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44"/>
        </table:table-row>
        <table:table-row table:style-name="ro1" table:number-rows-repeated="22">
          <table:table-cell table:number-columns-repeated="64"/>
        </table:table-row>
        <table:table-row table:style-name="ro1">
          <table:table-cell>
            <draw:frame draw:z-index="4" draw:name="Chart 11" draw:style-name="gr1" draw:text-style-name="P1" svg:width="237.52mm" svg:height="126.74mm" svg:x="2.23mm" svg:y="3.45mm">
              <draw:object draw:notify-on-update-of-ranges="Sheet1.A6:Sheet1.A34 Sheet1.R5:Sheet1.R5 Sheet1.R6:Sheet1.R42 Sheet1.S5:Sheet1.S5 Sheet1.S6:Sheet1.S35 Sheet1.T5:Sheet1.T5 Sheet1.T6:Sheet1.T35 Sheet1.U5:Sheet1.U5 Sheet1.U6:Sheet1.U35 Sheet1.W5:Sheet1.W5 Sheet1.W6:Sheet1.W3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>
            <draw:frame draw:z-index="6" draw:name="Chart 13" draw:style-name="gr1" draw:text-style-name="P1" svg:width="293.67mm" svg:height="130.17mm" svg:x="17.27mm" svg:y="1.33mm">
              <draw:object draw:notify-on-update-of-ranges="Sheet1.A11:Sheet1.A15 Sheet1.B5:Sheet1.B5 Sheet1.B11:Sheet1.B15 Sheet1.C5:Sheet1.C5 Sheet1.C11:Sheet1.C15 Sheet1.D5:Sheet1.D5 Sheet1.D11:Sheet1.D15 Sheet1.E5:Sheet1.E5 Sheet1.E11:Sheet1.E15 Sheet1.G5:Sheet1.G5 Sheet1.G11:Sheet1.G15 Sheet1.H5:Sheet1.H5 Sheet1.H11:Sheet1.H15 Sheet1.I5:Sheet1.I5 Sheet1.I11:Sheet1.I15 Sheet1.J5:Sheet1.J5 Sheet1.J11:Sheet1.J15 Sheet1.K5:Sheet1.K5 Sheet1.K11:Sheet1.K15 Sheet1.M5:Sheet1.M5 Sheet1.M11:Sheet1.M15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19"/>
          <table:table-cell>
            <draw:frame draw:z-index="25" draw:name="Chart 29" draw:style-name="gr1" draw:text-style-name="P1" svg:width="222.7mm" svg:height="135.99mm" svg:x="6.99mm" svg:y="3.18mm">
              <draw:object draw:notify-on-update-of-ranges="Sheet1.A6:Sheet1.A42 Sheet1.O6:Sheet1.O42 Sheet1.AK5:Sheet1.AK5 Sheet1.AK6:Sheet1.AK42 Sheet1.AM5:Sheet1.AM5 Sheet1.AL6:Sheet1.AL42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  <table:table-cell table:number-columns-repeated="44"/>
        </table:table-row>
        <table:table-row table:style-name="ro1" table:number-rows-repeated="20">
          <table:table-cell table:number-columns-repeated="64"/>
        </table:table-row>
        <table:table-row table:style-name="ro1">
          <table:table-cell>
            <draw:frame draw:z-index="7" draw:name="Chart 14" draw:style-name="gr1" draw:text-style-name="P1" svg:width="293.38mm" svg:height="130.18mm" svg:x="0mm" svg:y="4.11mm">
              <draw:object draw:notify-on-update-of-ranges="Sheet1.A15:Sheet1.A18 Sheet1.B5:Sheet1.B5 Sheet1.B15:Sheet1.B18 Sheet1.C5:Sheet1.C5 Sheet1.C15:Sheet1.C18 Sheet1.D5:Sheet1.D5 Sheet1.D15:Sheet1.D18 Sheet1.E5:Sheet1.E5 Sheet1.E15:Sheet1.E18 Sheet1.G5:Sheet1.G5 Sheet1.G15:Sheet1.G18 Sheet1.H5:Sheet1.H5 Sheet1.H15:Sheet1.H18 Sheet1.I5:Sheet1.I5 Sheet1.I15:Sheet1.I18 Sheet1.J5:Sheet1.J5 Sheet1.J15:Sheet1.J18 Sheet1.K5:Sheet1.K5 Sheet1.K15:Sheet1.K18 Sheet1.M5:Sheet1.M5 Sheet1.M15:Sheet1.M18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">
          <table:table-cell table:number-columns-repeated="64"/>
        </table:table-row>
        <table:table-row table:style-name="ro1">
          <table:table-cell table:number-columns-repeated="11"/>
          <table:table-cell>
            <draw:frame draw:z-index="8" draw:name="Chart 15" draw:style-name="gr1" draw:text-style-name="P1" svg:width="293.38mm" svg:height="129.65mm" svg:x="18mm" svg:y="4.35mm">
              <draw:object draw:notify-on-update-of-ranges="Sheet1.A18:Sheet1.A21 Sheet1.B5:Sheet1.B5 Sheet1.B18:Sheet1.B21 Sheet1.C5:Sheet1.C5 Sheet1.C18:Sheet1.C21 Sheet1.D5:Sheet1.D5 Sheet1.D18:Sheet1.D21 Sheet1.E5:Sheet1.E5 Sheet1.E18:Sheet1.E21 Sheet1.G5:Sheet1.G5 Sheet1.G18:Sheet1.G21 Sheet1.H5:Sheet1.H5 Sheet1.H18:Sheet1.H21 Sheet1.I5:Sheet1.I5 Sheet1.I18:Sheet1.I21 Sheet1.J5:Sheet1.J5 Sheet1.J18:Sheet1.J21 Sheet1.K5:Sheet1.K5 Sheet1.K18:Sheet1.K21 Sheet1.M5:Sheet1.M5 Sheet1.M18:Sheet1.M2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2"/>
        </table:table-row>
        <table:table-row table:style-name="ro1" table:number-rows-repeated="20">
          <table:table-cell table:number-columns-repeated="64"/>
        </table:table-row>
        <table:table-row table:style-name="ro1">
          <table:table-cell table:number-columns-repeated="11"/>
          <table:table-cell>
            <draw:frame draw:z-index="9" draw:name="Chart 16" draw:style-name="gr1" draw:text-style-name="P1" svg:width="293.65mm" svg:height="130.44mm" svg:x="16.61mm" svg:y="0.53mm">
              <draw:object draw:notify-on-update-of-ranges="Sheet1.A21:Sheet1.A25 Sheet1.B5:Sheet1.B5 Sheet1.B21:Sheet1.B25 Sheet1.C5:Sheet1.C5 Sheet1.C21:Sheet1.C25 Sheet1.D5:Sheet1.D5 Sheet1.D21:Sheet1.D25 Sheet1.E5:Sheet1.E5 Sheet1.E21:Sheet1.E25 Sheet1.G5:Sheet1.G5 Sheet1.G21:Sheet1.G25 Sheet1.H5:Sheet1.H5 Sheet1.H21:Sheet1.H25 Sheet1.I5:Sheet1.I5 Sheet1.I21:Sheet1.I25 Sheet1.J5:Sheet1.J5 Sheet1.J21:Sheet1.J25 Sheet1.K5:Sheet1.K5 Sheet1.K21:Sheet1.K25 Sheet1.M5:Sheet1.M5 Sheet1.M21:Sheet1.M25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52"/>
        </table:table-row>
        <table:table-row table:style-name="ro1" table:number-rows-repeated="29">
          <table:table-cell table:number-columns-repeated="64"/>
        </table:table-row>
        <table:table-row table:style-name="ro1">
          <table:table-cell table:number-columns-repeated="11"/>
          <table:table-cell>
            <draw:frame draw:z-index="10" draw:name="Chart 17" draw:style-name="gr1" draw:text-style-name="P1" svg:width="293.93mm" svg:height="130.44mm" svg:x="17.72mm" svg:y="4.24mm">
              <draw:object draw:notify-on-update-of-ranges="Sheet1.A25:Sheet1.A32 Sheet1.B5:Sheet1.B5 Sheet1.B25:Sheet1.B32 Sheet1.C5:Sheet1.C5 Sheet1.C25:Sheet1.C32 Sheet1.D5:Sheet1.D5 Sheet1.D25:Sheet1.D32 Sheet1.E5:Sheet1.E5 Sheet1.E25:Sheet1.E32 Sheet1.G5:Sheet1.G5 Sheet1.G25:Sheet1.G32 Sheet1.H5:Sheet1.H5 Sheet1.H25:Sheet1.H32 Sheet1.I5:Sheet1.I5 Sheet1.I25:Sheet1.I32 Sheet1.J5:Sheet1.J5 Sheet1.J25:Sheet1.J32 Sheet1.K5:Sheet1.K5 Sheet1.K25:Sheet1.K32 Sheet1.M5:Sheet1.M5 Sheet1.M25:Sheet1.M32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52"/>
        </table:table-row>
        <table:table-row table:style-name="ro1" table:number-rows-repeated="32">
          <table:table-cell table:number-columns-repeated="64"/>
        </table:table-row>
        <table:table-row table:style-name="ro1">
          <table:table-cell table:number-columns-repeated="13"/>
          <table:table-cell>
            <draw:frame draw:z-index="11" draw:name="Chart 18" draw:style-name="gr1" draw:text-style-name="P1" svg:width="273.54mm" svg:height="130.7mm" svg:x="3.2mm" svg:y="0.53mm">
              <draw:object draw:notify-on-update-of-ranges="Sheet1.A32:Sheet1.A35 Sheet1.B5:Sheet1.B5 Sheet1.B32:Sheet1.B35 Sheet1.C5:Sheet1.C5 Sheet1.C32:Sheet1.C35 Sheet1.D5:Sheet1.D5 Sheet1.D32:Sheet1.D35 Sheet1.E5:Sheet1.E5 Sheet1.E32:Sheet1.E35 Sheet1.G5:Sheet1.G5 Sheet1.G32:Sheet1.G35 Sheet1.H5:Sheet1.H5 Sheet1.H32:Sheet1.H35 Sheet1.I5:Sheet1.I5 Sheet1.I32:Sheet1.I35 Sheet1.J5:Sheet1.J5 Sheet1.J32:Sheet1.J35 Sheet1.K5:Sheet1.K5 Sheet1.K32:Sheet1.K35 Sheet1.M5:Sheet1.M5 Sheet1.M32:Sheet1.M35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0"/>
        </table:table-row>
        <table:table-row table:style-name="ro1" table:number-rows-repeated="104823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Hlk304448985" table:base-cell-address="$Sheet1.$A$1" table:cell-range-address="$Sheet1.$A$93"/>
        </table:named-expressions>
      </table:table>
      <table:table table:name="Sheet3" table:style-name="ta2">
        <office:forms form:automatic-focus="false" form:apply-design-mode="false"/>
        <table:shapes>
          <draw:frame draw:z-index="0" draw:style-name="gr2" draw:text-style-name="P1" svg:width="260.29mm" svg:height="157.77mm" svg:x="116.94mm" svg:y="8.99mm">
            <draw:object draw:notify-on-update-of-ranges="Sheet3.A2:Sheet3.A16 Sheet3.B2:Sheet3.B16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table:shapes>
        <table:table-column table:style-name="co1" table:default-cell-style-name="ce1"/>
        <table:table-column table:style-name="co13" table:number-columns-repeated="2" table:default-cell-style-name="ce1"/>
        <table:table-column table:style-name="co1" table:number-columns-repeated="6" table:default-cell-style-name="ce1"/>
        <table:table-column table:style-name="co5" table:default-cell-style-name="ce1"/>
        <table:table-column table:style-name="co1" table:number-columns-repeated="54" table:default-cell-style-name="ce1"/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table:number-columns-repeated="61"/>
        </table:table-row>
        <table:table-row table:style-name="ro2">
          <table:table-cell office:value-type="float" office:value="1986" calcext:value-type="float">
            <text:p>1986</text:p>
          </table:table-cell>
          <table:table-cell table:formula="of:=[.C2]/1000" office:value-type="float" office:value="9" calcext:value-type="float">
            <text:p>9</text:p>
          </table:table-cell>
          <table:table-cell office:value-type="float" office:value="9000" calcext:value-type="float">
            <text:p>9000</text:p>
          </table:table-cell>
          <table:table-cell table:number-columns-repeated="61"/>
        </table:table-row>
        <table:table-row table:style-name="ro2">
          <table:table-cell office:value-type="float" office:value="1987" calcext:value-type="float">
            <text:p>1987</text:p>
          </table:table-cell>
          <table:table-cell table:formula="of:=[.C3]/1000" office:value-type="float" office:value="9.2" calcext:value-type="float">
            <text:p>9,2</text:p>
          </table:table-cell>
          <table:table-cell office:value-type="float" office:value="9200" calcext:value-type="float">
            <text:p>9200</text:p>
          </table:table-cell>
          <table:table-cell table:number-columns-repeated="61"/>
        </table:table-row>
        <table:table-row table:style-name="ro2">
          <table:table-cell office:value-type="float" office:value="1988" calcext:value-type="float">
            <text:p>1988</text:p>
          </table:table-cell>
          <table:table-cell table:formula="of:=[.C4]/1000" office:value-type="float" office:value="15" calcext:value-type="float">
            <text:p>15</text:p>
          </table:table-cell>
          <table:table-cell office:value-type="float" office:value="15000" calcext:value-type="float">
            <text:p>15000</text:p>
          </table:table-cell>
          <table:table-cell table:number-columns-repeated="61"/>
        </table:table-row>
        <table:table-row table:style-name="ro2">
          <table:table-cell office:value-type="float" office:value="1989" calcext:value-type="float">
            <text:p>1989</text:p>
          </table:table-cell>
          <table:table-cell table:formula="of:=[.C5]/1000" office:value-type="float" office:value="21" calcext:value-type="float">
            <text:p>21</text:p>
          </table:table-cell>
          <table:table-cell office:value-type="float" office:value="21000" calcext:value-type="float">
            <text:p>21000</text:p>
          </table:table-cell>
          <table:table-cell table:number-columns-repeated="61"/>
        </table:table-row>
        <table:table-row table:style-name="ro2">
          <table:table-cell office:value-type="float" office:value="1990" calcext:value-type="float">
            <text:p>1990</text:p>
          </table:table-cell>
          <table:table-cell table:formula="of:=[.C6]/1000"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table:number-columns-repeated="61"/>
        </table:table-row>
        <table:table-row table:style-name="ro2">
          <table:table-cell office:value-type="float" office:value="1991" calcext:value-type="float">
            <text:p>1991</text:p>
          </table:table-cell>
          <table:table-cell table:formula="of:=[.C7]/1000" office:value-type="float" office:value="18.75" calcext:value-type="float">
            <text:p>18,75</text:p>
          </table:table-cell>
          <table:table-cell office:value-type="float" office:value="18750" calcext:value-type="float">
            <text:p>18750</text:p>
          </table:table-cell>
          <table:table-cell table:number-columns-repeated="61"/>
        </table:table-row>
        <table:table-row table:style-name="ro2">
          <table:table-cell office:value-type="float" office:value="1992" calcext:value-type="float">
            <text:p>1992</text:p>
          </table:table-cell>
          <table:table-cell table:formula="of:=[.C8]/1000" office:value-type="float" office:value="20.8" calcext:value-type="float">
            <text:p>20,8</text:p>
          </table:table-cell>
          <table:table-cell office:value-type="float" office:value="20800" calcext:value-type="float">
            <text:p>20800</text:p>
          </table:table-cell>
          <table:table-cell table:number-columns-repeated="61"/>
        </table:table-row>
        <table:table-row table:style-name="ro2">
          <table:table-cell office:value-type="float" office:value="1993" calcext:value-type="float">
            <text:p>1993</text:p>
          </table:table-cell>
          <table:table-cell table:formula="of:=[.C9]/1000" office:value-type="float" office:value="31.05" calcext:value-type="float">
            <text:p>31,05</text:p>
          </table:table-cell>
          <table:table-cell office:value-type="float" office:value="31050" calcext:value-type="float">
            <text:p>31050</text:p>
          </table:table-cell>
          <table:table-cell table:number-columns-repeated="61"/>
        </table:table-row>
        <table:table-row table:style-name="ro2">
          <table:table-cell office:value-type="float" office:value="1994" calcext:value-type="float">
            <text:p>1994</text:p>
          </table:table-cell>
          <table:table-cell table:formula="of:=[.C10]/1000" office:value-type="float" office:value="41" calcext:value-type="float">
            <text:p>41</text:p>
          </table:table-cell>
          <table:table-cell office:value-type="float" office:value="41000" calcext:value-type="float">
            <text:p>41000</text:p>
          </table:table-cell>
          <table:table-cell table:number-columns-repeated="61"/>
        </table:table-row>
        <table:table-row table:style-name="ro2">
          <table:table-cell office:value-type="float" office:value="1995" calcext:value-type="float">
            <text:p>1995</text:p>
          </table:table-cell>
          <table:table-cell table:formula="of:=[.C11]/1000"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table:number-columns-repeated="61"/>
        </table:table-row>
        <table:table-row table:style-name="ro2">
          <table:table-cell office:value-type="float" office:value="1996" calcext:value-type="float">
            <text:p>1996</text:p>
          </table:table-cell>
          <table:table-cell table:formula="of:=[.C12]/1000" office:value-type="float" office:value="78" calcext:value-type="float">
            <text:p>78</text:p>
          </table:table-cell>
          <table:table-cell office:value-type="float" office:value="78000" calcext:value-type="float">
            <text:p>78000</text:p>
          </table:table-cell>
          <table:table-cell table:number-columns-repeated="61"/>
        </table:table-row>
        <table:table-row table:style-name="ro2">
          <table:table-cell office:value-type="float" office:value="1997" calcext:value-type="float">
            <text:p>1997</text:p>
          </table:table-cell>
          <table:table-cell table:formula="of:=[.C13]/1000" office:value-type="float" office:value="81" calcext:value-type="float">
            <text:p>81</text:p>
          </table:table-cell>
          <table:table-cell office:value-type="float" office:value="81000" calcext:value-type="float">
            <text:p>81000</text:p>
          </table:table-cell>
          <table:table-cell table:number-columns-repeated="61"/>
        </table:table-row>
        <table:table-row table:style-name="ro2">
          <table:table-cell office:value-type="float" office:value="1998" calcext:value-type="float">
            <text:p>1998</text:p>
          </table:table-cell>
          <table:table-cell table:formula="of:=[.C14]/1000"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number-columns-repeated="61"/>
        </table:table-row>
        <table:table-row table:style-name="ro2">
          <table:table-cell office:value-type="float" office:value="1999" calcext:value-type="float">
            <text:p>1999</text:p>
          </table:table-cell>
          <table:table-cell table:formula="of:=[.C15]/1000" office:value-type="float" office:value="120" calcext:value-type="float">
            <text:p>120</text:p>
          </table:table-cell>
          <table:table-cell office:value-type="float" office:value="120000" calcext:value-type="float">
            <text:p>120000</text:p>
          </table:table-cell>
          <table:table-cell table:number-columns-repeated="61"/>
        </table:table-row>
        <table:table-row table:style-name="ro2">
          <table:table-cell office:value-type="float" office:value="2000" calcext:value-type="float">
            <text:p>2000</text:p>
          </table:table-cell>
          <table:table-cell table:formula="of:=[.C16]/1000" office:value-type="float" office:value="138" calcext:value-type="float">
            <text:p>138</text:p>
          </table:table-cell>
          <table:table-cell office:value-type="float" office:value="138000" calcext:value-type="float">
            <text:p>138000</text:p>
          </table:table-cell>
          <table:table-cell table:number-columns-repeated="61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9"/>
          <table:table-cell table:style-name="ce35"/>
          <table:table-cell table:number-columns-repeated="54"/>
        </table:table-row>
        <table:table-row table:style-name="ro2" table:number-rows-repeated="104855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4" table:style-name="ta3">
        <office:forms form:automatic-focus="false" form:apply-design-mode="false"/>
        <table:table-column table:style-name="co14" table:number-columns-repeated="15" table:default-cell-style-name="Default"/>
        <table:table-column table:style-name="co14" table:default-cell-style-name="ce71"/>
        <table:table-row table:style-name="ro7">
          <table:table-cell>
            <draw:frame draw:z-index="0" draw:name="Chart 10_0" draw:style-name="gr1" draw:text-style-name="P1" svg:width="289.39mm" svg:height="174.31mm" svg:x="4.95mm" svg:y="1.36mm">
              <draw:object draw:notify-on-update-of-ranges="Sheet1.A19:Sheet1.A24 Sheet1.B5:Sheet1.B5 Sheet1.B19:Sheet1.B24 Sheet1.C5:Sheet1.C5 Sheet1.C19:Sheet1.C24 Sheet1.D5:Sheet1.D5 Sheet1.D19:Sheet1.D24 Sheet1.E5:Sheet1.E5 Sheet1.E19:Sheet1.E24 Sheet1.G5:Sheet1.G5 Sheet1.G19:Sheet1.G24 Sheet1.H5:Sheet1.H5 Sheet1.H19:Sheet1.H24 Sheet1.I5:Sheet1.I5 Sheet1.I19:Sheet1.I24 Sheet1.J5:Sheet1.J5 Sheet1.J19:Sheet1.J24 Sheet1.K5:Sheet1.K5 Sheet1.K19:Sheet1.K24 Sheet1.M5:Sheet1.M5 Sheet1.M19:Sheet1.M24"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  <table:table-cell table:number-columns-repeated="14"/>
          <table:table-cell table:style-name="Default"/>
        </table:table-row>
        <table:table-row table:style-name="ro8">
          <table:table-cell table:number-columns-repeated="15"/>
          <table:table-cell table:style-name="Default"/>
        </table:table-row>
        <table:table-row table:style-name="ro7">
          <table:table-cell table:number-columns-repeated="14"/>
          <table:table-cell office:value-type="float" office:value="1993" calcext:value-type="float">
            <text:p>1993</text:p>
          </table:table-cell>
          <table:table-cell table:formula="of:=([$Sheet1.B24]+[$Sheet1.D24])/[$Sheet1.O24]" office:value-type="percentage" office:value="1" calcext:value-type="percentage">
            <text:p>100,00 %</text:p>
          </table:table-cell>
        </table:table-row>
        <table:table-row table:style-name="ro7">
          <table:table-cell table:number-columns-repeated="14"/>
          <table:table-cell office:value-type="float" office:value="1988" calcext:value-type="float">
            <text:p>1988</text:p>
          </table:table-cell>
          <table:table-cell table:formula="of:=([$Sheet1.B19]+[$Sheet1.D19])/[$Sheet1.O19]" office:value-type="percentage" office:value="0.853333333333333" calcext:value-type="percentage">
            <text:p>85,33 %</text:p>
          </table:table-cell>
        </table:table-row>
        <table:table-row table:style-name="ro8">
          <table:table-cell table:number-columns-repeated="14"/>
          <table:table-cell office:value-type="float" office:value="1983" calcext:value-type="float">
            <text:p>1983</text:p>
          </table:table-cell>
          <table:table-cell table:formula="of:=[$Sheet1.B14]/[$Sheet1.O14]" office:value-type="percentage" office:value="0.239852398523985" calcext:value-type="percentage">
            <text:p>23,99 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Helvetica Neue" svg:font-family="'Helvetica Neue'"/>
    <style:font-face style:name="Verdana1" svg:font-family="Verdan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Nimbus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$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33">
      <number:number number:decimal-places="5" number:min-decimal-places="5" number:min-integer-digits="1"/>
      <number:text>%</number:text>
    </number:percentage-style>
    <number:date-style style:name="N134">
      <number:month number:style="long"/>
      <number:text>/</number:text>
      <number:day number:style="long"/>
      <number:text>/</number:text>
      <number:year number:style="long"/>
    </number:date-style>
    <number:number-style style:name="N136P0" style:volatile="true">
      <number:text>Yes</number:text>
    </number:number-style>
    <number:number-style style:name="N136P1" style:volatile="true">
      <number:text>Yes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True</number:text>
    </number:number-style>
    <number:number-style style:name="N138P1" style:volatile="true">
      <number:text>True</number:text>
    </number:number-style>
    <number:number-style style:name="N138">
      <number:text>False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On</number:text>
    </number:number-style>
    <number:number-style style:name="N140P1" style:volatile="true">
      <number:text>On</number:text>
    </number:number-style>
    <number:number-style style:name="N140">
      <number:text>Off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percentage-style style:name="N143">
      <number:number number:decimal-places="1" number:min-decimal-places="1" number:min-integer-digits="1"/>
      <number:text> %</number:text>
    </number:percentage-style>
    <number:percentage-style style:name="N144">
      <number:number number:decimal-places="3" number:min-decimal-places="3" number:min-integer-digits="1"/>
      <number:text> %</number:text>
    </number:percentage-style>
    <number:percentage-style style:name="N145">
      <number:number number:decimal-places="4" number:min-decimal-places="4" number:min-integer-digits="1"/>
      <number:text> %</number:text>
    </number:percentage-style>
    <number:percentage-style style:name="N146">
      <number:number number:decimal-places="5" number:min-decimal-places="5" number:min-integer-digits="1"/>
      <number:text> %</number:text>
    </number:percentage-style>
    <number:percentage-style style:name="N147">
      <number:number number:decimal-places="6" number:min-decimal-places="6" number:min-integer-digits="1"/>
      <number:text> %</number:text>
    </number:percentage-style>
    <number:percentage-style style:name="N148">
      <number:number number:decimal-places="7" number:min-decimal-places="7" number:min-integer-digits="1"/>
      <number:text> %</number:text>
    </number:percentage-style>
    <number:percentage-style style:name="N149">
      <number:number number:decimal-places="8" number:min-decimal-places="8" number:min-integer-digits="1"/>
      <number:text> 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71mm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d4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 style:data-style-name="N2" text:time-value="22:12:58.2115495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remy Reimer</meta:initial-creator>
    <meta:creation-date>2002-10-20T04:37:45</meta:creation-date>
    <dc:creator>Noël Macé</dc:creator>
    <dc:date>2020-10-26T22:54:01.743047478</dc:date>
    <meta:editing-duration>PT2H45M23S</meta:editing-duration>
    <meta:editing-cycles>13</meta:editing-cycles>
    <meta:generator>LibreOffice/7.0.1.2$Linux_X86_64 LibreOffice_project/00$Build-2</meta:generator>
    <meta:document-statistic meta:table-count="3" meta:cell-count="1868" meta:object-count="2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3.5pt" style:font-size-asian="13.5pt" style:font-family-complex="Arial" style:font-size-complex="13.5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50"/>
      <style:text-properties fo:color="#000000" fo:font-family="Arial" fo:font-size="16pt" style:font-size-asian="16pt" style:font-family-complex="Arial" style:font-size-complex="16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pt" style:font-size-asian="16pt" style:font-family-complex="Arial" style:font-size-complex="16pt"/>
    </style:style>
    <style:style style:name="ch7" style:family="chart" style:data-style-name="N0">
      <style:chart-properties chart:link-data-style-to-source="true"/>
      <style:graphic-properties svg:stroke-width="0.035cm" draw:fill-color="#3366ff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fcf305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969696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18.664cm" svg:height="14.368cm" xlink:href=".." xlink:type="simple" chart:class="chart:area" chart:style-name="ch1">
        <chart:subtitle svg:x="0cm" svg:y="0cm" chart:style-name="ch2">
          <text:p/>
        </chart:subtitle>
        <chart:legend chart:legend-position="end" svg:x="14.25cm" svg:y="2.146cm" style:legend-expansion="custom" svg:width="3.986cm" svg:height="8.607cm" style:legend-expansion-aspect-ratio="0.463111420936447" chart:style-name="ch3"/>
        <chart:plot-area chart:style-name="ch4" table:cell-range-address="Sheet1.A6:Sheet1.A35 Sheet1.B5:Sheet1.B42 Sheet1.C5:Sheet1.E35 Sheet1.G5:Sheet1.K35 Sheet1.M5:Sheet1.M35" chart:data-source-has-labels="both" svg:x="0.486cm" svg:y="0.562cm" svg:width="14.223cm" svg:height="13.494cm">
          <chart:coordinate-region svg:x="2.642cm" svg:y="0.867cm" svg:width="12.067cm" svg:height="11.575cm"/>
          <chart:axis chart:dimension="x" chart:name="primary-x" chart:style-name="ch5" chartooo:axis-type="auto">
            <chartooo:date-scale/>
            <chart:categories table:cell-range-address="Sheet1.A6:Sheet1.A35"/>
          </chart:axis>
          <chart:axis chart:dimension="y" chart:name="primary-y" chart:style-name="ch6">
            <chart:grid chart:class="major"/>
          </chart:axis>
          <chart:series chart:style-name="ch7" chart:values-cell-range-address="Sheet1.B6:Sheet1.B42" chart:label-cell-address="Sheet1.B5:Sheet1.B5" chart:class="chart:area">
            <chart:data-point chart:repeated="37"/>
          </chart:series>
          <chart:series chart:style-name="ch8" chart:values-cell-range-address="Sheet1.C6:Sheet1.C35" chart:label-cell-address="Sheet1.C5:Sheet1.C5" chart:class="chart:area">
            <chart:data-point chart:repeated="30"/>
          </chart:series>
          <chart:series chart:style-name="ch9" chart:values-cell-range-address="Sheet1.D6:Sheet1.D35" chart:label-cell-address="Sheet1.D5:Sheet1.D5" chart:class="chart:area">
            <chart:data-point chart:repeated="30"/>
          </chart:series>
          <chart:series chart:style-name="ch10" chart:values-cell-range-address="Sheet1.E6:Sheet1.E35" chart:label-cell-address="Sheet1.E5:Sheet1.E5" chart:class="chart:area">
            <chart:data-point chart:repeated="30"/>
          </chart:series>
          <chart:series chart:style-name="ch11" chart:values-cell-range-address="Sheet1.G6:Sheet1.G35" chart:label-cell-address="Sheet1.G5:Sheet1.G5" chart:class="chart:area">
            <chart:data-point chart:repeated="30"/>
          </chart:series>
          <chart:series chart:style-name="ch12" chart:values-cell-range-address="Sheet1.H6:Sheet1.H35" chart:label-cell-address="Sheet1.H5:Sheet1.H5" chart:class="chart:area">
            <chart:data-point chart:repeated="30"/>
          </chart:series>
          <chart:series chart:style-name="ch13" chart:values-cell-range-address="Sheet1.I6:Sheet1.I35" chart:label-cell-address="Sheet1.I5:Sheet1.I5" chart:class="chart:area">
            <chart:data-point chart:repeated="30"/>
          </chart:series>
          <chart:series chart:style-name="ch14" chart:values-cell-range-address="Sheet1.J6:Sheet1.J35" chart:label-cell-address="Sheet1.J5:Sheet1.J5" chart:class="chart:area">
            <chart:data-point chart:repeated="30"/>
          </chart:series>
          <chart:series chart:style-name="ch15" chart:values-cell-range-address="Sheet1.K6:Sheet1.K35" chart:label-cell-address="Sheet1.K5:Sheet1.K5" chart:class="chart:area">
            <chart:data-point chart:repeated="30"/>
          </chart:series>
          <chart:series chart:style-name="ch16" chart:values-cell-range-address="Sheet1.M6:Sheet1.M35" chart:label-cell-address="Sheet1.M5:Sheet1.M5" chart:class="chart:area">
            <chart:data-point chart:repeated="3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Sheet1.B5:Sheet1.B5</svg:desc>
                </draw:g>
              </table:table-cell>
              <table:table-cell office:value-type="string">
                <text:p>Apple II</text:p>
                <draw:g>
                  <svg:desc>Sheet1.C5:Sheet1.C5</svg:desc>
                </draw:g>
              </table:table-cell>
              <table:table-cell office:value-type="string">
                <text:p>Macintosh</text:p>
                <draw:g>
                  <svg:desc>Sheet1.D5:Sheet1.D5</svg:desc>
                </draw:g>
              </table:table-cell>
              <table:table-cell office:value-type="string">
                <text:p>Amiga</text:p>
                <draw:g>
                  <svg:desc>Sheet1.E5:Sheet1.E5</svg:desc>
                </draw:g>
              </table:table-cell>
              <table:table-cell office:value-type="string">
                <text:p>Atari 400/800</text:p>
                <draw:g>
                  <svg:desc>Sheet1.G5:Sheet1.G5</svg:desc>
                </draw:g>
              </table:table-cell>
              <table:table-cell office:value-type="string">
                <text:p>Atari ST</text:p>
                <draw:g>
                  <svg:desc>Sheet1.H5:Sheet1.H5</svg:desc>
                </draw:g>
              </table:table-cell>
              <table:table-cell office:value-type="string">
                <text:p>Commodore 64</text:p>
                <draw:g>
                  <svg:desc>Sheet1.I5:Sheet1.I5</svg:desc>
                </draw:g>
              </table:table-cell>
              <table:table-cell office:value-type="string">
                <text:p>TRS-80</text:p>
                <draw:g>
                  <svg:desc>Sheet1.J5:Sheet1.J5</svg:desc>
                </draw:g>
              </table:table-cell>
              <table:table-cell office:value-type="string">
                <text:p>NeXT</text:p>
                <draw:g>
                  <svg:desc>Sheet1.K5:Sheet1.K5</svg:desc>
                </draw:g>
              </table:table-cell>
              <table:table-cell office:value-type="string">
                <text:p>Other</text:p>
                <draw:g>
                  <svg:desc>Sheet1.M5:Sheet1.M5</svg:desc>
                </draw:g>
              </table:table-cell>
            </table:table-row>
          </table:table-header-rows>
          <table:table-rows>
            <table:table-row>
              <table:table-cell office:value-type="float" office:value="1975">
                <text:p>1975</text:p>
                <draw:g>
                  <svg:desc>Sheet1.A6:Sheet1.A35</svg:desc>
                </draw:g>
              </table:table-cell>
              <table:table-cell office:value-type="float" office:value="0">
                <text:p>0</text:p>
                <draw:g>
                  <svg:desc>Sheet1.B6:Sheet1.B42</svg:desc>
                </draw:g>
              </table:table-cell>
              <table:table-cell office:value-type="float" office:value="0">
                <text:p>0</text:p>
                <draw:g>
                  <svg:desc>Sheet1.C6:Sheet1.C35</svg:desc>
                </draw:g>
              </table:table-cell>
              <table:table-cell office:value-type="float" office:value="0">
                <text:p>0</text:p>
                <draw:g>
                  <svg:desc>Sheet1.D6:Sheet1.D35</svg:desc>
                </draw:g>
              </table:table-cell>
              <table:table-cell office:value-type="float" office:value="0">
                <text:p>0</text:p>
                <draw:g>
                  <svg:desc>Sheet1.E6:Sheet1.E35</svg:desc>
                </draw:g>
              </table:table-cell>
              <table:table-cell office:value-type="float" office:value="0">
                <text:p>0</text:p>
                <draw:g>
                  <svg:desc>Sheet1.G6:Sheet1.G35</svg:desc>
                </draw:g>
              </table:table-cell>
              <table:table-cell office:value-type="float" office:value="0">
                <text:p>0</text:p>
                <draw:g>
                  <svg:desc>Sheet1.H6:Sheet1.H35</svg:desc>
                </draw:g>
              </table:table-cell>
              <table:table-cell office:value-type="float" office:value="0">
                <text:p>0</text:p>
                <draw:g>
                  <svg:desc>Sheet1.I6:Sheet1.I35</svg:desc>
                </draw:g>
              </table:table-cell>
              <table:table-cell office:value-type="float" office:value="0">
                <text:p>0</text:p>
                <draw:g>
                  <svg:desc>Sheet1.J6:Sheet1.J35</svg:desc>
                </draw:g>
              </table:table-cell>
              <table:table-cell office:value-type="float" office:value="0">
                <text:p>0</text:p>
                <draw:g>
                  <svg:desc>Sheet1.K6:Sheet1.K35</svg:desc>
                </draw:g>
              </table:table-cell>
              <table:table-cell office:value-type="float" office:value="0">
                <text:p>0</text:p>
                <draw:g>
                  <svg:desc>Sheet1.M6:Sheet1.M35</svg:desc>
                </draw:g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0">
                <text:p>0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35">
                <text:p>35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240">
                <text:p>240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1300">
                <text:p>1300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2000">
                <text:p>20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3700">
                <text:p>3700</text:p>
              </table:table-cell>
              <table:table-cell office:value-type="float" office:value="900">
                <text:p>9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500">
                <text:p>25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5020">
                <text:p>5020</text:p>
              </table:table-cell>
              <table:table-cell office:value-type="float" office:value="700">
                <text:p>700</text:p>
              </table:table-cell>
              <table:table-cell office:value-type="float" office:value="380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5950">
                <text:p>59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400">
                <text:p>400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1900">
                <text:p>11900</text:p>
              </table:table-cell>
              <table:table-cell office:value-type="float" office:value="200">
                <text:p>200</text:p>
              </table:table-cell>
              <table:table-cell office:value-type="float" office:value="900">
                <text:p>9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350">
                <text:p>350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17550">
                <text:p>17550</text:p>
              </table:table-cell>
              <table:table-cell office:value-type="float" office:value="200">
                <text:p>200</text:p>
              </table:table-cell>
              <table:table-cell office:value-type="float" office:value="1100">
                <text:p>11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6838">
                <text:p>16838</text:p>
              </table:table-cell>
              <table:table-cell office:value-type="float" office:value="100">
                <text:p>100</text:p>
              </table:table-cell>
              <table:table-cell office:value-type="float" office:value="1300">
                <text:p>1300</text:p>
              </table:table-cell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4399">
                <text:p>14399</text:p>
              </table:table-cell>
              <table:table-cell office:value-type="float" office:value="100">
                <text:p>100</text:p>
              </table:table-cell>
              <table:table-cell office:value-type="float" office:value="2100">
                <text:p>2100</text:p>
              </table:table-cell>
              <table:table-cell office:value-type="float" office:value="1035">
                <text:p>1035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8300">
                <text:p>18300</text:p>
              </table:table-cell>
              <table:table-cell office:value-type="float" office:value="100">
                <text:p>100</text:p>
              </table:table-cell>
              <table:table-cell office:value-type="float" office:value="2500">
                <text:p>2500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7750">
                <text:p>27750</text:p>
              </table:table-cell>
              <table:table-cell office:value-type="float" office:value="30">
                <text:p>30</text:p>
              </table:table-cell>
              <table:table-cell office:value-type="float" office:value="3300">
                <text:p>3300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37200">
                <text:p>37200</text:p>
              </table:table-cell>
              <table:table-cell office:value-type="float" office:value="0">
                <text:p>0</text:p>
              </table:table-cell>
              <table:table-cell office:value-type="float" office:value="3800">
                <text:p>38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45880">
                <text:p>45880</text:p>
              </table:table-cell>
              <table:table-cell office:value-type="float" office:value="0">
                <text:p>0</text:p>
              </table:table-cell>
              <table:table-cell office:value-type="float" office:value="4120">
                <text:p>412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4612">
                <text:p>74612</text:p>
              </table:table-cell>
              <table:table-cell office:value-type="float" office:value="0">
                <text:p>0</text:p>
              </table:table-cell>
              <table:table-cell office:value-type="float" office:value="3388">
                <text:p>3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78414">
                <text:p>78414</text:p>
              </table:table-cell>
              <table:table-cell office:value-type="float" office:value="0">
                <text:p>0</text:p>
              </table:table-cell>
              <table:table-cell office:value-type="float" office:value="2586">
                <text:p>2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96928">
                <text:p>96928</text:p>
              </table:table-cell>
              <table:table-cell office:value-type="float" office:value="0">
                <text:p>0</text:p>
              </table:table-cell>
              <table:table-cell office:value-type="float" office:value="3072">
                <text:p>3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16119">
                <text:p>116119</text:p>
              </table:table-cell>
              <table:table-cell office:value-type="float" office:value="0">
                <text:p>0</text:p>
              </table:table-cell>
              <table:table-cell office:value-type="float" office:value="3881">
                <text:p>3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34160">
                <text:p>134160</text:p>
              </table:table-cell>
              <table:table-cell office:value-type="float" office:value="0">
                <text:p>0</text:p>
              </table:table-cell>
              <table:table-cell office:value-type="float" office:value="3840">
                <text:p>3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24826">
                <text:p>124826</text:p>
              </table:table-cell>
              <table:table-cell office:value-type="float" office:value="0">
                <text:p>0</text:p>
              </table:table-cell>
              <table:table-cell office:value-type="float" office:value="3174">
                <text:p>3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28902">
                <text:p>128902</text:p>
              </table:table-cell>
              <table:table-cell office:value-type="float" office:value="0">
                <text:p>0</text:p>
              </table:table-cell>
              <table:table-cell office:value-type="float" office:value="3098">
                <text:p>3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47702">
                <text:p>147702</text:p>
              </table:table-cell>
              <table:table-cell office:value-type="float" office:value="0">
                <text:p>0</text:p>
              </table:table-cell>
              <table:table-cell office:value-type="float" office:value="3098">
                <text:p>3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73193">
                <text:p>173193</text:p>
              </table:table-cell>
              <table:table-cell office:value-type="float" office:value="0">
                <text:p>0</text:p>
              </table:table-cell>
              <table:table-cell office:value-type="float" office:value="3507">
                <text:p>3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92233">
                <text:p>192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3556">
                <text:p>233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3416">
                <text:p>263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7078">
                <text:p>287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7901">
                <text:p>29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7970">
                <text:p>337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5641">
                <text:p>335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00abea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9.366cm" svg:height="13.045cm" xlink:href=".." xlink:type="simple" chart:class="chart:area" chart:style-name="ch1">
        <chart:subtitle svg:x="0cm" svg:y="0cm" chart:style-name="ch2">
          <text:p/>
        </chart:subtitle>
        <chart:legend chart:legend-position="end" svg:x="22.607cm" svg:y="3.778cm" style:legend-expansion="custom" svg:width="6.173cm" svg:height="4.621cm" style:legend-expansion-aspect-ratio="1.33585803938541" chart:style-name="ch3"/>
        <chart:plot-area chart:style-name="ch4" table:cell-range-address="Sheet1.A21:Sheet1.E25 Sheet1.B5:Sheet1.E5 Sheet1.G5:Sheet1.K5 Sheet1.G21:Sheet1.K25 Sheet1.M5:Sheet1.M5 Sheet1.M21:Sheet1.M25" chart:data-source-has-labels="both" svg:x="0.611cm" svg:y="0.532cm" svg:width="22.585cm" svg:height="12.227cm">
          <chart:coordinate-region svg:x="2.45cm" svg:y="0.863cm" svg:width="20.109cm" svg:height="10.985cm"/>
          <chart:axis chart:dimension="x" chart:name="primary-x" chart:style-name="ch5" chartooo:axis-type="auto">
            <chartooo:date-scale/>
            <chart:categories table:cell-range-address="Sheet1.A21:Sheet1.A25"/>
          </chart:axis>
          <chart:axis chart:dimension="y" chart:name="primary-y" chart:style-name="ch6">
            <chart:grid chart:class="major"/>
          </chart:axis>
          <chart:series chart:style-name="ch7" chart:values-cell-range-address="Sheet1.B21:Sheet1.B25" chart:label-cell-address="Sheet1.B5:Sheet1.B5" chart:class="chart:area">
            <chart:data-point chart:repeated="5"/>
          </chart:series>
          <chart:series chart:style-name="ch8" chart:values-cell-range-address="Sheet1.C21:Sheet1.C25" loext:hide-legend="true" chart:label-cell-address="Sheet1.C5:Sheet1.C5" chart:class="chart:area">
            <chart:data-point chart:repeated="5"/>
          </chart:series>
          <chart:series chart:style-name="ch9" chart:values-cell-range-address="Sheet1.D21:Sheet1.D25" chart:label-cell-address="Sheet1.D5:Sheet1.D5" chart:class="chart:area">
            <chart:data-point chart:repeated="5"/>
          </chart:series>
          <chart:series chart:style-name="ch10" chart:values-cell-range-address="Sheet1.E21:Sheet1.E25" chart:label-cell-address="Sheet1.E5:Sheet1.E5" chart:class="chart:area">
            <chart:data-point chart:repeated="5"/>
          </chart:series>
          <chart:series chart:style-name="ch11" chart:values-cell-range-address="Sheet1.G21:Sheet1.G25" loext:hide-legend="true" chart:label-cell-address="Sheet1.G5:Sheet1.G5" chart:class="chart:area">
            <chart:data-point chart:repeated="5"/>
          </chart:series>
          <chart:series chart:style-name="ch12" chart:values-cell-range-address="Sheet1.H21:Sheet1.H25" chart:label-cell-address="Sheet1.H5:Sheet1.H5" chart:class="chart:area">
            <chart:data-point chart:repeated="5"/>
          </chart:series>
          <chart:series chart:style-name="ch13" chart:values-cell-range-address="Sheet1.I21:Sheet1.I25" chart:label-cell-address="Sheet1.I5:Sheet1.I5" chart:class="chart:area">
            <chart:data-point chart:repeated="5"/>
          </chart:series>
          <chart:series chart:style-name="ch14" chart:values-cell-range-address="Sheet1.J21:Sheet1.J25" loext:hide-legend="true" chart:label-cell-address="Sheet1.J5:Sheet1.J5" chart:class="chart:area">
            <chart:data-point chart:repeated="5"/>
          </chart:series>
          <chart:series chart:style-name="ch15" chart:values-cell-range-address="Sheet1.K21:Sheet1.K25" chart:label-cell-address="Sheet1.K5:Sheet1.K5" chart:class="chart:area">
            <chart:data-point chart:repeated="5"/>
          </chart:series>
          <chart:series chart:style-name="ch16" chart:values-cell-range-address="Sheet1.M21:Sheet1.M25" loext:hide-legend="true" chart:label-cell-address="Sheet1.M5:Sheet1.M5" chart:class="chart:area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Sheet1.B5:Sheet1.B5</svg:desc>
                </draw:g>
              </table:table-cell>
              <table:table-cell office:value-type="string">
                <text:p>Apple II</text:p>
                <draw:g>
                  <svg:desc>Sheet1.C5:Sheet1.C5</svg:desc>
                </draw:g>
              </table:table-cell>
              <table:table-cell office:value-type="string">
                <text:p>Macintosh</text:p>
                <draw:g>
                  <svg:desc>Sheet1.D5:Sheet1.D5</svg:desc>
                </draw:g>
              </table:table-cell>
              <table:table-cell office:value-type="string">
                <text:p>Amiga</text:p>
                <draw:g>
                  <svg:desc>Sheet1.E5:Sheet1.E5</svg:desc>
                </draw:g>
              </table:table-cell>
              <table:table-cell office:value-type="string">
                <text:p>Atari 400/800</text:p>
                <draw:g>
                  <svg:desc>Sheet1.G5:Sheet1.G5</svg:desc>
                </draw:g>
              </table:table-cell>
              <table:table-cell office:value-type="string">
                <text:p>Atari ST</text:p>
                <draw:g>
                  <svg:desc>Sheet1.H5:Sheet1.H5</svg:desc>
                </draw:g>
              </table:table-cell>
              <table:table-cell office:value-type="string">
                <text:p>Commodore 64</text:p>
                <draw:g>
                  <svg:desc>Sheet1.I5:Sheet1.I5</svg:desc>
                </draw:g>
              </table:table-cell>
              <table:table-cell office:value-type="string">
                <text:p>TRS-80</text:p>
                <draw:g>
                  <svg:desc>Sheet1.J5:Sheet1.J5</svg:desc>
                </draw:g>
              </table:table-cell>
              <table:table-cell office:value-type="string">
                <text:p>NeXT</text:p>
                <draw:g>
                  <svg:desc>Sheet1.K5:Sheet1.K5</svg:desc>
                </draw:g>
              </table:table-cell>
              <table:table-cell office:value-type="string">
                <text:p>Other</text:p>
                <draw:g>
                  <svg:desc>Sheet1.M5:Sheet1.M5</svg:desc>
                </draw:g>
              </table:table-cell>
            </table:table-row>
          </table:table-header-rows>
          <table:table-rows>
            <table:table-row>
              <table:table-cell office:value-type="float" office:value="1990">
                <text:p>1990</text:p>
                <draw:g>
                  <svg:desc>Sheet1.A21:Sheet1.A25</svg:desc>
                </draw:g>
              </table:table-cell>
              <table:table-cell office:value-type="float" office:value="16838">
                <text:p>16838</text:p>
                <draw:g>
                  <svg:desc>Sheet1.B21:Sheet1.B25</svg:desc>
                </draw:g>
              </table:table-cell>
              <table:table-cell office:value-type="float" office:value="100">
                <text:p>100</text:p>
                <draw:g>
                  <svg:desc>Sheet1.C21:Sheet1.C25</svg:desc>
                </draw:g>
              </table:table-cell>
              <table:table-cell office:value-type="float" office:value="1300">
                <text:p>1300</text:p>
                <draw:g>
                  <svg:desc>Sheet1.D21:Sheet1.D25</svg:desc>
                </draw:g>
              </table:table-cell>
              <table:table-cell office:value-type="float" office:value="750">
                <text:p>750</text:p>
                <draw:g>
                  <svg:desc>Sheet1.E21:Sheet1.E25</svg:desc>
                </draw:g>
              </table:table-cell>
              <table:table-cell office:value-type="float" office:value="0">
                <text:p>0</text:p>
                <draw:g>
                  <svg:desc>Sheet1.G21:Sheet1.G25</svg:desc>
                </draw:g>
              </table:table-cell>
              <table:table-cell office:value-type="float" office:value="300">
                <text:p>300</text:p>
                <draw:g>
                  <svg:desc>Sheet1.H21:Sheet1.H25</svg:desc>
                </draw:g>
              </table:table-cell>
              <table:table-cell office:value-type="float" office:value="700">
                <text:p>700</text:p>
                <draw:g>
                  <svg:desc>Sheet1.I21:Sheet1.I25</svg:desc>
                </draw:g>
              </table:table-cell>
              <table:table-cell office:value-type="float" office:value="0">
                <text:p>0</text:p>
                <draw:g>
                  <svg:desc>Sheet1.J21:Sheet1.J25</svg:desc>
                </draw:g>
              </table:table-cell>
              <table:table-cell office:value-type="float" office:value="12">
                <text:p>12</text:p>
                <draw:g>
                  <svg:desc>Sheet1.K21:Sheet1.K25</svg:desc>
                </draw:g>
              </table:table-cell>
              <table:table-cell office:value-type="float" office:value="0">
                <text:p>0</text:p>
                <draw:g>
                  <svg:desc>Sheet1.M21:Sheet1.M25</svg:desc>
                </draw:g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4399">
                <text:p>14399</text:p>
              </table:table-cell>
              <table:table-cell office:value-type="float" office:value="100">
                <text:p>100</text:p>
              </table:table-cell>
              <table:table-cell office:value-type="float" office:value="2100">
                <text:p>2100</text:p>
              </table:table-cell>
              <table:table-cell office:value-type="float" office:value="1035">
                <text:p>1035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8300">
                <text:p>18300</text:p>
              </table:table-cell>
              <table:table-cell office:value-type="float" office:value="100">
                <text:p>100</text:p>
              </table:table-cell>
              <table:table-cell office:value-type="float" office:value="2500">
                <text:p>2500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7750">
                <text:p>27750</text:p>
              </table:table-cell>
              <table:table-cell office:value-type="float" office:value="30">
                <text:p>30</text:p>
              </table:table-cell>
              <table:table-cell office:value-type="float" office:value="3300">
                <text:p>3300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37200">
                <text:p>37200</text:p>
              </table:table-cell>
              <table:table-cell office:value-type="float" office:value="0">
                <text:p>0</text:p>
              </table:table-cell>
              <table:table-cell office:value-type="float" office:value="3800">
                <text:p>38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00abea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9.394cm" svg:height="13.045cm" xlink:href=".." xlink:type="simple" chart:class="chart:area" chart:style-name="ch1">
        <chart:subtitle svg:x="0cm" svg:y="0cm" chart:style-name="ch2">
          <text:p/>
        </chart:subtitle>
        <chart:legend chart:legend-position="end" svg:x="22.636cm" svg:y="5.309cm" style:legend-expansion="custom" svg:width="6.173cm" svg:height="1.516cm" style:legend-expansion-aspect-ratio="4.07189973614776" chart:style-name="ch3"/>
        <chart:plot-area chart:style-name="ch4" table:cell-range-address="Sheet1.A25:Sheet1.E32 Sheet1.B5:Sheet1.E5 Sheet1.G5:Sheet1.K5 Sheet1.G25:Sheet1.K32 Sheet1.M5:Sheet1.M5 Sheet1.M25:Sheet1.M32" chart:data-source-has-labels="both" svg:x="0.294cm" svg:y="0.532cm" svg:width="22.578cm" svg:height="12.227cm">
          <chart:coordinate-region svg:x="2.45cm" svg:y="0.863cm" svg:width="19.785cm" svg:height="10.985cm"/>
          <chart:axis chart:dimension="x" chart:name="primary-x" chart:style-name="ch5" chartooo:axis-type="auto">
            <chartooo:date-scale/>
            <chart:categories table:cell-range-address="Sheet1.A25:Sheet1.A32"/>
          </chart:axis>
          <chart:axis chart:dimension="y" chart:name="primary-y" chart:style-name="ch6">
            <chart:grid chart:class="major"/>
          </chart:axis>
          <chart:series chart:style-name="ch7" chart:values-cell-range-address="Sheet1.B25:Sheet1.B32" chart:label-cell-address="Sheet1.B5:Sheet1.B5" chart:class="chart:area">
            <chart:data-point chart:repeated="8"/>
          </chart:series>
          <chart:series chart:style-name="ch8" chart:values-cell-range-address="Sheet1.C25:Sheet1.C32" loext:hide-legend="true" chart:label-cell-address="Sheet1.C5:Sheet1.C5" chart:class="chart:area">
            <chart:data-point chart:repeated="8"/>
          </chart:series>
          <chart:series chart:style-name="ch9" chart:values-cell-range-address="Sheet1.D25:Sheet1.D32" chart:label-cell-address="Sheet1.D5:Sheet1.D5" chart:class="chart:area">
            <chart:data-point chart:repeated="8"/>
          </chart:series>
          <chart:series chart:style-name="ch10" chart:values-cell-range-address="Sheet1.E25:Sheet1.E32" loext:hide-legend="true" chart:label-cell-address="Sheet1.E5:Sheet1.E5" chart:class="chart:area">
            <chart:data-point chart:repeated="8"/>
          </chart:series>
          <chart:series chart:style-name="ch11" chart:values-cell-range-address="Sheet1.G25:Sheet1.G32" loext:hide-legend="true" chart:label-cell-address="Sheet1.G5:Sheet1.G5" chart:class="chart:area">
            <chart:data-point chart:repeated="8"/>
          </chart:series>
          <chart:series chart:style-name="ch12" chart:values-cell-range-address="Sheet1.H25:Sheet1.H32" loext:hide-legend="true" chart:label-cell-address="Sheet1.H5:Sheet1.H5" chart:class="chart:area">
            <chart:data-point chart:repeated="8"/>
          </chart:series>
          <chart:series chart:style-name="ch13" chart:values-cell-range-address="Sheet1.I25:Sheet1.I32" loext:hide-legend="true" chart:label-cell-address="Sheet1.I5:Sheet1.I5" chart:class="chart:area">
            <chart:data-point chart:repeated="8"/>
          </chart:series>
          <chart:series chart:style-name="ch14" chart:values-cell-range-address="Sheet1.J25:Sheet1.J32" loext:hide-legend="true" chart:label-cell-address="Sheet1.J5:Sheet1.J5" chart:class="chart:area">
            <chart:data-point chart:repeated="8"/>
          </chart:series>
          <chart:series chart:style-name="ch15" chart:values-cell-range-address="Sheet1.K25:Sheet1.K32" loext:hide-legend="true" chart:label-cell-address="Sheet1.K5:Sheet1.K5" chart:class="chart:area">
            <chart:data-point chart:repeated="8"/>
          </chart:series>
          <chart:series chart:style-name="ch16" chart:values-cell-range-address="Sheet1.M25:Sheet1.M32" loext:hide-legend="true" chart:label-cell-address="Sheet1.M5:Sheet1.M5" chart:class="chart:area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Sheet1.B5:Sheet1.B5</svg:desc>
                </draw:g>
              </table:table-cell>
              <table:table-cell office:value-type="string">
                <text:p>Apple II</text:p>
                <draw:g>
                  <svg:desc>Sheet1.C5:Sheet1.C5</svg:desc>
                </draw:g>
              </table:table-cell>
              <table:table-cell office:value-type="string">
                <text:p>Macintosh</text:p>
                <draw:g>
                  <svg:desc>Sheet1.D5:Sheet1.D5</svg:desc>
                </draw:g>
              </table:table-cell>
              <table:table-cell office:value-type="string">
                <text:p>Amiga</text:p>
                <draw:g>
                  <svg:desc>Sheet1.E5:Sheet1.E5</svg:desc>
                </draw:g>
              </table:table-cell>
              <table:table-cell office:value-type="string">
                <text:p>Atari 400/800</text:p>
                <draw:g>
                  <svg:desc>Sheet1.G5:Sheet1.G5</svg:desc>
                </draw:g>
              </table:table-cell>
              <table:table-cell office:value-type="string">
                <text:p>Atari ST</text:p>
                <draw:g>
                  <svg:desc>Sheet1.H5:Sheet1.H5</svg:desc>
                </draw:g>
              </table:table-cell>
              <table:table-cell office:value-type="string">
                <text:p>Commodore 64</text:p>
                <draw:g>
                  <svg:desc>Sheet1.I5:Sheet1.I5</svg:desc>
                </draw:g>
              </table:table-cell>
              <table:table-cell office:value-type="string">
                <text:p>TRS-80</text:p>
                <draw:g>
                  <svg:desc>Sheet1.J5:Sheet1.J5</svg:desc>
                </draw:g>
              </table:table-cell>
              <table:table-cell office:value-type="string">
                <text:p>NeXT</text:p>
                <draw:g>
                  <svg:desc>Sheet1.K5:Sheet1.K5</svg:desc>
                </draw:g>
              </table:table-cell>
              <table:table-cell office:value-type="string">
                <text:p>Other</text:p>
                <draw:g>
                  <svg:desc>Sheet1.M5:Sheet1.M5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Sheet1.A25:Sheet1.A32</svg:desc>
                </draw:g>
              </table:table-cell>
              <table:table-cell office:value-type="float" office:value="37200">
                <text:p>37200</text:p>
                <draw:g>
                  <svg:desc>Sheet1.B25:Sheet1.B32</svg:desc>
                </draw:g>
              </table:table-cell>
              <table:table-cell office:value-type="float" office:value="0">
                <text:p>0</text:p>
                <draw:g>
                  <svg:desc>Sheet1.C25:Sheet1.C32</svg:desc>
                </draw:g>
              </table:table-cell>
              <table:table-cell office:value-type="float" office:value="3800">
                <text:p>3800</text:p>
                <draw:g>
                  <svg:desc>Sheet1.D25:Sheet1.D32</svg:desc>
                </draw:g>
              </table:table-cell>
              <table:table-cell office:value-type="float" office:value="50">
                <text:p>50</text:p>
                <draw:g>
                  <svg:desc>Sheet1.E25:Sheet1.E32</svg:desc>
                </draw:g>
              </table:table-cell>
              <table:table-cell office:value-type="float" office:value="0">
                <text:p>0</text:p>
                <draw:g>
                  <svg:desc>Sheet1.G25:Sheet1.G32</svg:desc>
                </draw:g>
              </table:table-cell>
              <table:table-cell office:value-type="float" office:value="0">
                <text:p>0</text:p>
                <draw:g>
                  <svg:desc>Sheet1.H25:Sheet1.H32</svg:desc>
                </draw:g>
              </table:table-cell>
              <table:table-cell office:value-type="float" office:value="0">
                <text:p>0</text:p>
                <draw:g>
                  <svg:desc>Sheet1.I25:Sheet1.I32</svg:desc>
                </draw:g>
              </table:table-cell>
              <table:table-cell office:value-type="float" office:value="0">
                <text:p>0</text:p>
                <draw:g>
                  <svg:desc>Sheet1.J25:Sheet1.J32</svg:desc>
                </draw:g>
              </table:table-cell>
              <table:table-cell office:value-type="float" office:value="0">
                <text:p>0</text:p>
                <draw:g>
                  <svg:desc>Sheet1.K25:Sheet1.K32</svg:desc>
                </draw:g>
              </table:table-cell>
              <table:table-cell office:value-type="float" office:value="0">
                <text:p>0</text:p>
                <draw:g>
                  <svg:desc>Sheet1.M25:Sheet1.M32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45880">
                <text:p>45880</text:p>
              </table:table-cell>
              <table:table-cell office:value-type="float" office:value="0">
                <text:p>0</text:p>
              </table:table-cell>
              <table:table-cell office:value-type="float" office:value="4120">
                <text:p>412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4612">
                <text:p>74612</text:p>
              </table:table-cell>
              <table:table-cell office:value-type="float" office:value="0">
                <text:p>0</text:p>
              </table:table-cell>
              <table:table-cell office:value-type="float" office:value="3388">
                <text:p>3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78414">
                <text:p>78414</text:p>
              </table:table-cell>
              <table:table-cell office:value-type="float" office:value="0">
                <text:p>0</text:p>
              </table:table-cell>
              <table:table-cell office:value-type="float" office:value="2586">
                <text:p>2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96928">
                <text:p>96928</text:p>
              </table:table-cell>
              <table:table-cell office:value-type="float" office:value="0">
                <text:p>0</text:p>
              </table:table-cell>
              <table:table-cell office:value-type="float" office:value="3072">
                <text:p>3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16119">
                <text:p>116119</text:p>
              </table:table-cell>
              <table:table-cell office:value-type="float" office:value="0">
                <text:p>0</text:p>
              </table:table-cell>
              <table:table-cell office:value-type="float" office:value="3881">
                <text:p>3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34160">
                <text:p>134160</text:p>
              </table:table-cell>
              <table:table-cell office:value-type="float" office:value="0">
                <text:p>0</text:p>
              </table:table-cell>
              <table:table-cell office:value-type="float" office:value="3840">
                <text:p>3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24826">
                <text:p>124826</text:p>
              </table:table-cell>
              <table:table-cell office:value-type="float" office:value="0">
                <text:p>0</text:p>
              </table:table-cell>
              <table:table-cell office:value-type="float" office:value="3174">
                <text:p>3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00abea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7.355cm" svg:height="13.071cm" xlink:href=".." xlink:type="simple" chart:class="chart:area" chart:style-name="ch1">
        <chart:subtitle svg:x="0cm" svg:y="0cm" chart:style-name="ch2">
          <text:p/>
        </chart:subtitle>
        <chart:legend chart:legend-position="end" svg:x="21.069cm" svg:y="5.36cm" style:legend-expansion="custom" svg:width="5.75cm" svg:height="1.552cm" style:legend-expansion-aspect-ratio="3.70489690721649" chart:style-name="ch3"/>
        <chart:plot-area chart:style-name="ch4" table:cell-range-address="Sheet1.A32:Sheet1.E35 Sheet1.B5:Sheet1.E5 Sheet1.G5:Sheet1.K5 Sheet1.G32:Sheet1.K35 Sheet1.M5:Sheet1.M5 Sheet1.M32:Sheet1.M35" chart:data-source-has-labels="both" svg:x="0.262cm" svg:y="0.536cm" svg:width="21.002cm" svg:height="12.265cm">
          <chart:coordinate-region svg:x="2.418cm" svg:y="0.867cm" svg:width="18.209cm" svg:height="11.023cm"/>
          <chart:axis chart:dimension="x" chart:name="primary-x" chart:style-name="ch5" chartooo:axis-type="auto">
            <chartooo:date-scale/>
            <chart:categories table:cell-range-address="Sheet1.A32:Sheet1.A35"/>
          </chart:axis>
          <chart:axis chart:dimension="y" chart:name="primary-y" chart:style-name="ch6">
            <chart:grid chart:class="major"/>
          </chart:axis>
          <chart:series chart:style-name="ch7" chart:values-cell-range-address="Sheet1.B32:Sheet1.B35" chart:label-cell-address="Sheet1.B5:Sheet1.B5" chart:class="chart:area">
            <chart:data-point chart:repeated="4"/>
          </chart:series>
          <chart:series chart:style-name="ch8" chart:values-cell-range-address="Sheet1.C32:Sheet1.C35" loext:hide-legend="true" chart:label-cell-address="Sheet1.C5:Sheet1.C5" chart:class="chart:area">
            <chart:data-point chart:repeated="4"/>
          </chart:series>
          <chart:series chart:style-name="ch9" chart:values-cell-range-address="Sheet1.D32:Sheet1.D35" chart:label-cell-address="Sheet1.D5:Sheet1.D5" chart:class="chart:area">
            <chart:data-point chart:repeated="4"/>
          </chart:series>
          <chart:series chart:style-name="ch10" chart:values-cell-range-address="Sheet1.E32:Sheet1.E35" loext:hide-legend="true" chart:label-cell-address="Sheet1.E5:Sheet1.E5" chart:class="chart:area">
            <chart:data-point chart:repeated="4"/>
          </chart:series>
          <chart:series chart:style-name="ch11" chart:values-cell-range-address="Sheet1.G32:Sheet1.G35" loext:hide-legend="true" chart:label-cell-address="Sheet1.G5:Sheet1.G5" chart:class="chart:area">
            <chart:data-point chart:repeated="4"/>
          </chart:series>
          <chart:series chart:style-name="ch12" chart:values-cell-range-address="Sheet1.H32:Sheet1.H35" loext:hide-legend="true" chart:label-cell-address="Sheet1.H5:Sheet1.H5" chart:class="chart:area">
            <chart:data-point chart:repeated="4"/>
          </chart:series>
          <chart:series chart:style-name="ch13" chart:values-cell-range-address="Sheet1.I32:Sheet1.I35" loext:hide-legend="true" chart:label-cell-address="Sheet1.I5:Sheet1.I5" chart:class="chart:area">
            <chart:data-point chart:repeated="4"/>
          </chart:series>
          <chart:series chart:style-name="ch14" chart:values-cell-range-address="Sheet1.J32:Sheet1.J35" loext:hide-legend="true" chart:label-cell-address="Sheet1.J5:Sheet1.J5" chart:class="chart:area">
            <chart:data-point chart:repeated="4"/>
          </chart:series>
          <chart:series chart:style-name="ch15" chart:values-cell-range-address="Sheet1.K32:Sheet1.K35" loext:hide-legend="true" chart:label-cell-address="Sheet1.K5:Sheet1.K5" chart:class="chart:area">
            <chart:data-point chart:repeated="4"/>
          </chart:series>
          <chart:series chart:style-name="ch16" chart:values-cell-range-address="Sheet1.M32:Sheet1.M35" loext:hide-legend="true" chart:label-cell-address="Sheet1.M5:Sheet1.M5" chart:class="chart:area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Sheet1.B5:Sheet1.B5</svg:desc>
                </draw:g>
              </table:table-cell>
              <table:table-cell office:value-type="string">
                <text:p>Apple II</text:p>
                <draw:g>
                  <svg:desc>Sheet1.C5:Sheet1.C5</svg:desc>
                </draw:g>
              </table:table-cell>
              <table:table-cell office:value-type="string">
                <text:p>Macintosh</text:p>
                <draw:g>
                  <svg:desc>Sheet1.D5:Sheet1.D5</svg:desc>
                </draw:g>
              </table:table-cell>
              <table:table-cell office:value-type="string">
                <text:p>Amiga</text:p>
                <draw:g>
                  <svg:desc>Sheet1.E5:Sheet1.E5</svg:desc>
                </draw:g>
              </table:table-cell>
              <table:table-cell office:value-type="string">
                <text:p>Atari 400/800</text:p>
                <draw:g>
                  <svg:desc>Sheet1.G5:Sheet1.G5</svg:desc>
                </draw:g>
              </table:table-cell>
              <table:table-cell office:value-type="string">
                <text:p>Atari ST</text:p>
                <draw:g>
                  <svg:desc>Sheet1.H5:Sheet1.H5</svg:desc>
                </draw:g>
              </table:table-cell>
              <table:table-cell office:value-type="string">
                <text:p>Commodore 64</text:p>
                <draw:g>
                  <svg:desc>Sheet1.I5:Sheet1.I5</svg:desc>
                </draw:g>
              </table:table-cell>
              <table:table-cell office:value-type="string">
                <text:p>TRS-80</text:p>
                <draw:g>
                  <svg:desc>Sheet1.J5:Sheet1.J5</svg:desc>
                </draw:g>
              </table:table-cell>
              <table:table-cell office:value-type="string">
                <text:p>NeXT</text:p>
                <draw:g>
                  <svg:desc>Sheet1.K5:Sheet1.K5</svg:desc>
                </draw:g>
              </table:table-cell>
              <table:table-cell office:value-type="string">
                <text:p>Other</text:p>
                <draw:g>
                  <svg:desc>Sheet1.M5:Sheet1.M5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Sheet1.A32:Sheet1.A35</svg:desc>
                </draw:g>
              </table:table-cell>
              <table:table-cell office:value-type="float" office:value="124826">
                <text:p>124826</text:p>
                <draw:g>
                  <svg:desc>Sheet1.B32:Sheet1.B35</svg:desc>
                </draw:g>
              </table:table-cell>
              <table:table-cell office:value-type="float" office:value="0">
                <text:p>0</text:p>
                <draw:g>
                  <svg:desc>Sheet1.C32:Sheet1.C35</svg:desc>
                </draw:g>
              </table:table-cell>
              <table:table-cell office:value-type="float" office:value="3174">
                <text:p>3174</text:p>
                <draw:g>
                  <svg:desc>Sheet1.D32:Sheet1.D35</svg:desc>
                </draw:g>
              </table:table-cell>
              <table:table-cell office:value-type="float" office:value="0">
                <text:p>0</text:p>
                <draw:g>
                  <svg:desc>Sheet1.E32:Sheet1.E35</svg:desc>
                </draw:g>
              </table:table-cell>
              <table:table-cell office:value-type="float" office:value="0">
                <text:p>0</text:p>
                <draw:g>
                  <svg:desc>Sheet1.G32:Sheet1.G35</svg:desc>
                </draw:g>
              </table:table-cell>
              <table:table-cell office:value-type="float" office:value="0">
                <text:p>0</text:p>
                <draw:g>
                  <svg:desc>Sheet1.H32:Sheet1.H35</svg:desc>
                </draw:g>
              </table:table-cell>
              <table:table-cell office:value-type="float" office:value="0">
                <text:p>0</text:p>
                <draw:g>
                  <svg:desc>Sheet1.I32:Sheet1.I35</svg:desc>
                </draw:g>
              </table:table-cell>
              <table:table-cell office:value-type="float" office:value="0">
                <text:p>0</text:p>
                <draw:g>
                  <svg:desc>Sheet1.J32:Sheet1.J35</svg:desc>
                </draw:g>
              </table:table-cell>
              <table:table-cell office:value-type="float" office:value="0">
                <text:p>0</text:p>
                <draw:g>
                  <svg:desc>Sheet1.K32:Sheet1.K35</svg:desc>
                </draw:g>
              </table:table-cell>
              <table:table-cell office:value-type="float" office:value="0">
                <text:p>0</text:p>
                <draw:g>
                  <svg:desc>Sheet1.M32:Sheet1.M35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28902">
                <text:p>128902</text:p>
              </table:table-cell>
              <table:table-cell office:value-type="float" office:value="0">
                <text:p>0</text:p>
              </table:table-cell>
              <table:table-cell office:value-type="float" office:value="3098">
                <text:p>3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47702">
                <text:p>147702</text:p>
              </table:table-cell>
              <table:table-cell office:value-type="float" office:value="0">
                <text:p>0</text:p>
              </table:table-cell>
              <table:table-cell office:value-type="float" office:value="3098">
                <text:p>3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73193">
                <text:p>173193</text:p>
              </table:table-cell>
              <table:table-cell office:value-type="float" office:value="0">
                <text:p>0</text:p>
              </table:table-cell>
              <table:table-cell office:value-type="float" office:value="3507">
                <text:p>3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2e3436" draw:fill="none" draw:fill-color="#000000"/>
      <style:text-properties fo:color="#000000" fo:font-family="Calibri" fo:font-size="9.19999980926514pt" style:font-size-asian="9.19999980926514pt" style:font-size-complex="9.19999980926514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graphic-properties svg:stroke-color="#808080"/>
    </style:style>
    <style:style style:name="ch8" style:family="chart" style:data-style-name="N0">
      <style:chart-properties chart:link-data-style-to-source="true"/>
      <style:graphic-properties draw:stroke="none" svg:stroke-color="#2e3436" draw:fill="gradient" draw:fill-gradient-name="Excel_20_gradient_20_1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svg:stroke-color="#2e3436" draw:fill="gradient" draw:fill-gradient-name="Excel_20_gradient_20_2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svg:stroke-color="#2e3436" draw:fill="gradient" draw:fill-gradient-name="Excel_20_gradient_20_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svg:stroke-color="#2e3436" draw:fill="gradient" draw:fill-gradient-name="Excel_20_gradient_20_4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svg:stroke-color="#2e3436" draw:fill="gradient" draw:fill-gradient-name="Excel_20_gradient_20_5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svg:stroke-color="#2e3436" draw:fill="gradient" draw:fill-gradient-name="Excel_20_gradient_20_6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svg:stroke-color="#2e3436" draw:fill-color="#93a9c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svg:stroke-color="#2e3436" draw:fill-color="#d19392"/>
      <style:text-properties fo:font-size="10pt" style:font-size-asian="10pt" style:font-size-complex="10pt"/>
    </style:style>
    <style:style style:name="ch16" style:family="chart">
      <style:graphic-properties svg:stroke-color="#2e3436"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0.315cm" svg:height="13.945cm" xlink:href=".." xlink:type="simple" chart:class="chart:area" chart:style-name="ch1">
        <chart:subtitle svg:x="0cm" svg:y="0cm" chart:style-name="ch2">
          <text:p/>
        </chart:subtitle>
        <chart:legend chart:legend-position="end" svg:x="15.706cm" svg:y="4.66cm" style:legend-expansion="custom" svg:width="4.198cm" svg:height="4.833cm" style:legend-expansion-aspect-ratio="0.868611628388165" chart:style-name="ch3"/>
        <chart:plot-area chart:style-name="ch4" table:cell-range-address="Sheet1.A59:Sheet1.I64 Sheet1.B58:Sheet1.I58" chart:data-source-has-labels="both" svg:x="0.319cm" svg:y="0.187cm" svg:width="13.981cm" svg:height="13.758cm">
          <chart:coordinate-region svg:x="1.126cm" svg:y="0.36cm" svg:width="12.803cm" svg:height="12.991cm"/>
          <chart:axis chart:dimension="x" chart:name="primary-x" chart:style-name="ch5" chartooo:axis-type="auto">
            <chartooo:date-scale/>
            <chart:categories table:cell-range-address="Sheet1.A59:Sheet1.A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59:Sheet1.B64" chart:label-cell-address="Sheet1.B58:Sheet1.B58" chart:class="chart:area">
            <chart:data-point chart:repeated="6"/>
          </chart:series>
          <chart:series chart:style-name="ch9" chart:values-cell-range-address="Sheet1.C59:Sheet1.C64" chart:label-cell-address="Sheet1.C58:Sheet1.C58" chart:class="chart:area">
            <chart:data-point chart:repeated="6"/>
          </chart:series>
          <chart:series chart:style-name="ch10" chart:values-cell-range-address="Sheet1.D59:Sheet1.D64" chart:label-cell-address="Sheet1.D58:Sheet1.D58" chart:class="chart:area">
            <chart:data-point chart:repeated="6"/>
          </chart:series>
          <chart:series chart:style-name="ch11" chart:values-cell-range-address="Sheet1.E59:Sheet1.E64" chart:label-cell-address="Sheet1.E58:Sheet1.E58" chart:class="chart:area">
            <chart:data-point chart:repeated="6"/>
          </chart:series>
          <chart:series chart:style-name="ch12" chart:values-cell-range-address="Sheet1.F59:Sheet1.F64" chart:label-cell-address="Sheet1.F58:Sheet1.F58" chart:class="chart:area">
            <chart:data-point chart:repeated="6"/>
          </chart:series>
          <chart:series chart:style-name="ch13" chart:values-cell-range-address="Sheet1.G59:Sheet1.G64" chart:label-cell-address="Sheet1.G58:Sheet1.G58" chart:class="chart:area">
            <chart:data-point chart:repeated="6"/>
          </chart:series>
          <chart:series chart:style-name="ch14" chart:values-cell-range-address="Sheet1.H59:Sheet1.H64" chart:label-cell-address="Sheet1.H58:Sheet1.H58" chart:class="chart:area">
            <chart:data-point chart:repeated="6"/>
          </chart:series>
          <chart:series chart:style-name="ch15" chart:values-cell-range-address="Sheet1.I59:Sheet1.I64" chart:label-cell-address="Sheet1.I58:Sheet1.I58" chart:class="chart:area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roid (Google)</text:p>
                <draw:g>
                  <svg:desc>Sheet1.B58:Sheet1.B58</svg:desc>
                </draw:g>
              </table:table-cell>
              <table:table-cell office:value-type="string">
                <text:p>Blackberry (RIM)</text:p>
                <draw:g>
                  <svg:desc>Sheet1.C58:Sheet1.C58</svg:desc>
                </draw:g>
              </table:table-cell>
              <table:table-cell office:value-type="string">
                <text:p>IPhone (Apple)</text:p>
                <draw:g>
                  <svg:desc>Sheet1.D58:Sheet1.D58</svg:desc>
                </draw:g>
              </table:table-cell>
              <table:table-cell office:value-type="string">
                <text:p>Linux</text:p>
                <draw:g>
                  <svg:desc>Sheet1.E58:Sheet1.E58</svg:desc>
                </draw:g>
              </table:table-cell>
              <table:table-cell office:value-type="string">
                <text:p>Palm/WebOS (Palm/HP)</text:p>
                <draw:g>
                  <svg:desc>Sheet1.F58:Sheet1.F58</svg:desc>
                </draw:g>
              </table:table-cell>
              <table:table-cell office:value-type="string">
                <text:p>Symbian (Nokia)</text:p>
                <draw:g>
                  <svg:desc>Sheet1.G58:Sheet1.G58</svg:desc>
                </draw:g>
              </table:table-cell>
              <table:table-cell office:value-type="string">
                <text:p>Windows Mobile/Phone (Microsoft)</text:p>
                <draw:g>
                  <svg:desc>Sheet1.H58:Sheet1.H58</svg:desc>
                </draw:g>
              </table:table-cell>
              <table:table-cell office:value-type="string">
                <text:p>Others</text:p>
                <draw:g>
                  <svg:desc>Sheet1.I58:Sheet1.I58</svg:desc>
                </draw:g>
              </table:table-cell>
            </table:table-row>
          </table:table-header-rows>
          <table:table-rows>
            <table:table-row>
              <table:table-cell office:value-type="float" office:value="2007">
                <text:p>2007</text:p>
                <draw:g>
                  <svg:desc>Sheet1.A59:Sheet1.A64</svg:desc>
                </draw:g>
              </table:table-cell>
              <table:table-cell office:value-type="float" office:value="NaN">
                <text:p>NaN</text:p>
                <draw:g>
                  <svg:desc>Sheet1.B59:Sheet1.B64</svg:desc>
                </draw:g>
              </table:table-cell>
              <table:table-cell office:value-type="float" office:value="11.77">
                <text:p>11.77</text:p>
                <draw:g>
                  <svg:desc>Sheet1.C59:Sheet1.C64</svg:desc>
                </draw:g>
              </table:table-cell>
              <table:table-cell office:value-type="float" office:value="3.3">
                <text:p>3.3</text:p>
                <draw:g>
                  <svg:desc>Sheet1.D59:Sheet1.D64</svg:desc>
                </draw:g>
              </table:table-cell>
              <table:table-cell office:value-type="float" office:value="11.76">
                <text:p>11.76</text:p>
                <draw:g>
                  <svg:desc>Sheet1.E59:Sheet1.E64</svg:desc>
                </draw:g>
              </table:table-cell>
              <table:table-cell office:value-type="float" office:value="1.76">
                <text:p>1.76</text:p>
                <draw:g>
                  <svg:desc>Sheet1.F59:Sheet1.F64</svg:desc>
                </draw:g>
              </table:table-cell>
              <table:table-cell office:value-type="float" office:value="77.68">
                <text:p>77.68</text:p>
                <draw:g>
                  <svg:desc>Sheet1.G59:Sheet1.G64</svg:desc>
                </draw:g>
              </table:table-cell>
              <table:table-cell office:value-type="float" office:value="14.7">
                <text:p>14.7</text:p>
                <draw:g>
                  <svg:desc>Sheet1.H59:Sheet1.H64</svg:desc>
                </draw:g>
              </table:table-cell>
              <table:table-cell office:value-type="float" office:value="NaN">
                <text:p>NaN</text:p>
                <draw:g>
                  <svg:desc>Sheet1.I59:Sheet1.I64</svg:desc>
                </draw:g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23.15">
                <text:p>23.15</text:p>
              </table:table-cell>
              <table:table-cell office:value-type="float" office:value="11.42">
                <text:p>11.42</text:p>
              </table:table-cell>
              <table:table-cell office:value-type="float" office:value="11.26">
                <text:p>11.26</text:p>
              </table:table-cell>
              <table:table-cell office:value-type="float" office:value="2.51">
                <text:p>2.51</text:p>
              </table:table-cell>
              <table:table-cell office:value-type="float" office:value="72.93">
                <text:p>72.93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6.8">
                <text:p>6.8</text:p>
              </table:table-cell>
              <table:table-cell office:value-type="float" office:value="34.35">
                <text:p>34.35</text:p>
              </table:table-cell>
              <table:table-cell office:value-type="float" office:value="24.89">
                <text:p>24.89</text:p>
              </table:table-cell>
              <table:table-cell office:value-type="float" office:value="8.13">
                <text:p>8.13</text:p>
              </table:table-cell>
              <table:table-cell office:value-type="float" office:value="1.19">
                <text:p>1.19</text:p>
              </table:table-cell>
              <table:table-cell office:value-type="float" office:value="80.88">
                <text:p>80.88</text:p>
              </table:table-cell>
              <table:table-cell office:value-type="float" office:value="15.03">
                <text:p>15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67.22">
                <text:p>67.22</text:p>
              </table:table-cell>
              <table:table-cell office:value-type="float" office:value="47.45">
                <text:p>47.45</text:p>
              </table:table-cell>
              <table:table-cell office:value-type="float" office:value="46.6">
                <text:p>4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.58">
                <text:p>111.58</text:p>
              </table:table-cell>
              <table:table-cell office:value-type="float" office:value="12.38">
                <text:p>12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79.87">
                <text:p>179.87</text:p>
              </table:table-cell>
              <table:table-cell office:value-type="float" office:value="62.6">
                <text:p>62.6</text:p>
              </table:table-cell>
              <table:table-cell office:value-type="float" office:value="90.56">
                <text:p>9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93">
                <text:p>89.93</text:p>
              </table:table-cell>
              <table:table-cell office:value-type="float" office:value="26.35">
                <text:p>26.35</text:p>
              </table:table-cell>
              <table:table-cell office:value-type="float" office:value="18.39">
                <text:p>18.39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24">
                <text:p>324</text:p>
              </table:table-cell>
              <table:table-cell office:value-type="float" office:value="39.6">
                <text:p>39.6</text:p>
              </table:table-cell>
              <table:table-cell office:value-type="float" office:value="132.48">
                <text:p>132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864">
                <text:p>49.864</text:p>
              </table:table-cell>
              <table:table-cell office:value-type="float" office:value="10.8">
                <text:p>10.8</text:p>
              </table:table-cell>
              <table:table-cell office:value-type="float" office:value="4.968">
                <text:p>4.9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Excel_20_gradient_20_1" draw:display-name="Excel gradient 1" draw:style="linear" draw:start-color="#99ccff" draw:end-color="#0066cc" draw:start-intensity="100%" draw:end-intensity="100%" draw:angle="0deg" draw:border="0%"/>
    <draw:gradient draw:name="Excel_20_gradient_20_2" draw:display-name="Excel gradient 2" draw:style="linear" draw:start-color="#ffcc99" draw:end-color="#993366" draw:start-intensity="100%" draw:end-intensity="100%" draw:angle="0deg" draw:border="0%"/>
    <draw:gradient draw:name="Excel_20_gradient_20_3" draw:display-name="Excel gradient 3" draw:style="linear" draw:start-color="#ccffcc" draw:end-color="#99cc00" draw:start-intensity="100%" draw:end-intensity="100%" draw:angle="0deg" draw:border="0%"/>
    <draw:gradient draw:name="Excel_20_gradient_20_4" draw:display-name="Excel gradient 4" draw:style="linear" draw:start-color="#c0c0c0" draw:end-color="#666699" draw:start-intensity="100%" draw:end-intensity="100%" draw:angle="0deg" draw:border="0%"/>
    <draw:gradient draw:name="Excel_20_gradient_20_5" draw:display-name="Excel gradient 5" draw:style="linear" draw:start-color="#99ccff" draw:end-color="#33cccc" draw:start-intensity="100%" draw:end-intensity="100%" draw:angle="0deg" draw:border="0%"/>
    <draw:gradient draw:name="Excel_20_gradient_20_6" draw:display-name="Excel gradient 6" draw:style="linear" draw:start-color="#ffcc99" draw:end-color="#ff9900" draw:start-intensity="100%" draw:end-intensity="100%" draw:angle="0deg" draw:border="0%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2e3436" draw:fill="none" draw:fill-color="#000000"/>
      <style:text-properties fo:color="#000000" fo:font-family="Calibri" fo:font-size="9.19999980926514pt" style:font-size-asian="9.19999980926514pt" style:font-size-complex="9.19999980926514pt"/>
    </style:style>
    <style:style style:name="ch4" style:family="chart">
      <style:chart-properties chart:stacked="true" chart:include-hidden-cells="false" chart:treat-empty-cells="use-zero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graphic-properties svg:stroke-color="#808080"/>
    </style:style>
    <style:style style:name="ch8" style:family="chart" style:data-style-name="N0">
      <style:chart-properties chart:link-data-style-to-source="true"/>
      <style:graphic-properties draw:stroke="none" svg:stroke-color="#2e3436" draw:fill-color="#71588f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svg:stroke-color="#2e3436" draw:fill-color="#4198af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svg:stroke-color="#2e3436" draw:fill-color="#db843d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svg:stroke-color="#2e3436" draw:fill-color="#93a9c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svg:stroke-color="#2e3436" draw:fill-color="#d19392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svg:stroke-color="#2e3436" draw:fill-color="#4572a7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svg:stroke-color="#2e3436" draw:fill-color="#aa4643"/>
      <style:text-properties fo:font-size="10pt" style:font-size-asian="10pt" style:font-size-complex="10pt"/>
    </style:style>
    <style:style style:name="ch15" style:family="chart">
      <style:graphic-properties svg:stroke-color="#2e3436"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1.795cm" svg:height="8.097cm" xlink:href=".." xlink:type="simple" chart:class="chart:area" chart:style-name="ch1">
        <chart:subtitle svg:x="0cm" svg:y="0cm" chart:style-name="ch2">
          <text:p/>
        </chart:subtitle>
        <chart:legend chart:legend-position="end" svg:x="10.122cm" svg:y="1.959cm" style:legend-expansion="custom" svg:width="1.305cm" svg:height="4.486cm" style:legend-expansion-aspect-ratio="0.290905037895675" chart:style-name="ch3"/>
        <chart:plot-area chart:style-name="ch4" table:cell-range-address="Sheet1.A93:Sheet1.C99" chart:data-source-has-labels="column" svg:x="0.321cm" svg:y="0.178cm" svg:width="9.718cm" svg:height="7.919cm">
          <chart:coordinate-region svg:x="1.498cm" svg:y="0.351cm" svg:width="8.447cm" svg:height="7.15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93:Sheet1.C93" chart:label-cell-address="Sheet1.A93:Sheet1.A93" chart:class="chart:area">
            <chart:data-point chart:repeated="2"/>
          </chart:series>
          <chart:series chart:style-name="ch9" chart:values-cell-range-address="Sheet1.B94:Sheet1.C94" chart:label-cell-address="Sheet1.A94:Sheet1.A94" chart:class="chart:area">
            <chart:data-point chart:repeated="2"/>
          </chart:series>
          <chart:series chart:style-name="ch10" chart:values-cell-range-address="Sheet1.B95:Sheet1.C95" chart:label-cell-address="Sheet1.A95:Sheet1.A95" chart:class="chart:area">
            <chart:data-point chart:repeated="2"/>
          </chart:series>
          <chart:series chart:style-name="ch11" chart:values-cell-range-address="Sheet1.B96:Sheet1.C96" chart:label-cell-address="Sheet1.A96:Sheet1.A96" chart:class="chart:area">
            <chart:data-point chart:repeated="2"/>
          </chart:series>
          <chart:series chart:style-name="ch12" chart:values-cell-range-address="Sheet1.B97:Sheet1.C97" chart:label-cell-address="Sheet1.A97:Sheet1.A97" chart:class="chart:area">
            <chart:data-point chart:repeated="2"/>
          </chart:series>
          <chart:series chart:style-name="ch13" chart:values-cell-range-address="Sheet1.B98:Sheet1.C98" chart:label-cell-address="Sheet1.A98:Sheet1.A98" chart:class="chart:area">
            <chart:data-point chart:repeated="2"/>
          </chart:series>
          <chart:series chart:style-name="ch14" chart:values-cell-range-address="Sheet1.B99:Sheet1.C99" chart:label-cell-address="Sheet1.A99:Sheet1.A99" chart:class="chart:area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2010</text:p>
                <draw:g>
                  <svg:desc>Sheet1.A93:Sheet1.A93</svg:desc>
                </draw:g>
              </table:table-cell>
              <table:table-cell office:value-type="float" office:value="2512">
                <text:p>2512</text:p>
                <draw:g>
                  <svg:desc>Sheet1.B93:Sheet1.C93</svg:desc>
                </draw:g>
              </table:table-cell>
              <table:table-cell office:value-type="float" office:value="14685">
                <text:p>14685</text:p>
              </table:table-cell>
            </table:table-row>
            <table:table-row>
              <table:table-cell office:value-type="string">
                <text:p>2011</text:p>
                <draw:g>
                  <svg:desc>Sheet1.A94:Sheet1.A94</svg:desc>
                </draw:g>
              </table:table-cell>
              <table:table-cell office:value-type="float" office:value="14685">
                <text:p>14685</text:p>
                <draw:g>
                  <svg:desc>Sheet1.B94:Sheet1.C94</svg:desc>
                </draw:g>
              </table:table-cell>
              <table:table-cell office:value-type="float" office:value="46697">
                <text:p>46697</text:p>
              </table:table-cell>
            </table:table-row>
            <table:table-row>
              <table:table-cell office:value-type="string">
                <text:p/>
                <draw:g>
                  <svg:desc>Sheet1.A95:Sheet1.A95</svg:desc>
                </draw:g>
              </table:table-cell>
              <table:table-cell office:value-type="float" office:value="NaN">
                <text:p>NaN</text:p>
                <draw:g>
                  <svg:desc>Sheet1.B95:Sheet1.C95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1.A96:Sheet1.A96</svg:desc>
                </draw:g>
              </table:table-cell>
              <table:table-cell office:value-type="float" office:value="NaN">
                <text:p>NaN</text:p>
                <draw:g>
                  <svg:desc>Sheet1.B96:Sheet1.C96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1.A97:Sheet1.A97</svg:desc>
                </draw:g>
              </table:table-cell>
              <table:table-cell office:value-type="float" office:value="NaN">
                <text:p>NaN</text:p>
                <draw:g>
                  <svg:desc>Sheet1.B97:Sheet1.C97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1.A98:Sheet1.A98</svg:desc>
                </draw:g>
              </table:table-cell>
              <table:table-cell office:value-type="float" office:value="NaN">
                <text:p>NaN</text:p>
                <draw:g>
                  <svg:desc>Sheet1.B98:Sheet1.C98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1.A99:Sheet1.A99</svg:desc>
                </draw:g>
              </table:table-cell>
              <table:table-cell office:value-type="float" office:value="NaN">
                <text:p>NaN</text:p>
                <draw:g>
                  <svg:desc>Sheet1.B99:Sheet1.C99</svg:desc>
                </draw:g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2e3436" draw:fill="none" draw:fill-color="#000000"/>
      <style:text-properties fo:color="#000000" fo:font-family="Calibri" fo:font-size="9.19999980926514pt" style:font-size-asian="9.19999980926514pt" style:font-size-complex="9.19999980926514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 style:data-style-name="N3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graphic-properties svg:stroke-color="#808080"/>
    </style:style>
    <style:style style:name="ch8" style:family="chart" style:data-style-name="N0">
      <style:chart-properties chart:link-data-style-to-source="true"/>
      <style:graphic-properties draw:stroke="none" svg:stroke-color="#2e3436" draw:fill="gradient" draw:fill-gradient-name="Excel_20_gradient_20_1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svg:stroke-color="#2e3436" draw:fill-color="#89a54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svg:stroke-color="#2e3436" draw:fill-color="#71588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svg:stroke-color="#2e3436" draw:fill-color="#4198a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svg:stroke-color="#2e3436" draw:fill-color="#db843d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svg:stroke-color="#2e3436" draw:fill-color="#93a9c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svg:stroke-color="#2e3436" draw:fill-color="#d19392"/>
      <style:text-properties fo:font-size="10pt" style:font-size-asian="10pt" style:font-size-complex="10pt"/>
    </style:style>
    <style:style style:name="ch15" style:family="chart">
      <style:graphic-properties svg:stroke-color="#2e3436"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1.767cm" svg:height="8.098cm" xlink:href=".." xlink:type="simple" chart:class="chart:area" chart:style-name="ch1">
        <chart:subtitle svg:x="0cm" svg:y="0cm" chart:style-name="ch2">
          <text:p/>
        </chart:subtitle>
        <chart:legend chart:legend-position="end" svg:x="9.48cm" svg:y="1.96cm" style:legend-expansion="custom" svg:width="1.94cm" svg:height="4.409cm" style:legend-expansion-aspect-ratio="0.440009072352007" chart:style-name="ch3"/>
        <chart:plot-area chart:style-name="ch4" table:cell-range-address="Sheet1.B92:Sheet1.H94" chart:data-source-has-labels="row" svg:x="0.32cm" svg:y="0.176cm" svg:width="9.028cm" svg:height="7.921cm">
          <chart:coordinate-region svg:x="1.603cm" svg:y="0.35cm" svg:width="7.651cm" svg:height="7.15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93:Sheet1.B94" chart:label-cell-address="Sheet1.B92:Sheet1.B92" chart:class="chart:area">
            <chart:data-point chart:repeated="2"/>
          </chart:series>
          <chart:series chart:style-name="ch9" chart:values-cell-range-address="Sheet1.C93:Sheet1.C94" chart:label-cell-address="Sheet1.C92:Sheet1.C92" chart:class="chart:area">
            <chart:data-point chart:repeated="2"/>
          </chart:series>
          <chart:series chart:style-name="ch10" chart:values-cell-range-address="Sheet1.D93:Sheet1.D94" chart:label-cell-address="Sheet1.D92:Sheet1.D92" chart:class="chart:area">
            <chart:data-point chart:repeated="2"/>
          </chart:series>
          <chart:series chart:style-name="ch11" chart:values-cell-range-address="Sheet1.E93:Sheet1.E94" chart:label-cell-address="Sheet1.E92:Sheet1.E92" chart:class="chart:area">
            <chart:data-point chart:repeated="2"/>
          </chart:series>
          <chart:series chart:style-name="ch12" chart:values-cell-range-address="Sheet1.F93:Sheet1.F94" chart:label-cell-address="Sheet1.F92:Sheet1.F92" chart:class="chart:area">
            <chart:data-point chart:repeated="2"/>
          </chart:series>
          <chart:series chart:style-name="ch13" chart:values-cell-range-address="Sheet1.G93:Sheet1.G94" chart:label-cell-address="Sheet1.G92:Sheet1.G92" chart:class="chart:area">
            <chart:data-point chart:repeated="2"/>
          </chart:series>
          <chart:series chart:style-name="ch14" chart:values-cell-range-address="Sheet1.H93:Sheet1.H94" chart:label-cell-address="Sheet1.H92:Sheet1.H92" chart:class="chart:area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roid</text:p>
                <draw:g>
                  <svg:desc>Sheet1.B92:Sheet1.B92</svg:desc>
                </draw:g>
              </table:table-cell>
              <table:table-cell office:value-type="string">
                <text:p>iOS</text:p>
                <draw:g>
                  <svg:desc>Sheet1.C92:Sheet1.C92</svg:desc>
                </draw:g>
              </table:table-cell>
              <table:table-cell office:value-type="string">
                <text:p>MeeGo</text:p>
                <draw:g>
                  <svg:desc>Sheet1.D92:Sheet1.D92</svg:desc>
                </draw:g>
              </table:table-cell>
              <table:table-cell office:value-type="string">
                <text:p>Microsoft</text:p>
                <draw:g>
                  <svg:desc>Sheet1.E92:Sheet1.E92</svg:desc>
                </draw:g>
              </table:table-cell>
              <table:table-cell office:value-type="string">
                <text:p>QNX</text:p>
                <draw:g>
                  <svg:desc>Sheet1.F92:Sheet1.F92</svg:desc>
                </draw:g>
              </table:table-cell>
              <table:table-cell office:value-type="string">
                <text:p>WebOS</text:p>
                <draw:g>
                  <svg:desc>Sheet1.G92:Sheet1.G92</svg:desc>
                </draw:g>
              </table:table-cell>
              <table:table-cell office:value-type="string">
                <text:p>Other</text:p>
                <draw:g>
                  <svg:desc>Sheet1.H92:Sheet1.H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12">
                <text:p>2512</text:p>
                <draw:g>
                  <svg:desc>Sheet1.B93:Sheet1.B94</svg:desc>
                </draw:g>
              </table:table-cell>
              <table:table-cell office:value-type="float" office:value="14685">
                <text:p>14685</text:p>
                <draw:g>
                  <svg:desc>Sheet1.C93:Sheet1.C94</svg:desc>
                </draw:g>
              </table:table-cell>
              <table:table-cell office:value-type="float" office:value="179">
                <text:p>179</text:p>
                <draw:g>
                  <svg:desc>Sheet1.D93:Sheet1.D94</svg:desc>
                </draw:g>
              </table:table-cell>
              <table:table-cell office:value-type="float" office:value="0">
                <text:p>0</text:p>
                <draw:g>
                  <svg:desc>Sheet1.E93:Sheet1.E94</svg:desc>
                </draw:g>
              </table:table-cell>
              <table:table-cell office:value-type="float" office:value="0">
                <text:p>0</text:p>
                <draw:g>
                  <svg:desc>Sheet1.F93:Sheet1.F94</svg:desc>
                </draw:g>
              </table:table-cell>
              <table:table-cell office:value-type="float" office:value="0">
                <text:p>0</text:p>
                <draw:g>
                  <svg:desc>Sheet1.G93:Sheet1.G94</svg:desc>
                </draw:g>
              </table:table-cell>
              <table:table-cell office:value-type="float" office:value="235">
                <text:p>235</text:p>
                <draw:g>
                  <svg:desc>Sheet1.H93:Sheet1.H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85">
                <text:p>14685</text:p>
              </table:table-cell>
              <table:table-cell office:value-type="float" office:value="46697">
                <text:p>46697</text:p>
              </table:table-cell>
              <table:table-cell office:value-type="float" office:value="476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3016">
                <text:p>3016</text:p>
              </table:table-cell>
              <table:table-cell office:value-type="float" office:value="2053">
                <text:p>2053</text:p>
              </table:table-cell>
              <table:table-cell office:value-type="float" office:value="375">
                <text:p>37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Excel_20_gradient_20_1" draw:display-name="Excel gradient 1" draw:style="linear" draw:start-color="#ffcc99" draw:end-color="#993366" draw:start-intensity="100%" draw:end-intensity="100%" draw:angle="0deg" draw:border="0%"/>
  </office:styles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style:font-size-asian="14pt" style:font-size-complex="14pt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style:font-size-asian="14pt" style:font-size-complex="14pt"/>
    </style:style>
    <style:style style:name="ch7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0713a" draw:fill-color="#90713a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ffcc00" draw:fill-color="#ffcc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cccc" draw:fill-color="#33cc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dd0806" draw:fill-color="#dd080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3333" draw:fill-color="#333333"/>
      <style:text-properties fo:font-size="10pt" style:font-size-asian="10pt" style:font-size-complex="10pt"/>
    </style:style>
    <style:style style:name="ch13" style:family="chart">
      <style:graphic-properties svg:stroke-color="#2e3436" draw:fill="solid" draw:fill-color="#ffffff"/>
    </style:style>
    <style:style style:name="ch14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714cm" fo:min-width="288.678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17.829cm" svg:height="12.7cm" xlink:href=".." xlink:type="simple" chart:class="chart:line" chart:style-name="ch1">
        <chart:title svg:x="0.97cm" svg:y="0.534cm" chart:style-name="ch2">
          <text:p>Personal computer market share: 1975-1980</text:p>
        </chart:title>
        <chart:subtitle svg:x="0cm" svg:y="0cm" chart:style-name="ch3">
          <text:p/>
        </chart:subtitle>
        <chart:plot-area chart:style-name="ch4" table:cell-range-address="Sheet1.X6:Sheet1.AD11 Sheet1.Y5:Sheet1.AD5" chart:data-source-has-labels="both" svg:x="0.132cm" svg:y="1.933cm" svg:width="14.25cm" svg:height="11.216cm">
          <chart:coordinate-region svg:x="1.106cm" svg:y="2.185cm" svg:width="13.274cm" svg:height="9.911cm"/>
          <chart:axis chart:dimension="x" chart:name="primary-x" chart:style-name="ch5" chartooo:axis-type="auto">
            <chartooo:date-scale/>
            <chart:categories table:cell-range-address="Sheet1.X6:Sheet1.X11"/>
          </chart:axis>
          <chart:axis chart:dimension="y" chart:name="primary-y" chart:style-name="ch6"/>
          <chart:series chart:style-name="ch7" chart:values-cell-range-address="Sheet1.Y6:Sheet1.Y11" chart:label-cell-address="Sheet1.Y5:Sheet1.Y5" chart:class="chart:line">
            <chart:data-point chart:repeated="6"/>
          </chart:series>
          <chart:series chart:style-name="ch8" chart:values-cell-range-address="Sheet1.Z6:Sheet1.Z11" chart:label-cell-address="Sheet1.Z5:Sheet1.Z5" chart:class="chart:line">
            <chart:data-point chart:repeated="6"/>
          </chart:series>
          <chart:series chart:style-name="ch9" chart:values-cell-range-address="Sheet1.AA6:Sheet1.AA11" chart:label-cell-address="Sheet1.AA5:Sheet1.AA5" chart:class="chart:line">
            <chart:data-point chart:repeated="6"/>
          </chart:series>
          <chart:series chart:style-name="ch10" chart:values-cell-range-address="Sheet1.AB6:Sheet1.AB11" chart:label-cell-address="Sheet1.AB5:Sheet1.AB5" chart:class="chart:line">
            <chart:data-point chart:repeated="6"/>
          </chart:series>
          <chart:series chart:style-name="ch11" chart:values-cell-range-address="Sheet1.AC6:Sheet1.AC11" chart:label-cell-address="Sheet1.AC5:Sheet1.AC5" chart:class="chart:line">
            <chart:data-point chart:repeated="6"/>
          </chart:series>
          <chart:series chart:style-name="ch12" chart:values-cell-range-address="Sheet1.AD6:Sheet1.AD11" chart:label-cell-address="Sheet1.AD5:Sheet1.AD5" chart:class="chart:line">
            <chart:data-point chart:repeated="6"/>
          </chart:series>
          <chart:wall chart:style-name="ch13"/>
          <chart:floor chart:style-name="ch14"/>
        </chart:plot-area>
        <draw:custom-shape draw:name="TextBox 2" draw:style-name="gr1" draw:text-style-name="P1" svg:width="288.79cm" svg:height="0.826cm" svg:x="3.196cm" svg:y="1.257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</text:p>
                <draw:g>
                  <svg:desc>Sheet1.Y5:Sheet1.Y5</svg:desc>
                </draw:g>
              </table:table-cell>
              <table:table-cell office:value-type="string">
                <text:p>TRS-80</text:p>
                <draw:g>
                  <svg:desc>Sheet1.Z5:Sheet1.Z5</svg:desc>
                </draw:g>
              </table:table-cell>
              <table:table-cell office:value-type="string">
                <text:p>Atari 400/800</text:p>
                <draw:g>
                  <svg:desc>Sheet1.AA5:Sheet1.AA5</svg:desc>
                </draw:g>
              </table:table-cell>
              <table:table-cell office:value-type="string">
                <text:p>Altair</text:p>
                <draw:g>
                  <svg:desc>Sheet1.AB5:Sheet1.AB5</svg:desc>
                </draw:g>
              </table:table-cell>
              <table:table-cell office:value-type="string">
                <text:p>Apple II</text:p>
                <draw:g>
                  <svg:desc>Sheet1.AC5:Sheet1.AC5</svg:desc>
                </draw:g>
              </table:table-cell>
              <table:table-cell office:value-type="string">
                <text:p>Others</text:p>
                <draw:g>
                  <svg:desc>Sheet1.AD5:Sheet1.AD5</svg:desc>
                </draw:g>
              </table:table-cell>
            </table:table-row>
          </table:table-header-rows>
          <table:table-rows>
            <table:table-row>
              <table:table-cell office:value-type="float" office:value="1975">
                <text:p>1975</text:p>
                <draw:g>
                  <svg:desc>Sheet1.X6:Sheet1.X11</svg:desc>
                </draw:g>
              </table:table-cell>
              <table:table-cell office:value-type="float" office:value="0">
                <text:p>0</text:p>
                <draw:g>
                  <svg:desc>Sheet1.Y6:Sheet1.Y11</svg:desc>
                </draw:g>
              </table:table-cell>
              <table:table-cell office:value-type="float" office:value="0">
                <text:p>0</text:p>
                <draw:g>
                  <svg:desc>Sheet1.Z6:Sheet1.Z11</svg:desc>
                </draw:g>
              </table:table-cell>
              <table:table-cell office:value-type="float" office:value="0">
                <text:p>0</text:p>
                <draw:g>
                  <svg:desc>Sheet1.AA6:Sheet1.AA11</svg:desc>
                </draw:g>
              </table:table-cell>
              <table:table-cell office:value-type="float" office:value="100">
                <text:p>100</text:p>
                <draw:g>
                  <svg:desc>Sheet1.AB6:Sheet1.AB11</svg:desc>
                </draw:g>
              </table:table-cell>
              <table:table-cell office:value-type="float" office:value="NaN">
                <text:p>NaN</text:p>
                <draw:g>
                  <svg:desc>Sheet1.AC6:Sheet1.AC11</svg:desc>
                </draw:g>
              </table:table-cell>
              <table:table-cell office:value-type="float" office:value="0">
                <text:p>0</text:p>
                <draw:g>
                  <svg:desc>Sheet1.AD6:Sheet1.AD11</svg:desc>
                </draw:g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.0434782608696">
                <text:p>13.0434782608696</text:p>
              </table:table-cell>
              <table:table-cell office:value-type="float" office:value="NaN">
                <text:p>NaN</text:p>
              </table:table-cell>
              <table:table-cell office:value-type="float" office:value="86.9565217391304">
                <text:p>86.9565217391304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0">
                <text:p>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4">
                <text:p>0.4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11.6279069767442">
                <text:p>11.6279069767442</text:p>
              </table:table-cell>
              <table:table-cell office:value-type="float" office:value="58.1395348837209">
                <text:p>58.1395348837209</text:p>
              </table:table-cell>
              <table:table-cell office:value-type="float" office:value="0">
                <text:p>0</text:p>
              </table:table-cell>
              <table:table-cell office:value-type="float" office:value="1.55038759689923">
                <text:p>1.55038759689923</text:p>
              </table:table-cell>
              <table:table-cell office:value-type="float" office:value="2.94573643410853">
                <text:p>2.94573643410853</text:p>
              </table:table-cell>
              <table:table-cell office:value-type="float" office:value="38.7596899224806">
                <text:p>38.7596899224806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6.61764705882353">
                <text:p>6.61764705882353</text:p>
              </table:table-cell>
              <table:table-cell office:value-type="float" office:value="29.4117647058824">
                <text:p>29.4117647058824</text:p>
              </table:table-cell>
              <table:table-cell office:value-type="float" office:value="14.7058823529412">
                <text:p>14.7058823529412</text:p>
              </table:table-cell>
              <table:table-cell office:value-type="float" office:value="0">
                <text:p>0</text:p>
              </table:table-cell>
              <table:table-cell office:value-type="float" office:value="6.03448275862069">
                <text:p>6.03448275862069</text:p>
              </table:table-cell>
              <table:table-cell office:value-type="float" office:value="29.4117647058824">
                <text:p>29.4117647058824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2.4309392265193">
                <text:p>12.4309392265193</text:p>
              </table:table-cell>
              <table:table-cell office:value-type="float" office:value="40.0552486187845">
                <text:p>40.0552486187845</text:p>
              </table:table-cell>
              <table:table-cell office:value-type="float" office:value="27.6243093922652">
                <text:p>27.6243093922652</text:p>
              </table:table-cell>
              <table:table-cell office:value-type="float" office:value="0">
                <text:p>0</text:p>
              </table:table-cell>
              <table:table-cell office:value-type="float" office:value="10.7734806629834">
                <text:p>10.7734806629834</text:p>
              </table:table-cell>
              <table:table-cell office:value-type="float" office:value="58.5635359116022">
                <text:p>58.563535911602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style:font-size-asian="14pt" style:font-size-complex="14pt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style:font-size-asian="14pt" style:font-size-complex="14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90713a" draw:fill-color="#90713a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cm" svg:stroke-color="#ffcc00" draw:fill-color="#ffcc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cm" svg:stroke-color="#33cccc" draw:fill-color="#33cc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dd0806" draw:fill-color="#dd080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7cm" svg:stroke-color="#333333" draw:fill-color="#333333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ff8080" draw:fill-color="#ff808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000000" draw:fill-color="#0000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7cm" svg:stroke-color="#ffcc99" draw:fill-color="#ffcc99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999ff" draw:fill-color="#9999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3399" draw:fill-color="#333399"/>
      <style:text-properties fo:font-size="10pt" style:font-size-asian="10pt" style:font-size-complex="10pt"/>
    </style:style>
    <style:style style:name="ch18" style:family="chart">
      <style:graphic-properties svg:stroke-color="#2e3436" draw:fill="solid" draw:fill-color="#ffffff"/>
    </style:style>
    <style:style style:name="ch19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786cm" fo:min-width="288.188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17.829cm" svg:height="12.701cm" xlink:href=".." xlink:type="simple" chart:class="chart:line" chart:style-name="ch1">
        <chart:title svg:x="0.971cm" svg:y="0.534cm" chart:style-name="ch2">
          <text:p>Personal computer market share: 1981-1986</text:p>
        </chart:title>
        <chart:subtitle svg:x="0cm" svg:y="0cm" chart:style-name="ch3">
          <text:p/>
        </chart:subtitle>
        <chart:plot-area chart:style-name="ch4" table:cell-range-address="Sheet1.X12:Sheet1.AI17 Sheet1.Y5:Sheet1.AI5" chart:data-source-has-labels="both" svg:x="0.132cm" svg:y="2.138cm" svg:width="14.25cm" svg:height="11.013cm">
          <chart:coordinate-region svg:x="1.106cm" svg:y="2.39cm" svg:width="13.274cm" svg:height="9.708cm"/>
          <chart:axis chart:dimension="x" chart:name="primary-x" chart:style-name="ch5" chartooo:axis-type="auto">
            <chartooo:date-scale/>
            <chart:categories table:cell-range-address="Sheet1.X12:Sheet1.X17"/>
          </chart:axis>
          <chart:axis chart:dimension="y" chart:name="primary-y" chart:style-name="ch6"/>
          <chart:series chart:style-name="ch7" chart:values-cell-range-address="Sheet1.Y12:Sheet1.Y17" chart:label-cell-address="Sheet1.Y5:Sheet1.Y5" chart:class="chart:line">
            <chart:data-point chart:repeated="6"/>
          </chart:series>
          <chart:series chart:style-name="ch8" chart:values-cell-range-address="Sheet1.Z12:Sheet1.Z17" chart:label-cell-address="Sheet1.Z5:Sheet1.Z5" chart:class="chart:line">
            <chart:data-point chart:repeated="6"/>
          </chart:series>
          <chart:series chart:style-name="ch9" chart:values-cell-range-address="Sheet1.AA12:Sheet1.AA17" chart:label-cell-address="Sheet1.AA5:Sheet1.AA5" chart:class="chart:line">
            <chart:data-point chart:repeated="6"/>
          </chart:series>
          <chart:series chart:style-name="ch10" chart:values-cell-range-address="Sheet1.AB12:Sheet1.AB17" chart:label-cell-address="Sheet1.AB5:Sheet1.AB5" chart:class="chart:line">
            <chart:data-point chart:repeated="6"/>
          </chart:series>
          <chart:series chart:style-name="ch11" chart:values-cell-range-address="Sheet1.AC12:Sheet1.AC17" chart:label-cell-address="Sheet1.AC5:Sheet1.AC5" chart:class="chart:line">
            <chart:data-point chart:repeated="6"/>
          </chart:series>
          <chart:series chart:style-name="ch12" chart:values-cell-range-address="Sheet1.AD12:Sheet1.AD17" chart:label-cell-address="Sheet1.AD5:Sheet1.AD5" chart:class="chart:line">
            <chart:data-point chart:repeated="6"/>
          </chart:series>
          <chart:series chart:style-name="ch13" chart:values-cell-range-address="Sheet1.AE12:Sheet1.AE17" chart:label-cell-address="Sheet1.AE5:Sheet1.AE5" chart:class="chart:line">
            <chart:data-point chart:repeated="6"/>
          </chart:series>
          <chart:series chart:style-name="ch14" chart:values-cell-range-address="Sheet1.AF12:Sheet1.AF17" chart:label-cell-address="Sheet1.AF5:Sheet1.AF5" chart:class="chart:line">
            <chart:data-point chart:repeated="6"/>
          </chart:series>
          <chart:series chart:style-name="ch15" chart:values-cell-range-address="Sheet1.AG12:Sheet1.AG17" chart:label-cell-address="Sheet1.AG5:Sheet1.AG5" chart:class="chart:line">
            <chart:data-point chart:repeated="6"/>
          </chart:series>
          <chart:series chart:style-name="ch16" chart:values-cell-range-address="Sheet1.AH12:Sheet1.AH17" chart:label-cell-address="Sheet1.AH5:Sheet1.AH5" chart:class="chart:line">
            <chart:data-point chart:repeated="6"/>
          </chart:series>
          <chart:series chart:style-name="ch17" chart:values-cell-range-address="Sheet1.AI12:Sheet1.AI17" chart:label-cell-address="Sheet1.AI5:Sheet1.AI5" chart:class="chart:line">
            <chart:data-point chart:repeated="6"/>
          </chart:series>
          <chart:wall chart:style-name="ch18"/>
          <chart:floor chart:style-name="ch19"/>
        </chart:plot-area>
        <draw:custom-shape draw:name="TextBox 2" draw:style-name="gr1" draw:text-style-name="P1" svg:width="288.3cm" svg:height="0.898cm" svg:x="3.686cm" svg:y="1.299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</text:p>
                <draw:g>
                  <svg:desc>Sheet1.Y5:Sheet1.Y5</svg:desc>
                </draw:g>
              </table:table-cell>
              <table:table-cell office:value-type="string">
                <text:p>TRS-80</text:p>
                <draw:g>
                  <svg:desc>Sheet1.Z5:Sheet1.Z5</svg:desc>
                </draw:g>
              </table:table-cell>
              <table:table-cell office:value-type="string">
                <text:p>Atari 400/800</text:p>
                <draw:g>
                  <svg:desc>Sheet1.AA5:Sheet1.AA5</svg:desc>
                </draw:g>
              </table:table-cell>
              <table:table-cell office:value-type="string">
                <text:p>Altair</text:p>
                <draw:g>
                  <svg:desc>Sheet1.AB5:Sheet1.AB5</svg:desc>
                </draw:g>
              </table:table-cell>
              <table:table-cell office:value-type="string">
                <text:p>Apple II</text:p>
                <draw:g>
                  <svg:desc>Sheet1.AC5:Sheet1.AC5</svg:desc>
                </draw:g>
              </table:table-cell>
              <table:table-cell office:value-type="string">
                <text:p>Others</text:p>
                <draw:g>
                  <svg:desc>Sheet1.AD5:Sheet1.AD5</svg:desc>
                </draw:g>
              </table:table-cell>
              <table:table-cell office:value-type="string">
                <text:p>Commodore 64</text:p>
                <draw:g>
                  <svg:desc>Sheet1.AE5:Sheet1.AE5</svg:desc>
                </draw:g>
              </table:table-cell>
              <table:table-cell office:value-type="string">
                <text:p>Macintosh</text:p>
                <draw:g>
                  <svg:desc>Sheet1.AF5:Sheet1.AF5</svg:desc>
                </draw:g>
              </table:table-cell>
              <table:table-cell office:value-type="string">
                <text:p>Amiga</text:p>
                <draw:g>
                  <svg:desc>Sheet1.AG5:Sheet1.AG5</svg:desc>
                </draw:g>
              </table:table-cell>
              <table:table-cell office:value-type="string">
                <text:p>Atari ST</text:p>
                <draw:g>
                  <svg:desc>Sheet1.AH5:Sheet1.AH5</svg:desc>
                </draw:g>
              </table:table-cell>
              <table:table-cell office:value-type="string">
                <text:p>IBM PC + clones</text:p>
                <draw:g>
                  <svg:desc>Sheet1.AI5:Sheet1.AI5</svg:desc>
                </draw:g>
              </table:table-cell>
            </table:table-row>
          </table:table-header-rows>
          <table:table-rows>
            <table:table-row>
              <table:table-cell office:value-type="float" office:value="1981">
                <text:p>1981</text:p>
                <draw:g>
                  <svg:desc>Sheet1.X12:Sheet1.X17</svg:desc>
                </draw:g>
              </table:table-cell>
              <table:table-cell office:value-type="float" office:value="2.85714285714286">
                <text:p>2.85714285714286</text:p>
                <draw:g>
                  <svg:desc>Sheet1.Y12:Sheet1.Y17</svg:desc>
                </draw:g>
              </table:table-cell>
              <table:table-cell office:value-type="float" office:value="17.8571428571429">
                <text:p>17.8571428571429</text:p>
                <draw:g>
                  <svg:desc>Sheet1.Z12:Sheet1.Z17</svg:desc>
                </draw:g>
              </table:table-cell>
              <table:table-cell office:value-type="float" office:value="21.4285714285714">
                <text:p>21.4285714285714</text:p>
                <draw:g>
                  <svg:desc>Sheet1.AA12:Sheet1.AA17</svg:desc>
                </draw:g>
              </table:table-cell>
              <table:table-cell office:value-type="float" office:value="0">
                <text:p>0</text:p>
                <draw:g>
                  <svg:desc>Sheet1.AB12:Sheet1.AB17</svg:desc>
                </draw:g>
              </table:table-cell>
              <table:table-cell office:value-type="float" office:value="15">
                <text:p>15</text:p>
                <draw:g>
                  <svg:desc>Sheet1.AC12:Sheet1.AC17</svg:desc>
                </draw:g>
              </table:table-cell>
              <table:table-cell office:value-type="float" office:value="43.2142857142857">
                <text:p>43.2142857142857</text:p>
                <draw:g>
                  <svg:desc>Sheet1.AD12:Sheet1.AD17</svg:desc>
                </draw:g>
              </table:table-cell>
              <table:table-cell office:value-type="float" office:value="0">
                <text:p>0</text:p>
                <draw:g>
                  <svg:desc>Sheet1.AE12:Sheet1.AE17</svg:desc>
                </draw:g>
              </table:table-cell>
              <table:table-cell office:value-type="float" office:value="0">
                <text:p>0</text:p>
                <draw:g>
                  <svg:desc>Sheet1.AF12:Sheet1.AF17</svg:desc>
                </draw:g>
              </table:table-cell>
              <table:table-cell office:value-type="float" office:value="0">
                <text:p>0</text:p>
                <draw:g>
                  <svg:desc>Sheet1.AG12:Sheet1.AG17</svg:desc>
                </draw:g>
              </table:table-cell>
              <table:table-cell office:value-type="float" office:value="0">
                <text:p>0</text:p>
                <draw:g>
                  <svg:desc>Sheet1.AH12:Sheet1.AH17</svg:desc>
                </draw:g>
              </table:table-cell>
              <table:table-cell office:value-type="float" office:value="2.5">
                <text:p>2.5</text:p>
                <draw:g>
                  <svg:desc>Sheet1.AI12:Sheet1.AI17</svg:desc>
                </draw:g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0.7142857142857">
                <text:p>10.7142857142857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0">
                <text:p>0</text:p>
              </table:table-cell>
              <table:table-cell office:value-type="float" office:value="9.96428571428571">
                <text:p>9.96428571428571</text:p>
              </table:table-cell>
              <table:table-cell office:value-type="float" office:value="42.1785714285714">
                <text:p>42.1785714285714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7142857142857">
                <text:p>8.57142857142857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0">
                <text:p>0</text:p>
              </table:table-cell>
              <table:table-cell office:value-type="float" office:value="3.690036900369">
                <text:p>3.690036900369</text:p>
              </table:table-cell>
              <table:table-cell office:value-type="float" office:value="9.22509225092251">
                <text:p>9.22509225092251</text:p>
              </table:table-cell>
              <table:table-cell office:value-type="float" office:value="0">
                <text:p>0</text:p>
              </table:table-cell>
              <table:table-cell office:value-type="float" office:value="8.53658536585366">
                <text:p>8.53658536585366</text:p>
              </table:table-cell>
              <table:table-cell office:value-type="float" office:value="9.22509225092251">
                <text:p>9.22509225092251</text:p>
              </table:table-cell>
              <table:table-cell office:value-type="float" office:value="36.90036900369">
                <text:p>36.90036900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.9852398523985">
                <text:p>23.9852398523985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0">
                <text:p>0</text:p>
              </table:table-cell>
              <table:table-cell office:value-type="float" office:value="0.766636001226618">
                <text:p>0.766636001226618</text:p>
              </table:table-cell>
              <table:table-cell office:value-type="float" office:value="3.06654400490647">
                <text:p>3.06654400490647</text:p>
              </table:table-cell>
              <table:table-cell office:value-type="float" office:value="0">
                <text:p>0</text:p>
              </table:table-cell>
              <table:table-cell office:value-type="float" office:value="15.8177791838026">
                <text:p>15.8177791838026</text:p>
              </table:table-cell>
              <table:table-cell office:value-type="float" office:value="3.06654400490647">
                <text:p>3.06654400490647</text:p>
              </table:table-cell>
              <table:table-cell office:value-type="float" office:value="38.3318000613309">
                <text:p>38.3318000613309</text:p>
              </table:table-cell>
              <table:table-cell office:value-type="float" office:value="5.70377184912604">
                <text:p>5.70377184912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.6654400490647">
                <text:p>30.6654400490647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0">
                <text:p>0</text:p>
              </table:table-cell>
              <table:table-cell office:value-type="float" office:value="0.128040973111396">
                <text:p>0.128040973111396</text:p>
              </table:table-cell>
              <table:table-cell office:value-type="float" office:value="1.28040973111396">
                <text:p>1.28040973111396</text:p>
              </table:table-cell>
              <table:table-cell office:value-type="float" office:value="0">
                <text:p>0</text:p>
              </table:table-cell>
              <table:table-cell office:value-type="float" office:value="11.826544021025">
                <text:p>11.826544021025</text:p>
              </table:table-cell>
              <table:table-cell office:value-type="float" office:value="0">
                <text:p>0</text:p>
              </table:table-cell>
              <table:table-cell office:value-type="float" office:value="32.0102432778489">
                <text:p>32.0102432778489</text:p>
              </table:table-cell>
              <table:table-cell office:value-type="float" office:value="2.56081946222791">
                <text:p>2.56081946222791</text:p>
              </table:table-cell>
              <table:table-cell office:value-type="float" office:value="1.28040973111396">
                <text:p>1.28040973111396</text:p>
              </table:table-cell>
              <table:table-cell office:value-type="float" office:value="1.28040973111396">
                <text:p>1.28040973111396</text:p>
              </table:table-cell>
              <table:table-cell office:value-type="float" office:value="47.3751600512164">
                <text:p>47.3751600512164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77777777777778">
                <text:p>7.77777777777778</text:p>
              </table:table-cell>
              <table:table-cell office:value-type="float" office:value="0">
                <text:p>0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4.22222222222222">
                <text:p>4.22222222222222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55.7777777777778">
                <text:p>55.777777777777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style:font-size-asian="14pt" style:font-size-complex="14pt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style:font-size-asian="14pt" style:font-size-complex="14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90713a" draw:fill-color="#90713a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cm" svg:stroke-color="#ffcc00" draw:fill-color="#ffcc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cm" svg:stroke-color="#33cccc" draw:fill-color="#33cc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cm" svg:stroke-color="#333333" draw:fill-color="#33333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7cm" svg:stroke-color="#ff8080" draw:fill-color="#ff808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cccc" draw:fill-color="#33ccc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999ff" draw:fill-color="#9999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3399" draw:fill-color="#333399"/>
      <style:text-properties fo:font-size="10pt" style:font-size-asian="10pt" style:font-size-complex="10pt"/>
    </style:style>
    <style:style style:name="ch17" style:family="chart">
      <style:graphic-properties svg:stroke-color="#2e3436" draw:fill="solid" draw:fill-color="#ffffff"/>
    </style:style>
    <style:style style:name="ch18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768cm" fo:min-width="288.411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17.831cm" svg:height="12.701cm" xlink:href=".." xlink:type="simple" chart:class="chart:line" chart:style-name="ch1">
        <chart:title svg:x="0.966cm" svg:y="0.534cm" chart:style-name="ch2">
          <text:p>Personal computer market share: 1987-1992</text:p>
        </chart:title>
        <chart:subtitle svg:x="0cm" svg:y="0cm" chart:style-name="ch3">
          <text:p/>
        </chart:subtitle>
        <chart:plot-area chart:style-name="ch4" table:cell-range-address="Sheet1.X18:Sheet1.AB23 Sheet1.Y5:Sheet1.AB5 Sheet1.AD5:Sheet1.AI5 Sheet1.AD18:Sheet1.AI23" chart:data-source-has-labels="both" svg:x="0.132cm" svg:y="1.955cm" svg:width="14.252cm" svg:height="11.196cm">
          <chart:coordinate-region svg:x="1.106cm" svg:y="2.207cm" svg:width="13.276cm" svg:height="9.891cm"/>
          <chart:axis chart:dimension="x" chart:name="primary-x" chart:style-name="ch5" chartooo:axis-type="auto">
            <chartooo:date-scale/>
            <chart:categories table:cell-range-address="Sheet1.X18:Sheet1.X23"/>
          </chart:axis>
          <chart:axis chart:dimension="y" chart:name="primary-y" chart:style-name="ch6"/>
          <chart:series chart:style-name="ch7" chart:values-cell-range-address="Sheet1.Y18:Sheet1.Y23" chart:label-cell-address="Sheet1.Y5:Sheet1.Y5" chart:class="chart:line">
            <chart:data-point chart:repeated="6"/>
          </chart:series>
          <chart:series chart:style-name="ch8" chart:values-cell-range-address="Sheet1.Z18:Sheet1.Z23" chart:label-cell-address="Sheet1.Z5:Sheet1.Z5" chart:class="chart:line">
            <chart:data-point chart:repeated="6"/>
          </chart:series>
          <chart:series chart:style-name="ch9" chart:values-cell-range-address="Sheet1.AA18:Sheet1.AA23" chart:label-cell-address="Sheet1.AA5:Sheet1.AA5" chart:class="chart:line">
            <chart:data-point chart:repeated="6"/>
          </chart:series>
          <chart:series chart:style-name="ch10" chart:values-cell-range-address="Sheet1.AB18:Sheet1.AB23" chart:label-cell-address="Sheet1.AB5:Sheet1.AB5" chart:class="chart:line">
            <chart:data-point chart:repeated="6"/>
          </chart:series>
          <chart:series chart:style-name="ch11" chart:values-cell-range-address="Sheet1.AD18:Sheet1.AD23" chart:label-cell-address="Sheet1.AD5:Sheet1.AD5" chart:class="chart:line">
            <chart:data-point chart:repeated="6"/>
          </chart:series>
          <chart:series chart:style-name="ch12" chart:values-cell-range-address="Sheet1.AE18:Sheet1.AE23" chart:label-cell-address="Sheet1.AE5:Sheet1.AE5" chart:class="chart:line">
            <chart:data-point chart:repeated="6"/>
          </chart:series>
          <chart:series chart:style-name="ch13" chart:values-cell-range-address="Sheet1.AF18:Sheet1.AF23" chart:label-cell-address="Sheet1.AF5:Sheet1.AF5" chart:class="chart:line">
            <chart:data-point chart:repeated="6"/>
          </chart:series>
          <chart:series chart:style-name="ch14" chart:values-cell-range-address="Sheet1.AG18:Sheet1.AG23" chart:label-cell-address="Sheet1.AG5:Sheet1.AG5" chart:class="chart:line">
            <chart:data-point chart:repeated="6"/>
          </chart:series>
          <chart:series chart:style-name="ch15" chart:values-cell-range-address="Sheet1.AH18:Sheet1.AH23" chart:label-cell-address="Sheet1.AH5:Sheet1.AH5" chart:class="chart:line">
            <chart:data-point chart:repeated="6"/>
          </chart:series>
          <chart:series chart:style-name="ch16" chart:values-cell-range-address="Sheet1.AI18:Sheet1.AI23" chart:label-cell-address="Sheet1.AI5:Sheet1.AI5" chart:class="chart:line">
            <chart:data-point chart:repeated="6"/>
          </chart:series>
          <chart:wall chart:style-name="ch17"/>
          <chart:floor chart:style-name="ch18"/>
        </chart:plot-area>
        <draw:custom-shape draw:name="TextBox 2" draw:style-name="gr1" draw:text-style-name="P1" svg:width="288.523cm" svg:height="0.88cm" svg:x="3.495cm" svg:y="1.273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</text:p>
                <draw:g>
                  <svg:desc>Sheet1.Y5:Sheet1.Y5</svg:desc>
                </draw:g>
              </table:table-cell>
              <table:table-cell office:value-type="string">
                <text:p>TRS-80</text:p>
                <draw:g>
                  <svg:desc>Sheet1.Z5:Sheet1.Z5</svg:desc>
                </draw:g>
              </table:table-cell>
              <table:table-cell office:value-type="string">
                <text:p>Atari 400/800</text:p>
                <draw:g>
                  <svg:desc>Sheet1.AA5:Sheet1.AA5</svg:desc>
                </draw:g>
              </table:table-cell>
              <table:table-cell office:value-type="string">
                <text:p>Altair</text:p>
                <draw:g>
                  <svg:desc>Sheet1.AB5:Sheet1.AB5</svg:desc>
                </draw:g>
              </table:table-cell>
              <table:table-cell office:value-type="string">
                <text:p>Others</text:p>
                <draw:g>
                  <svg:desc>Sheet1.AD5:Sheet1.AD5</svg:desc>
                </draw:g>
              </table:table-cell>
              <table:table-cell office:value-type="string">
                <text:p>Commodore 64</text:p>
                <draw:g>
                  <svg:desc>Sheet1.AE5:Sheet1.AE5</svg:desc>
                </draw:g>
              </table:table-cell>
              <table:table-cell office:value-type="string">
                <text:p>Macintosh</text:p>
                <draw:g>
                  <svg:desc>Sheet1.AF5:Sheet1.AF5</svg:desc>
                </draw:g>
              </table:table-cell>
              <table:table-cell office:value-type="string">
                <text:p>Amiga</text:p>
                <draw:g>
                  <svg:desc>Sheet1.AG5:Sheet1.AG5</svg:desc>
                </draw:g>
              </table:table-cell>
              <table:table-cell office:value-type="string">
                <text:p>Atari ST</text:p>
                <draw:g>
                  <svg:desc>Sheet1.AH5:Sheet1.AH5</svg:desc>
                </draw:g>
              </table:table-cell>
              <table:table-cell office:value-type="string">
                <text:p>IBM PC + clones</text:p>
                <draw:g>
                  <svg:desc>Sheet1.AI5:Sheet1.AI5</svg:desc>
                </draw:g>
              </table:table-cell>
            </table:table-row>
          </table:table-header-rows>
          <table:table-rows>
            <table:table-row>
              <table:table-cell office:value-type="float" office:value="1987">
                <text:p>1987</text:p>
                <draw:g>
                  <svg:desc>Sheet1.X18:Sheet1.X23</svg:desc>
                </draw:g>
              </table:table-cell>
              <table:table-cell office:value-type="float" office:value="0">
                <text:p>0</text:p>
                <draw:g>
                  <svg:desc>Sheet1.Y18:Sheet1.Y23</svg:desc>
                </draw:g>
              </table:table-cell>
              <table:table-cell office:value-type="float" office:value="0">
                <text:p>0</text:p>
                <draw:g>
                  <svg:desc>Sheet1.Z18:Sheet1.Z23</svg:desc>
                </draw:g>
              </table:table-cell>
              <table:table-cell office:value-type="float" office:value="0">
                <text:p>0</text:p>
                <draw:g>
                  <svg:desc>Sheet1.AA18:Sheet1.AA23</svg:desc>
                </draw:g>
              </table:table-cell>
              <table:table-cell office:value-type="float" office:value="0">
                <text:p>0</text:p>
                <draw:g>
                  <svg:desc>Sheet1.AB18:Sheet1.AB23</svg:desc>
                </draw:g>
              </table:table-cell>
              <table:table-cell office:value-type="float" office:value="0">
                <text:p>0</text:p>
                <draw:g>
                  <svg:desc>Sheet1.AD18:Sheet1.AD23</svg:desc>
                </draw:g>
              </table:table-cell>
              <table:table-cell office:value-type="float" office:value="16.304347826087">
                <text:p>16.304347826087</text:p>
                <draw:g>
                  <svg:desc>Sheet1.AE18:Sheet1.AE23</svg:desc>
                </draw:g>
              </table:table-cell>
              <table:table-cell office:value-type="float" office:value="5.97826086956522">
                <text:p>5.97826086956522</text:p>
                <draw:g>
                  <svg:desc>Sheet1.AF18:Sheet1.AF23</svg:desc>
                </draw:g>
              </table:table-cell>
              <table:table-cell office:value-type="float" office:value="3.26086956521739">
                <text:p>3.26086956521739</text:p>
                <draw:g>
                  <svg:desc>Sheet1.AG18:Sheet1.AG23</svg:desc>
                </draw:g>
              </table:table-cell>
              <table:table-cell office:value-type="float" office:value="4.34782608695652">
                <text:p>4.34782608695652</text:p>
                <draw:g>
                  <svg:desc>Sheet1.AH18:Sheet1.AH23</svg:desc>
                </draw:g>
              </table:table-cell>
              <table:table-cell office:value-type="float" office:value="64.6739130434783">
                <text:p>64.6739130434783</text:p>
                <draw:g>
                  <svg:desc>Sheet1.AI18:Sheet1.AI23</svg:desc>
                </draw:g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">
                <text:p>6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79.3333333333333">
                <text:p>79.3333333333333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95238095238095">
                <text:p>5.95238095238095</text:p>
              </table:table-cell>
              <table:table-cell office:value-type="float" office:value="5.23809523809524">
                <text:p>5.23809523809524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83.5714285714286">
                <text:p>83.5714285714286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6.5">
                <text:p>6.5</text:p>
              </table:table-cell>
              <table:table-cell office:value-type="float" office:value="3.75">
                <text:p>3.75</text:p>
              </table:table-cell>
              <table:table-cell office:value-type="float" office:value="1.5">
                <text:p>1.5</text:p>
              </table:table-cell>
              <table:table-cell office:value-type="float" office:value="84.19">
                <text:p>84.19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6666666666667">
                <text:p>4.26666666666667</text:p>
              </table:table-cell>
              <table:table-cell office:value-type="float" office:value="11.2">
                <text:p>11.2</text:p>
              </table:table-cell>
              <table:table-cell office:value-type="float" office:value="5.52">
                <text:p>5.52</text:p>
              </table:table-cell>
              <table:table-cell office:value-type="float" office:value="1.6">
                <text:p>1.6</text:p>
              </table:table-cell>
              <table:table-cell office:value-type="float" office:value="76.7946666666667">
                <text:p>76.7946666666667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4230769230769">
                <text:p>1.44230769230769</text:p>
              </table:table-cell>
              <table:table-cell office:value-type="float" office:value="12.0192307692308">
                <text:p>12.0192307692308</text:p>
              </table:table-cell>
              <table:table-cell office:value-type="float" office:value="1.875">
                <text:p>1.875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87.9807692307692">
                <text:p>87.980769230769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7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3399" draw:fill-color="#333399"/>
      <style:text-properties fo:font-size="10pt" style:font-size-asian="10pt" style:font-size-complex="10pt"/>
    </style:style>
    <style:style style:name="ch9" style:family="chart">
      <style:graphic-properties svg:stroke-color="#2e3436" draw:fill="solid" draw:fill-color="#ffffff"/>
    </style:style>
    <style:style style:name="ch10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561cm" fo:min-width="362.098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22.271cm" svg:height="13.6cm" xlink:href=".." xlink:type="simple" chart:class="chart:line" chart:style-name="ch1">
        <chart:title svg:x="0.254cm" svg:y="0.561cm" chart:style-name="ch2">
          <text:p>Personal computer market share: 1993-2011</text:p>
        </chart:title>
        <chart:subtitle svg:x="0cm" svg:y="0cm" chart:style-name="ch3">
          <text:p/>
        </chart:subtitle>
        <chart:plot-area chart:style-name="ch4" table:cell-range-address="Sheet1.X24:Sheet1.X42 Sheet1.AF5:Sheet1.AF5 Sheet1.AF24:Sheet1.AF42 Sheet1.AI5:Sheet1.AI5 Sheet1.AI24:Sheet1.AI42" chart:data-source-has-labels="both" svg:x="0.147cm" svg:y="1.828cm" svg:width="18.553cm" svg:height="11.519cm">
          <chart:coordinate-region svg:x="1.15cm" svg:y="2.08cm" svg:width="17.373cm" svg:height="9.988cm"/>
          <chart:axis chart:dimension="x" chart:name="primary-x" chart:style-name="ch5" chartooo:axis-type="auto">
            <chartooo:date-scale/>
            <chart:categories table:cell-range-address="Sheet1.X24:Sheet1.X42"/>
          </chart:axis>
          <chart:axis chart:dimension="y" chart:name="primary-y" chart:style-name="ch6"/>
          <chart:series chart:style-name="ch7" chart:values-cell-range-address="Sheet1.AF24:Sheet1.AF42" chart:label-cell-address="Sheet1.AF5:Sheet1.AF5" chart:class="chart:line">
            <chart:data-point chart:repeated="19"/>
          </chart:series>
          <chart:series chart:style-name="ch8" chart:values-cell-range-address="Sheet1.AI24:Sheet1.AI42" chart:label-cell-address="Sheet1.AI5:Sheet1.AI5" chart:class="chart:line">
            <chart:data-point chart:repeated="19"/>
          </chart:series>
          <chart:wall chart:style-name="ch9"/>
          <chart:floor chart:style-name="ch10"/>
        </chart:plot-area>
        <draw:custom-shape draw:name="TextBox 2" draw:style-name="gr1" draw:text-style-name="P1" svg:width="362.21cm" svg:height="0.673cm" svg:x="2.589cm" svg:y="1.357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intosh</text:p>
                <draw:g>
                  <svg:desc>Sheet1.AF5:Sheet1.AF5</svg:desc>
                </draw:g>
              </table:table-cell>
              <table:table-cell office:value-type="string">
                <text:p>IBM PC + clones</text:p>
                <draw:g>
                  <svg:desc>Sheet1.AI5:Sheet1.AI5</svg:desc>
                </draw:g>
              </table:table-cell>
            </table:table-row>
          </table:table-header-rows>
          <table:table-rows>
            <table:table-row>
              <table:table-cell office:value-type="float" office:value="1993">
                <text:p>1993</text:p>
                <draw:g>
                  <svg:desc>Sheet1.X24:Sheet1.X42</svg:desc>
                </draw:g>
              </table:table-cell>
              <table:table-cell office:value-type="float" office:value="10.6280193236715">
                <text:p>10.6280193236715</text:p>
                <draw:g>
                  <svg:desc>Sheet1.AF24:Sheet1.AF42</svg:desc>
                </draw:g>
              </table:table-cell>
              <table:table-cell office:value-type="float" office:value="89.3719806763285">
                <text:p>89.3719806763285</text:p>
                <draw:g>
                  <svg:desc>Sheet1.AI24:Sheet1.AI42</svg:desc>
                </draw:g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9.26829268292683">
                <text:p>9.26829268292683</text:p>
              </table:table-cell>
              <table:table-cell office:value-type="float" office:value="90.7317073170732">
                <text:p>90.7317073170732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8.24">
                <text:p>8.24</text:p>
              </table:table-cell>
              <table:table-cell office:value-type="float" office:value="91.76">
                <text:p>91.76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4.34358974358974">
                <text:p>4.34358974358974</text:p>
              </table:table-cell>
              <table:table-cell office:value-type="float" office:value="95.6564102564103">
                <text:p>95.6564102564103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3.19259259259259">
                <text:p>3.19259259259259</text:p>
              </table:table-cell>
              <table:table-cell office:value-type="float" office:value="96.8074074074074">
                <text:p>96.8074074074074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3.072">
                <text:p>3.072</text:p>
              </table:table-cell>
              <table:table-cell office:value-type="float" office:value="96.928">
                <text:p>96.928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.23416666666667">
                <text:p>3.23416666666667</text:p>
              </table:table-cell>
              <table:table-cell office:value-type="float" office:value="96.7658333333333">
                <text:p>96.765833333333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.78260869565217">
                <text:p>2.78260869565217</text:p>
              </table:table-cell>
              <table:table-cell office:value-type="float" office:value="97.2173913043478">
                <text:p>97.2173913043478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.4796875">
                <text:p>2.4796875</text:p>
              </table:table-cell>
              <table:table-cell office:value-type="float" office:value="97.5203125">
                <text:p>97.5203125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.3469696969697">
                <text:p>2.3469696969697</text:p>
              </table:table-cell>
              <table:table-cell office:value-type="float" office:value="97.6530303030303">
                <text:p>97.653030303030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.05437665782493">
                <text:p>2.05437665782493</text:p>
              </table:table-cell>
              <table:table-cell office:value-type="float" office:value="97.9456233421751">
                <text:p>97.945623342175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.98471986417657">
                <text:p>1.98471986417657</text:p>
              </table:table-cell>
              <table:table-cell office:value-type="float" office:value="98.0152801358234">
                <text:p>98.0152801358234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.40741210813555">
                <text:p>2.40741210813555</text:p>
              </table:table-cell>
              <table:table-cell office:value-type="float" office:value="97.5925878918644">
                <text:p>97.5925878918644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.36402172140913">
                <text:p>2.36402172140913</text:p>
              </table:table-cell>
              <table:table-cell office:value-type="float" office:value="97.6359782785909">
                <text:p>97.6359782785909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.86304299727119">
                <text:p>2.86304299727119</text:p>
              </table:table-cell>
              <table:table-cell office:value-type="float" office:value="97.1369570027288">
                <text:p>97.136957002728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.34074074074074">
                <text:p>3.34074074074074</text:p>
              </table:table-cell>
              <table:table-cell office:value-type="float" office:value="96.6592592592593">
                <text:p>96.659259259259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3.62995839830229">
                <text:p>3.62995839830229</text:p>
              </table:table-cell>
              <table:table-cell office:value-type="float" office:value="96.3700416016977">
                <text:p>96.370041601697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.09477866061294">
                <text:p>4.09477866061294</text:p>
              </table:table-cell>
              <table:table-cell office:value-type="float" office:value="95.9052213393871">
                <text:p>95.905221339387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.0362012330205">
                <text:p>5.0362012330205</text:p>
              </table:table-cell>
              <table:table-cell office:value-type="float" office:value="94.9637987669795">
                <text:p>94.963798766979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ccccf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fcf305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ccff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ccffc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80808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7.58cm" svg:height="12.966cm" xlink:href=".." xlink:type="simple" chart:class="chart:area" chart:style-name="ch1">
        <chart:subtitle svg:x="0cm" svg:y="0cm" chart:style-name="ch2">
          <text:p/>
        </chart:subtitle>
        <chart:legend chart:legend-position="end" svg:x="20.851cm" svg:y="4.139cm" style:legend-expansion="custom" svg:width="6.138cm" svg:height="3.88cm" style:legend-expansion-aspect-ratio="1.5819587628866" chart:style-name="ch3"/>
        <chart:plot-area chart:style-name="ch4" table:cell-range-address="Sheet1.A6:Sheet1.E12 Sheet1.B5:Sheet1.E5 Sheet1.G5:Sheet1.K12 Sheet1.M5:Sheet1.M12" chart:data-source-has-labels="both" svg:x="0.292cm" svg:y="0.52cm" svg:width="20.832cm" svg:height="12.162cm">
          <chart:coordinate-region svg:x="1.813cm" svg:y="0.852cm" svg:width="18.674cm" svg:height="10.919cm"/>
          <chart:axis chart:dimension="x" chart:name="primary-x" chart:style-name="ch5" chartooo:axis-type="auto">
            <chartooo:date-scale/>
            <chart:categories table:cell-range-address="Sheet1.A6:Sheet1.A12"/>
          </chart:axis>
          <chart:axis chart:dimension="y" chart:name="primary-y" chart:style-name="ch6">
            <chart:grid chart:class="major"/>
          </chart:axis>
          <chart:series chart:style-name="ch7" chart:values-cell-range-address="Sheet1.B6:Sheet1.B12" chart:label-cell-address="Sheet1.B5:Sheet1.B5" chart:class="chart:area">
            <chart:data-point chart:repeated="7"/>
          </chart:series>
          <chart:series chart:style-name="ch8" chart:values-cell-range-address="Sheet1.C6:Sheet1.C12" chart:label-cell-address="Sheet1.C5:Sheet1.C5" chart:class="chart:area">
            <chart:data-point chart:repeated="7"/>
          </chart:series>
          <chart:series chart:style-name="ch9" chart:values-cell-range-address="Sheet1.D6:Sheet1.D12" loext:hide-legend="true" chart:label-cell-address="Sheet1.D5:Sheet1.D5" chart:class="chart:area">
            <chart:data-point chart:repeated="7"/>
          </chart:series>
          <chart:series chart:style-name="ch10" chart:values-cell-range-address="Sheet1.E6:Sheet1.E12" loext:hide-legend="true" chart:label-cell-address="Sheet1.E5:Sheet1.E5" chart:class="chart:area">
            <chart:data-point chart:repeated="7"/>
          </chart:series>
          <chart:series chart:style-name="ch11" chart:values-cell-range-address="Sheet1.G6:Sheet1.G12" chart:label-cell-address="Sheet1.G5:Sheet1.G5" chart:class="chart:area">
            <chart:data-point chart:repeated="7"/>
          </chart:series>
          <chart:series chart:style-name="ch12" chart:values-cell-range-address="Sheet1.H6:Sheet1.H12" loext:hide-legend="true" chart:label-cell-address="Sheet1.H5:Sheet1.H5" chart:class="chart:area">
            <chart:data-point chart:repeated="7"/>
          </chart:series>
          <chart:series chart:style-name="ch13" chart:values-cell-range-address="Sheet1.I6:Sheet1.I12" loext:hide-legend="true" chart:label-cell-address="Sheet1.I5:Sheet1.I5" chart:class="chart:area">
            <chart:data-point chart:repeated="7"/>
          </chart:series>
          <chart:series chart:style-name="ch14" chart:values-cell-range-address="Sheet1.J6:Sheet1.J12" chart:label-cell-address="Sheet1.J5:Sheet1.J5" chart:class="chart:area">
            <chart:data-point chart:repeated="7"/>
          </chart:series>
          <chart:series chart:style-name="ch15" chart:values-cell-range-address="Sheet1.K6:Sheet1.K12" loext:hide-legend="true" chart:label-cell-address="Sheet1.K5:Sheet1.K5" chart:class="chart:area">
            <chart:data-point chart:repeated="7"/>
          </chart:series>
          <chart:series chart:style-name="ch16" chart:values-cell-range-address="Sheet1.M6:Sheet1.M12" chart:label-cell-address="Sheet1.M5:Sheet1.M5" chart:class="chart:area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Sheet1.B5:Sheet1.B5</svg:desc>
                </draw:g>
              </table:table-cell>
              <table:table-cell office:value-type="string">
                <text:p>Apple II</text:p>
                <draw:g>
                  <svg:desc>Sheet1.C5:Sheet1.C5</svg:desc>
                </draw:g>
              </table:table-cell>
              <table:table-cell office:value-type="string">
                <text:p>Macintosh</text:p>
                <draw:g>
                  <svg:desc>Sheet1.D5:Sheet1.D5</svg:desc>
                </draw:g>
              </table:table-cell>
              <table:table-cell office:value-type="string">
                <text:p>Amiga</text:p>
                <draw:g>
                  <svg:desc>Sheet1.E5:Sheet1.E5</svg:desc>
                </draw:g>
              </table:table-cell>
              <table:table-cell office:value-type="string">
                <text:p>Atari 400/800</text:p>
                <draw:g>
                  <svg:desc>Sheet1.G5:Sheet1.G5</svg:desc>
                </draw:g>
              </table:table-cell>
              <table:table-cell office:value-type="string">
                <text:p>Atari ST</text:p>
                <draw:g>
                  <svg:desc>Sheet1.H5:Sheet1.H5</svg:desc>
                </draw:g>
              </table:table-cell>
              <table:table-cell office:value-type="string">
                <text:p>Commodore 64</text:p>
                <draw:g>
                  <svg:desc>Sheet1.I5:Sheet1.I5</svg:desc>
                </draw:g>
              </table:table-cell>
              <table:table-cell office:value-type="string">
                <text:p>TRS-80</text:p>
                <draw:g>
                  <svg:desc>Sheet1.J5:Sheet1.J5</svg:desc>
                </draw:g>
              </table:table-cell>
              <table:table-cell office:value-type="string">
                <text:p>NeXT</text:p>
                <draw:g>
                  <svg:desc>Sheet1.K5:Sheet1.K5</svg:desc>
                </draw:g>
              </table:table-cell>
              <table:table-cell office:value-type="string">
                <text:p>Other</text:p>
                <draw:g>
                  <svg:desc>Sheet1.M5:Sheet1.M5</svg:desc>
                </draw:g>
              </table:table-cell>
            </table:table-row>
          </table:table-header-rows>
          <table:table-rows>
            <table:table-row>
              <table:table-cell office:value-type="float" office:value="1975">
                <text:p>1975</text:p>
                <draw:g>
                  <svg:desc>Sheet1.A6:Sheet1.A12</svg:desc>
                </draw:g>
              </table:table-cell>
              <table:table-cell office:value-type="float" office:value="0">
                <text:p>0</text:p>
                <draw:g>
                  <svg:desc>Sheet1.B6:Sheet1.B12</svg:desc>
                </draw:g>
              </table:table-cell>
              <table:table-cell office:value-type="float" office:value="0">
                <text:p>0</text:p>
                <draw:g>
                  <svg:desc>Sheet1.C6:Sheet1.C12</svg:desc>
                </draw:g>
              </table:table-cell>
              <table:table-cell office:value-type="float" office:value="0">
                <text:p>0</text:p>
                <draw:g>
                  <svg:desc>Sheet1.D6:Sheet1.D12</svg:desc>
                </draw:g>
              </table:table-cell>
              <table:table-cell office:value-type="float" office:value="0">
                <text:p>0</text:p>
                <draw:g>
                  <svg:desc>Sheet1.E6:Sheet1.E12</svg:desc>
                </draw:g>
              </table:table-cell>
              <table:table-cell office:value-type="float" office:value="0">
                <text:p>0</text:p>
                <draw:g>
                  <svg:desc>Sheet1.G6:Sheet1.G12</svg:desc>
                </draw:g>
              </table:table-cell>
              <table:table-cell office:value-type="float" office:value="0">
                <text:p>0</text:p>
                <draw:g>
                  <svg:desc>Sheet1.H6:Sheet1.H12</svg:desc>
                </draw:g>
              </table:table-cell>
              <table:table-cell office:value-type="float" office:value="0">
                <text:p>0</text:p>
                <draw:g>
                  <svg:desc>Sheet1.I6:Sheet1.I12</svg:desc>
                </draw:g>
              </table:table-cell>
              <table:table-cell office:value-type="float" office:value="0">
                <text:p>0</text:p>
                <draw:g>
                  <svg:desc>Sheet1.J6:Sheet1.J12</svg:desc>
                </draw:g>
              </table:table-cell>
              <table:table-cell office:value-type="float" office:value="0">
                <text:p>0</text:p>
                <draw:g>
                  <svg:desc>Sheet1.K6:Sheet1.K12</svg:desc>
                </draw:g>
              </table:table-cell>
              <table:table-cell office:value-type="float" office:value="0">
                <text:p>0</text:p>
                <draw:g>
                  <svg:desc>Sheet1.M6:Sheet1.M12</svg:desc>
                </draw:g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0">
                <text:p>0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35">
                <text:p>35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605">
                <text:p>6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90713a" draw:fill-color="#90713a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cm" svg:stroke-color="#ffcc00" draw:fill-color="#ffcc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cm" svg:stroke-color="#33cccc" draw:fill-color="#33cc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cm" svg:stroke-color="#dd0806" draw:fill-color="#dd080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7cm" svg:stroke-color="#333333" draw:fill-color="#333333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ff8080" draw:fill-color="#ff808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000000" draw:fill-color="#0000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7cm" svg:stroke-color="#ffcc99" draw:fill-color="#ffcc99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7cm" svg:stroke-color="#9999ff" draw:fill-color="#9999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3399" draw:fill-color="#333399"/>
      <style:text-properties fo:font-size="10pt" style:font-size-asian="10pt" style:font-size-complex="10pt"/>
    </style:style>
    <style:style style:name="ch18" style:family="chart">
      <style:graphic-properties svg:stroke-color="#2e3436" draw:fill="solid" draw:fill-color="#ffffff"/>
    </style:style>
    <style:style style:name="ch19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561cm" fo:min-width="362.131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22.273cm" svg:height="13.6cm" xlink:href=".." xlink:type="simple" chart:class="chart:line" chart:style-name="ch1">
        <chart:title svg:x="0.251cm" svg:y="0.561cm" chart:style-name="ch2">
          <text:p>Personal computer market share: 1975-2011</text:p>
        </chart:title>
        <chart:subtitle svg:x="0cm" svg:y="0cm" chart:style-name="ch3">
          <text:p/>
        </chart:subtitle>
        <chart:plot-area chart:style-name="ch4" table:cell-range-address="Sheet1.X5:Sheet1.AI42" chart:data-source-has-labels="both" svg:x="0.148cm" svg:y="1.828cm" svg:width="18.577cm" svg:height="11.519cm">
          <chart:coordinate-region svg:x="1.151cm" svg:y="2.08cm" svg:width="17.396cm" svg:height="9.988cm"/>
          <chart:axis chart:dimension="x" chart:name="primary-x" chart:style-name="ch5" chartooo:axis-type="auto">
            <chartooo:date-scale/>
            <chart:categories table:cell-range-address="Sheet1.X6:Sheet1.X42"/>
          </chart:axis>
          <chart:axis chart:dimension="y" chart:name="primary-y" chart:style-name="ch6"/>
          <chart:series chart:style-name="ch7" chart:values-cell-range-address="Sheet1.Y6:Sheet1.Y42" chart:label-cell-address="Sheet1.Y5:Sheet1.Y5" chart:class="chart:line">
            <chart:data-point chart:repeated="37"/>
          </chart:series>
          <chart:series chart:style-name="ch8" chart:values-cell-range-address="Sheet1.Z6:Sheet1.Z42" chart:label-cell-address="Sheet1.Z5:Sheet1.Z5" chart:class="chart:line">
            <chart:data-point chart:repeated="37"/>
          </chart:series>
          <chart:series chart:style-name="ch9" chart:values-cell-range-address="Sheet1.AA6:Sheet1.AA42" chart:label-cell-address="Sheet1.AA5:Sheet1.AA5" chart:class="chart:line">
            <chart:data-point chart:repeated="37"/>
          </chart:series>
          <chart:series chart:style-name="ch10" chart:values-cell-range-address="Sheet1.AB6:Sheet1.AB42" chart:label-cell-address="Sheet1.AB5:Sheet1.AB5" chart:class="chart:line">
            <chart:data-point chart:repeated="37"/>
          </chart:series>
          <chart:series chart:style-name="ch11" chart:values-cell-range-address="Sheet1.AC6:Sheet1.AC42" chart:label-cell-address="Sheet1.AC5:Sheet1.AC5" chart:class="chart:line">
            <chart:data-point chart:repeated="37"/>
          </chart:series>
          <chart:series chart:style-name="ch12" chart:values-cell-range-address="Sheet1.AD6:Sheet1.AD42" chart:label-cell-address="Sheet1.AD5:Sheet1.AD5" chart:class="chart:line">
            <chart:data-point chart:repeated="37"/>
          </chart:series>
          <chart:series chart:style-name="ch13" chart:values-cell-range-address="Sheet1.AE6:Sheet1.AE42" chart:label-cell-address="Sheet1.AE5:Sheet1.AE5" chart:class="chart:line">
            <chart:data-point chart:repeated="37"/>
          </chart:series>
          <chart:series chart:style-name="ch14" chart:values-cell-range-address="Sheet1.AF6:Sheet1.AF42" chart:label-cell-address="Sheet1.AF5:Sheet1.AF5" chart:class="chart:line">
            <chart:data-point chart:repeated="37"/>
          </chart:series>
          <chart:series chart:style-name="ch15" chart:values-cell-range-address="Sheet1.AG6:Sheet1.AG42" chart:label-cell-address="Sheet1.AG5:Sheet1.AG5" chart:class="chart:line">
            <chart:data-point chart:repeated="37"/>
          </chart:series>
          <chart:series chart:style-name="ch16" chart:values-cell-range-address="Sheet1.AH6:Sheet1.AH42" chart:label-cell-address="Sheet1.AH5:Sheet1.AH5" chart:class="chart:line">
            <chart:data-point chart:repeated="37"/>
          </chart:series>
          <chart:series chart:style-name="ch17" chart:values-cell-range-address="Sheet1.AI6:Sheet1.AI42" chart:label-cell-address="Sheet1.AI5:Sheet1.AI5" chart:class="chart:line">
            <chart:data-point chart:repeated="37"/>
          </chart:series>
          <chart:wall chart:style-name="ch18"/>
          <chart:floor chart:style-name="ch19"/>
        </chart:plot-area>
        <draw:custom-shape draw:name="TextBox 2" draw:style-name="gr1" draw:text-style-name="P1" svg:width="362.243cm" svg:height="0.673cm" svg:x="2.589cm" svg:y="1.357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</text:p>
                <draw:g>
                  <svg:desc>Sheet1.Y5:Sheet1.Y5</svg:desc>
                </draw:g>
              </table:table-cell>
              <table:table-cell office:value-type="string">
                <text:p>TRS-80</text:p>
                <draw:g>
                  <svg:desc>Sheet1.Z5:Sheet1.Z5</svg:desc>
                </draw:g>
              </table:table-cell>
              <table:table-cell office:value-type="string">
                <text:p>Atari 400/800</text:p>
                <draw:g>
                  <svg:desc>Sheet1.AA5:Sheet1.AA5</svg:desc>
                </draw:g>
              </table:table-cell>
              <table:table-cell office:value-type="string">
                <text:p>Altair</text:p>
                <draw:g>
                  <svg:desc>Sheet1.AB5:Sheet1.AB5</svg:desc>
                </draw:g>
              </table:table-cell>
              <table:table-cell office:value-type="string">
                <text:p>Apple II</text:p>
                <draw:g>
                  <svg:desc>Sheet1.AC5:Sheet1.AC5</svg:desc>
                </draw:g>
              </table:table-cell>
              <table:table-cell office:value-type="string">
                <text:p>Others</text:p>
                <draw:g>
                  <svg:desc>Sheet1.AD5:Sheet1.AD5</svg:desc>
                </draw:g>
              </table:table-cell>
              <table:table-cell office:value-type="string">
                <text:p>Commodore 64</text:p>
                <draw:g>
                  <svg:desc>Sheet1.AE5:Sheet1.AE5</svg:desc>
                </draw:g>
              </table:table-cell>
              <table:table-cell office:value-type="string">
                <text:p>Macintosh</text:p>
                <draw:g>
                  <svg:desc>Sheet1.AF5:Sheet1.AF5</svg:desc>
                </draw:g>
              </table:table-cell>
              <table:table-cell office:value-type="string">
                <text:p>Amiga</text:p>
                <draw:g>
                  <svg:desc>Sheet1.AG5:Sheet1.AG5</svg:desc>
                </draw:g>
              </table:table-cell>
              <table:table-cell office:value-type="string">
                <text:p>Atari ST</text:p>
                <draw:g>
                  <svg:desc>Sheet1.AH5:Sheet1.AH5</svg:desc>
                </draw:g>
              </table:table-cell>
              <table:table-cell office:value-type="string">
                <text:p>IBM PC + clones</text:p>
                <draw:g>
                  <svg:desc>Sheet1.AI5:Sheet1.AI5</svg:desc>
                </draw:g>
              </table:table-cell>
            </table:table-row>
          </table:table-header-rows>
          <table:table-rows>
            <table:table-row>
              <table:table-cell office:value-type="float" office:value="1975">
                <text:p>1975</text:p>
                <draw:g>
                  <svg:desc>Sheet1.X6:Sheet1.X42</svg:desc>
                </draw:g>
              </table:table-cell>
              <table:table-cell office:value-type="float" office:value="0">
                <text:p>0</text:p>
                <draw:g>
                  <svg:desc>Sheet1.Y6:Sheet1.Y42</svg:desc>
                </draw:g>
              </table:table-cell>
              <table:table-cell office:value-type="float" office:value="0">
                <text:p>0</text:p>
                <draw:g>
                  <svg:desc>Sheet1.Z6:Sheet1.Z42</svg:desc>
                </draw:g>
              </table:table-cell>
              <table:table-cell office:value-type="float" office:value="0">
                <text:p>0</text:p>
                <draw:g>
                  <svg:desc>Sheet1.AA6:Sheet1.AA42</svg:desc>
                </draw:g>
              </table:table-cell>
              <table:table-cell office:value-type="float" office:value="100">
                <text:p>100</text:p>
                <draw:g>
                  <svg:desc>Sheet1.AB6:Sheet1.AB42</svg:desc>
                </draw:g>
              </table:table-cell>
              <table:table-cell office:value-type="float" office:value="NaN">
                <text:p>NaN</text:p>
                <draw:g>
                  <svg:desc>Sheet1.AC6:Sheet1.AC42</svg:desc>
                </draw:g>
              </table:table-cell>
              <table:table-cell office:value-type="float" office:value="0">
                <text:p>0</text:p>
                <draw:g>
                  <svg:desc>Sheet1.AD6:Sheet1.AD42</svg:desc>
                </draw:g>
              </table:table-cell>
              <table:table-cell office:value-type="float" office:value="0">
                <text:p>0</text:p>
                <draw:g>
                  <svg:desc>Sheet1.AE6:Sheet1.AE42</svg:desc>
                </draw:g>
              </table:table-cell>
              <table:table-cell office:value-type="float" office:value="0">
                <text:p>0</text:p>
                <draw:g>
                  <svg:desc>Sheet1.AF6:Sheet1.AF42</svg:desc>
                </draw:g>
              </table:table-cell>
              <table:table-cell office:value-type="float" office:value="0">
                <text:p>0</text:p>
                <draw:g>
                  <svg:desc>Sheet1.AG6:Sheet1.AG42</svg:desc>
                </draw:g>
              </table:table-cell>
              <table:table-cell office:value-type="float" office:value="0">
                <text:p>0</text:p>
                <draw:g>
                  <svg:desc>Sheet1.AH6:Sheet1.AH42</svg:desc>
                </draw:g>
              </table:table-cell>
              <table:table-cell office:value-type="float" office:value="0">
                <text:p>0</text:p>
                <draw:g>
                  <svg:desc>Sheet1.AI6:Sheet1.AI42</svg:desc>
                </draw:g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.0434782608696">
                <text:p>13.0434782608696</text:p>
              </table:table-cell>
              <table:table-cell office:value-type="float" office:value="NaN">
                <text:p>NaN</text:p>
              </table:table-cell>
              <table:table-cell office:value-type="float" office:value="86.9565217391304">
                <text:p>86.9565217391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0">
                <text:p>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4">
                <text:p>0.4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11.6279069767442">
                <text:p>11.6279069767442</text:p>
              </table:table-cell>
              <table:table-cell office:value-type="float" office:value="58.1395348837209">
                <text:p>58.1395348837209</text:p>
              </table:table-cell>
              <table:table-cell office:value-type="float" office:value="0">
                <text:p>0</text:p>
              </table:table-cell>
              <table:table-cell office:value-type="float" office:value="1.55038759689923">
                <text:p>1.55038759689923</text:p>
              </table:table-cell>
              <table:table-cell office:value-type="float" office:value="2.94573643410853">
                <text:p>2.94573643410853</text:p>
              </table:table-cell>
              <table:table-cell office:value-type="float" office:value="38.7596899224806">
                <text:p>38.7596899224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6.61764705882353">
                <text:p>6.61764705882353</text:p>
              </table:table-cell>
              <table:table-cell office:value-type="float" office:value="29.4117647058824">
                <text:p>29.4117647058824</text:p>
              </table:table-cell>
              <table:table-cell office:value-type="float" office:value="14.7058823529412">
                <text:p>14.7058823529412</text:p>
              </table:table-cell>
              <table:table-cell office:value-type="float" office:value="0">
                <text:p>0</text:p>
              </table:table-cell>
              <table:table-cell office:value-type="float" office:value="6.03448275862069">
                <text:p>6.03448275862069</text:p>
              </table:table-cell>
              <table:table-cell office:value-type="float" office:value="29.4117647058824">
                <text:p>29.4117647058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2.4309392265193">
                <text:p>12.4309392265193</text:p>
              </table:table-cell>
              <table:table-cell office:value-type="float" office:value="40.0552486187845">
                <text:p>40.0552486187845</text:p>
              </table:table-cell>
              <table:table-cell office:value-type="float" office:value="27.6243093922652">
                <text:p>27.6243093922652</text:p>
              </table:table-cell>
              <table:table-cell office:value-type="float" office:value="0">
                <text:p>0</text:p>
              </table:table-cell>
              <table:table-cell office:value-type="float" office:value="10.7734806629834">
                <text:p>10.7734806629834</text:p>
              </table:table-cell>
              <table:table-cell office:value-type="float" office:value="58.5635359116022">
                <text:p>58.5635359116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17.8571428571429">
                <text:p>17.8571428571429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3.2142857142857">
                <text:p>43.2142857142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0.7142857142857">
                <text:p>10.7142857142857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0">
                <text:p>0</text:p>
              </table:table-cell>
              <table:table-cell office:value-type="float" office:value="9.96428571428571">
                <text:p>9.96428571428571</text:p>
              </table:table-cell>
              <table:table-cell office:value-type="float" office:value="42.1785714285714">
                <text:p>42.1785714285714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7142857142857">
                <text:p>8.57142857142857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0">
                <text:p>0</text:p>
              </table:table-cell>
              <table:table-cell office:value-type="float" office:value="3.690036900369">
                <text:p>3.690036900369</text:p>
              </table:table-cell>
              <table:table-cell office:value-type="float" office:value="9.22509225092251">
                <text:p>9.22509225092251</text:p>
              </table:table-cell>
              <table:table-cell office:value-type="float" office:value="0">
                <text:p>0</text:p>
              </table:table-cell>
              <table:table-cell office:value-type="float" office:value="8.53658536585366">
                <text:p>8.53658536585366</text:p>
              </table:table-cell>
              <table:table-cell office:value-type="float" office:value="9.22509225092251">
                <text:p>9.22509225092251</text:p>
              </table:table-cell>
              <table:table-cell office:value-type="float" office:value="36.90036900369">
                <text:p>36.90036900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.9852398523985">
                <text:p>23.9852398523985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0">
                <text:p>0</text:p>
              </table:table-cell>
              <table:table-cell office:value-type="float" office:value="0.766636001226618">
                <text:p>0.766636001226618</text:p>
              </table:table-cell>
              <table:table-cell office:value-type="float" office:value="3.06654400490647">
                <text:p>3.06654400490647</text:p>
              </table:table-cell>
              <table:table-cell office:value-type="float" office:value="0">
                <text:p>0</text:p>
              </table:table-cell>
              <table:table-cell office:value-type="float" office:value="15.8177791838026">
                <text:p>15.8177791838026</text:p>
              </table:table-cell>
              <table:table-cell office:value-type="float" office:value="3.06654400490647">
                <text:p>3.06654400490647</text:p>
              </table:table-cell>
              <table:table-cell office:value-type="float" office:value="38.3318000613309">
                <text:p>38.3318000613309</text:p>
              </table:table-cell>
              <table:table-cell office:value-type="float" office:value="5.70377184912604">
                <text:p>5.70377184912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.6654400490647">
                <text:p>30.6654400490647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0">
                <text:p>0</text:p>
              </table:table-cell>
              <table:table-cell office:value-type="float" office:value="0.128040973111396">
                <text:p>0.128040973111396</text:p>
              </table:table-cell>
              <table:table-cell office:value-type="float" office:value="1.28040973111396">
                <text:p>1.28040973111396</text:p>
              </table:table-cell>
              <table:table-cell office:value-type="float" office:value="0">
                <text:p>0</text:p>
              </table:table-cell>
              <table:table-cell office:value-type="float" office:value="11.826544021025">
                <text:p>11.826544021025</text:p>
              </table:table-cell>
              <table:table-cell office:value-type="float" office:value="0">
                <text:p>0</text:p>
              </table:table-cell>
              <table:table-cell office:value-type="float" office:value="32.0102432778489">
                <text:p>32.0102432778489</text:p>
              </table:table-cell>
              <table:table-cell office:value-type="float" office:value="2.56081946222791">
                <text:p>2.56081946222791</text:p>
              </table:table-cell>
              <table:table-cell office:value-type="float" office:value="1.28040973111396">
                <text:p>1.28040973111396</text:p>
              </table:table-cell>
              <table:table-cell office:value-type="float" office:value="1.28040973111396">
                <text:p>1.28040973111396</text:p>
              </table:table-cell>
              <table:table-cell office:value-type="float" office:value="47.3751600512164">
                <text:p>47.3751600512164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77777777777778">
                <text:p>7.77777777777778</text:p>
              </table:table-cell>
              <table:table-cell office:value-type="float" office:value="0">
                <text:p>0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4.22222222222222">
                <text:p>4.22222222222222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55.7777777777778">
                <text:p>55.7777777777778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43478260869565">
                <text:p>5.43478260869565</text:p>
              </table:table-cell>
              <table:table-cell office:value-type="float" office:value="0">
                <text:p>0</text:p>
              </table:table-cell>
              <table:table-cell office:value-type="float" office:value="16.304347826087">
                <text:p>16.304347826087</text:p>
              </table:table-cell>
              <table:table-cell office:value-type="float" office:value="5.97826086956522">
                <text:p>5.97826086956522</text:p>
              </table:table-cell>
              <table:table-cell office:value-type="float" office:value="3.26086956521739">
                <text:p>3.26086956521739</text:p>
              </table:table-cell>
              <table:table-cell office:value-type="float" office:value="4.34782608695652">
                <text:p>4.34782608695652</text:p>
              </table:table-cell>
              <table:table-cell office:value-type="float" office:value="64.6739130434783">
                <text:p>64.6739130434783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">
                <text:p>6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79.3333333333333">
                <text:p>79.3333333333333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">
                <text:p>0</text:p>
              </table:table-cell>
              <table:table-cell office:value-type="float" office:value="5.95238095238095">
                <text:p>5.95238095238095</text:p>
              </table:table-cell>
              <table:table-cell office:value-type="float" office:value="5.23809523809524">
                <text:p>5.23809523809524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83.5714285714286">
                <text:p>83.5714285714286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6.5">
                <text:p>6.5</text:p>
              </table:table-cell>
              <table:table-cell office:value-type="float" office:value="3.75">
                <text:p>3.75</text:p>
              </table:table-cell>
              <table:table-cell office:value-type="float" office:value="1.5">
                <text:p>1.5</text:p>
              </table:table-cell>
              <table:table-cell office:value-type="float" office:value="84.19">
                <text:p>84.19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4.26666666666667">
                <text:p>4.26666666666667</text:p>
              </table:table-cell>
              <table:table-cell office:value-type="float" office:value="11.2">
                <text:p>11.2</text:p>
              </table:table-cell>
              <table:table-cell office:value-type="float" office:value="5.52">
                <text:p>5.52</text:p>
              </table:table-cell>
              <table:table-cell office:value-type="float" office:value="1.6">
                <text:p>1.6</text:p>
              </table:table-cell>
              <table:table-cell office:value-type="float" office:value="76.7946666666667">
                <text:p>76.7946666666667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1.44230769230769">
                <text:p>1.44230769230769</text:p>
              </table:table-cell>
              <table:table-cell office:value-type="float" office:value="12.0192307692308">
                <text:p>12.0192307692308</text:p>
              </table:table-cell>
              <table:table-cell office:value-type="float" office:value="1.875">
                <text:p>1.875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87.9807692307692">
                <text:p>87.9807692307692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.563607085346216">
                <text:p>0.563607085346216</text:p>
              </table:table-cell>
              <table:table-cell office:value-type="float" office:value="10.6280193236715">
                <text:p>10.6280193236715</text:p>
              </table:table-cell>
              <table:table-cell office:value-type="float" office:value="0.499194847020934">
                <text:p>0.499194847020934</text:p>
              </table:table-cell>
              <table:table-cell office:value-type="float" office:value="0.0966183574879227">
                <text:p>0.0966183574879227</text:p>
              </table:table-cell>
              <table:table-cell office:value-type="float" office:value="89.3719806763285">
                <text:p>89.3719806763285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26829268292683">
                <text:p>9.26829268292683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">
                <text:p>0</text:p>
              </table:table-cell>
              <table:table-cell office:value-type="float" office:value="90.7317073170732">
                <text:p>90.7317073170732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24">
                <text:p>8.24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91.76">
                <text:p>91.76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34358974358974">
                <text:p>4.34358974358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5.6564102564103">
                <text:p>95.6564102564103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19259259259259">
                <text:p>3.19259259259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6.8074074074074">
                <text:p>96.8074074074074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072">
                <text:p>3.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6.928">
                <text:p>96.928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23416666666667">
                <text:p>3.2341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6.7658333333333">
                <text:p>96.765833333333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78260869565217">
                <text:p>2.78260869565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2173913043478">
                <text:p>97.2173913043478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796875">
                <text:p>2.4796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5203125">
                <text:p>97.5203125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469696969697">
                <text:p>2.34696969696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6530303030303">
                <text:p>97.653030303030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5437665782493">
                <text:p>2.05437665782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9456233421751">
                <text:p>97.945623342175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8471986417657">
                <text:p>1.98471986417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.0152801358234">
                <text:p>98.0152801358234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0741210813555">
                <text:p>2.40741210813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5925878918644">
                <text:p>97.5925878918644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6402172140913">
                <text:p>2.364021721409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6359782785909">
                <text:p>97.6359782785909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6304299727119">
                <text:p>2.86304299727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1369570027288">
                <text:p>97.136957002728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4074074074074">
                <text:p>3.34074074074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6.6592592592593">
                <text:p>96.659259259259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2995839830229">
                <text:p>3.62995839830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6.3700416016977">
                <text:p>96.370041601697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09477866061294">
                <text:p>4.09477866061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5.9052213393871">
                <text:p>95.905221339387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0362012330205">
                <text:p>5.0362012330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.9637987669795">
                <text:p>94.963798766979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2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style:font-size-asian="14pt" style:font-size-complex="14pt"/>
    </style:style>
    <style:style style:name="ch6" style:family="chart" style:data-style-name="N3">
      <style:chart-properties chart:display-label="true" chart:tick-marks-major-inner="tru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style:font-size-asian="14pt" style:font-size-complex="14pt"/>
    </style:style>
    <style:style style:name="ch7" style:family="chart" style:data-style-name="N0">
      <style:chart-properties chart:link-data-style-to-source="true"/>
      <style:graphic-properties svg:stroke-width="0.035cm" svg:stroke-color="#666699" draw:fill-color="#9e413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svg:stroke-color="#2e3436" draw:fill-color="#1f497d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svg:stroke-color="#ffcc00" draw:fill-color="#69518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svg:stroke-color="#2e3436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svg:stroke-color="#dd0806" draw:fill-color="#cc7b38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svg:stroke-color="#333333" draw:fill-color="#4f81bd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svg:stroke-color="#ff8080" draw:fill-color="#40699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c0504d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svg:stroke-color="#2e3436" draw:fill-color="#9bbb59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svg:stroke-color="#2e3436" draw:fill-color="#8064a2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svg:stroke-width="0.035cm" svg:stroke-color="#333399" draw:fill-color="#4bacc6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svg:stroke-color="#2e3436" draw:fill-color="#f79646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svg:stroke-color="#2e3436" draw:fill-color="#aabad7"/>
      <style:text-properties fo:font-size="10pt" style:font-size-asian="10pt" style:font-size-complex="10pt"/>
    </style:style>
    <style:style style:name="ch20" style:family="chart">
      <style:graphic-properties svg:stroke-color="#2e3436" draw:fill="solid" draw:fill-color="#ffffff"/>
    </style:style>
    <style:style style:name="ch21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561cm" fo:min-width="358.461cm" fo:padding-top="0.056cm" fo:padding-bottom="0.056cm" fo:padding-left="0.056cm" fo:padding-right="0.056cm" fo:wrap-option="wrap" draw:shadow-color="#808080"/>
      <style:paragraph-properties style:writing-mode="lr-tb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0.564cm" fo:min-width="4.559cm" fo:padding-top="0.056cm" fo:padding-bottom="0.056cm" fo:padding-left="0.056cm" fo:padding-right="0.056cm" fo:wrap-option="wrap" draw:shadow-color="#808080"/>
      <style:paragraph-properties style:writing-mode="lr-tb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0.568cm" fo:min-width="4.559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22.272cm" svg:height="13.601cm" xlink:href=".." xlink:type="simple" chart:class="chart:area" chart:column-mapping="0 1 2 3 4 5 6 7 8 9 10 11" chart:style-name="ch1">
        <chart:title svg:x="0.249cm" svg:y="0.561cm" chart:style-name="ch2">
          <text:p>Growth of the personal computer market: 1975-2011</text:p>
        </chart:title>
        <chart:subtitle svg:x="0cm" svg:y="0cm" chart:style-name="ch3">
          <text:p/>
        </chart:subtitle>
        <chart:plot-area chart:style-name="ch4" table:cell-range-address="Sheet1.A5:Sheet1.E42 Sheet1.G5:Sheet1.N42" chart:data-source-has-labels="both" svg:x="0.027cm" svg:y="1.829cm" svg:width="17.935cm" svg:height="11.52cm">
          <chart:coordinate-region svg:x="2.007cm" svg:y="2.081cm" svg:width="15.777cm" svg:height="9.989cm"/>
          <chart:axis chart:dimension="x" chart:name="primary-x" chart:style-name="ch5" chartooo:axis-type="auto">
            <chartooo:date-scale/>
            <chart:categories table:cell-range-address="Sheet1.A6:Sheet1.A42"/>
          </chart:axis>
          <chart:axis chart:dimension="y" chart:name="primary-y" chart:style-name="ch6"/>
          <chart:series chart:style-name="ch7" chart:values-cell-range-address="Sheet1.A6:Sheet1.A42" chart:label-cell-address="Sheet1.A5:Sheet1.A5" chart:class="chart:area">
            <chart:data-point chart:repeated="37"/>
          </chart:series>
          <chart:series chart:style-name="ch8" chart:values-cell-range-address="Sheet1.B6:Sheet1.B42" chart:label-cell-address="Sheet1.B5:Sheet1.B5" chart:class="chart:area">
            <chart:data-point chart:repeated="37"/>
          </chart:series>
          <chart:series chart:style-name="ch9" chart:values-cell-range-address="Sheet1.C6:Sheet1.C42" chart:label-cell-address="Sheet1.C5:Sheet1.C5" chart:class="chart:area">
            <chart:data-point chart:repeated="37"/>
          </chart:series>
          <chart:series chart:style-name="ch10" chart:values-cell-range-address="Sheet1.D6:Sheet1.D42" chart:label-cell-address="Sheet1.D5:Sheet1.D5" chart:class="chart:area">
            <chart:data-point chart:repeated="37"/>
          </chart:series>
          <chart:series chart:style-name="ch11" chart:values-cell-range-address="Sheet1.E6:Sheet1.E42" chart:label-cell-address="Sheet1.E5:Sheet1.E5" chart:class="chart:area">
            <chart:data-point chart:repeated="37"/>
          </chart:series>
          <chart:series chart:style-name="ch12" chart:values-cell-range-address="Sheet1.G6:Sheet1.G42" chart:label-cell-address="Sheet1.G5:Sheet1.G5" chart:class="chart:area">
            <chart:data-point chart:repeated="37"/>
          </chart:series>
          <chart:series chart:style-name="ch13" chart:values-cell-range-address="Sheet1.H6:Sheet1.H42" chart:label-cell-address="Sheet1.H5:Sheet1.H5" chart:class="chart:area">
            <chart:data-point chart:repeated="37"/>
          </chart:series>
          <chart:series chart:style-name="ch14" chart:values-cell-range-address="Sheet1.I6:Sheet1.I42" chart:label-cell-address="Sheet1.I5:Sheet1.I5" chart:class="chart:area">
            <chart:data-point chart:repeated="37"/>
          </chart:series>
          <chart:series chart:style-name="ch15" chart:values-cell-range-address="Sheet1.J6:Sheet1.J42" chart:label-cell-address="Sheet1.J5:Sheet1.J5" chart:class="chart:area">
            <chart:data-point chart:repeated="37"/>
          </chart:series>
          <chart:series chart:style-name="ch16" chart:values-cell-range-address="Sheet1.K6:Sheet1.K42" chart:label-cell-address="Sheet1.K5:Sheet1.K5" chart:class="chart:area">
            <chart:data-point chart:repeated="37"/>
          </chart:series>
          <chart:series chart:style-name="ch17" chart:values-cell-range-address="Sheet1.L6:Sheet1.L42" chart:label-cell-address="Sheet1.L5:Sheet1.L5" chart:class="chart:area">
            <chart:data-point chart:repeated="37"/>
          </chart:series>
          <chart:series chart:style-name="ch18" chart:values-cell-range-address="Sheet1.M6:Sheet1.M42" chart:label-cell-address="Sheet1.M5:Sheet1.M5" chart:class="chart:area">
            <chart:data-point chart:repeated="37"/>
          </chart:series>
          <chart:series chart:style-name="ch19" chart:values-cell-range-address="Sheet1.N6:Sheet1.N42" chart:label-cell-address="Sheet1.N5:Sheet1.N5" chart:class="chart:area">
            <chart:data-point chart:repeated="37"/>
          </chart:series>
          <chart:wall chart:style-name="ch20"/>
          <chart:floor chart:style-name="ch21"/>
        </chart:plot-area>
        <draw:custom-shape draw:name="TextBox 2" draw:style-name="gr1" draw:text-style-name="P1" svg:width="358.573cm" svg:height="0.673cm" svg:x="6.242cm" svg:y="1.357cm">
          <text:p/>
          <draw:enhanced-geometry svg:viewBox="0 0 21600 21600" draw:type="mso-spt202" draw:enhanced-path="M 0 0 L 21600 0 21600 21600 0 21600 0 0 Z N"/>
        </draw:custom-shape>
        <draw:custom-shape draw:name="TextBox 1" draw:style-name="gr2" draw:text-style-name="P1" svg:width="4.671cm" svg:height="0.676cm" svg:x="17.495cm" svg:y="8.137cm">
          <text:p/>
          <draw:enhanced-geometry svg:viewBox="0 0 21600 21600" draw:type="mso-spt202" draw:enhanced-path="M 0 0 L 21600 0 21600 21600 0 21600 0 0 Z N"/>
        </draw:custom-shape>
        <draw:custom-shape draw:name="TextBox 1" draw:style-name="gr3" draw:text-style-name="P1" svg:width="4.671cm" svg:height="0.68cm" svg:x="17.278cm" svg:y="3.54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A5:Sheet1.A5</svg:desc>
                </draw:g>
              </table:table-cell>
              <table:table-cell office:value-type="string">
                <text:p>IBM PC + clones</text:p>
                <draw:g>
                  <svg:desc>Sheet1.B5:Sheet1.B5</svg:desc>
                </draw:g>
              </table:table-cell>
              <table:table-cell office:value-type="string">
                <text:p>Apple II</text:p>
                <draw:g>
                  <svg:desc>Sheet1.C5:Sheet1.C5</svg:desc>
                </draw:g>
              </table:table-cell>
              <table:table-cell office:value-type="string">
                <text:p>Macintosh</text:p>
                <draw:g>
                  <svg:desc>Sheet1.D5:Sheet1.D5</svg:desc>
                </draw:g>
              </table:table-cell>
              <table:table-cell office:value-type="string">
                <text:p>Amiga</text:p>
                <draw:g>
                  <svg:desc>Sheet1.E5:Sheet1.E5</svg:desc>
                </draw:g>
              </table:table-cell>
              <table:table-cell office:value-type="string">
                <text:p>Atari 400/800</text:p>
                <draw:g>
                  <svg:desc>Sheet1.G5:Sheet1.G5</svg:desc>
                </draw:g>
              </table:table-cell>
              <table:table-cell office:value-type="string">
                <text:p>Atari ST</text:p>
                <draw:g>
                  <svg:desc>Sheet1.H5:Sheet1.H5</svg:desc>
                </draw:g>
              </table:table-cell>
              <table:table-cell office:value-type="string">
                <text:p>Commodore 64</text:p>
                <draw:g>
                  <svg:desc>Sheet1.I5:Sheet1.I5</svg:desc>
                </draw:g>
              </table:table-cell>
              <table:table-cell office:value-type="string">
                <text:p>TRS-80</text:p>
                <draw:g>
                  <svg:desc>Sheet1.J5:Sheet1.J5</svg:desc>
                </draw:g>
              </table:table-cell>
              <table:table-cell office:value-type="string">
                <text:p>NeXT</text:p>
                <draw:g>
                  <svg:desc>Sheet1.K5:Sheet1.K5</svg:desc>
                </draw:g>
              </table:table-cell>
              <table:table-cell office:value-type="string">
                <text:p>PET</text:p>
                <draw:g>
                  <svg:desc>Sheet1.L5:Sheet1.L5</svg:desc>
                </draw:g>
              </table:table-cell>
              <table:table-cell office:value-type="string">
                <text:p>Other</text:p>
                <draw:g>
                  <svg:desc>Sheet1.M5:Sheet1.M5</svg:desc>
                </draw:g>
              </table:table-cell>
              <table:table-cell office:value-type="string">
                <text:p>Altair</text:p>
                <draw:g>
                  <svg:desc>Sheet1.N5:Sheet1.N5</svg:desc>
                </draw:g>
              </table:table-cell>
            </table:table-row>
          </table:table-header-rows>
          <table:table-rows>
            <table:table-row>
              <table:table-cell office:value-type="float" office:value="1975">
                <text:p>1975</text:p>
                <draw:g>
                  <svg:desc>Sheet1.A6:Sheet1.A42</svg:desc>
                </draw:g>
              </table:table-cell>
              <table:table-cell office:value-type="float" office:value="1975">
                <text:p>1975</text:p>
                <draw:g>
                  <svg:desc>Sheet1.A6:Sheet1.A42</svg:desc>
                </draw:g>
              </table:table-cell>
              <table:table-cell office:value-type="float" office:value="0">
                <text:p>0</text:p>
                <draw:g>
                  <svg:desc>Sheet1.B6:Sheet1.B42</svg:desc>
                </draw:g>
              </table:table-cell>
              <table:table-cell office:value-type="float" office:value="0">
                <text:p>0</text:p>
                <draw:g>
                  <svg:desc>Sheet1.C6:Sheet1.C42</svg:desc>
                </draw:g>
              </table:table-cell>
              <table:table-cell office:value-type="float" office:value="0">
                <text:p>0</text:p>
                <draw:g>
                  <svg:desc>Sheet1.D6:Sheet1.D42</svg:desc>
                </draw:g>
              </table:table-cell>
              <table:table-cell office:value-type="float" office:value="0">
                <text:p>0</text:p>
                <draw:g>
                  <svg:desc>Sheet1.E6:Sheet1.E42</svg:desc>
                </draw:g>
              </table:table-cell>
              <table:table-cell office:value-type="float" office:value="0">
                <text:p>0</text:p>
                <draw:g>
                  <svg:desc>Sheet1.G6:Sheet1.G42</svg:desc>
                </draw:g>
              </table:table-cell>
              <table:table-cell office:value-type="float" office:value="0">
                <text:p>0</text:p>
                <draw:g>
                  <svg:desc>Sheet1.H6:Sheet1.H42</svg:desc>
                </draw:g>
              </table:table-cell>
              <table:table-cell office:value-type="float" office:value="0">
                <text:p>0</text:p>
                <draw:g>
                  <svg:desc>Sheet1.I6:Sheet1.I42</svg:desc>
                </draw:g>
              </table:table-cell>
              <table:table-cell office:value-type="float" office:value="0">
                <text:p>0</text:p>
                <draw:g>
                  <svg:desc>Sheet1.J6:Sheet1.J42</svg:desc>
                </draw:g>
              </table:table-cell>
              <table:table-cell office:value-type="float" office:value="0">
                <text:p>0</text:p>
                <draw:g>
                  <svg:desc>Sheet1.K6:Sheet1.K42</svg:desc>
                </draw:g>
              </table:table-cell>
              <table:table-cell office:value-type="float" office:value="0">
                <text:p>0</text:p>
                <draw:g>
                  <svg:desc>Sheet1.L6:Sheet1.L42</svg:desc>
                </draw:g>
              </table:table-cell>
              <table:table-cell office:value-type="float" office:value="0">
                <text:p>0</text:p>
                <draw:g>
                  <svg:desc>Sheet1.M6:Sheet1.M42</svg:desc>
                </draw:g>
              </table:table-cell>
              <table:table-cell office:value-type="float" office:value="5">
                <text:p>5</text:p>
                <draw:g>
                  <svg:desc>Sheet1.N6:Sheet1.N42</svg:desc>
                </draw:g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1976">
                <text:p>1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1977">
                <text:p>1977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1978">
                <text:p>1978</text:p>
              </table:table-cell>
              <table:table-cell office:value-type="float" office:value="0">
                <text:p>0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1979">
                <text:p>197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1981">
                <text:p>1981</text:p>
              </table:table-cell>
              <table:table-cell office:value-type="float" office:value="35">
                <text:p>35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1982">
                <text:p>1982</text:p>
              </table:table-cell>
              <table:table-cell office:value-type="float" office:value="240">
                <text:p>240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181">
                <text:p>1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1983">
                <text:p>1983</text:p>
              </table:table-cell>
              <table:table-cell office:value-type="float" office:value="1300">
                <text:p>1300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2000">
                <text:p>20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1984">
                <text:p>1984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1985">
                <text:p>1985</text:p>
              </table:table-cell>
              <table:table-cell office:value-type="float" office:value="3700">
                <text:p>3700</text:p>
              </table:table-cell>
              <table:table-cell office:value-type="float" office:value="900">
                <text:p>9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500">
                <text:p>25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1986">
                <text:p>1986</text:p>
              </table:table-cell>
              <table:table-cell office:value-type="float" office:value="5020">
                <text:p>5020</text:p>
              </table:table-cell>
              <table:table-cell office:value-type="float" office:value="700">
                <text:p>700</text:p>
              </table:table-cell>
              <table:table-cell office:value-type="float" office:value="380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1987">
                <text:p>1987</text:p>
              </table:table-cell>
              <table:table-cell office:value-type="float" office:value="5950">
                <text:p>59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400">
                <text:p>400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988">
                <text:p>1988</text:p>
              </table:table-cell>
              <table:table-cell office:value-type="float" office:value="11900">
                <text:p>11900</text:p>
              </table:table-cell>
              <table:table-cell office:value-type="float" office:value="200">
                <text:p>200</text:p>
              </table:table-cell>
              <table:table-cell office:value-type="float" office:value="900">
                <text:p>9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350">
                <text:p>350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1989">
                <text:p>1989</text:p>
              </table:table-cell>
              <table:table-cell office:value-type="float" office:value="17550">
                <text:p>17550</text:p>
              </table:table-cell>
              <table:table-cell office:value-type="float" office:value="200">
                <text:p>200</text:p>
              </table:table-cell>
              <table:table-cell office:value-type="float" office:value="1100">
                <text:p>11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16838">
                <text:p>16838</text:p>
              </table:table-cell>
              <table:table-cell office:value-type="float" office:value="100">
                <text:p>100</text:p>
              </table:table-cell>
              <table:table-cell office:value-type="float" office:value="1300">
                <text:p>1300</text:p>
              </table:table-cell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991">
                <text:p>1991</text:p>
              </table:table-cell>
              <table:table-cell office:value-type="float" office:value="14399">
                <text:p>14399</text:p>
              </table:table-cell>
              <table:table-cell office:value-type="float" office:value="100">
                <text:p>100</text:p>
              </table:table-cell>
              <table:table-cell office:value-type="float" office:value="2100">
                <text:p>2100</text:p>
              </table:table-cell>
              <table:table-cell office:value-type="float" office:value="1035">
                <text:p>1035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992">
                <text:p>1992</text:p>
              </table:table-cell>
              <table:table-cell office:value-type="float" office:value="18300">
                <text:p>18300</text:p>
              </table:table-cell>
              <table:table-cell office:value-type="float" office:value="100">
                <text:p>100</text:p>
              </table:table-cell>
              <table:table-cell office:value-type="float" office:value="2500">
                <text:p>2500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1993">
                <text:p>1993</text:p>
              </table:table-cell>
              <table:table-cell office:value-type="float" office:value="27750">
                <text:p>27750</text:p>
              </table:table-cell>
              <table:table-cell office:value-type="float" office:value="30">
                <text:p>30</text:p>
              </table:table-cell>
              <table:table-cell office:value-type="float" office:value="3300">
                <text:p>3300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1994">
                <text:p>1994</text:p>
              </table:table-cell>
              <table:table-cell office:value-type="float" office:value="37200">
                <text:p>37200</text:p>
              </table:table-cell>
              <table:table-cell office:value-type="float" office:value="0">
                <text:p>0</text:p>
              </table:table-cell>
              <table:table-cell office:value-type="float" office:value="3800">
                <text:p>38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995">
                <text:p>1995</text:p>
              </table:table-cell>
              <table:table-cell office:value-type="float" office:value="45880">
                <text:p>45880</text:p>
              </table:table-cell>
              <table:table-cell office:value-type="float" office:value="0">
                <text:p>0</text:p>
              </table:table-cell>
              <table:table-cell office:value-type="float" office:value="4120">
                <text:p>412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996">
                <text:p>1996</text:p>
              </table:table-cell>
              <table:table-cell office:value-type="float" office:value="74612">
                <text:p>74612</text:p>
              </table:table-cell>
              <table:table-cell office:value-type="float" office:value="0">
                <text:p>0</text:p>
              </table:table-cell>
              <table:table-cell office:value-type="float" office:value="3388">
                <text:p>3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997">
                <text:p>1997</text:p>
              </table:table-cell>
              <table:table-cell office:value-type="float" office:value="78414">
                <text:p>78414</text:p>
              </table:table-cell>
              <table:table-cell office:value-type="float" office:value="0">
                <text:p>0</text:p>
              </table:table-cell>
              <table:table-cell office:value-type="float" office:value="2586">
                <text:p>2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998">
                <text:p>1998</text:p>
              </table:table-cell>
              <table:table-cell office:value-type="float" office:value="96928">
                <text:p>96928</text:p>
              </table:table-cell>
              <table:table-cell office:value-type="float" office:value="0">
                <text:p>0</text:p>
              </table:table-cell>
              <table:table-cell office:value-type="float" office:value="3072">
                <text:p>3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999">
                <text:p>1999</text:p>
              </table:table-cell>
              <table:table-cell office:value-type="float" office:value="116119">
                <text:p>116119</text:p>
              </table:table-cell>
              <table:table-cell office:value-type="float" office:value="0">
                <text:p>0</text:p>
              </table:table-cell>
              <table:table-cell office:value-type="float" office:value="3881">
                <text:p>3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134160">
                <text:p>134160</text:p>
              </table:table-cell>
              <table:table-cell office:value-type="float" office:value="0">
                <text:p>0</text:p>
              </table:table-cell>
              <table:table-cell office:value-type="float" office:value="3840">
                <text:p>3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001">
                <text:p>2001</text:p>
              </table:table-cell>
              <table:table-cell office:value-type="float" office:value="124826">
                <text:p>124826</text:p>
              </table:table-cell>
              <table:table-cell office:value-type="float" office:value="0">
                <text:p>0</text:p>
              </table:table-cell>
              <table:table-cell office:value-type="float" office:value="3174">
                <text:p>3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002">
                <text:p>2002</text:p>
              </table:table-cell>
              <table:table-cell office:value-type="float" office:value="128902">
                <text:p>128902</text:p>
              </table:table-cell>
              <table:table-cell office:value-type="float" office:value="0">
                <text:p>0</text:p>
              </table:table-cell>
              <table:table-cell office:value-type="float" office:value="3098">
                <text:p>3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003">
                <text:p>2003</text:p>
              </table:table-cell>
              <table:table-cell office:value-type="float" office:value="147702">
                <text:p>147702</text:p>
              </table:table-cell>
              <table:table-cell office:value-type="float" office:value="0">
                <text:p>0</text:p>
              </table:table-cell>
              <table:table-cell office:value-type="float" office:value="3098">
                <text:p>3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173193">
                <text:p>173193</text:p>
              </table:table-cell>
              <table:table-cell office:value-type="float" office:value="0">
                <text:p>0</text:p>
              </table:table-cell>
              <table:table-cell office:value-type="float" office:value="3507">
                <text:p>3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192233">
                <text:p>192233</text:p>
              </table:table-cell>
              <table:table-cell office:value-type="float" office:value="0">
                <text:p>0</text:p>
              </table:table-cell>
              <table:table-cell office:value-type="float" office:value="4742">
                <text:p>47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33556">
                <text:p>233556</text:p>
              </table:table-cell>
              <table:table-cell office:value-type="float" office:value="NaN">
                <text:p>NaN</text:p>
              </table:table-cell>
              <table:table-cell office:value-type="float" office:value="5655">
                <text:p>5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63416">
                <text:p>263416</text:p>
              </table:table-cell>
              <table:table-cell office:value-type="float" office:value="NaN">
                <text:p>NaN</text:p>
              </table:table-cell>
              <table:table-cell office:value-type="float" office:value="7764">
                <text:p>7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87078">
                <text:p>287078</text:p>
              </table:table-cell>
              <table:table-cell office:value-type="float" office:value="NaN">
                <text:p>NaN</text:p>
              </table:table-cell>
              <table:table-cell office:value-type="float" office:value="9922">
                <text:p>9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97901">
                <text:p>297901</text:p>
              </table:table-cell>
              <table:table-cell office:value-type="float" office:value="NaN">
                <text:p>NaN</text:p>
              </table:table-cell>
              <table:table-cell office:value-type="float" office:value="11221">
                <text:p>1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337970">
                <text:p>337970</text:p>
              </table:table-cell>
              <table:table-cell office:value-type="float" office:value="NaN">
                <text:p>NaN</text:p>
              </table:table-cell>
              <table:table-cell office:value-type="float" office:value="14430">
                <text:p>1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335641">
                <text:p>335641</text:p>
              </table:table-cell>
              <table:table-cell office:value-type="float" office:value="NaN">
                <text:p>NaN</text:p>
              </table:table-cell>
              <table:table-cell office:value-type="float" office:value="17800">
                <text:p>17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2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ff8080" draw:fill-color="#ff808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cccc" draw:fill-color="#33ccc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cm" svg:stroke-color="#333333" draw:fill-color="#33333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0713a" draw:fill-color="#90713a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93366" draw:fill-color="#993366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3399" draw:fill-color="#333399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ffcc99" draw:fill-color="#ffcc99"/>
      <style:text-properties fo:font-size="10pt" style:font-size-asian="10pt" style:font-size-complex="10pt"/>
    </style:style>
    <style:style style:name="ch16" style:family="chart">
      <style:graphic-properties svg:stroke-color="#2e3436" draw:fill="solid" draw:fill-color="#ffffff"/>
    </style:style>
    <style:style style:name="ch17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632cm" fo:min-width="362.065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22.269cm" svg:height="15.029cm" xlink:href=".." xlink:type="simple" chart:class="chart:line" chart:column-mapping="0 1 2 3 4 5 6 7" chart:style-name="ch1">
        <chart:title svg:x="0.282cm" svg:y="0.613cm" chart:style-name="ch2">
          <text:p>Smartphone market share: 2000-2012</text:p>
        </chart:title>
        <chart:subtitle svg:x="0cm" svg:y="0cm" chart:style-name="ch3">
          <text:p/>
        </chart:subtitle>
        <chart:plot-area chart:style-name="ch4" table:cell-range-address="Sheet1.K77:Sheet1.S90" chart:data-source-has-labels="both" svg:x="0.177cm" svg:y="2.498cm" svg:width="17.992cm" svg:height="12.981cm">
          <chart:coordinate-region svg:x="1.151cm" svg:y="2.75cm" svg:width="17.016cm" svg:height="11.676cm"/>
          <chart:axis chart:dimension="x" chart:name="primary-x" chart:style-name="ch5" chartooo:axis-type="auto">
            <chartooo:date-scale/>
            <chart:categories table:cell-range-address="Sheet1.K78:Sheet1.K90"/>
          </chart:axis>
          <chart:axis chart:dimension="y" chart:name="primary-y" chart:style-name="ch6"/>
          <chart:series chart:style-name="ch7" chart:values-cell-range-address="Sheet1.K78:Sheet1.K90" chart:label-cell-address="Sheet1.K77:Sheet1.K77" chart:class="chart:line">
            <chart:data-point chart:repeated="13"/>
          </chart:series>
          <chart:series chart:style-name="ch8" chart:values-cell-range-address="Sheet1.L78:Sheet1.L90" chart:label-cell-address="Sheet1.L77:Sheet1.L77" chart:class="chart:line">
            <chart:data-point chart:repeated="13"/>
          </chart:series>
          <chart:series chart:style-name="ch9" chart:values-cell-range-address="Sheet1.M78:Sheet1.M90" chart:label-cell-address="Sheet1.M77:Sheet1.M77" chart:class="chart:line">
            <chart:data-point chart:repeated="13"/>
          </chart:series>
          <chart:series chart:style-name="ch10" chart:values-cell-range-address="Sheet1.N78:Sheet1.N90" chart:label-cell-address="Sheet1.N77:Sheet1.N77" chart:class="chart:line">
            <chart:data-point chart:repeated="13"/>
          </chart:series>
          <chart:series chart:style-name="ch11" chart:values-cell-range-address="Sheet1.O78:Sheet1.O90" chart:label-cell-address="Sheet1.O77:Sheet1.O77" chart:class="chart:line">
            <chart:data-point chart:repeated="13"/>
          </chart:series>
          <chart:series chart:style-name="ch12" chart:values-cell-range-address="Sheet1.P78:Sheet1.P90" chart:label-cell-address="Sheet1.P77:Sheet1.P77" chart:class="chart:line">
            <chart:data-point chart:repeated="13"/>
          </chart:series>
          <chart:series chart:style-name="ch13" chart:values-cell-range-address="Sheet1.Q78:Sheet1.Q90" chart:label-cell-address="Sheet1.Q77:Sheet1.Q77" chart:class="chart:line">
            <chart:data-point chart:repeated="13"/>
          </chart:series>
          <chart:series chart:style-name="ch14" chart:values-cell-range-address="Sheet1.R78:Sheet1.R90" chart:label-cell-address="Sheet1.R77:Sheet1.R77" chart:class="chart:line">
            <chart:data-point chart:repeated="13"/>
          </chart:series>
          <chart:series chart:style-name="ch15" chart:values-cell-range-address="Sheet1.S78:Sheet1.S90" chart:label-cell-address="Sheet1.S77:Sheet1.S77" chart:class="chart:line">
            <chart:data-point chart:repeated="13"/>
          </chart:series>
          <chart:wall chart:style-name="ch16"/>
          <chart:floor chart:style-name="ch17"/>
        </chart:plot-area>
        <draw:custom-shape draw:name="TextBox 2" draw:style-name="gr1" draw:text-style-name="P1" svg:width="362.177cm" svg:height="0.744cm" svg:x="2.589cm" svg:y="1.51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ar</text:p>
                <draw:g>
                  <svg:desc>Sheet1.K77:Sheet1.K77</svg:desc>
                </draw:g>
              </table:table-cell>
              <table:table-cell office:value-type="string">
                <text:p>Symbian</text:p>
                <draw:g>
                  <svg:desc>Sheet1.L77:Sheet1.L77</svg:desc>
                </draw:g>
              </table:table-cell>
              <table:table-cell office:value-type="string">
                <text:p>WinMobile</text:p>
                <draw:g>
                  <svg:desc>Sheet1.M77:Sheet1.M77</svg:desc>
                </draw:g>
              </table:table-cell>
              <table:table-cell office:value-type="string">
                <text:p>PalmOS</text:p>
                <draw:g>
                  <svg:desc>Sheet1.N77:Sheet1.N77</svg:desc>
                </draw:g>
              </table:table-cell>
              <table:table-cell office:value-type="string">
                <text:p>Blackberry</text:p>
                <draw:g>
                  <svg:desc>Sheet1.O77:Sheet1.O77</svg:desc>
                </draw:g>
              </table:table-cell>
              <table:table-cell office:value-type="string">
                <text:p>Android</text:p>
                <draw:g>
                  <svg:desc>Sheet1.P77:Sheet1.P77</svg:desc>
                </draw:g>
              </table:table-cell>
              <table:table-cell office:value-type="string">
                <text:p>iPhone</text:p>
                <draw:g>
                  <svg:desc>Sheet1.Q77:Sheet1.Q77</svg:desc>
                </draw:g>
              </table:table-cell>
              <table:table-cell office:value-type="string">
                <text:p>Linux</text:p>
                <draw:g>
                  <svg:desc>Sheet1.R77:Sheet1.R77</svg:desc>
                </draw:g>
              </table:table-cell>
              <table:table-cell office:value-type="string">
                <text:p>Others</text:p>
                <draw:g>
                  <svg:desc>Sheet1.S77:Sheet1.S77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Sheet1.K78:Sheet1.K90</svg:desc>
                </draw:g>
              </table:table-cell>
              <table:table-cell office:value-type="float" office:value="2000">
                <text:p>2000</text:p>
                <draw:g>
                  <svg:desc>Sheet1.K78:Sheet1.K90</svg:desc>
                </draw:g>
              </table:table-cell>
              <table:table-cell office:value-type="float" office:value="0">
                <text:p>0</text:p>
                <draw:g>
                  <svg:desc>Sheet1.L78:Sheet1.L90</svg:desc>
                </draw:g>
              </table:table-cell>
              <table:table-cell office:value-type="float" office:value="0">
                <text:p>0</text:p>
                <draw:g>
                  <svg:desc>Sheet1.M78:Sheet1.M90</svg:desc>
                </draw:g>
              </table:table-cell>
              <table:table-cell office:value-type="float" office:value="0">
                <text:p>0</text:p>
                <draw:g>
                  <svg:desc>Sheet1.N78:Sheet1.N90</svg:desc>
                </draw:g>
              </table:table-cell>
              <table:table-cell office:value-type="float" office:value="0">
                <text:p>0</text:p>
                <draw:g>
                  <svg:desc>Sheet1.O78:Sheet1.O90</svg:desc>
                </draw:g>
              </table:table-cell>
              <table:table-cell office:value-type="float" office:value="0">
                <text:p>0</text:p>
                <draw:g>
                  <svg:desc>Sheet1.P78:Sheet1.P90</svg:desc>
                </draw:g>
              </table:table-cell>
              <table:table-cell office:value-type="float" office:value="0">
                <text:p>0</text:p>
                <draw:g>
                  <svg:desc>Sheet1.Q78:Sheet1.Q90</svg:desc>
                </draw:g>
              </table:table-cell>
              <table:table-cell office:value-type="float" office:value="0">
                <text:p>0</text:p>
                <draw:g>
                  <svg:desc>Sheet1.R78:Sheet1.R90</svg:desc>
                </draw:g>
              </table:table-cell>
              <table:table-cell office:value-type="float" office:value="100">
                <text:p>100</text:p>
                <draw:g>
                  <svg:desc>Sheet1.S78:Sheet1.S90</svg:desc>
                </draw:g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001">
                <text:p>2001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002">
                <text:p>2002</text:p>
              </table:table-cell>
              <table:table-cell office:value-type="float" office:value="49.645390070922">
                <text:p>49.645390070922</text:p>
              </table:table-cell>
              <table:table-cell office:value-type="float" office:value="7.09219858156028">
                <text:p>7.09219858156028</text:p>
              </table:table-cell>
              <table:table-cell office:value-type="float" office:value="7.09219858156028">
                <text:p>7.092198581560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.1702127659575">
                <text:p>36.170212765957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003">
                <text:p>2003</text:p>
              </table:table-cell>
              <table:table-cell office:value-type="float" office:value="88">
                <text:p>88</text:p>
              </table:table-cell>
              <table:table-cell office:value-type="float" office:value="4.05405405405405">
                <text:p>4.05405405405405</text:p>
              </table:table-cell>
              <table:table-cell office:value-type="float" office:value="2.7027027027027">
                <text:p>2.7027027027027</text:p>
              </table:table-cell>
              <table:table-cell office:value-type="float" office:value="2.7027027027027">
                <text:p>2.7027027027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4054054054054">
                <text:p>2.5405405405405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56">
                <text:p>56</text:p>
              </table:table-cell>
              <table:table-cell office:value-type="float" office:value="12.6">
                <text:p>12.6</text:p>
              </table:table-cell>
              <table:table-cell office:value-type="float" office:value="4.51612903225806">
                <text:p>4.51612903225806</text:p>
              </table:table-cell>
              <table:table-cell office:value-type="float" office:value="10.3225806451613">
                <text:p>10.3225806451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5.56129032258064">
                <text:p>5.56129032258064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51">
                <text:p>51</text:p>
              </table:table-cell>
              <table:table-cell office:value-type="float" office:value="17">
                <text:p>17</text:p>
              </table:table-cell>
              <table:table-cell office:value-type="float" office:value="2.36051502145923">
                <text:p>2.36051502145923</text:p>
              </table:table-cell>
              <table:table-cell office:value-type="float" office:value="6.00858369098712">
                <text:p>6.00858369098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.630901287553657">
                <text:p>0.630901287553657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67">
                <text:p>67</text:p>
              </table:table-cell>
              <table:table-cell office:value-type="float" office:value="14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.499999999999989">
                <text:p>0.499999999999989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63.5159443990188">
                <text:p>63.5159443990188</text:p>
              </table:table-cell>
              <table:table-cell office:value-type="float" office:value="12.0196238757155">
                <text:p>12.0196238757155</text:p>
              </table:table-cell>
              <table:table-cell office:value-type="float" office:value="1.43908421913328">
                <text:p>1.43908421913328</text:p>
              </table:table-cell>
              <table:table-cell office:value-type="float" office:value="9.6238757154538">
                <text:p>9.6238757154538</text:p>
              </table:table-cell>
              <table:table-cell office:value-type="float" office:value="0">
                <text:p>0</text:p>
              </table:table-cell>
              <table:table-cell office:value-type="float" office:value="2.6982829108749">
                <text:p>2.6982829108749</text:p>
              </table:table-cell>
              <table:table-cell office:value-type="float" office:value="9.61569910057236">
                <text:p>9.61569910057236</text:p>
              </table:table-cell>
              <table:table-cell office:value-type="float" office:value="1.0874897792314">
                <text:p>1.087489779231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52.3546302943288">
                <text:p>52.3546302943288</text:p>
              </table:table-cell>
              <table:table-cell office:value-type="float" office:value="11.8449389806174">
                <text:p>11.8449389806174</text:p>
              </table:table-cell>
              <table:table-cell office:value-type="float" office:value="1.80186647523331">
                <text:p>1.80186647523331</text:p>
              </table:table-cell>
              <table:table-cell office:value-type="float" office:value="16.618808327351">
                <text:p>16.618808327351</text:p>
              </table:table-cell>
              <table:table-cell office:value-type="float" office:value="0">
                <text:p>0</text:p>
              </table:table-cell>
              <table:table-cell office:value-type="float" office:value="8.19813352476669">
                <text:p>8.19813352476669</text:p>
              </table:table-cell>
              <table:table-cell office:value-type="float" office:value="8.08327351040919">
                <text:p>8.08327351040919</text:p>
              </table:table-cell>
              <table:table-cell office:value-type="float" office:value="1.09834888729361">
                <text:p>1.0983488872936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45.7724957555178">
                <text:p>45.7724957555178</text:p>
              </table:table-cell>
              <table:table-cell office:value-type="float" office:value="8.50594227504245">
                <text:p>8.50594227504245</text:p>
              </table:table-cell>
              <table:table-cell office:value-type="float" office:value="0.673457838143747">
                <text:p>0.673457838143747</text:p>
              </table:table-cell>
              <table:table-cell office:value-type="float" office:value="19.4397283531409">
                <text:p>19.4397283531409</text:p>
              </table:table-cell>
              <table:table-cell office:value-type="float" office:value="3.84833050367855">
                <text:p>3.84833050367855</text:p>
              </table:table-cell>
              <table:table-cell office:value-type="float" office:value="14.0860215053763">
                <text:p>14.0860215053763</text:p>
              </table:table-cell>
              <table:table-cell office:value-type="float" office:value="4.60101867572156">
                <text:p>4.60101867572156</text:p>
              </table:table-cell>
              <table:table-cell office:value-type="float" office:value="3.07300509337861">
                <text:p>3.0730050933786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36.7039473684211">
                <text:p>36.7039473684211</text:p>
              </table:table-cell>
              <table:table-cell office:value-type="float" office:value="4.07236842105263">
                <text:p>4.07236842105263</text:p>
              </table:table-cell>
              <table:table-cell office:value-type="float" office:value="0.131578947368421">
                <text:p>0.131578947368421</text:p>
              </table:table-cell>
              <table:table-cell office:value-type="float" office:value="15.608552631579">
                <text:p>15.608552631579</text:p>
              </table:table-cell>
              <table:table-cell office:value-type="float" office:value="22.1118421052632">
                <text:p>22.1118421052632</text:p>
              </table:table-cell>
              <table:table-cell office:value-type="float" office:value="15.3289473684211">
                <text:p>15.3289473684211</text:p>
              </table:table-cell>
              <table:table-cell office:value-type="float" office:value="0">
                <text:p>0</text:p>
              </table:table-cell>
              <table:table-cell office:value-type="float" office:value="6.04276315789474">
                <text:p>6.04276315789474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19.0529661016949">
                <text:p>19.0529661016949</text:p>
              </table:table-cell>
              <table:table-cell office:value-type="float" office:value="5.58262711864407">
                <text:p>5.58262711864407</text:p>
              </table:table-cell>
              <table:table-cell office:value-type="float" office:value="0">
                <text:p>0</text:p>
              </table:table-cell>
              <table:table-cell office:value-type="float" office:value="13.2627118644068">
                <text:p>13.2627118644068</text:p>
              </table:table-cell>
              <table:table-cell office:value-type="float" office:value="38.1080508474576">
                <text:p>38.1080508474576</text:p>
              </table:table-cell>
              <table:table-cell office:value-type="float" office:value="19.1864406779661">
                <text:p>19.1864406779661</text:p>
              </table:table-cell>
              <table:table-cell office:value-type="float" office:value="0">
                <text:p>0</text:p>
              </table:table-cell>
              <table:table-cell office:value-type="float" office:value="4.80720338983051">
                <text:p>4.8072033898305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8.65934981939428">
                <text:p>8.65934981939428</text:p>
              </table:table-cell>
              <table:table-cell office:value-type="float" office:value="1.87552097804946">
                <text:p>1.87552097804946</text:p>
              </table:table-cell>
              <table:table-cell office:value-type="float" office:value="0">
                <text:p>0</text:p>
              </table:table-cell>
              <table:table-cell office:value-type="float" office:value="6.87691025284801">
                <text:p>6.87691025284801</text:p>
              </table:table-cell>
              <table:table-cell office:value-type="float" office:value="56.2656293414837">
                <text:p>56.2656293414837</text:p>
              </table:table-cell>
              <table:table-cell office:value-type="float" office:value="23.0063906640733">
                <text:p>23.0063906640733</text:p>
              </table:table-cell>
              <table:table-cell office:value-type="float" office:value="0">
                <text:p>0</text:p>
              </table:table-cell>
              <table:table-cell office:value-type="float" office:value="3.31619894415115">
                <text:p>3.3161989441511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2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7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ff8080" draw:fill-color="#ff808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cccc" draw:fill-color="#33ccc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3333" draw:fill-color="#33333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cm" svg:stroke-color="#ff8080" draw:fill-color="#ff808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3399" draw:fill-color="#333399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ccffcc" draw:fill-color="#ccffcc"/>
      <style:text-properties fo:font-size="10pt" style:font-size-asian="10pt" style:font-size-complex="10pt"/>
    </style:style>
    <style:style style:name="ch15" style:family="chart">
      <style:graphic-properties svg:stroke-color="#2e3436" draw:fill="solid" draw:fill-color="#ffffff"/>
    </style:style>
    <style:style style:name="ch16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632cm" fo:min-width="362.082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22.27cm" svg:height="15.029cm" xlink:href=".." xlink:type="simple" chart:class="chart:line" chart:style-name="ch1">
        <chart:title svg:x="0.282cm" svg:y="0.613cm" chart:style-name="ch2">
          <text:p>Smartphone market share: 2000-2006</text:p>
        </chart:title>
        <chart:subtitle svg:x="0cm" svg:y="0cm" chart:style-name="ch3">
          <text:p/>
        </chart:subtitle>
        <chart:plot-area chart:style-name="ch4" table:cell-range-address="Sheet1.K78:Sheet1.S84 Sheet1.L77:Sheet1.S77" chart:data-source-has-labels="both" svg:x="0.177cm" svg:y="2.498cm" svg:width="17.993cm" svg:height="12.981cm">
          <chart:coordinate-region svg:x="1.151cm" svg:y="2.75cm" svg:width="17.017cm" svg:height="11.676cm"/>
          <chart:axis chart:dimension="x" chart:name="primary-x" chart:style-name="ch5" chartooo:axis-type="auto">
            <chartooo:date-scale/>
            <chart:categories table:cell-range-address="Sheet1.K78:Sheet1.K84"/>
          </chart:axis>
          <chart:axis chart:dimension="y" chart:name="primary-y" chart:style-name="ch6"/>
          <chart:series chart:style-name="ch7" chart:values-cell-range-address="Sheet1.L78:Sheet1.L84" chart:label-cell-address="Sheet1.L77:Sheet1.L77" chart:class="chart:line">
            <chart:data-point chart:repeated="7"/>
          </chart:series>
          <chart:series chart:style-name="ch8" chart:values-cell-range-address="Sheet1.M78:Sheet1.M84" chart:label-cell-address="Sheet1.M77:Sheet1.M77" chart:class="chart:line">
            <chart:data-point chart:repeated="7"/>
          </chart:series>
          <chart:series chart:style-name="ch9" chart:values-cell-range-address="Sheet1.N78:Sheet1.N84" chart:label-cell-address="Sheet1.N77:Sheet1.N77" chart:class="chart:line">
            <chart:data-point chart:repeated="7"/>
          </chart:series>
          <chart:series chart:style-name="ch10" chart:values-cell-range-address="Sheet1.O78:Sheet1.O84" chart:label-cell-address="Sheet1.O77:Sheet1.O77" chart:class="chart:line">
            <chart:data-point chart:repeated="7"/>
          </chart:series>
          <chart:series chart:style-name="ch11" chart:values-cell-range-address="Sheet1.P78:Sheet1.P84" chart:label-cell-address="Sheet1.P77:Sheet1.P77" chart:class="chart:line">
            <chart:data-point chart:repeated="7"/>
          </chart:series>
          <chart:series chart:style-name="ch12" chart:values-cell-range-address="Sheet1.Q78:Sheet1.Q84" chart:label-cell-address="Sheet1.Q77:Sheet1.Q77" chart:class="chart:line">
            <chart:data-point chart:repeated="7"/>
          </chart:series>
          <chart:series chart:style-name="ch13" chart:values-cell-range-address="Sheet1.R78:Sheet1.R84" chart:label-cell-address="Sheet1.R77:Sheet1.R77" chart:class="chart:line">
            <chart:data-point chart:repeated="7"/>
          </chart:series>
          <chart:series chart:style-name="ch14" chart:values-cell-range-address="Sheet1.S78:Sheet1.S84" chart:label-cell-address="Sheet1.S77:Sheet1.S77" chart:class="chart:line">
            <chart:data-point chart:repeated="7"/>
          </chart:series>
          <chart:wall chart:style-name="ch15"/>
          <chart:floor chart:style-name="ch16"/>
        </chart:plot-area>
        <draw:custom-shape draw:name="TextBox 2" draw:style-name="gr1" draw:text-style-name="P1" svg:width="362.194cm" svg:height="0.744cm" svg:x="2.589cm" svg:y="1.51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mbian</text:p>
                <draw:g>
                  <svg:desc>Sheet1.L77:Sheet1.L77</svg:desc>
                </draw:g>
              </table:table-cell>
              <table:table-cell office:value-type="string">
                <text:p>WinMobile</text:p>
                <draw:g>
                  <svg:desc>Sheet1.M77:Sheet1.M77</svg:desc>
                </draw:g>
              </table:table-cell>
              <table:table-cell office:value-type="string">
                <text:p>PalmOS</text:p>
                <draw:g>
                  <svg:desc>Sheet1.N77:Sheet1.N77</svg:desc>
                </draw:g>
              </table:table-cell>
              <table:table-cell office:value-type="string">
                <text:p>Blackberry</text:p>
                <draw:g>
                  <svg:desc>Sheet1.O77:Sheet1.O77</svg:desc>
                </draw:g>
              </table:table-cell>
              <table:table-cell office:value-type="string">
                <text:p>Android</text:p>
                <draw:g>
                  <svg:desc>Sheet1.P77:Sheet1.P77</svg:desc>
                </draw:g>
              </table:table-cell>
              <table:table-cell office:value-type="string">
                <text:p>iPhone</text:p>
                <draw:g>
                  <svg:desc>Sheet1.Q77:Sheet1.Q77</svg:desc>
                </draw:g>
              </table:table-cell>
              <table:table-cell office:value-type="string">
                <text:p>Linux</text:p>
                <draw:g>
                  <svg:desc>Sheet1.R77:Sheet1.R77</svg:desc>
                </draw:g>
              </table:table-cell>
              <table:table-cell office:value-type="string">
                <text:p>Others</text:p>
                <draw:g>
                  <svg:desc>Sheet1.S77:Sheet1.S77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Sheet1.K78:Sheet1.K84</svg:desc>
                </draw:g>
              </table:table-cell>
              <table:table-cell office:value-type="float" office:value="0">
                <text:p>0</text:p>
                <draw:g>
                  <svg:desc>Sheet1.L78:Sheet1.L84</svg:desc>
                </draw:g>
              </table:table-cell>
              <table:table-cell office:value-type="float" office:value="0">
                <text:p>0</text:p>
                <draw:g>
                  <svg:desc>Sheet1.M78:Sheet1.M84</svg:desc>
                </draw:g>
              </table:table-cell>
              <table:table-cell office:value-type="float" office:value="0">
                <text:p>0</text:p>
                <draw:g>
                  <svg:desc>Sheet1.N78:Sheet1.N84</svg:desc>
                </draw:g>
              </table:table-cell>
              <table:table-cell office:value-type="float" office:value="0">
                <text:p>0</text:p>
                <draw:g>
                  <svg:desc>Sheet1.O78:Sheet1.O84</svg:desc>
                </draw:g>
              </table:table-cell>
              <table:table-cell office:value-type="float" office:value="0">
                <text:p>0</text:p>
                <draw:g>
                  <svg:desc>Sheet1.P78:Sheet1.P84</svg:desc>
                </draw:g>
              </table:table-cell>
              <table:table-cell office:value-type="float" office:value="0">
                <text:p>0</text:p>
                <draw:g>
                  <svg:desc>Sheet1.Q78:Sheet1.Q84</svg:desc>
                </draw:g>
              </table:table-cell>
              <table:table-cell office:value-type="float" office:value="0">
                <text:p>0</text:p>
                <draw:g>
                  <svg:desc>Sheet1.R78:Sheet1.R84</svg:desc>
                </draw:g>
              </table:table-cell>
              <table:table-cell office:value-type="float" office:value="100">
                <text:p>100</text:p>
                <draw:g>
                  <svg:desc>Sheet1.S78:Sheet1.S84</svg:desc>
                </draw:g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9.645390070922">
                <text:p>49.645390070922</text:p>
              </table:table-cell>
              <table:table-cell office:value-type="float" office:value="7.09219858156028">
                <text:p>7.09219858156028</text:p>
              </table:table-cell>
              <table:table-cell office:value-type="float" office:value="7.09219858156028">
                <text:p>7.092198581560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.1702127659575">
                <text:p>36.170212765957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88">
                <text:p>88</text:p>
              </table:table-cell>
              <table:table-cell office:value-type="float" office:value="4.05405405405405">
                <text:p>4.05405405405405</text:p>
              </table:table-cell>
              <table:table-cell office:value-type="float" office:value="2.7027027027027">
                <text:p>2.7027027027027</text:p>
              </table:table-cell>
              <table:table-cell office:value-type="float" office:value="2.7027027027027">
                <text:p>2.7027027027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4054054054054">
                <text:p>2.5405405405405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56">
                <text:p>56</text:p>
              </table:table-cell>
              <table:table-cell office:value-type="float" office:value="12.6">
                <text:p>12.6</text:p>
              </table:table-cell>
              <table:table-cell office:value-type="float" office:value="4.51612903225806">
                <text:p>4.51612903225806</text:p>
              </table:table-cell>
              <table:table-cell office:value-type="float" office:value="10.3225806451613">
                <text:p>10.3225806451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5.56129032258064">
                <text:p>5.56129032258064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51">
                <text:p>51</text:p>
              </table:table-cell>
              <table:table-cell office:value-type="float" office:value="17">
                <text:p>17</text:p>
              </table:table-cell>
              <table:table-cell office:value-type="float" office:value="2.36051502145923">
                <text:p>2.36051502145923</text:p>
              </table:table-cell>
              <table:table-cell office:value-type="float" office:value="6.00858369098712">
                <text:p>6.00858369098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.630901287553657">
                <text:p>0.630901287553657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67">
                <text:p>67</text:p>
              </table:table-cell>
              <table:table-cell office:value-type="float" office:value="14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.499999999999989">
                <text:p>0.49999999999998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2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7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ff8080" draw:fill-color="#ff808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33cccc" draw:fill-color="#33cccc"/>
      <style:text-properties fo:font-size="10pt" style:font-size-asian="10pt" style:font-size-complex="10pt"/>
    </style:style>
    <style:style style:name="ch9" style:family="chart">
      <style:chart-properties chart:solid-type="cuboid" chart:data-label-number="none" chart:data-label-text="true" chart:data-label-symbol="false" chart:label-position="right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10" style:family="chart" style:data-style-name="N0">
      <style:chart-properties chart:symbol-type="none" chart:link-data-style-to-source="true"/>
      <style:graphic-properties svg:stroke-width="0.07cm" svg:stroke-color="#333333" draw:fill-color="#33333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0713a" draw:fill-color="#90713a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93366" draw:fill-color="#993366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7cm" svg:stroke-color="#333399" draw:fill-color="#333399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ccffcc" draw:fill-color="#ccffcc"/>
      <style:text-properties fo:font-size="10pt" style:font-size-asian="10pt" style:font-size-complex="10pt"/>
    </style:style>
    <style:style style:name="ch16" style:family="chart">
      <style:graphic-properties svg:stroke-color="#2e3436" draw:fill="solid" draw:fill-color="#ffffff"/>
    </style:style>
    <style:style style:name="ch17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632cm" fo:min-width="362.065cm" fo:padding-top="0.056cm" fo:padding-bottom="0.056cm" fo:padding-left="0.056cm" fo:padding-right="0.056cm" fo:wrap-option="wrap" draw:shadow-color="#808080"/>
      <style:paragraph-properties style:writing-mode="lr-tb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0.591cm" fo:min-width="8.422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22.269cm" svg:height="15.029cm" xlink:href=".." xlink:type="simple" chart:class="chart:line" chart:style-name="ch1">
        <chart:title svg:x="0.282cm" svg:y="0.613cm" chart:style-name="ch2">
          <text:p>Smartphone market share: 2007-2012 *</text:p>
        </chart:title>
        <chart:subtitle svg:x="0cm" svg:y="0cm" chart:style-name="ch3">
          <text:p/>
        </chart:subtitle>
        <chart:plot-area chart:style-name="ch4" table:cell-range-address="Sheet1.K85:Sheet1.S90 Sheet1.L77:Sheet1.S77" chart:data-source-has-labels="both" svg:x="0.177cm" svg:y="2.501cm" svg:width="17.993cm" svg:height="12.977cm">
          <chart:coordinate-region svg:x="1.151cm" svg:y="2.753cm" svg:width="17.017cm" svg:height="11.672cm"/>
          <chart:axis chart:dimension="x" chart:name="primary-x" chart:style-name="ch5" chartooo:axis-type="auto">
            <chartooo:date-scale/>
            <chart:categories table:cell-range-address="Sheet1.K85:Sheet1.K90"/>
          </chart:axis>
          <chart:axis chart:dimension="y" chart:name="primary-y" chart:style-name="ch6"/>
          <chart:series chart:style-name="ch7" chart:values-cell-range-address="Sheet1.L85:Sheet1.L90" chart:label-cell-address="Sheet1.L77:Sheet1.L77" chart:class="chart:line">
            <chart:data-point chart:repeated="6"/>
          </chart:series>
          <chart:series chart:style-name="ch8" chart:values-cell-range-address="Sheet1.M85:Sheet1.M90" chart:label-cell-address="Sheet1.M77:Sheet1.M77" chart:class="chart:line">
            <chart:data-point chart:repeated="5"/>
            <chart:data-point chart:style-name="ch9"/>
          </chart:series>
          <chart:series chart:style-name="ch10" chart:values-cell-range-address="Sheet1.N85:Sheet1.N90" chart:label-cell-address="Sheet1.N77:Sheet1.N77" chart:class="chart:line">
            <chart:data-point chart:repeated="6"/>
          </chart:series>
          <chart:series chart:style-name="ch11" chart:values-cell-range-address="Sheet1.O85:Sheet1.O90" chart:label-cell-address="Sheet1.O77:Sheet1.O77" chart:class="chart:line">
            <chart:data-point chart:repeated="6"/>
          </chart:series>
          <chart:series chart:style-name="ch12" chart:values-cell-range-address="Sheet1.P85:Sheet1.P90" chart:label-cell-address="Sheet1.P77:Sheet1.P77" chart:class="chart:line">
            <chart:data-point chart:repeated="6"/>
          </chart:series>
          <chart:series chart:style-name="ch13" chart:values-cell-range-address="Sheet1.Q85:Sheet1.Q90" chart:label-cell-address="Sheet1.Q77:Sheet1.Q77" chart:class="chart:line">
            <chart:data-point chart:repeated="6"/>
          </chart:series>
          <chart:series chart:style-name="ch14" chart:values-cell-range-address="Sheet1.R85:Sheet1.R90" chart:label-cell-address="Sheet1.R77:Sheet1.R77" chart:class="chart:line">
            <chart:data-point chart:repeated="6"/>
          </chart:series>
          <chart:series chart:style-name="ch15" chart:values-cell-range-address="Sheet1.S85:Sheet1.S90" chart:label-cell-address="Sheet1.S77:Sheet1.S77" chart:class="chart:line">
            <chart:data-point chart:repeated="6"/>
          </chart:series>
          <chart:wall chart:style-name="ch16"/>
          <chart:floor chart:style-name="ch17"/>
        </chart:plot-area>
        <draw:custom-shape draw:name="TextBox 2" draw:style-name="gr1" draw:text-style-name="P1" svg:width="362.177cm" svg:height="0.744cm" svg:x="2.589cm" svg:y="1.51cm">
          <text:p/>
          <draw:enhanced-geometry svg:viewBox="0 0 21600 21600" draw:type="mso-spt202" draw:enhanced-path="M 0 0 L 21600 0 21600 21600 0 21600 0 0 Z N"/>
        </draw:custom-shape>
        <draw:custom-shape draw:name="TextBox 1" draw:style-name="gr2" draw:text-style-name="P1" svg:width="8.534cm" svg:height="0.703cm" svg:x="9.47cm" svg:y="1.416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mbian</text:p>
                <draw:g>
                  <svg:desc>Sheet1.L77:Sheet1.L77</svg:desc>
                </draw:g>
              </table:table-cell>
              <table:table-cell office:value-type="string">
                <text:p>WinMobile</text:p>
                <draw:g>
                  <svg:desc>Sheet1.M77:Sheet1.M77</svg:desc>
                </draw:g>
              </table:table-cell>
              <table:table-cell office:value-type="string">
                <text:p>PalmOS</text:p>
                <draw:g>
                  <svg:desc>Sheet1.N77:Sheet1.N77</svg:desc>
                </draw:g>
              </table:table-cell>
              <table:table-cell office:value-type="string">
                <text:p>Blackberry</text:p>
                <draw:g>
                  <svg:desc>Sheet1.O77:Sheet1.O77</svg:desc>
                </draw:g>
              </table:table-cell>
              <table:table-cell office:value-type="string">
                <text:p>Android</text:p>
                <draw:g>
                  <svg:desc>Sheet1.P77:Sheet1.P77</svg:desc>
                </draw:g>
              </table:table-cell>
              <table:table-cell office:value-type="string">
                <text:p>iPhone</text:p>
                <draw:g>
                  <svg:desc>Sheet1.Q77:Sheet1.Q77</svg:desc>
                </draw:g>
              </table:table-cell>
              <table:table-cell office:value-type="string">
                <text:p>Linux</text:p>
                <draw:g>
                  <svg:desc>Sheet1.R77:Sheet1.R77</svg:desc>
                </draw:g>
              </table:table-cell>
              <table:table-cell office:value-type="string">
                <text:p>Others</text:p>
                <draw:g>
                  <svg:desc>Sheet1.S77:Sheet1.S77</svg:desc>
                </draw:g>
              </table:table-cell>
            </table:table-row>
          </table:table-header-rows>
          <table:table-rows>
            <table:table-row>
              <table:table-cell office:value-type="float" office:value="2007">
                <text:p>2007</text:p>
                <draw:g>
                  <svg:desc>Sheet1.K85:Sheet1.K90</svg:desc>
                </draw:g>
              </table:table-cell>
              <table:table-cell office:value-type="float" office:value="63.5159443990188">
                <text:p>63.5159443990188</text:p>
                <draw:g>
                  <svg:desc>Sheet1.L85:Sheet1.L90</svg:desc>
                </draw:g>
              </table:table-cell>
              <table:table-cell office:value-type="float" office:value="12.0196238757155">
                <text:p>12.0196238757155</text:p>
                <draw:g>
                  <svg:desc>Sheet1.M85:Sheet1.M90</svg:desc>
                </draw:g>
              </table:table-cell>
              <table:table-cell office:value-type="float" office:value="1.43908421913328">
                <text:p>1.43908421913328</text:p>
                <draw:g>
                  <svg:desc>Sheet1.N85:Sheet1.N90</svg:desc>
                </draw:g>
              </table:table-cell>
              <table:table-cell office:value-type="float" office:value="9.6238757154538">
                <text:p>9.6238757154538</text:p>
                <draw:g>
                  <svg:desc>Sheet1.O85:Sheet1.O90</svg:desc>
                </draw:g>
              </table:table-cell>
              <table:table-cell office:value-type="float" office:value="0">
                <text:p>0</text:p>
                <draw:g>
                  <svg:desc>Sheet1.P85:Sheet1.P90</svg:desc>
                </draw:g>
              </table:table-cell>
              <table:table-cell office:value-type="float" office:value="2.6982829108749">
                <text:p>2.6982829108749</text:p>
                <draw:g>
                  <svg:desc>Sheet1.Q85:Sheet1.Q90</svg:desc>
                </draw:g>
              </table:table-cell>
              <table:table-cell office:value-type="float" office:value="9.61569910057236">
                <text:p>9.61569910057236</text:p>
                <draw:g>
                  <svg:desc>Sheet1.R85:Sheet1.R90</svg:desc>
                </draw:g>
              </table:table-cell>
              <table:table-cell office:value-type="float" office:value="1.0874897792314">
                <text:p>1.0874897792314</text:p>
                <draw:g>
                  <svg:desc>Sheet1.S85:Sheet1.S90</svg:desc>
                </draw:g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52.3546302943288">
                <text:p>52.3546302943288</text:p>
              </table:table-cell>
              <table:table-cell office:value-type="float" office:value="11.8449389806174">
                <text:p>11.8449389806174</text:p>
              </table:table-cell>
              <table:table-cell office:value-type="float" office:value="1.80186647523331">
                <text:p>1.80186647523331</text:p>
              </table:table-cell>
              <table:table-cell office:value-type="float" office:value="16.618808327351">
                <text:p>16.618808327351</text:p>
              </table:table-cell>
              <table:table-cell office:value-type="float" office:value="0">
                <text:p>0</text:p>
              </table:table-cell>
              <table:table-cell office:value-type="float" office:value="8.19813352476669">
                <text:p>8.19813352476669</text:p>
              </table:table-cell>
              <table:table-cell office:value-type="float" office:value="8.08327351040919">
                <text:p>8.08327351040919</text:p>
              </table:table-cell>
              <table:table-cell office:value-type="float" office:value="1.09834888729361">
                <text:p>1.0983488872936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5.7724957555178">
                <text:p>45.7724957555178</text:p>
              </table:table-cell>
              <table:table-cell office:value-type="float" office:value="8.50594227504245">
                <text:p>8.50594227504245</text:p>
              </table:table-cell>
              <table:table-cell office:value-type="float" office:value="0.673457838143747">
                <text:p>0.673457838143747</text:p>
              </table:table-cell>
              <table:table-cell office:value-type="float" office:value="19.4397283531409">
                <text:p>19.4397283531409</text:p>
              </table:table-cell>
              <table:table-cell office:value-type="float" office:value="3.84833050367855">
                <text:p>3.84833050367855</text:p>
              </table:table-cell>
              <table:table-cell office:value-type="float" office:value="14.0860215053763">
                <text:p>14.0860215053763</text:p>
              </table:table-cell>
              <table:table-cell office:value-type="float" office:value="4.60101867572156">
                <text:p>4.60101867572156</text:p>
              </table:table-cell>
              <table:table-cell office:value-type="float" office:value="3.07300509337861">
                <text:p>3.0730050933786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6.7039473684211">
                <text:p>36.7039473684211</text:p>
              </table:table-cell>
              <table:table-cell office:value-type="float" office:value="4.07236842105263">
                <text:p>4.07236842105263</text:p>
              </table:table-cell>
              <table:table-cell office:value-type="float" office:value="0.131578947368421">
                <text:p>0.131578947368421</text:p>
              </table:table-cell>
              <table:table-cell office:value-type="float" office:value="15.608552631579">
                <text:p>15.608552631579</text:p>
              </table:table-cell>
              <table:table-cell office:value-type="float" office:value="22.1118421052632">
                <text:p>22.1118421052632</text:p>
              </table:table-cell>
              <table:table-cell office:value-type="float" office:value="15.3289473684211">
                <text:p>15.3289473684211</text:p>
              </table:table-cell>
              <table:table-cell office:value-type="float" office:value="0">
                <text:p>0</text:p>
              </table:table-cell>
              <table:table-cell office:value-type="float" office:value="6.04276315789474">
                <text:p>6.04276315789474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9.0529661016949">
                <text:p>19.0529661016949</text:p>
              </table:table-cell>
              <table:table-cell office:value-type="float" office:value="5.58262711864407">
                <text:p>5.58262711864407</text:p>
              </table:table-cell>
              <table:table-cell office:value-type="float" office:value="0">
                <text:p>0</text:p>
              </table:table-cell>
              <table:table-cell office:value-type="float" office:value="13.2627118644068">
                <text:p>13.2627118644068</text:p>
              </table:table-cell>
              <table:table-cell office:value-type="float" office:value="38.1080508474576">
                <text:p>38.1080508474576</text:p>
              </table:table-cell>
              <table:table-cell office:value-type="float" office:value="19.1864406779661">
                <text:p>19.1864406779661</text:p>
              </table:table-cell>
              <table:table-cell office:value-type="float" office:value="0">
                <text:p>0</text:p>
              </table:table-cell>
              <table:table-cell office:value-type="float" office:value="4.80720338983051">
                <text:p>4.8072033898305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8.65934981939428">
                <text:p>8.65934981939428</text:p>
              </table:table-cell>
              <table:table-cell office:value-type="float" office:value="1.87552097804946">
                <text:p>1.87552097804946</text:p>
              </table:table-cell>
              <table:table-cell office:value-type="float" office:value="0">
                <text:p>0</text:p>
              </table:table-cell>
              <table:table-cell office:value-type="float" office:value="6.87691025284801">
                <text:p>6.87691025284801</text:p>
              </table:table-cell>
              <table:table-cell office:value-type="float" office:value="56.2656293414837">
                <text:p>56.2656293414837</text:p>
              </table:table-cell>
              <table:table-cell office:value-type="float" office:value="23.0063906640733">
                <text:p>23.0063906640733</text:p>
              </table:table-cell>
              <table:table-cell office:value-type="float" office:value="0">
                <text:p>0</text:p>
              </table:table-cell>
              <table:table-cell office:value-type="float" office:value="3.31619894415115">
                <text:p>3.3161989441511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2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6" style:family="chart" style:data-style-name="N3">
      <style:chart-properties chart:display-label="true" chart:tick-marks-major-inner="true" chart:tick-marks-major-outer="false" chart:logarithmic="false" chart:maximum="10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7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93366" draw:fill-color="#99336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0713a" draw:fill-color="#90713a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dd0806" draw:fill-color="#dd080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12" style:family="chart">
      <style:graphic-properties svg:stroke-color="#2e3436" draw:fill="solid" draw:fill-color="#ffffff"/>
    </style:style>
    <style:style style:name="ch13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632cm" fo:min-width="362.082cm" fo:padding-top="0.056cm" fo:padding-bottom="0.056cm" fo:padding-left="0.056cm" fo:padding-right="0.056cm" fo:wrap-option="wrap" draw:shadow-color="#808080"/>
      <style:paragraph-properties style:writing-mode="lr-tb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0.591cm" fo:min-width="8.412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22.27cm" svg:height="15.029cm" xlink:href=".." xlink:type="simple" chart:class="chart:line" chart:style-name="ch1">
        <chart:title svg:x="0.277cm" svg:y="0.613cm" chart:style-name="ch2">
          <text:p>Tablet market share: 2010-2012*</text:p>
        </chart:title>
        <chart:subtitle svg:x="0cm" svg:y="0cm" chart:style-name="ch3">
          <text:p/>
        </chart:subtitle>
        <chart:plot-area chart:style-name="ch4" table:cell-range-address="Sheet1.J94:Sheet1.O101 Sheet1.K93:Sheet1.O93" chart:data-source-has-labels="both" svg:x="0.486cm" svg:y="2.501cm" svg:width="17.979cm" svg:height="12.527cm">
          <chart:coordinate-region svg:x="1.46cm" svg:y="2.753cm" svg:width="16.567cm" svg:height="11.672cm"/>
          <chart:axis chart:dimension="x" chart:name="primary-x" chart:style-name="ch5" chartooo:axis-type="auto">
            <chartooo:date-scale/>
            <chart:categories table:cell-range-address="Sheet1.J94:Sheet1.J101"/>
          </chart:axis>
          <chart:axis chart:dimension="y" chart:name="primary-y" chart:style-name="ch6"/>
          <chart:series chart:style-name="ch7" chart:values-cell-range-address="Sheet1.K94:Sheet1.K101" chart:label-cell-address="Sheet1.K93:Sheet1.K93" chart:class="chart:line">
            <chart:data-point chart:repeated="8"/>
          </chart:series>
          <chart:series chart:style-name="ch8" chart:values-cell-range-address="Sheet1.L94:Sheet1.L101" chart:label-cell-address="Sheet1.L93:Sheet1.L93" chart:class="chart:line">
            <chart:data-point chart:repeated="8"/>
          </chart:series>
          <chart:series chart:style-name="ch9" chart:values-cell-range-address="Sheet1.M94:Sheet1.M101" chart:label-cell-address="Sheet1.M93:Sheet1.M93" chart:class="chart:line">
            <chart:data-point chart:repeated="8"/>
          </chart:series>
          <chart:series chart:style-name="ch10" chart:values-cell-range-address="Sheet1.N94:Sheet1.N101" chart:label-cell-address="Sheet1.N93:Sheet1.N93" chart:class="chart:line">
            <chart:data-point chart:repeated="8"/>
          </chart:series>
          <chart:series chart:style-name="ch11" chart:values-cell-range-address="Sheet1.O94:Sheet1.O101" chart:label-cell-address="Sheet1.O93:Sheet1.O93" chart:class="chart:line">
            <chart:data-point chart:repeated="8"/>
          </chart:series>
          <chart:wall chart:style-name="ch12"/>
          <chart:floor chart:style-name="ch13"/>
        </chart:plot-area>
        <draw:custom-shape draw:name="TextBox 2" draw:style-name="gr1" draw:text-style-name="P1" svg:width="362.194cm" svg:height="0.744cm" svg:x="2.589cm" svg:y="1.51cm">
          <text:p/>
          <draw:enhanced-geometry svg:viewBox="0 0 21600 21600" draw:type="mso-spt202" draw:enhanced-path="M 0 0 L 21600 0 21600 21600 0 21600 0 0 Z N"/>
        </draw:custom-shape>
        <draw:custom-shape draw:name="TextBox 1" draw:style-name="gr2" draw:text-style-name="P1" svg:width="8.524cm" svg:height="0.703cm" svg:x="9.459cm" svg:y="1.416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ad</text:p>
                <draw:g>
                  <svg:desc>Sheet1.K93:Sheet1.K93</svg:desc>
                </draw:g>
              </table:table-cell>
              <table:table-cell office:value-type="string">
                <text:p>Android</text:p>
                <draw:g>
                  <svg:desc>Sheet1.L93:Sheet1.L93</svg:desc>
                </draw:g>
              </table:table-cell>
              <table:table-cell office:value-type="string">
                <text:p>WebOS</text:p>
                <draw:g>
                  <svg:desc>Sheet1.M93:Sheet1.M93</svg:desc>
                </draw:g>
              </table:table-cell>
              <table:table-cell office:value-type="string">
                <text:p>QNX</text:p>
                <draw:g>
                  <svg:desc>Sheet1.N93:Sheet1.N93</svg:desc>
                </draw:g>
              </table:table-cell>
              <table:table-cell office:value-type="string">
                <text:p>Windows</text:p>
                <draw:g>
                  <svg:desc>Sheet1.O93:Sheet1.O9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0 Q2</text:p>
                <draw:g>
                  <svg:desc>Sheet1.J94:Sheet1.J101</svg:desc>
                </draw:g>
              </table:table-cell>
              <table:table-cell office:value-type="float" office:value="92.8449744463373">
                <text:p>92.8449744463373</text:p>
                <draw:g>
                  <svg:desc>Sheet1.K94:Sheet1.K101</svg:desc>
                </draw:g>
              </table:table-cell>
              <table:table-cell office:value-type="float" office:value="7.15502555366268">
                <text:p>7.15502555366268</text:p>
                <draw:g>
                  <svg:desc>Sheet1.L94:Sheet1.L101</svg:desc>
                </draw:g>
              </table:table-cell>
              <table:table-cell office:value-type="float" office:value="0">
                <text:p>0</text:p>
                <draw:g>
                  <svg:desc>Sheet1.M94:Sheet1.M101</svg:desc>
                </draw:g>
              </table:table-cell>
              <table:table-cell office:value-type="float" office:value="0">
                <text:p>0</text:p>
                <draw:g>
                  <svg:desc>Sheet1.N94:Sheet1.N101</svg:desc>
                </draw:g>
              </table:table-cell>
              <table:table-cell office:value-type="float" office:value="0">
                <text:p>0</text:p>
                <draw:g>
                  <svg:desc>Sheet1.O94:Sheet1.O101</svg:desc>
                </draw:g>
              </table:table-cell>
            </table:table-row>
            <table:table-row>
              <table:table-cell office:value-type="string">
                <text:p>2010 Q3</text:p>
              </table:table-cell>
              <table:table-cell office:value-type="float" office:value="79.1217111489684">
                <text:p>79.1217111489684</text:p>
              </table:table-cell>
              <table:table-cell office:value-type="float" office:value="20.8782888510316">
                <text:p>20.8782888510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 Q4</text:p>
              </table:table-cell>
              <table:table-cell office:value-type="float" office:value="83.0550823395798">
                <text:p>83.0550823395798</text:p>
              </table:table-cell>
              <table:table-cell office:value-type="float" office:value="16.9449176604202">
                <text:p>16.9449176604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 Q1</text:p>
              </table:table-cell>
              <table:table-cell office:value-type="float" office:value="78.1445257177133">
                <text:p>78.1445257177133</text:p>
              </table:table-cell>
              <table:table-cell office:value-type="float" office:value="21.8554742822867">
                <text:p>21.8554742822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 Q2</text:p>
              </table:table-cell>
              <table:table-cell office:value-type="float" office:value="77.0614992418815">
                <text:p>77.0614992418815</text:p>
              </table:table-cell>
              <table:table-cell office:value-type="float" office:value="18.2323341719846">
                <text:p>18.2323341719846</text:p>
              </table:table-cell>
              <table:table-cell office:value-type="float" office:value="0">
                <text:p>0</text:p>
              </table:table-cell>
              <table:table-cell office:value-type="float" office:value="4.70616658613393">
                <text:p>4.70616658613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 Q3</text:p>
              </table:table-cell>
              <table:table-cell office:value-type="float" office:value="61.760279032052">
                <text:p>61.760279032052</text:p>
              </table:table-cell>
              <table:table-cell office:value-type="float" office:value="33.4751019433383">
                <text:p>33.4751019433383</text:p>
              </table:table-cell>
              <table:table-cell office:value-type="float" office:value="3.42">
                <text:p>3.42</text:p>
              </table:table-cell>
              <table:table-cell office:value-type="float" office:value="1.34461902460969">
                <text:p>1.34461902460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 Q4</text:p>
              </table:table-cell>
              <table:table-cell office:value-type="float" office:value="64.2734558541746">
                <text:p>64.2734558541746</text:p>
              </table:table-cell>
              <table:table-cell office:value-type="float" office:value="35.3099955012746">
                <text:p>35.3099955012746</text:p>
              </table:table-cell>
              <table:table-cell office:value-type="float" office:value="0">
                <text:p>0</text:p>
              </table:table-cell>
              <table:table-cell office:value-type="float" office:value="0.416548644550711">
                <text:p>0.416548644550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 Q1</text:p>
              </table:table-cell>
              <table:table-cell office:value-type="float" office:value="67.816091954023">
                <text:p>67.816091954023</text:p>
              </table:table-cell>
              <table:table-cell office:value-type="float" office:value="31.0344827586207">
                <text:p>31.0344827586207</text:p>
              </table:table-cell>
              <table:table-cell office:value-type="float" office:value="0">
                <text:p>0</text:p>
              </table:table-cell>
              <table:table-cell office:value-type="float" office:value="1.14942528735632">
                <text:p>1.1494252873563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2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2e3436" draw:fill-color="#00000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6" style:family="chart" style:data-style-name="N3">
      <style:chart-properties chart:display-label="true" chart:tick-marks-major-inner="tru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35cm"/>
      <style:text-properties fo:color="#000000" fo:font-family="Calibri" fo:font-size="14pt" fo:font-weight="bold" style:font-size-asian="14pt" style:font-weight-asian="bold" style:font-size-complex="14pt" style:font-weight-complex="bold"/>
    </style:style>
    <style:style style:name="ch7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93366" draw:fill-color="#99336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90713a" draw:fill-color="#90713a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>
        <chart:label-separator>
          <text:p><text:line-break/></text:p>
        </chart:label-separator>
      </style:chart-properties>
      <style:graphic-properties svg:stroke-width="0.07cm" svg:stroke-color="#666699" draw:fill-color="#666699"/>
      <style:text-properties fo:font-size="10pt" style:font-size-asian="10pt" style:font-size-complex="10pt"/>
    </style:style>
    <style:style style:name="ch10" style:family="chart">
      <style:graphic-properties svg:stroke-color="#2e3436" draw:fill="solid" draw:fill-color="#ffffff"/>
    </style:style>
    <style:style style:name="ch11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561cm" fo:min-width="358.429cm" fo:padding-top="0.056cm" fo:padding-bottom="0.056cm" fo:padding-left="0.056cm" fo:padding-right="0.056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</office:automatic-styles>
  <office:body>
    <office:chart>
      <chart:chart svg:width="22.271cm" svg:height="13.6cm" xlink:href=".." xlink:type="simple" chart:class="chart:line" chart:style-name="ch1">
        <chart:title svg:x="0.25cm" svg:y="0.561cm" chart:style-name="ch2">
          <text:p>Computers, smartphones, and tablet sales: 1975-2011</text:p>
        </chart:title>
        <chart:subtitle svg:x="0cm" svg:y="0cm" chart:style-name="ch3">
          <text:p/>
        </chart:subtitle>
        <chart:plot-area chart:style-name="ch4" table:cell-range-address="Sheet1.A6:Sheet1.A42 Sheet1.O6:Sheet1.O42 Sheet1.AK5:Sheet1.AK42 Sheet1.AM5:Sheet1.AM5 Sheet1.AL6:Sheet1.AL42" chart:data-source-has-labels="both" svg:x="0.027cm" svg:y="1.831cm" svg:width="17.34cm" svg:height="11.516cm">
          <chart:coordinate-region svg:x="2.007cm" svg:y="2.083cm" svg:width="15.182cm" svg:height="9.985cm"/>
          <chart:axis chart:dimension="x" chart:name="primary-x" chart:style-name="ch5" chartooo:axis-type="auto">
            <chartooo:date-scale/>
            <chart:categories table:cell-range-address="Sheet1.A6:Sheet1.A42"/>
          </chart:axis>
          <chart:axis chart:dimension="y" chart:name="primary-y" chart:style-name="ch6"/>
          <chart:series chart:style-name="ch7" chart:values-cell-range-address="Sheet1.O6:Sheet1.O42" loext:label-string="&quot;Computers&quot;" chart:class="chart:line">
            <chart:data-point chart:repeated="37"/>
          </chart:series>
          <chart:series chart:style-name="ch8" chart:values-cell-range-address="Sheet1.AK6:Sheet1.AK42" chart:label-cell-address="Sheet1.AK5:Sheet1.AK5" chart:class="chart:line">
            <chart:data-point chart:repeated="37"/>
          </chart:series>
          <chart:series chart:style-name="ch9" chart:values-cell-range-address="Sheet1.AL6:Sheet1.AL42" chart:label-cell-address="Sheet1.AM5:Sheet1.AM5" chart:class="chart:line">
            <chart:data-point chart:repeated="37"/>
          </chart:series>
          <chart:wall chart:style-name="ch10"/>
          <chart:floor chart:style-name="ch11"/>
        </chart:plot-area>
        <draw:custom-shape draw:name="TextBox 2" draw:style-name="gr1" draw:text-style-name="P1" svg:width="358.541cm" svg:height="0.673cm" svg:x="6.258cm" svg:y="1.357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uters</text:p>
              </table:table-cell>
              <table:table-cell office:value-type="string">
                <text:p>Smartphones</text:p>
                <draw:g>
                  <svg:desc>Sheet1.AK5:Sheet1.AK5</svg:desc>
                </draw:g>
              </table:table-cell>
              <table:table-cell office:value-type="string">
                <text:p>Tablets</text:p>
                <draw:g>
                  <svg:desc>Sheet1.AM5:Sheet1.AM5</svg:desc>
                </draw:g>
              </table:table-cell>
            </table:table-row>
          </table:table-header-rows>
          <table:table-rows>
            <table:table-row>
              <table:table-cell office:value-type="float" office:value="1975">
                <text:p>1975</text:p>
                <draw:g>
                  <svg:desc>Sheet1.A6:Sheet1.A42</svg:desc>
                </draw:g>
              </table:table-cell>
              <table:table-cell office:value-type="float" office:value="5">
                <text:p>5</text:p>
                <draw:g>
                  <svg:desc>Sheet1.O6:Sheet1.O42</svg:desc>
                </draw:g>
              </table:table-cell>
              <table:table-cell office:value-type="float" office:value="NaN">
                <text:p>NaN</text:p>
                <draw:g>
                  <svg:desc>Sheet1.AK6:Sheet1.AK42</svg:desc>
                </draw:g>
              </table:table-cell>
              <table:table-cell office:value-type="float" office:value="NaN">
                <text:p>NaN</text:p>
                <draw:g>
                  <svg:desc>Sheet1.AL6:Sheet1.AL42</svg:desc>
                </draw:g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724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5420">
                <text:p>5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6522">
                <text:p>6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7810">
                <text:p>7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9000">
                <text:p>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9200">
                <text:p>9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5000">
                <text:p>1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21000">
                <text:p>2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8750">
                <text:p>18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0800">
                <text:p>20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31050">
                <text:p>3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41000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8000">
                <text:p>7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81000">
                <text:p>8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20000">
                <text:p>1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38000">
                <text:p>1380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28000">
                <text:p>128000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32000">
                <text:p>132000</text:p>
              </table:table-cell>
              <table:table-cell office:value-type="float" office:value="4230">
                <text:p>4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50800">
                <text:p>150800</text:p>
              </table:table-cell>
              <table:table-cell office:value-type="float" office:value="7400">
                <text:p>7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76700">
                <text:p>176700</text:p>
              </table:table-cell>
              <table:table-cell office:value-type="float" office:value="15500">
                <text:p>15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96975">
                <text:p>196975</text:p>
              </table:table-cell>
              <table:table-cell office:value-type="float" office:value="46600">
                <text:p>46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39211">
                <text:p>239211</text:p>
              </table:table-cell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71180">
                <text:p>271180</text:p>
              </table:table-cell>
              <table:table-cell office:value-type="float" office:value="122300">
                <text:p>122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97000">
                <text:p>297000</text:p>
              </table:table-cell>
              <table:table-cell office:value-type="float" office:value="139300">
                <text:p>139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309122">
                <text:p>309122</text:p>
              </table:table-cell>
              <table:table-cell office:value-type="float" office:value="176700">
                <text:p>176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52400">
                <text:p>352400</text:p>
              </table:table-cell>
              <table:table-cell office:value-type="float" office:value="304000">
                <text:p>304000</text:p>
              </table:table-cell>
              <table:table-cell office:value-type="float" office:value="17610">
                <text:p>1761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53441">
                <text:p>353441</text:p>
              </table:table-cell>
              <table:table-cell office:value-type="float" office:value="472000">
                <text:p>472000</text:p>
              </table:table-cell>
              <table:table-cell office:value-type="float" office:value="60017">
                <text:p>6001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2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03cm" svg:height="15.778cm" xlink:href=".." xlink:type="simple" chart:class="chart:line" chart:style-name="ch1">
        <chart:subtitle svg:x="0cm" svg:y="0cm" chart:style-name="ch2">
          <text:p/>
        </chart:subtitle>
        <chart:plot-area chart:style-name="ch3" table:cell-range-address="Sheet3.A2:Sheet3.B16" chart:data-source-has-labels="column" svg:x="0.722cm" svg:y="0.468cm" svg:width="24.247cm" svg:height="14.503cm">
          <chart:coordinate-region svg:x="1.529cm" svg:y="0.667cm" svg:width="23.068cm" svg:height="13.657cm"/>
          <chart:axis chart:dimension="x" chart:name="primary-x" chart:style-name="ch4" chartooo:axis-type="auto">
            <chartooo:date-scale/>
            <chart:categories table:cell-range-address="Sheet3.A2:Sheet3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16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986">
                <text:p>1986</text:p>
                <draw:g>
                  <svg:desc>Sheet3.A2:Sheet3.A16</svg:desc>
                </draw:g>
              </table:table-cell>
              <table:table-cell office:value-type="float" office:value="9">
                <text:p>9</text:p>
                <draw:g>
                  <svg:desc>Sheet3.B2:Sheet3.B16</svg:desc>
                </draw:g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31.05">
                <text:p>31.05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38">
                <text:p>138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2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solid" draw:fill-color="#ffffff"/>
      <style:text-properties fo:color="#000000" fo:font-family="Arial" fo:font-size="14.1000003814697pt" style:font-size-asian="14.1000003814697pt" style:font-family-complex="Arial" style:font-size-complex="14.1000003814697pt"/>
    </style:style>
    <style:style style:name="ch4" style:family="chart">
      <style:chart-properties chart:stacked="true"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2pt" style:font-size-asian="16.7000007629395pt" style:font-family-complex="Arial" style:font-size-complex="16.7000007629395pt"/>
    </style:style>
    <style:style style:name="ch6" style:family="chart" style:data-style-name="N0">
      <style:chart-properties chart:display-label="true" chart:logarithmic="false" chart:maximum="30000" chart:origin="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2pt" style:font-size-asian="16.7000007629395pt" style:font-family-complex="Arial" style:font-size-complex="16.7000007629395pt"/>
    </style:style>
    <style:style style:name="ch7" style:family="chart" style:data-style-name="N0">
      <style:chart-properties chart:link-data-style-to-source="true"/>
      <style:graphic-properties svg:stroke-width="0.02cm" draw:fill-color="#0000d4" draw:opacity="50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2cm" draw:fill-color="#dd0806" draw:opacity="5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 draw:opacity="5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 draw:opacity="50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00abea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 draw:opacity="50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 draw:opacity="50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ffffff"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28.94cm" svg:height="17.432cm" xlink:href=".." xlink:type="simple" chart:class="chart:area" chart:style-name="ch1">
        <chart:subtitle svg:x="0cm" svg:y="0cm" chart:style-name="ch2">
          <text:p/>
        </chart:subtitle>
        <chart:legend chart:legend-position="end" svg:x="23.756cm" svg:y="4.553cm" style:legend-expansion="custom" svg:width="5.183cm" svg:height="7.303cm" style:legend-expansion-aspect-ratio="0.709708339038751" chart:style-name="ch3"/>
        <chart:plot-area chart:style-name="ch4" table:cell-range-address="Sheet1.A19:Sheet1.E24 Sheet1.B5:Sheet1.E5 Sheet1.G5:Sheet1.K5 Sheet1.G19:Sheet1.K24 Sheet1.M5:Sheet1.M5 Sheet1.M19:Sheet1.M24" chart:data-source-has-labels="both" svg:x="0.413cm" svg:y="0.916cm" svg:width="23.61cm" svg:height="16.256cm">
          <chart:coordinate-region svg:x="1.855cm" svg:y="1.142cm" svg:width="21.691cm" svg:height="15.33cm"/>
          <chart:axis chart:dimension="x" chart:name="primary-x" chart:style-name="ch5" chartooo:axis-type="auto">
            <chartooo:date-scale/>
            <chart:categories table:cell-range-address="Sheet1.A19:Sheet1.A24"/>
          </chart:axis>
          <chart:axis chart:dimension="y" chart:name="primary-y" chart:style-name="ch6">
            <chart:grid chart:class="major"/>
          </chart:axis>
          <chart:series chart:style-name="ch7" chart:values-cell-range-address="Sheet1.B19:Sheet1.B24" chart:label-cell-address="Sheet1.B5:Sheet1.B5" chart:class="chart:area">
            <chart:data-point chart:repeated="6"/>
          </chart:series>
          <chart:series chart:style-name="ch8" chart:values-cell-range-address="Sheet1.C19:Sheet1.C24" chart:label-cell-address="Sheet1.C5:Sheet1.C5" chart:class="chart:area">
            <chart:data-point chart:repeated="6"/>
          </chart:series>
          <chart:series chart:style-name="ch9" chart:values-cell-range-address="Sheet1.D19:Sheet1.D24" chart:label-cell-address="Sheet1.D5:Sheet1.D5" chart:class="chart:area">
            <chart:data-point chart:repeated="6"/>
          </chart:series>
          <chart:series chart:style-name="ch10" chart:values-cell-range-address="Sheet1.E19:Sheet1.E24" chart:label-cell-address="Sheet1.E5:Sheet1.E5" chart:class="chart:area">
            <chart:data-point chart:repeated="6"/>
          </chart:series>
          <chart:series chart:style-name="ch11" chart:values-cell-range-address="Sheet1.G19:Sheet1.G24" loext:hide-legend="true" chart:label-cell-address="Sheet1.G5:Sheet1.G5" chart:class="chart:area">
            <chart:data-point chart:repeated="6"/>
          </chart:series>
          <chart:series chart:style-name="ch12" chart:values-cell-range-address="Sheet1.H19:Sheet1.H24" chart:label-cell-address="Sheet1.H5:Sheet1.H5" chart:class="chart:area">
            <chart:data-point chart:repeated="6"/>
          </chart:series>
          <chart:series chart:style-name="ch13" chart:values-cell-range-address="Sheet1.I19:Sheet1.I24" chart:label-cell-address="Sheet1.I5:Sheet1.I5" chart:class="chart:area">
            <chart:data-point chart:repeated="6"/>
          </chart:series>
          <chart:series chart:style-name="ch14" chart:values-cell-range-address="Sheet1.J19:Sheet1.J24" loext:hide-legend="true" chart:label-cell-address="Sheet1.J5:Sheet1.J5" chart:class="chart:area">
            <chart:data-point chart:repeated="6"/>
          </chart:series>
          <chart:series chart:style-name="ch15" chart:values-cell-range-address="Sheet1.K19:Sheet1.K24" chart:label-cell-address="Sheet1.K5:Sheet1.K5" chart:class="chart:area">
            <chart:data-point chart:repeated="6"/>
          </chart:series>
          <chart:series chart:style-name="ch16" chart:values-cell-range-address="Sheet1.M19:Sheet1.M24" loext:hide-legend="true" chart:label-cell-address="Sheet1.M5:Sheet1.M5" chart:class="chart:area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Sheet1.B5:Sheet1.B5</svg:desc>
                </draw:g>
              </table:table-cell>
              <table:table-cell office:value-type="string">
                <text:p>Apple II</text:p>
                <draw:g>
                  <svg:desc>Sheet1.C5:Sheet1.C5</svg:desc>
                </draw:g>
              </table:table-cell>
              <table:table-cell office:value-type="string">
                <text:p>Macintosh</text:p>
                <draw:g>
                  <svg:desc>Sheet1.D5:Sheet1.D5</svg:desc>
                </draw:g>
              </table:table-cell>
              <table:table-cell office:value-type="string">
                <text:p>Amiga</text:p>
                <draw:g>
                  <svg:desc>Sheet1.E5:Sheet1.E5</svg:desc>
                </draw:g>
              </table:table-cell>
              <table:table-cell office:value-type="string">
                <text:p>Atari 400/800</text:p>
                <draw:g>
                  <svg:desc>Sheet1.G5:Sheet1.G5</svg:desc>
                </draw:g>
              </table:table-cell>
              <table:table-cell office:value-type="string">
                <text:p>Atari ST</text:p>
                <draw:g>
                  <svg:desc>Sheet1.H5:Sheet1.H5</svg:desc>
                </draw:g>
              </table:table-cell>
              <table:table-cell office:value-type="string">
                <text:p>Commodore 64</text:p>
                <draw:g>
                  <svg:desc>Sheet1.I5:Sheet1.I5</svg:desc>
                </draw:g>
              </table:table-cell>
              <table:table-cell office:value-type="string">
                <text:p>TRS-80</text:p>
                <draw:g>
                  <svg:desc>Sheet1.J5:Sheet1.J5</svg:desc>
                </draw:g>
              </table:table-cell>
              <table:table-cell office:value-type="string">
                <text:p>NeXT</text:p>
                <draw:g>
                  <svg:desc>Sheet1.K5:Sheet1.K5</svg:desc>
                </draw:g>
              </table:table-cell>
              <table:table-cell office:value-type="string">
                <text:p>Other</text:p>
                <draw:g>
                  <svg:desc>Sheet1.M5:Sheet1.M5</svg:desc>
                </draw:g>
              </table:table-cell>
            </table:table-row>
          </table:table-header-rows>
          <table:table-rows>
            <table:table-row>
              <table:table-cell office:value-type="float" office:value="1988">
                <text:p>1988</text:p>
                <draw:g>
                  <svg:desc>Sheet1.A19:Sheet1.A24</svg:desc>
                </draw:g>
              </table:table-cell>
              <table:table-cell office:value-type="float" office:value="11900">
                <text:p>11900</text:p>
                <draw:g>
                  <svg:desc>Sheet1.B19:Sheet1.B24</svg:desc>
                </draw:g>
              </table:table-cell>
              <table:table-cell office:value-type="float" office:value="200">
                <text:p>200</text:p>
                <draw:g>
                  <svg:desc>Sheet1.C19:Sheet1.C24</svg:desc>
                </draw:g>
              </table:table-cell>
              <table:table-cell office:value-type="float" office:value="900">
                <text:p>900</text:p>
                <draw:g>
                  <svg:desc>Sheet1.D19:Sheet1.D24</svg:desc>
                </draw:g>
              </table:table-cell>
              <table:table-cell office:value-type="float" office:value="400">
                <text:p>400</text:p>
                <draw:g>
                  <svg:desc>Sheet1.E19:Sheet1.E24</svg:desc>
                </draw:g>
              </table:table-cell>
              <table:table-cell office:value-type="float" office:value="0">
                <text:p>0</text:p>
                <draw:g>
                  <svg:desc>Sheet1.G19:Sheet1.G24</svg:desc>
                </draw:g>
              </table:table-cell>
              <table:table-cell office:value-type="float" office:value="350">
                <text:p>350</text:p>
                <draw:g>
                  <svg:desc>Sheet1.H19:Sheet1.H24</svg:desc>
                </draw:g>
              </table:table-cell>
              <table:table-cell office:value-type="float" office:value="1250">
                <text:p>1250</text:p>
                <draw:g>
                  <svg:desc>Sheet1.I19:Sheet1.I24</svg:desc>
                </draw:g>
              </table:table-cell>
              <table:table-cell office:value-type="float" office:value="0">
                <text:p>0</text:p>
                <draw:g>
                  <svg:desc>Sheet1.J19:Sheet1.J24</svg:desc>
                </draw:g>
              </table:table-cell>
              <table:table-cell office:value-type="float" office:value="12">
                <text:p>12</text:p>
                <draw:g>
                  <svg:desc>Sheet1.K19:Sheet1.K24</svg:desc>
                </draw:g>
              </table:table-cell>
              <table:table-cell office:value-type="float" office:value="0">
                <text:p>0</text:p>
                <draw:g>
                  <svg:desc>Sheet1.M19:Sheet1.M24</svg:desc>
                </draw:g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17550">
                <text:p>17550</text:p>
              </table:table-cell>
              <table:table-cell office:value-type="float" office:value="200">
                <text:p>200</text:p>
              </table:table-cell>
              <table:table-cell office:value-type="float" office:value="1100">
                <text:p>11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6838">
                <text:p>16838</text:p>
              </table:table-cell>
              <table:table-cell office:value-type="float" office:value="100">
                <text:p>100</text:p>
              </table:table-cell>
              <table:table-cell office:value-type="float" office:value="1300">
                <text:p>1300</text:p>
              </table:table-cell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4399">
                <text:p>14399</text:p>
              </table:table-cell>
              <table:table-cell office:value-type="float" office:value="100">
                <text:p>100</text:p>
              </table:table-cell>
              <table:table-cell office:value-type="float" office:value="2100">
                <text:p>2100</text:p>
              </table:table-cell>
              <table:table-cell office:value-type="float" office:value="1035">
                <text:p>1035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8300">
                <text:p>18300</text:p>
              </table:table-cell>
              <table:table-cell office:value-type="float" office:value="100">
                <text:p>100</text:p>
              </table:table-cell>
              <table:table-cell office:value-type="float" office:value="2500">
                <text:p>2500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7750">
                <text:p>27750</text:p>
              </table:table-cell>
              <table:table-cell office:value-type="float" office:value="30">
                <text:p>30</text:p>
              </table:table-cell>
              <table:table-cell office:value-type="float" office:value="3300">
                <text:p>3300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2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fcf305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80808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333333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3.808cm" svg:height="12.966cm" xlink:href=".." xlink:type="simple" chart:class="chart:area" chart:style-name="ch1">
        <chart:subtitle svg:x="0cm" svg:y="0cm" chart:style-name="ch2">
          <text:p/>
        </chart:subtitle>
        <chart:legend chart:legend-position="end" svg:x="17.999cm" svg:y="2.248cm" style:legend-expansion="custom" svg:width="5.326cm" svg:height="7.761cm" style:legend-expansion-aspect-ratio="0.686251771678907" chart:style-name="ch3"/>
        <chart:plot-area chart:style-name="ch4" table:cell-range-address="Sheet1.A13:Sheet1.E20 Sheet1.B5:Sheet1.E5 Sheet1.G5:Sheet1.K5 Sheet1.G13:Sheet1.K20 Sheet1.M5:Sheet1.M5 Sheet1.M13:Sheet1.M20" chart:data-source-has-labels="both" svg:x="0.547cm" svg:y="0.52cm" svg:width="17.976cm" svg:height="12.162cm">
          <chart:coordinate-region svg:x="2.386cm" svg:y="0.852cm" svg:width="15.5cm" svg:height="10.919cm"/>
          <chart:axis chart:dimension="x" chart:name="primary-x" chart:style-name="ch5" chartooo:axis-type="auto">
            <chartooo:date-scale/>
            <chart:categories table:cell-range-address="Sheet1.A13:Sheet1.A20"/>
          </chart:axis>
          <chart:axis chart:dimension="y" chart:name="primary-y" chart:style-name="ch6">
            <chart:grid chart:class="major"/>
          </chart:axis>
          <chart:series chart:style-name="ch7" chart:values-cell-range-address="Sheet1.B13:Sheet1.B20" chart:label-cell-address="Sheet1.B5:Sheet1.B5" chart:class="chart:area">
            <chart:data-point chart:repeated="8"/>
          </chart:series>
          <chart:series chart:style-name="ch8" chart:values-cell-range-address="Sheet1.C13:Sheet1.C20" chart:label-cell-address="Sheet1.C5:Sheet1.C5" chart:class="chart:area">
            <chart:data-point chart:repeated="8"/>
          </chart:series>
          <chart:series chart:style-name="ch9" chart:values-cell-range-address="Sheet1.D13:Sheet1.D20" chart:label-cell-address="Sheet1.D5:Sheet1.D5" chart:class="chart:area">
            <chart:data-point chart:repeated="8"/>
          </chart:series>
          <chart:series chart:style-name="ch10" chart:values-cell-range-address="Sheet1.E13:Sheet1.E20" chart:label-cell-address="Sheet1.E5:Sheet1.E5" chart:class="chart:area">
            <chart:data-point chart:repeated="8"/>
          </chart:series>
          <chart:series chart:style-name="ch11" chart:values-cell-range-address="Sheet1.G13:Sheet1.G20" chart:label-cell-address="Sheet1.G5:Sheet1.G5" chart:class="chart:area">
            <chart:data-point chart:repeated="8"/>
          </chart:series>
          <chart:series chart:style-name="ch12" chart:values-cell-range-address="Sheet1.H13:Sheet1.H20" chart:label-cell-address="Sheet1.H5:Sheet1.H5" chart:class="chart:area">
            <chart:data-point chart:repeated="8"/>
          </chart:series>
          <chart:series chart:style-name="ch13" chart:values-cell-range-address="Sheet1.I13:Sheet1.I20" chart:label-cell-address="Sheet1.I5:Sheet1.I5" chart:class="chart:area">
            <chart:data-point chart:repeated="8"/>
          </chart:series>
          <chart:series chart:style-name="ch14" chart:values-cell-range-address="Sheet1.J13:Sheet1.J20" chart:label-cell-address="Sheet1.J5:Sheet1.J5" chart:class="chart:area">
            <chart:data-point chart:repeated="8"/>
          </chart:series>
          <chart:series chart:style-name="ch15" chart:values-cell-range-address="Sheet1.K13:Sheet1.K20" chart:label-cell-address="Sheet1.K5:Sheet1.K5" chart:class="chart:area">
            <chart:data-point chart:repeated="8"/>
          </chart:series>
          <chart:series chart:style-name="ch16" chart:values-cell-range-address="Sheet1.M13:Sheet1.M20" chart:label-cell-address="Sheet1.M5:Sheet1.M5" chart:class="chart:area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Sheet1.B5:Sheet1.B5</svg:desc>
                </draw:g>
              </table:table-cell>
              <table:table-cell office:value-type="string">
                <text:p>Apple II</text:p>
                <draw:g>
                  <svg:desc>Sheet1.C5:Sheet1.C5</svg:desc>
                </draw:g>
              </table:table-cell>
              <table:table-cell office:value-type="string">
                <text:p>Macintosh</text:p>
                <draw:g>
                  <svg:desc>Sheet1.D5:Sheet1.D5</svg:desc>
                </draw:g>
              </table:table-cell>
              <table:table-cell office:value-type="string">
                <text:p>Amiga</text:p>
                <draw:g>
                  <svg:desc>Sheet1.E5:Sheet1.E5</svg:desc>
                </draw:g>
              </table:table-cell>
              <table:table-cell office:value-type="string">
                <text:p>Atari 400/800</text:p>
                <draw:g>
                  <svg:desc>Sheet1.G5:Sheet1.G5</svg:desc>
                </draw:g>
              </table:table-cell>
              <table:table-cell office:value-type="string">
                <text:p>Atari ST</text:p>
                <draw:g>
                  <svg:desc>Sheet1.H5:Sheet1.H5</svg:desc>
                </draw:g>
              </table:table-cell>
              <table:table-cell office:value-type="string">
                <text:p>Commodore 64</text:p>
                <draw:g>
                  <svg:desc>Sheet1.I5:Sheet1.I5</svg:desc>
                </draw:g>
              </table:table-cell>
              <table:table-cell office:value-type="string">
                <text:p>TRS-80</text:p>
                <draw:g>
                  <svg:desc>Sheet1.J5:Sheet1.J5</svg:desc>
                </draw:g>
              </table:table-cell>
              <table:table-cell office:value-type="string">
                <text:p>NeXT</text:p>
                <draw:g>
                  <svg:desc>Sheet1.K5:Sheet1.K5</svg:desc>
                </draw:g>
              </table:table-cell>
              <table:table-cell office:value-type="string">
                <text:p>Other</text:p>
                <draw:g>
                  <svg:desc>Sheet1.M5:Sheet1.M5</svg:desc>
                </draw:g>
              </table:table-cell>
            </table:table-row>
          </table:table-header-rows>
          <table:table-rows>
            <table:table-row>
              <table:table-cell office:value-type="float" office:value="1982">
                <text:p>1982</text:p>
                <draw:g>
                  <svg:desc>Sheet1.A13:Sheet1.A20</svg:desc>
                </draw:g>
              </table:table-cell>
              <table:table-cell office:value-type="float" office:value="240">
                <text:p>240</text:p>
                <draw:g>
                  <svg:desc>Sheet1.B13:Sheet1.B20</svg:desc>
                </draw:g>
              </table:table-cell>
              <table:table-cell office:value-type="float" office:value="279">
                <text:p>279</text:p>
                <draw:g>
                  <svg:desc>Sheet1.C13:Sheet1.C20</svg:desc>
                </draw:g>
              </table:table-cell>
              <table:table-cell office:value-type="float" office:value="0">
                <text:p>0</text:p>
                <draw:g>
                  <svg:desc>Sheet1.D13:Sheet1.D20</svg:desc>
                </draw:g>
              </table:table-cell>
              <table:table-cell office:value-type="float" office:value="0">
                <text:p>0</text:p>
                <draw:g>
                  <svg:desc>Sheet1.E13:Sheet1.E20</svg:desc>
                </draw:g>
              </table:table-cell>
              <table:table-cell office:value-type="float" office:value="600">
                <text:p>600</text:p>
                <draw:g>
                  <svg:desc>Sheet1.G13:Sheet1.G20</svg:desc>
                </draw:g>
              </table:table-cell>
              <table:table-cell office:value-type="float" office:value="0">
                <text:p>0</text:p>
                <draw:g>
                  <svg:desc>Sheet1.H13:Sheet1.H20</svg:desc>
                </draw:g>
              </table:table-cell>
              <table:table-cell office:value-type="float" office:value="200">
                <text:p>200</text:p>
                <draw:g>
                  <svg:desc>Sheet1.I13:Sheet1.I20</svg:desc>
                </draw:g>
              </table:table-cell>
              <table:table-cell office:value-type="float" office:value="300">
                <text:p>300</text:p>
                <draw:g>
                  <svg:desc>Sheet1.J13:Sheet1.J20</svg:desc>
                </draw:g>
              </table:table-cell>
              <table:table-cell office:value-type="float" office:value="0">
                <text:p>0</text:p>
                <draw:g>
                  <svg:desc>Sheet1.K13:Sheet1.K20</svg:desc>
                </draw:g>
              </table:table-cell>
              <table:table-cell office:value-type="float" office:value="1181">
                <text:p>1181</text:p>
                <draw:g>
                  <svg:desc>Sheet1.M13:Sheet1.M20</svg:desc>
                </draw:g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1300">
                <text:p>1300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2000">
                <text:p>20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3700">
                <text:p>3700</text:p>
              </table:table-cell>
              <table:table-cell office:value-type="float" office:value="900">
                <text:p>9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500">
                <text:p>25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5020">
                <text:p>5020</text:p>
              </table:table-cell>
              <table:table-cell office:value-type="float" office:value="700">
                <text:p>700</text:p>
              </table:table-cell>
              <table:table-cell office:value-type="float" office:value="380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5950">
                <text:p>59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400">
                <text:p>400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1900">
                <text:p>11900</text:p>
              </table:table-cell>
              <table:table-cell office:value-type="float" office:value="200">
                <text:p>200</text:p>
              </table:table-cell>
              <table:table-cell office:value-type="float" office:value="900">
                <text:p>9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350">
                <text:p>350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17550">
                <text:p>17550</text:p>
              </table:table-cell>
              <table:table-cell office:value-type="float" office:value="200">
                <text:p>200</text:p>
              </table:table-cell>
              <table:table-cell office:value-type="float" office:value="1100">
                <text:p>11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00abea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3.836cm" svg:height="12.966cm" xlink:href=".." xlink:type="simple" chart:class="chart:area" chart:style-name="ch1">
        <chart:subtitle svg:x="0cm" svg:y="0cm" chart:style-name="ch2">
          <text:p/>
        </chart:subtitle>
        <chart:legend chart:legend-position="end" svg:x="18.055cm" svg:y="3.388cm" style:legend-expansion="custom" svg:width="5.291cm" svg:height="5.432cm" style:legend-expansion-aspect-ratio="0.974042709867452" chart:style-name="ch3"/>
        <chart:plot-area chart:style-name="ch4" table:cell-range-address="Sheet1.A21:Sheet1.E26 Sheet1.B5:Sheet1.E5 Sheet1.G5:Sheet1.K5 Sheet1.G21:Sheet1.K26 Sheet1.M5:Sheet1.M5 Sheet1.M21:Sheet1.M26" chart:data-source-has-labels="both" svg:x="0.548cm" svg:y="0.521cm" svg:width="18.02cm" svg:height="12.161cm">
          <chart:coordinate-region svg:x="2.387cm" svg:y="0.852cm" svg:width="15.544cm" svg:height="10.919cm"/>
          <chart:axis chart:dimension="x" chart:name="primary-x" chart:style-name="ch5" chartooo:axis-type="auto">
            <chartooo:date-scale/>
            <chart:categories table:cell-range-address="Sheet1.A21:Sheet1.A26"/>
          </chart:axis>
          <chart:axis chart:dimension="y" chart:name="primary-y" chart:style-name="ch6">
            <chart:grid chart:class="major"/>
          </chart:axis>
          <chart:series chart:style-name="ch7" chart:values-cell-range-address="Sheet1.B21:Sheet1.B26" chart:label-cell-address="Sheet1.B5:Sheet1.B5" chart:class="chart:area">
            <chart:data-point chart:repeated="6"/>
          </chart:series>
          <chart:series chart:style-name="ch8" chart:values-cell-range-address="Sheet1.C21:Sheet1.C26" chart:label-cell-address="Sheet1.C5:Sheet1.C5" chart:class="chart:area">
            <chart:data-point chart:repeated="6"/>
          </chart:series>
          <chart:series chart:style-name="ch9" chart:values-cell-range-address="Sheet1.D21:Sheet1.D26" chart:label-cell-address="Sheet1.D5:Sheet1.D5" chart:class="chart:area">
            <chart:data-point chart:repeated="6"/>
          </chart:series>
          <chart:series chart:style-name="ch10" chart:values-cell-range-address="Sheet1.E21:Sheet1.E26" chart:label-cell-address="Sheet1.E5:Sheet1.E5" chart:class="chart:area">
            <chart:data-point chart:repeated="6"/>
          </chart:series>
          <chart:series chart:style-name="ch11" chart:values-cell-range-address="Sheet1.G21:Sheet1.G26" loext:hide-legend="true" chart:label-cell-address="Sheet1.G5:Sheet1.G5" chart:class="chart:area">
            <chart:data-point chart:repeated="6"/>
          </chart:series>
          <chart:series chart:style-name="ch12" chart:values-cell-range-address="Sheet1.H21:Sheet1.H26" chart:label-cell-address="Sheet1.H5:Sheet1.H5" chart:class="chart:area">
            <chart:data-point chart:repeated="6"/>
          </chart:series>
          <chart:series chart:style-name="ch13" chart:values-cell-range-address="Sheet1.I21:Sheet1.I26" chart:label-cell-address="Sheet1.I5:Sheet1.I5" chart:class="chart:area">
            <chart:data-point chart:repeated="6"/>
          </chart:series>
          <chart:series chart:style-name="ch14" chart:values-cell-range-address="Sheet1.J21:Sheet1.J26" loext:hide-legend="true" chart:label-cell-address="Sheet1.J5:Sheet1.J5" chart:class="chart:area">
            <chart:data-point chart:repeated="6"/>
          </chart:series>
          <chart:series chart:style-name="ch15" chart:values-cell-range-address="Sheet1.K21:Sheet1.K26" chart:label-cell-address="Sheet1.K5:Sheet1.K5" chart:class="chart:area">
            <chart:data-point chart:repeated="6"/>
          </chart:series>
          <chart:series chart:style-name="ch16" chart:values-cell-range-address="Sheet1.M21:Sheet1.M26" loext:hide-legend="true" chart:label-cell-address="Sheet1.M5:Sheet1.M5" chart:class="chart:area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Sheet1.B5:Sheet1.B5</svg:desc>
                </draw:g>
              </table:table-cell>
              <table:table-cell office:value-type="string">
                <text:p>Apple II</text:p>
                <draw:g>
                  <svg:desc>Sheet1.C5:Sheet1.C5</svg:desc>
                </draw:g>
              </table:table-cell>
              <table:table-cell office:value-type="string">
                <text:p>Macintosh</text:p>
                <draw:g>
                  <svg:desc>Sheet1.D5:Sheet1.D5</svg:desc>
                </draw:g>
              </table:table-cell>
              <table:table-cell office:value-type="string">
                <text:p>Amiga</text:p>
                <draw:g>
                  <svg:desc>Sheet1.E5:Sheet1.E5</svg:desc>
                </draw:g>
              </table:table-cell>
              <table:table-cell office:value-type="string">
                <text:p>Atari 400/800</text:p>
                <draw:g>
                  <svg:desc>Sheet1.G5:Sheet1.G5</svg:desc>
                </draw:g>
              </table:table-cell>
              <table:table-cell office:value-type="string">
                <text:p>Atari ST</text:p>
                <draw:g>
                  <svg:desc>Sheet1.H5:Sheet1.H5</svg:desc>
                </draw:g>
              </table:table-cell>
              <table:table-cell office:value-type="string">
                <text:p>Commodore 64</text:p>
                <draw:g>
                  <svg:desc>Sheet1.I5:Sheet1.I5</svg:desc>
                </draw:g>
              </table:table-cell>
              <table:table-cell office:value-type="string">
                <text:p>TRS-80</text:p>
                <draw:g>
                  <svg:desc>Sheet1.J5:Sheet1.J5</svg:desc>
                </draw:g>
              </table:table-cell>
              <table:table-cell office:value-type="string">
                <text:p>NeXT</text:p>
                <draw:g>
                  <svg:desc>Sheet1.K5:Sheet1.K5</svg:desc>
                </draw:g>
              </table:table-cell>
              <table:table-cell office:value-type="string">
                <text:p>Other</text:p>
                <draw:g>
                  <svg:desc>Sheet1.M5:Sheet1.M5</svg:desc>
                </draw:g>
              </table:table-cell>
            </table:table-row>
          </table:table-header-rows>
          <table:table-rows>
            <table:table-row>
              <table:table-cell office:value-type="float" office:value="1990">
                <text:p>1990</text:p>
                <draw:g>
                  <svg:desc>Sheet1.A21:Sheet1.A26</svg:desc>
                </draw:g>
              </table:table-cell>
              <table:table-cell office:value-type="float" office:value="16838">
                <text:p>16838</text:p>
                <draw:g>
                  <svg:desc>Sheet1.B21:Sheet1.B26</svg:desc>
                </draw:g>
              </table:table-cell>
              <table:table-cell office:value-type="float" office:value="100">
                <text:p>100</text:p>
                <draw:g>
                  <svg:desc>Sheet1.C21:Sheet1.C26</svg:desc>
                </draw:g>
              </table:table-cell>
              <table:table-cell office:value-type="float" office:value="1300">
                <text:p>1300</text:p>
                <draw:g>
                  <svg:desc>Sheet1.D21:Sheet1.D26</svg:desc>
                </draw:g>
              </table:table-cell>
              <table:table-cell office:value-type="float" office:value="750">
                <text:p>750</text:p>
                <draw:g>
                  <svg:desc>Sheet1.E21:Sheet1.E26</svg:desc>
                </draw:g>
              </table:table-cell>
              <table:table-cell office:value-type="float" office:value="0">
                <text:p>0</text:p>
                <draw:g>
                  <svg:desc>Sheet1.G21:Sheet1.G26</svg:desc>
                </draw:g>
              </table:table-cell>
              <table:table-cell office:value-type="float" office:value="300">
                <text:p>300</text:p>
                <draw:g>
                  <svg:desc>Sheet1.H21:Sheet1.H26</svg:desc>
                </draw:g>
              </table:table-cell>
              <table:table-cell office:value-type="float" office:value="700">
                <text:p>700</text:p>
                <draw:g>
                  <svg:desc>Sheet1.I21:Sheet1.I26</svg:desc>
                </draw:g>
              </table:table-cell>
              <table:table-cell office:value-type="float" office:value="0">
                <text:p>0</text:p>
                <draw:g>
                  <svg:desc>Sheet1.J21:Sheet1.J26</svg:desc>
                </draw:g>
              </table:table-cell>
              <table:table-cell office:value-type="float" office:value="12">
                <text:p>12</text:p>
                <draw:g>
                  <svg:desc>Sheet1.K21:Sheet1.K26</svg:desc>
                </draw:g>
              </table:table-cell>
              <table:table-cell office:value-type="float" office:value="0">
                <text:p>0</text:p>
                <draw:g>
                  <svg:desc>Sheet1.M21:Sheet1.M26</svg:desc>
                </draw:g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4399">
                <text:p>14399</text:p>
              </table:table-cell>
              <table:table-cell office:value-type="float" office:value="100">
                <text:p>100</text:p>
              </table:table-cell>
              <table:table-cell office:value-type="float" office:value="2100">
                <text:p>2100</text:p>
              </table:table-cell>
              <table:table-cell office:value-type="float" office:value="1035">
                <text:p>1035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8300">
                <text:p>18300</text:p>
              </table:table-cell>
              <table:table-cell office:value-type="float" office:value="100">
                <text:p>100</text:p>
              </table:table-cell>
              <table:table-cell office:value-type="float" office:value="2500">
                <text:p>2500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7750">
                <text:p>27750</text:p>
              </table:table-cell>
              <table:table-cell office:value-type="float" office:value="30">
                <text:p>30</text:p>
              </table:table-cell>
              <table:table-cell office:value-type="float" office:value="3300">
                <text:p>3300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37200">
                <text:p>37200</text:p>
              </table:table-cell>
              <table:table-cell office:value-type="float" office:value="0">
                <text:p>0</text:p>
              </table:table-cell>
              <table:table-cell office:value-type="float" office:value="3800">
                <text:p>38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45880">
                <text:p>45880</text:p>
              </table:table-cell>
              <table:table-cell office:value-type="float" office:value="0">
                <text:p>0</text:p>
              </table:table-cell>
              <table:table-cell office:value-type="float" office:value="4120">
                <text:p>412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3.75pt" style:font-size-asian="13.75pt" style:font-family-complex="Arial" style:font-size-complex="13.75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54"/>
      <style:text-properties fo:color="#000000" fo:font-family="Arial" fo:font-size="16.25pt" style:font-size-asian="16.25pt" style:font-family-complex="Arial" style:font-size-complex="16.25pt"/>
    </style:style>
    <style:style style:name="ch6" style:family="chart" style:data-style-name="N10">
      <style:chart-properties chart:display-label="true" chart:logarithmic="false" chart:maximum="1" chart:reverse-direction="false" text:line-break="false" loext:try-staggering-first="false" chart:link-data-style-to-source="false" chart:axis-position="1" chart:tick-mark-position="at-axis"/>
      <style:text-properties fo:color="#000000" fo:font-family="Arial" fo:font-size="16.25pt" style:font-size-asian="16.25pt" style:font-family-complex="Arial" style:font-size-complex="16.25pt"/>
    </style:style>
    <style:style style:name="ch7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35cm" svg:stroke-color="#f20884" draw:fill-color="#f2088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35cm" svg:stroke-color="#ff9900" draw:fill-color="#ff99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176cm" chart:symbol-height="0.176cm" chart:link-data-style-to-source="true"/>
      <style:graphic-properties svg:stroke-width="0.035cm" svg:stroke-color="#0000d4" draw:fill-color="#0000d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176cm" chart:symbol-height="0.176cm" chart:link-data-style-to-source="true"/>
      <style:graphic-properties svg:stroke-width="0.035cm" svg:stroke-color="#ffff99" draw:fill-color="#ffff99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176cm" chart:symbol-height="0.176cm" chart:link-data-style-to-source="true"/>
      <style:graphic-properties svg:stroke-width="0.035cm" svg:stroke-color="#006411" draw:fill-color="#006411"/>
      <style:text-properties fo:font-size="10pt" style:font-size-asian="10pt" style:font-size-complex="10pt"/>
    </style:style>
    <style:style style:name="ch12" style:family="chart">
      <style:graphic-properties draw:stroke="solid" svg:stroke-width="0.035cm" svg:stroke-color="#808080" draw:fill="solid" draw:fill-color="#c0c0c0"/>
    </style:style>
    <style:style style:name="ch13" style:family="chart">
      <style:graphic-properties draw:fill-color="#d9d9d9"/>
    </style:style>
  </office:automatic-styles>
  <office:body>
    <office:chart>
      <chart:chart svg:width="23.753cm" svg:height="12.675cm" xlink:href=".." xlink:type="simple" chart:class="chart:line" chart:column-mapping="0 1" chart:style-name="ch1">
        <chart:subtitle svg:x="0cm" svg:y="0cm" chart:style-name="ch2">
          <text:p/>
        </chart:subtitle>
        <chart:legend chart:legend-position="end" svg:x="18.306cm" svg:y="3.698cm" style:legend-expansion="custom" svg:width="4.974cm" svg:height="3.704cm" style:legend-expansion-aspect-ratio="1.34287257019438" chart:style-name="ch3"/>
        <chart:plot-area chart:style-name="ch4" table:cell-range-address="Sheet1.A6:Sheet1.A34 Sheet1.R5:Sheet1.R42 Sheet1.S5:Sheet1.U35 Sheet1.W5:Sheet1.W35" chart:data-source-has-labels="both" svg:x="0.552cm" svg:y="0.521cm" svg:width="18.23cm" svg:height="11.871cm">
          <chart:coordinate-region svg:x="2.443cm" svg:y="0.852cm" svg:width="16.339cm" svg:height="9.874cm"/>
          <chart:axis chart:dimension="x" chart:name="primary-x" chart:style-name="ch5" chartooo:axis-type="auto">
            <chartooo:date-scale/>
            <chart:categories table:cell-range-address="Sheet1.A6:Sheet1.A34"/>
          </chart:axis>
          <chart:axis chart:dimension="y" chart:name="primary-y" chart:style-name="ch6">
            <chart:grid chart:class="major"/>
          </chart:axis>
          <chart:series chart:style-name="ch7" chart:values-cell-range-address="Sheet1.R6:Sheet1.R42" chart:label-cell-address="Sheet1.R5:Sheet1.R5" chart:class="chart:line">
            <chart:data-point chart:repeated="37"/>
          </chart:series>
          <chart:series chart:style-name="ch8" chart:values-cell-range-address="Sheet1.S6:Sheet1.S35" chart:label-cell-address="Sheet1.S5:Sheet1.S5" chart:class="chart:line">
            <chart:data-point chart:repeated="30"/>
          </chart:series>
          <chart:series chart:style-name="ch9" chart:values-cell-range-address="Sheet1.T6:Sheet1.T35" chart:label-cell-address="Sheet1.T5:Sheet1.T5" chart:class="chart:line">
            <chart:data-point chart:repeated="30"/>
          </chart:series>
          <chart:series chart:style-name="ch10" chart:values-cell-range-address="Sheet1.U6:Sheet1.U35" chart:label-cell-address="Sheet1.U5:Sheet1.U5" chart:class="chart:line">
            <chart:data-point chart:repeated="30"/>
          </chart:series>
          <chart:series chart:style-name="ch11" chart:values-cell-range-address="Sheet1.W6:Sheet1.W35" chart:label-cell-address="Sheet1.W5:Sheet1.W5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 share</text:p>
                <draw:g>
                  <svg:desc>Sheet1.R5:Sheet1.R5</svg:desc>
                </draw:g>
              </table:table-cell>
              <table:table-cell office:value-type="string">
                <text:p>Amiga share</text:p>
                <draw:g>
                  <svg:desc>Sheet1.S5:Sheet1.S5</svg:desc>
                </draw:g>
              </table:table-cell>
              <table:table-cell office:value-type="string">
                <text:p>PC Share</text:p>
                <draw:g>
                  <svg:desc>Sheet1.T5:Sheet1.T5</svg:desc>
                </draw:g>
              </table:table-cell>
              <table:table-cell office:value-type="string">
                <text:p>Commodore 64</text:p>
                <draw:g>
                  <svg:desc>Sheet1.U5:Sheet1.U5</svg:desc>
                </draw:g>
              </table:table-cell>
              <table:table-cell office:value-type="string">
                <text:p>Atari ST</text:p>
                <draw:g>
                  <svg:desc>Sheet1.W5:Sheet1.W5</svg:desc>
                </draw:g>
              </table:table-cell>
            </table:table-row>
          </table:table-header-rows>
          <table:table-rows>
            <table:table-row>
              <table:table-cell office:value-type="float" office:value="1975">
                <text:p>1975</text:p>
                <draw:g>
                  <svg:desc>Sheet1.A6:Sheet1.A34</svg:desc>
                </draw:g>
              </table:table-cell>
              <table:table-cell office:value-type="float" office:value="NaN">
                <text:p>NaN</text:p>
                <draw:g>
                  <svg:desc>Sheet1.R6:Sheet1.R42</svg:desc>
                </draw:g>
              </table:table-cell>
              <table:table-cell office:value-type="float" office:value="NaN">
                <text:p>NaN</text:p>
                <draw:g>
                  <svg:desc>Sheet1.S6:Sheet1.S35</svg:desc>
                </draw:g>
              </table:table-cell>
              <table:table-cell office:value-type="float" office:value="NaN">
                <text:p>NaN</text:p>
                <draw:g>
                  <svg:desc>Sheet1.T6:Sheet1.T35</svg:desc>
                </draw:g>
              </table:table-cell>
              <table:table-cell office:value-type="float" office:value="NaN">
                <text:p>NaN</text:p>
                <draw:g>
                  <svg:desc>Sheet1.U6:Sheet1.U35</svg:desc>
                </draw:g>
              </table:table-cell>
              <table:table-cell office:value-type="float" office:value="NaN">
                <text:p>NaN</text:p>
                <draw:g>
                  <svg:desc>Sheet1.W6:Sheet1.W35</svg:desc>
                </draw:g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57142857142857">
                <text:p>0.0857142857142857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9852398523985">
                <text:p>0.239852398523985</text:p>
              </table:table-cell>
              <table:table-cell office:value-type="float" office:value="0.3690036900369">
                <text:p>0.3690036900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0.306654400490647">
                <text:p>0.306654400490647</text:p>
              </table:table-cell>
              <table:table-cell office:value-type="float" office:value="0.383318000613309">
                <text:p>0.383318000613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0.026">
                <text:p>0.026</text:p>
              </table:table-cell>
              <table:table-cell office:value-type="float" office:value="0.0128040973111396">
                <text:p>0.0128040973111396</text:p>
              </table:table-cell>
              <table:table-cell office:value-type="float" office:value="0.473751600512164">
                <text:p>0.473751600512164</text:p>
              </table:table-cell>
              <table:table-cell office:value-type="float" office:value="0.320102432778489">
                <text:p>0.320102432778489</text:p>
              </table:table-cell>
              <table:table-cell office:value-type="float" office:value="0.0128040973111396">
                <text:p>0.0128040973111396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0.042">
                <text:p>0.042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0.557777777777778">
                <text:p>0.557777777777778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0.06">
                <text:p>0.06</text:p>
              </table:table-cell>
              <table:table-cell office:value-type="float" office:value="0.0326086956521739">
                <text:p>0.0326086956521739</text:p>
              </table:table-cell>
              <table:table-cell office:value-type="float" office:value="0.646739130434783">
                <text:p>0.646739130434783</text:p>
              </table:table-cell>
              <table:table-cell office:value-type="float" office:value="0.16304347826087">
                <text:p>0.16304347826087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0.06">
                <text:p>0.06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793333333333333">
                <text:p>0.79333333333333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33333333333333">
                <text:p>0.0233333333333333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.05">
                <text:p>0.05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835714285714286">
                <text:p>0.835714285714286</text:p>
              </table:table-cell>
              <table:table-cell office:value-type="float" office:value="0.0595238095238095">
                <text:p>0.0595238095238095</text:p>
              </table:table-cell>
              <table:table-cell office:value-type="float" office:value="0.0142857142857143">
                <text:p>0.0142857142857143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.05">
                <text:p>0.05</text:p>
              </table:table-cell>
              <table:table-cell office:value-type="float" office:value="0.0375">
                <text:p>0.0375</text:p>
              </table:table-cell>
              <table:table-cell office:value-type="float" office:value="0.8419">
                <text:p>0.8419</text:p>
              </table:table-cell>
              <table:table-cell office:value-type="float" office:value="0.035">
                <text:p>0.03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0.112">
                <text:p>0.112</text:p>
              </table:table-cell>
              <table:table-cell office:value-type="float" office:value="0.0552">
                <text:p>0.0552</text:p>
              </table:table-cell>
              <table:table-cell office:value-type="float" office:value="0.767946666666667">
                <text:p>0.767946666666667</text:p>
              </table:table-cell>
              <table:table-cell office:value-type="float" office:value="0.0426666666666667">
                <text:p>0.0426666666666667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.12">
                <text:p>0.12</text:p>
              </table:table-cell>
              <table:table-cell office:value-type="float" office:value="0.01875">
                <text:p>0.01875</text:p>
              </table:table-cell>
              <table:table-cell office:value-type="float" office:value="0.879807692307692">
                <text:p>0.879807692307692</text:p>
              </table:table-cell>
              <table:table-cell office:value-type="float" office:value="0.0144230769230769">
                <text:p>0.0144230769230769</text:p>
              </table:table-cell>
              <table:table-cell office:value-type="float" office:value="0.00576923076923077">
                <text:p>0.00576923076923077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.1">
                <text:p>0.1</text:p>
              </table:table-cell>
              <table:table-cell office:value-type="float" office:value="0.00499194847020934">
                <text:p>0.00499194847020934</text:p>
              </table:table-cell>
              <table:table-cell office:value-type="float" office:value="0.893719806763285">
                <text:p>0.893719806763285</text:p>
              </table:table-cell>
              <table:table-cell office:value-type="float" office:value="0.00563607085346216">
                <text:p>0.00563607085346216</text:p>
              </table:table-cell>
              <table:table-cell office:value-type="float" office:value="0.000966183574879227">
                <text:p>0.000966183574879227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.093">
                <text:p>0.093</text:p>
              </table:table-cell>
              <table:table-cell office:value-type="float" office:value="0.00121951219512195">
                <text:p>0.00121951219512195</text:p>
              </table:table-cell>
              <table:table-cell office:value-type="float" office:value="0.907317073170732">
                <text:p>0.90731707317073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.09">
                <text:p>0.09</text:p>
              </table:table-cell>
              <table:table-cell office:value-type="float" office:value="0.00084">
                <text:p>0.00084</text:p>
              </table:table-cell>
              <table:table-cell office:value-type="float" office:value="0.9176">
                <text:p>0.9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0.956564102564103">
                <text:p>0.956564102564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.0345">
                <text:p>0.0345</text:p>
              </table:table-cell>
              <table:table-cell office:value-type="float" office:value="NaN">
                <text:p>NaN</text:p>
              </table:table-cell>
              <table:table-cell office:value-type="float" office:value="0.968074074074074">
                <text:p>0.96807407407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.03072">
                <text:p>0.03072</text:p>
              </table:table-cell>
              <table:table-cell office:value-type="float" office:value="NaN">
                <text:p>NaN</text:p>
              </table:table-cell>
              <table:table-cell office:value-type="float" office:value="0.96928">
                <text:p>0.96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.0323416666666667">
                <text:p>0.0323416666666667</text:p>
              </table:table-cell>
              <table:table-cell office:value-type="float" office:value="NaN">
                <text:p>NaN</text:p>
              </table:table-cell>
              <table:table-cell office:value-type="float" office:value="0.967658333333333">
                <text:p>0.96765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278260869565217">
                <text:p>0.0278260869565217</text:p>
              </table:table-cell>
              <table:table-cell office:value-type="float" office:value="NaN">
                <text:p>NaN</text:p>
              </table:table-cell>
              <table:table-cell office:value-type="float" office:value="0.972173913043478">
                <text:p>0.972173913043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.024796875">
                <text:p>0.024796875</text:p>
              </table:table-cell>
              <table:table-cell office:value-type="float" office:value="NaN">
                <text:p>NaN</text:p>
              </table:table-cell>
              <table:table-cell office:value-type="float" office:value="0.975203125">
                <text:p>0.9752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.023469696969697">
                <text:p>0.023469696969697</text:p>
              </table:table-cell>
              <table:table-cell office:value-type="float" office:value="NaN">
                <text:p>NaN</text:p>
              </table:table-cell>
              <table:table-cell office:value-type="float" office:value="0.976530303030303">
                <text:p>0.976530303030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0205437665782493">
                <text:p>0.0205437665782493</text:p>
              </table:table-cell>
              <table:table-cell office:value-type="float" office:value="NaN">
                <text:p>NaN</text:p>
              </table:table-cell>
              <table:table-cell office:value-type="float" office:value="0.979456233421751">
                <text:p>0.97945623342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98471986417657">
                <text:p>0.0198471986417657</text:p>
              </table:table-cell>
              <table:table-cell office:value-type="float" office:value="NaN">
                <text:p>NaN</text:p>
              </table:table-cell>
              <table:table-cell office:value-type="float" office:value="0.980152801358234">
                <text:p>0.980152801358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40741210813555">
                <text:p>0.0240741210813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36402172140913">
                <text:p>0.0236402172140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86304299727118">
                <text:p>0.0286304299727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34074074074074">
                <text:p>0.033407407407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62995839830229">
                <text:p>0.0362995839830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409477866061294">
                <text:p>0.040947786606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0362012330205">
                <text:p>0.050362012330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ccccf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fcf305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ccff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ccffc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80808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9.339cm" svg:height="13.018cm" xlink:href=".." xlink:type="simple" chart:class="chart:area" chart:column-mapping="0 1 2 3 4 5 6 7 8 10 9" chart:style-name="ch1">
        <chart:subtitle svg:x="0cm" svg:y="0cm" chart:style-name="ch2">
          <text:p/>
        </chart:subtitle>
        <chart:legend chart:legend-position="end" svg:x="23.66cm" svg:y="4.187cm" style:legend-expansion="custom" svg:width="5.15cm" svg:height="3.88cm" style:legend-expansion-aspect-ratio="1.32731958762887" chart:style-name="ch3"/>
        <chart:plot-area chart:style-name="ch4" table:cell-range-address="Sheet1.A8:Sheet1.E11 Sheet1.B5:Sheet1.E5 Sheet1.G5:Sheet1.M5 Sheet1.G8:Sheet1.M11" chart:data-source-has-labels="both" svg:x="0.293cm" svg:y="0.535cm" svg:width="23.523cm" svg:height="12.198cm">
          <chart:coordinate-region svg:x="1.814cm" svg:y="0.866cm" svg:width="21.365cm" svg:height="10.956cm"/>
          <chart:axis chart:dimension="x" chart:name="primary-x" chart:style-name="ch5" chartooo:axis-type="auto">
            <chartooo:date-scale/>
            <chart:categories table:cell-range-address="Sheet1.A8:Sheet1.A11"/>
          </chart:axis>
          <chart:axis chart:dimension="y" chart:name="primary-y" chart:style-name="ch6">
            <chart:grid chart:class="major"/>
          </chart:axis>
          <chart:series chart:style-name="ch7" chart:values-cell-range-address="Sheet1.B8:Sheet1.B11" loext:hide-legend="true" chart:label-cell-address="Sheet1.B5:Sheet1.B5" chart:class="chart:area">
            <chart:data-point chart:repeated="4"/>
          </chart:series>
          <chart:series chart:style-name="ch8" chart:values-cell-range-address="Sheet1.C8:Sheet1.C11" chart:label-cell-address="Sheet1.C5:Sheet1.C5" chart:class="chart:area">
            <chart:data-point chart:repeated="4"/>
          </chart:series>
          <chart:series chart:style-name="ch9" chart:values-cell-range-address="Sheet1.D8:Sheet1.D11" loext:hide-legend="true" chart:label-cell-address="Sheet1.D5:Sheet1.D5" chart:class="chart:area">
            <chart:data-point chart:repeated="4"/>
          </chart:series>
          <chart:series chart:style-name="ch10" chart:values-cell-range-address="Sheet1.E8:Sheet1.E11" loext:hide-legend="true" chart:label-cell-address="Sheet1.E5:Sheet1.E5" chart:class="chart:area">
            <chart:data-point chart:repeated="4"/>
          </chart:series>
          <chart:series chart:style-name="ch11" chart:values-cell-range-address="Sheet1.G8:Sheet1.G11" chart:label-cell-address="Sheet1.G5:Sheet1.G5" chart:class="chart:area">
            <chart:data-point chart:repeated="4"/>
          </chart:series>
          <chart:series chart:style-name="ch12" chart:values-cell-range-address="Sheet1.H8:Sheet1.H11" loext:hide-legend="true" chart:label-cell-address="Sheet1.H5:Sheet1.H5" chart:class="chart:area">
            <chart:data-point chart:repeated="4"/>
          </chart:series>
          <chart:series chart:style-name="ch13" chart:values-cell-range-address="Sheet1.I8:Sheet1.I11" loext:hide-legend="true" chart:label-cell-address="Sheet1.I5:Sheet1.I5" chart:class="chart:area">
            <chart:data-point chart:repeated="4"/>
          </chart:series>
          <chart:series chart:style-name="ch14" chart:values-cell-range-address="Sheet1.J8:Sheet1.J11" chart:label-cell-address="Sheet1.J5:Sheet1.J5" chart:class="chart:area">
            <chart:data-point chart:repeated="4"/>
          </chart:series>
          <chart:series chart:style-name="ch15" chart:values-cell-range-address="Sheet1.K8:Sheet1.K11" loext:hide-legend="true" chart:label-cell-address="Sheet1.K5:Sheet1.K5" chart:class="chart:area">
            <chart:data-point chart:repeated="4"/>
          </chart:series>
          <chart:series chart:style-name="ch16" chart:values-cell-range-address="Sheet1.M8:Sheet1.M11" chart:label-cell-address="Sheet1.M5:Sheet1.M5" chart:class="chart:area">
            <chart:data-point chart:repeated="4"/>
          </chart:series>
          <chart:series chart:style-name="ch12" chart:values-cell-range-address="Sheet1.L8:Sheet1.L11" chart:label-cell-address="Sheet1.L5:Sheet1.L5" chart:class="chart:area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Sheet1.B5:Sheet1.B5</svg:desc>
                </draw:g>
              </table:table-cell>
              <table:table-cell office:value-type="string">
                <text:p>Apple II</text:p>
                <draw:g>
                  <svg:desc>Sheet1.C5:Sheet1.C5</svg:desc>
                </draw:g>
              </table:table-cell>
              <table:table-cell office:value-type="string">
                <text:p>Macintosh</text:p>
                <draw:g>
                  <svg:desc>Sheet1.D5:Sheet1.D5</svg:desc>
                </draw:g>
              </table:table-cell>
              <table:table-cell office:value-type="string">
                <text:p>Amiga</text:p>
                <draw:g>
                  <svg:desc>Sheet1.E5:Sheet1.E5</svg:desc>
                </draw:g>
              </table:table-cell>
              <table:table-cell office:value-type="string">
                <text:p>Atari 400/800</text:p>
                <draw:g>
                  <svg:desc>Sheet1.G5:Sheet1.G5</svg:desc>
                </draw:g>
              </table:table-cell>
              <table:table-cell office:value-type="string">
                <text:p>Atari ST</text:p>
                <draw:g>
                  <svg:desc>Sheet1.H5:Sheet1.H5</svg:desc>
                </draw:g>
              </table:table-cell>
              <table:table-cell office:value-type="string">
                <text:p>Commodore 64</text:p>
                <draw:g>
                  <svg:desc>Sheet1.I5:Sheet1.I5</svg:desc>
                </draw:g>
              </table:table-cell>
              <table:table-cell office:value-type="string">
                <text:p>TRS-80</text:p>
                <draw:g>
                  <svg:desc>Sheet1.J5:Sheet1.J5</svg:desc>
                </draw:g>
              </table:table-cell>
              <table:table-cell office:value-type="string">
                <text:p>NeXT</text:p>
                <draw:g>
                  <svg:desc>Sheet1.K5:Sheet1.K5</svg:desc>
                </draw:g>
              </table:table-cell>
              <table:table-cell office:value-type="string">
                <text:p>Other</text:p>
                <draw:g>
                  <svg:desc>Sheet1.M5:Sheet1.M5</svg:desc>
                </draw:g>
              </table:table-cell>
              <table:table-cell office:value-type="string">
                <text:p>PET</text:p>
                <draw:g>
                  <svg:desc>Sheet1.L5:Sheet1.L5</svg:desc>
                </draw:g>
              </table:table-cell>
            </table:table-row>
          </table:table-header-rows>
          <table:table-rows>
            <table:table-row>
              <table:table-cell office:value-type="float" office:value="1977">
                <text:p>1977</text:p>
                <draw:g>
                  <svg:desc>Sheet1.A8:Sheet1.A11</svg:desc>
                </draw:g>
              </table:table-cell>
              <table:table-cell office:value-type="float" office:value="0">
                <text:p>0</text:p>
                <draw:g>
                  <svg:desc>Sheet1.B8:Sheet1.B11</svg:desc>
                </draw:g>
              </table:table-cell>
              <table:table-cell office:value-type="float" office:value="0.6">
                <text:p>0.6</text:p>
                <draw:g>
                  <svg:desc>Sheet1.C8:Sheet1.C11</svg:desc>
                </draw:g>
              </table:table-cell>
              <table:table-cell office:value-type="float" office:value="0">
                <text:p>0</text:p>
                <draw:g>
                  <svg:desc>Sheet1.D8:Sheet1.D11</svg:desc>
                </draw:g>
              </table:table-cell>
              <table:table-cell office:value-type="float" office:value="0">
                <text:p>0</text:p>
                <draw:g>
                  <svg:desc>Sheet1.E8:Sheet1.E11</svg:desc>
                </draw:g>
              </table:table-cell>
              <table:table-cell office:value-type="float" office:value="0">
                <text:p>0</text:p>
                <draw:g>
                  <svg:desc>Sheet1.G8:Sheet1.G11</svg:desc>
                </draw:g>
              </table:table-cell>
              <table:table-cell office:value-type="float" office:value="0">
                <text:p>0</text:p>
                <draw:g>
                  <svg:desc>Sheet1.H8:Sheet1.H11</svg:desc>
                </draw:g>
              </table:table-cell>
              <table:table-cell office:value-type="float" office:value="0">
                <text:p>0</text:p>
                <draw:g>
                  <svg:desc>Sheet1.I8:Sheet1.I11</svg:desc>
                </draw:g>
              </table:table-cell>
              <table:table-cell office:value-type="float" office:value="100">
                <text:p>100</text:p>
                <draw:g>
                  <svg:desc>Sheet1.J8:Sheet1.J11</svg:desc>
                </draw:g>
              </table:table-cell>
              <table:table-cell office:value-type="float" office:value="0">
                <text:p>0</text:p>
                <draw:g>
                  <svg:desc>Sheet1.K8:Sheet1.K11</svg:desc>
                </draw:g>
              </table:table-cell>
              <table:table-cell office:value-type="float" office:value="50">
                <text:p>50</text:p>
                <draw:g>
                  <svg:desc>Sheet1.M8:Sheet1.M11</svg:desc>
                </draw:g>
              </table:table-cell>
              <table:table-cell office:value-type="float" office:value="4">
                <text:p>4</text:p>
                <draw:g>
                  <svg:desc>Sheet1.L8:Sheet1.L11</svg:desc>
                </draw:g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0">
                <text:p>0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424">
                <text:p>424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fcf305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80808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333333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9.368cm" svg:height="13.018cm" xlink:href=".." xlink:type="simple" chart:class="chart:area" chart:style-name="ch1">
        <chart:subtitle svg:x="0cm" svg:y="0cm" chart:style-name="ch2">
          <text:p/>
        </chart:subtitle>
        <chart:legend chart:legend-position="end" svg:x="22.608cm" svg:y="3.048cm" style:legend-expansion="custom" svg:width="6.173cm" svg:height="6.208cm" style:legend-expansion-aspect-ratio="0.994362113402062" chart:style-name="ch3"/>
        <chart:plot-area chart:style-name="ch4" table:cell-range-address="Sheet1.A11:Sheet1.E15 Sheet1.B5:Sheet1.E5 Sheet1.G5:Sheet1.K5 Sheet1.G11:Sheet1.K15 Sheet1.M5:Sheet1.M5 Sheet1.M11:Sheet1.M15" chart:data-source-has-labels="both" svg:x="0.611cm" svg:y="0.535cm" svg:width="22.588cm" svg:height="12.198cm">
          <chart:coordinate-region svg:x="2.132cm" svg:y="0.866cm" svg:width="20.43cm" svg:height="10.956cm"/>
          <chart:axis chart:dimension="x" chart:name="primary-x" chart:style-name="ch5" chartooo:axis-type="auto">
            <chartooo:date-scale/>
            <chart:categories table:cell-range-address="Sheet1.A11:Sheet1.A15"/>
          </chart:axis>
          <chart:axis chart:dimension="y" chart:name="primary-y" chart:style-name="ch6">
            <chart:grid chart:class="major"/>
          </chart:axis>
          <chart:series chart:style-name="ch7" chart:values-cell-range-address="Sheet1.B11:Sheet1.B15" chart:label-cell-address="Sheet1.B5:Sheet1.B5" chart:class="chart:area">
            <chart:data-point chart:repeated="5"/>
          </chart:series>
          <chart:series chart:style-name="ch8" chart:values-cell-range-address="Sheet1.C11:Sheet1.C15" chart:label-cell-address="Sheet1.C5:Sheet1.C5" chart:class="chart:area">
            <chart:data-point chart:repeated="5"/>
          </chart:series>
          <chart:series chart:style-name="ch9" chart:values-cell-range-address="Sheet1.D11:Sheet1.D15" chart:label-cell-address="Sheet1.D5:Sheet1.D5" chart:class="chart:area">
            <chart:data-point chart:repeated="5"/>
          </chart:series>
          <chart:series chart:style-name="ch10" chart:values-cell-range-address="Sheet1.E11:Sheet1.E15" loext:hide-legend="true" chart:label-cell-address="Sheet1.E5:Sheet1.E5" chart:class="chart:area">
            <chart:data-point chart:repeated="5"/>
          </chart:series>
          <chart:series chart:style-name="ch11" chart:values-cell-range-address="Sheet1.G11:Sheet1.G15" chart:label-cell-address="Sheet1.G5:Sheet1.G5" chart:class="chart:area">
            <chart:data-point chart:repeated="5"/>
          </chart:series>
          <chart:series chart:style-name="ch12" chart:values-cell-range-address="Sheet1.H11:Sheet1.H15" chart:label-cell-address="Sheet1.H5:Sheet1.H5" chart:class="chart:area">
            <chart:data-point chart:repeated="5"/>
          </chart:series>
          <chart:series chart:style-name="ch13" chart:values-cell-range-address="Sheet1.I11:Sheet1.I15" chart:label-cell-address="Sheet1.I5:Sheet1.I5" chart:class="chart:area">
            <chart:data-point chart:repeated="5"/>
          </chart:series>
          <chart:series chart:style-name="ch14" chart:values-cell-range-address="Sheet1.J11:Sheet1.J15" chart:label-cell-address="Sheet1.J5:Sheet1.J5" chart:class="chart:area">
            <chart:data-point chart:repeated="5"/>
          </chart:series>
          <chart:series chart:style-name="ch15" chart:values-cell-range-address="Sheet1.K11:Sheet1.K15" loext:hide-legend="true" chart:label-cell-address="Sheet1.K5:Sheet1.K5" chart:class="chart:area">
            <chart:data-point chart:repeated="5"/>
          </chart:series>
          <chart:series chart:style-name="ch16" chart:values-cell-range-address="Sheet1.M11:Sheet1.M15" chart:label-cell-address="Sheet1.M5:Sheet1.M5" chart:class="chart:area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Sheet1.B5:Sheet1.B5</svg:desc>
                </draw:g>
              </table:table-cell>
              <table:table-cell office:value-type="string">
                <text:p>Apple II</text:p>
                <draw:g>
                  <svg:desc>Sheet1.C5:Sheet1.C5</svg:desc>
                </draw:g>
              </table:table-cell>
              <table:table-cell office:value-type="string">
                <text:p>Macintosh</text:p>
                <draw:g>
                  <svg:desc>Sheet1.D5:Sheet1.D5</svg:desc>
                </draw:g>
              </table:table-cell>
              <table:table-cell office:value-type="string">
                <text:p>Amiga</text:p>
                <draw:g>
                  <svg:desc>Sheet1.E5:Sheet1.E5</svg:desc>
                </draw:g>
              </table:table-cell>
              <table:table-cell office:value-type="string">
                <text:p>Atari 400/800</text:p>
                <draw:g>
                  <svg:desc>Sheet1.G5:Sheet1.G5</svg:desc>
                </draw:g>
              </table:table-cell>
              <table:table-cell office:value-type="string">
                <text:p>Atari ST</text:p>
                <draw:g>
                  <svg:desc>Sheet1.H5:Sheet1.H5</svg:desc>
                </draw:g>
              </table:table-cell>
              <table:table-cell office:value-type="string">
                <text:p>Commodore 64</text:p>
                <draw:g>
                  <svg:desc>Sheet1.I5:Sheet1.I5</svg:desc>
                </draw:g>
              </table:table-cell>
              <table:table-cell office:value-type="string">
                <text:p>TRS-80</text:p>
                <draw:g>
                  <svg:desc>Sheet1.J5:Sheet1.J5</svg:desc>
                </draw:g>
              </table:table-cell>
              <table:table-cell office:value-type="string">
                <text:p>NeXT</text:p>
                <draw:g>
                  <svg:desc>Sheet1.K5:Sheet1.K5</svg:desc>
                </draw:g>
              </table:table-cell>
              <table:table-cell office:value-type="string">
                <text:p>Other</text:p>
                <draw:g>
                  <svg:desc>Sheet1.M5:Sheet1.M5</svg:desc>
                </draw:g>
              </table:table-cell>
            </table:table-row>
          </table:table-header-rows>
          <table:table-rows>
            <table:table-row>
              <table:table-cell office:value-type="float" office:value="1980">
                <text:p>1980</text:p>
                <draw:g>
                  <svg:desc>Sheet1.A11:Sheet1.A15</svg:desc>
                </draw:g>
              </table:table-cell>
              <table:table-cell office:value-type="float" office:value="0">
                <text:p>0</text:p>
                <draw:g>
                  <svg:desc>Sheet1.B11:Sheet1.B15</svg:desc>
                </draw:g>
              </table:table-cell>
              <table:table-cell office:value-type="float" office:value="78">
                <text:p>78</text:p>
                <draw:g>
                  <svg:desc>Sheet1.C11:Sheet1.C15</svg:desc>
                </draw:g>
              </table:table-cell>
              <table:table-cell office:value-type="float" office:value="0">
                <text:p>0</text:p>
                <draw:g>
                  <svg:desc>Sheet1.D11:Sheet1.D15</svg:desc>
                </draw:g>
              </table:table-cell>
              <table:table-cell office:value-type="float" office:value="0">
                <text:p>0</text:p>
                <draw:g>
                  <svg:desc>Sheet1.E11:Sheet1.E15</svg:desc>
                </draw:g>
              </table:table-cell>
              <table:table-cell office:value-type="float" office:value="200">
                <text:p>200</text:p>
                <draw:g>
                  <svg:desc>Sheet1.G11:Sheet1.G15</svg:desc>
                </draw:g>
              </table:table-cell>
              <table:table-cell office:value-type="float" office:value="0">
                <text:p>0</text:p>
                <draw:g>
                  <svg:desc>Sheet1.H11:Sheet1.H15</svg:desc>
                </draw:g>
              </table:table-cell>
              <table:table-cell office:value-type="float" office:value="0">
                <text:p>0</text:p>
                <draw:g>
                  <svg:desc>Sheet1.I11:Sheet1.I15</svg:desc>
                </draw:g>
              </table:table-cell>
              <table:table-cell office:value-type="float" office:value="290">
                <text:p>290</text:p>
                <draw:g>
                  <svg:desc>Sheet1.J11:Sheet1.J15</svg:desc>
                </draw:g>
              </table:table-cell>
              <table:table-cell office:value-type="float" office:value="0">
                <text:p>0</text:p>
                <draw:g>
                  <svg:desc>Sheet1.K11:Sheet1.K15</svg:desc>
                </draw:g>
              </table:table-cell>
              <table:table-cell office:value-type="float" office:value="424">
                <text:p>424</text:p>
                <draw:g>
                  <svg:desc>Sheet1.M11:Sheet1.M15</svg:desc>
                </draw:g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35">
                <text:p>35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240">
                <text:p>240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1300">
                <text:p>1300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2000">
                <text:p>20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fcf305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80808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333333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9.339cm" svg:height="13.019cm" xlink:href=".." xlink:type="simple" chart:class="chart:area" chart:style-name="ch1">
        <chart:subtitle svg:x="0cm" svg:y="0cm" chart:style-name="ch2">
          <text:p/>
        </chart:subtitle>
        <chart:legend chart:legend-position="end" svg:x="22.55cm" svg:y="2.66cm" style:legend-expansion="custom" svg:width="6.208cm" svg:height="6.985cm" style:legend-expansion-aspect-ratio="0.888761632068719" chart:style-name="ch3"/>
        <chart:plot-area chart:style-name="ch4" table:cell-range-address="Sheet1.A15:Sheet1.E18 Sheet1.B5:Sheet1.E5 Sheet1.G5:Sheet1.K5 Sheet1.G15:Sheet1.K18 Sheet1.M5:Sheet1.M5 Sheet1.M15:Sheet1.M18" chart:data-source-has-labels="both" svg:x="0.292cm" svg:y="0.535cm" svg:width="22.564cm" svg:height="12.199cm">
          <chart:coordinate-region svg:x="2.131cm" svg:y="0.866cm" svg:width="20.088cm" svg:height="10.957cm"/>
          <chart:axis chart:dimension="x" chart:name="primary-x" chart:style-name="ch5" chartooo:axis-type="auto">
            <chartooo:date-scale/>
            <chart:categories table:cell-range-address="Sheet1.A15:Sheet1.A18"/>
          </chart:axis>
          <chart:axis chart:dimension="y" chart:name="primary-y" chart:style-name="ch6">
            <chart:grid chart:class="major"/>
          </chart:axis>
          <chart:series chart:style-name="ch7" chart:values-cell-range-address="Sheet1.B15:Sheet1.B18" chart:label-cell-address="Sheet1.B5:Sheet1.B5" chart:class="chart:area">
            <chart:data-point chart:repeated="4"/>
          </chart:series>
          <chart:series chart:style-name="ch8" chart:values-cell-range-address="Sheet1.C15:Sheet1.C18" chart:label-cell-address="Sheet1.C5:Sheet1.C5" chart:class="chart:area">
            <chart:data-point chart:repeated="4"/>
          </chart:series>
          <chart:series chart:style-name="ch9" chart:values-cell-range-address="Sheet1.D15:Sheet1.D18" chart:label-cell-address="Sheet1.D5:Sheet1.D5" chart:class="chart:area">
            <chart:data-point chart:repeated="4"/>
          </chart:series>
          <chart:series chart:style-name="ch10" chart:values-cell-range-address="Sheet1.E15:Sheet1.E18" chart:label-cell-address="Sheet1.E5:Sheet1.E5" chart:class="chart:area">
            <chart:data-point chart:repeated="4"/>
          </chart:series>
          <chart:series chart:style-name="ch11" chart:values-cell-range-address="Sheet1.G15:Sheet1.G18" chart:label-cell-address="Sheet1.G5:Sheet1.G5" chart:class="chart:area">
            <chart:data-point chart:repeated="4"/>
          </chart:series>
          <chart:series chart:style-name="ch12" chart:values-cell-range-address="Sheet1.H15:Sheet1.H18" chart:label-cell-address="Sheet1.H5:Sheet1.H5" chart:class="chart:area">
            <chart:data-point chart:repeated="4"/>
          </chart:series>
          <chart:series chart:style-name="ch13" chart:values-cell-range-address="Sheet1.I15:Sheet1.I18" chart:label-cell-address="Sheet1.I5:Sheet1.I5" chart:class="chart:area">
            <chart:data-point chart:repeated="4"/>
          </chart:series>
          <chart:series chart:style-name="ch14" chart:values-cell-range-address="Sheet1.J15:Sheet1.J18" chart:label-cell-address="Sheet1.J5:Sheet1.J5" chart:class="chart:area">
            <chart:data-point chart:repeated="4"/>
          </chart:series>
          <chart:series chart:style-name="ch15" chart:values-cell-range-address="Sheet1.K15:Sheet1.K18" loext:hide-legend="true" chart:label-cell-address="Sheet1.K5:Sheet1.K5" chart:class="chart:area">
            <chart:data-point chart:repeated="4"/>
          </chart:series>
          <chart:series chart:style-name="ch16" chart:values-cell-range-address="Sheet1.M15:Sheet1.M18" chart:label-cell-address="Sheet1.M5:Sheet1.M5" chart:class="chart:area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Sheet1.B5:Sheet1.B5</svg:desc>
                </draw:g>
              </table:table-cell>
              <table:table-cell office:value-type="string">
                <text:p>Apple II</text:p>
                <draw:g>
                  <svg:desc>Sheet1.C5:Sheet1.C5</svg:desc>
                </draw:g>
              </table:table-cell>
              <table:table-cell office:value-type="string">
                <text:p>Macintosh</text:p>
                <draw:g>
                  <svg:desc>Sheet1.D5:Sheet1.D5</svg:desc>
                </draw:g>
              </table:table-cell>
              <table:table-cell office:value-type="string">
                <text:p>Amiga</text:p>
                <draw:g>
                  <svg:desc>Sheet1.E5:Sheet1.E5</svg:desc>
                </draw:g>
              </table:table-cell>
              <table:table-cell office:value-type="string">
                <text:p>Atari 400/800</text:p>
                <draw:g>
                  <svg:desc>Sheet1.G5:Sheet1.G5</svg:desc>
                </draw:g>
              </table:table-cell>
              <table:table-cell office:value-type="string">
                <text:p>Atari ST</text:p>
                <draw:g>
                  <svg:desc>Sheet1.H5:Sheet1.H5</svg:desc>
                </draw:g>
              </table:table-cell>
              <table:table-cell office:value-type="string">
                <text:p>Commodore 64</text:p>
                <draw:g>
                  <svg:desc>Sheet1.I5:Sheet1.I5</svg:desc>
                </draw:g>
              </table:table-cell>
              <table:table-cell office:value-type="string">
                <text:p>TRS-80</text:p>
                <draw:g>
                  <svg:desc>Sheet1.J5:Sheet1.J5</svg:desc>
                </draw:g>
              </table:table-cell>
              <table:table-cell office:value-type="string">
                <text:p>NeXT</text:p>
                <draw:g>
                  <svg:desc>Sheet1.K5:Sheet1.K5</svg:desc>
                </draw:g>
              </table:table-cell>
              <table:table-cell office:value-type="string">
                <text:p>Other</text:p>
                <draw:g>
                  <svg:desc>Sheet1.M5:Sheet1.M5</svg:desc>
                </draw:g>
              </table:table-cell>
            </table:table-row>
          </table:table-header-rows>
          <table:table-rows>
            <table:table-row>
              <table:table-cell office:value-type="float" office:value="1984">
                <text:p>1984</text:p>
                <draw:g>
                  <svg:desc>Sheet1.A15:Sheet1.A18</svg:desc>
                </draw:g>
              </table:table-cell>
              <table:table-cell office:value-type="float" office:value="2000">
                <text:p>2000</text:p>
                <draw:g>
                  <svg:desc>Sheet1.B15:Sheet1.B18</svg:desc>
                </draw:g>
              </table:table-cell>
              <table:table-cell office:value-type="float" office:value="1000">
                <text:p>1000</text:p>
                <draw:g>
                  <svg:desc>Sheet1.C15:Sheet1.C18</svg:desc>
                </draw:g>
              </table:table-cell>
              <table:table-cell office:value-type="float" office:value="372">
                <text:p>372</text:p>
                <draw:g>
                  <svg:desc>Sheet1.D15:Sheet1.D18</svg:desc>
                </draw:g>
              </table:table-cell>
              <table:table-cell office:value-type="float" office:value="0">
                <text:p>0</text:p>
                <draw:g>
                  <svg:desc>Sheet1.E15:Sheet1.E18</svg:desc>
                </draw:g>
              </table:table-cell>
              <table:table-cell office:value-type="float" office:value="200">
                <text:p>200</text:p>
                <draw:g>
                  <svg:desc>Sheet1.G15:Sheet1.G18</svg:desc>
                </draw:g>
              </table:table-cell>
              <table:table-cell office:value-type="float" office:value="0">
                <text:p>0</text:p>
                <draw:g>
                  <svg:desc>Sheet1.H15:Sheet1.H18</svg:desc>
                </draw:g>
              </table:table-cell>
              <table:table-cell office:value-type="float" office:value="2500">
                <text:p>2500</text:p>
                <draw:g>
                  <svg:desc>Sheet1.I15:Sheet1.I18</svg:desc>
                </draw:g>
              </table:table-cell>
              <table:table-cell office:value-type="float" office:value="50">
                <text:p>50</text:p>
                <draw:g>
                  <svg:desc>Sheet1.J15:Sheet1.J18</svg:desc>
                </draw:g>
              </table:table-cell>
              <table:table-cell office:value-type="float" office:value="0">
                <text:p>0</text:p>
                <draw:g>
                  <svg:desc>Sheet1.K15:Sheet1.K18</svg:desc>
                </draw:g>
              </table:table-cell>
              <table:table-cell office:value-type="float" office:value="200">
                <text:p>200</text:p>
                <draw:g>
                  <svg:desc>Sheet1.M15:Sheet1.M18</svg:desc>
                </draw:g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3700">
                <text:p>3700</text:p>
              </table:table-cell>
              <table:table-cell office:value-type="float" office:value="900">
                <text:p>9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500">
                <text:p>25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5020">
                <text:p>5020</text:p>
              </table:table-cell>
              <table:table-cell office:value-type="float" office:value="700">
                <text:p>700</text:p>
              </table:table-cell>
              <table:table-cell office:value-type="float" office:value="380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5950">
                <text:p>59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400">
                <text:p>400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14.1499996185303pt" style:font-size-asian="14.1499996185303pt" style:font-family-complex="Arial" style:font-size-complex="14.1499996185303pt"/>
    </style:style>
    <style:style style:name="ch4" style:family="chart">
      <style:chart-properties chart:stacked="true" chart:include-hidden-cells="false" chart:treat-empty-cells="use-zero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text-properties fo:color="#000000" fo:font-family="Arial" fo:font-size="16.75pt" style:font-size-asian="16.75pt" style:font-family-complex="Arial" style:font-size-complex="16.75pt"/>
    </style:style>
    <style:style style:name="ch7" style:family="chart" style:data-style-name="N0">
      <style:chart-properties chart:link-data-style-to-source="true"/>
      <style:graphic-properties svg:stroke-width="0.035cm" draw:fill-color="#0000d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35cm" draw:fill-color="#dd080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f2088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fcf305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1fb71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cc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80808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svg:stroke-width="0.035cm" draw:fill-color="#333333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svg:stroke-width="0.035cm" draw:fill-color="#ffff99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29.339cm" svg:height="12.966cm" xlink:href=".." xlink:type="simple" chart:class="chart:area" chart:style-name="ch1">
        <chart:subtitle svg:x="0cm" svg:y="0cm" chart:style-name="ch2">
          <text:p/>
        </chart:subtitle>
        <chart:legend chart:legend-position="end" svg:x="22.55cm" svg:y="2.971cm" style:legend-expansion="custom" svg:width="6.208cm" svg:height="6.208cm" style:legend-expansion-aspect-ratio="1" chart:style-name="ch3"/>
        <chart:plot-area chart:style-name="ch4" table:cell-range-address="Sheet1.A18:Sheet1.E21 Sheet1.B5:Sheet1.E5 Sheet1.G5:Sheet1.K5 Sheet1.G18:Sheet1.K21 Sheet1.M5:Sheet1.M5 Sheet1.M18:Sheet1.M21" chart:data-source-has-labels="both" svg:x="0.61cm" svg:y="0.52cm" svg:width="22.564cm" svg:height="12.162cm">
          <chart:coordinate-region svg:x="2.449cm" svg:y="0.852cm" svg:width="20.088cm" svg:height="10.919cm"/>
          <chart:axis chart:dimension="x" chart:name="primary-x" chart:style-name="ch5" chartooo:axis-type="auto">
            <chartooo:date-scale/>
            <chart:categories table:cell-range-address="Sheet1.A18:Sheet1.A21"/>
          </chart:axis>
          <chart:axis chart:dimension="y" chart:name="primary-y" chart:style-name="ch6">
            <chart:grid chart:class="major"/>
          </chart:axis>
          <chart:series chart:style-name="ch7" chart:values-cell-range-address="Sheet1.B18:Sheet1.B21" chart:label-cell-address="Sheet1.B5:Sheet1.B5" chart:class="chart:area">
            <chart:data-point chart:repeated="4"/>
          </chart:series>
          <chart:series chart:style-name="ch8" chart:values-cell-range-address="Sheet1.C18:Sheet1.C21" chart:label-cell-address="Sheet1.C5:Sheet1.C5" chart:class="chart:area">
            <chart:data-point chart:repeated="4"/>
          </chart:series>
          <chart:series chart:style-name="ch9" chart:values-cell-range-address="Sheet1.D18:Sheet1.D21" chart:label-cell-address="Sheet1.D5:Sheet1.D5" chart:class="chart:area">
            <chart:data-point chart:repeated="4"/>
          </chart:series>
          <chart:series chart:style-name="ch10" chart:values-cell-range-address="Sheet1.E18:Sheet1.E21" chart:label-cell-address="Sheet1.E5:Sheet1.E5" chart:class="chart:area">
            <chart:data-point chart:repeated="4"/>
          </chart:series>
          <chart:series chart:style-name="ch11" chart:values-cell-range-address="Sheet1.G18:Sheet1.G21" chart:label-cell-address="Sheet1.G5:Sheet1.G5" chart:class="chart:area">
            <chart:data-point chart:repeated="4"/>
          </chart:series>
          <chart:series chart:style-name="ch12" chart:values-cell-range-address="Sheet1.H18:Sheet1.H21" chart:label-cell-address="Sheet1.H5:Sheet1.H5" chart:class="chart:area">
            <chart:data-point chart:repeated="4"/>
          </chart:series>
          <chart:series chart:style-name="ch13" chart:values-cell-range-address="Sheet1.I18:Sheet1.I21" chart:label-cell-address="Sheet1.I5:Sheet1.I5" chart:class="chart:area">
            <chart:data-point chart:repeated="4"/>
          </chart:series>
          <chart:series chart:style-name="ch14" chart:values-cell-range-address="Sheet1.J18:Sheet1.J21" loext:hide-legend="true" chart:label-cell-address="Sheet1.J5:Sheet1.J5" chart:class="chart:area">
            <chart:data-point chart:repeated="4"/>
          </chart:series>
          <chart:series chart:style-name="ch15" chart:values-cell-range-address="Sheet1.K18:Sheet1.K21" chart:label-cell-address="Sheet1.K5:Sheet1.K5" chart:class="chart:area">
            <chart:data-point chart:repeated="4"/>
          </chart:series>
          <chart:series chart:style-name="ch16" chart:values-cell-range-address="Sheet1.M18:Sheet1.M21" loext:hide-legend="true" chart:label-cell-address="Sheet1.M5:Sheet1.M5" chart:class="chart:area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BM PC + clones</text:p>
                <draw:g>
                  <svg:desc>Sheet1.B5:Sheet1.B5</svg:desc>
                </draw:g>
              </table:table-cell>
              <table:table-cell office:value-type="string">
                <text:p>Apple II</text:p>
                <draw:g>
                  <svg:desc>Sheet1.C5:Sheet1.C5</svg:desc>
                </draw:g>
              </table:table-cell>
              <table:table-cell office:value-type="string">
                <text:p>Macintosh</text:p>
                <draw:g>
                  <svg:desc>Sheet1.D5:Sheet1.D5</svg:desc>
                </draw:g>
              </table:table-cell>
              <table:table-cell office:value-type="string">
                <text:p>Amiga</text:p>
                <draw:g>
                  <svg:desc>Sheet1.E5:Sheet1.E5</svg:desc>
                </draw:g>
              </table:table-cell>
              <table:table-cell office:value-type="string">
                <text:p>Atari 400/800</text:p>
                <draw:g>
                  <svg:desc>Sheet1.G5:Sheet1.G5</svg:desc>
                </draw:g>
              </table:table-cell>
              <table:table-cell office:value-type="string">
                <text:p>Atari ST</text:p>
                <draw:g>
                  <svg:desc>Sheet1.H5:Sheet1.H5</svg:desc>
                </draw:g>
              </table:table-cell>
              <table:table-cell office:value-type="string">
                <text:p>Commodore 64</text:p>
                <draw:g>
                  <svg:desc>Sheet1.I5:Sheet1.I5</svg:desc>
                </draw:g>
              </table:table-cell>
              <table:table-cell office:value-type="string">
                <text:p>TRS-80</text:p>
                <draw:g>
                  <svg:desc>Sheet1.J5:Sheet1.J5</svg:desc>
                </draw:g>
              </table:table-cell>
              <table:table-cell office:value-type="string">
                <text:p>NeXT</text:p>
                <draw:g>
                  <svg:desc>Sheet1.K5:Sheet1.K5</svg:desc>
                </draw:g>
              </table:table-cell>
              <table:table-cell office:value-type="string">
                <text:p>Other</text:p>
                <draw:g>
                  <svg:desc>Sheet1.M5:Sheet1.M5</svg:desc>
                </draw:g>
              </table:table-cell>
            </table:table-row>
          </table:table-header-rows>
          <table:table-rows>
            <table:table-row>
              <table:table-cell office:value-type="float" office:value="1987">
                <text:p>1987</text:p>
                <draw:g>
                  <svg:desc>Sheet1.A18:Sheet1.A21</svg:desc>
                </draw:g>
              </table:table-cell>
              <table:table-cell office:value-type="float" office:value="5950">
                <text:p>5950</text:p>
                <draw:g>
                  <svg:desc>Sheet1.B18:Sheet1.B21</svg:desc>
                </draw:g>
              </table:table-cell>
              <table:table-cell office:value-type="float" office:value="500">
                <text:p>500</text:p>
                <draw:g>
                  <svg:desc>Sheet1.C18:Sheet1.C21</svg:desc>
                </draw:g>
              </table:table-cell>
              <table:table-cell office:value-type="float" office:value="550">
                <text:p>550</text:p>
                <draw:g>
                  <svg:desc>Sheet1.D18:Sheet1.D21</svg:desc>
                </draw:g>
              </table:table-cell>
              <table:table-cell office:value-type="float" office:value="300">
                <text:p>300</text:p>
                <draw:g>
                  <svg:desc>Sheet1.E18:Sheet1.E21</svg:desc>
                </draw:g>
              </table:table-cell>
              <table:table-cell office:value-type="float" office:value="0">
                <text:p>0</text:p>
                <draw:g>
                  <svg:desc>Sheet1.G18:Sheet1.G21</svg:desc>
                </draw:g>
              </table:table-cell>
              <table:table-cell office:value-type="float" office:value="400">
                <text:p>400</text:p>
                <draw:g>
                  <svg:desc>Sheet1.H18:Sheet1.H21</svg:desc>
                </draw:g>
              </table:table-cell>
              <table:table-cell office:value-type="float" office:value="1500">
                <text:p>1500</text:p>
                <draw:g>
                  <svg:desc>Sheet1.I18:Sheet1.I21</svg:desc>
                </draw:g>
              </table:table-cell>
              <table:table-cell office:value-type="float" office:value="0">
                <text:p>0</text:p>
                <draw:g>
                  <svg:desc>Sheet1.J18:Sheet1.J21</svg:desc>
                </draw:g>
              </table:table-cell>
              <table:table-cell office:value-type="float" office:value="0">
                <text:p>0</text:p>
                <draw:g>
                  <svg:desc>Sheet1.K18:Sheet1.K21</svg:desc>
                </draw:g>
              </table:table-cell>
              <table:table-cell office:value-type="float" office:value="0">
                <text:p>0</text:p>
                <draw:g>
                  <svg:desc>Sheet1.M18:Sheet1.M21</svg:desc>
                </draw:g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1900">
                <text:p>11900</text:p>
              </table:table-cell>
              <table:table-cell office:value-type="float" office:value="200">
                <text:p>200</text:p>
              </table:table-cell>
              <table:table-cell office:value-type="float" office:value="900">
                <text:p>9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350">
                <text:p>350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17550">
                <text:p>17550</text:p>
              </table:table-cell>
              <table:table-cell office:value-type="float" office:value="200">
                <text:p>200</text:p>
              </table:table-cell>
              <table:table-cell office:value-type="float" office:value="1100">
                <text:p>11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6838">
                <text:p>16838</text:p>
              </table:table-cell>
              <table:table-cell office:value-type="float" office:value="100">
                <text:p>100</text:p>
              </table:table-cell>
              <table:table-cell office:value-type="float" office:value="1300">
                <text:p>1300</text:p>
              </table:table-cell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